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9.521cm" svg:height="10.98cm" svg:x="14.895cm" svg:y="0cm">
            <draw:object draw:notify-on-update-of-ranges="Лист1.A1:Лист1.A1 Лист1.A2:Лист1.A361 Лист1.E1:Лист1.E1 Лист1.E2:Лист1.E361 Лист1.A1:Лист1.A1 Лист1.A2:Лист1.A361 Лист1.F1:Лист1.F1 Лист1.F2:Лист1.F361 Лист1.A2:Лист1.A361 Лист1.G2:Лист1.G3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.454cm" svg:height="16.396cm" svg:x="29.653cm" svg:y="2.144cm">
            <draw:object draw:notify-on-update-of-ranges="Лист1.E2:Лист1.E361 Лист1.I2:Лист1.I361 Лист1.H2:Лист1.H36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phi(rad)</text:p>
          </table:table-cell>
          <table:table-cell office:value-type="string" calcext:value-type="string">
            <text:p>U/K</text:p>
          </table:table-cell>
          <table:table-cell office:value-type="string" calcext:value-type="string">
            <text:p>dU/K</text:p>
          </table:table-cell>
          <table:table-cell table:formula="of:=MAX([.E2:.E361])" office:value-type="float" office:value="0.49847743863946" calcext:value-type="float">
            <text:p>0.49847743863946</text:p>
          </table:table-cell>
          <table:table-cell table:formula="of:=MIN([.E2:.E361])" office:value-type="float" office:value="-1.10425787365804" calcext:value-type="float">
            <text:p>-1.10425787365804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85" calcext:value-type="float">
            <text:p>85</text:p>
          </table:table-cell>
          <table:table-cell table:formula="of:=[.A2]*PI()/180" office:value-type="float" office:value="0.0174532925199433" calcext:value-type="float">
            <text:p>0.017453292519943</text:p>
          </table:table-cell>
          <table:table-cell table:formula="of:=-[.$B$2]*COS([.D2]-[.$C$3])-COS([.D2])*COS([.D2])" office:value-type="float" office:value="-1.05195964514337" calcext:value-type="float">
            <text:p>-1.05195964514337</text:p>
          </table:table-cell>
          <table:table-cell table:formula="of:=[.$B$2]*COS([.$C$3])*SIN([.D2])-[.$B$2]*SIN([.$C$3])*COS([.D2])+2*SIN([.D2])*COS([.D2])" office:value-type="float" office:value="-0.462361450981636" calcext:value-type="float">
            <text:p>-0.462361450981636</text:p>
          </table:table-cell>
          <table:table-cell table:formula="of:=[.$B$2]*COS([.D2]-[.$C$3]) + 2*COS(2*[.D2])" office:value-type="float" office:value="2.05104588567202" calcext:value-type="float">
            <text:p>2.05104588567202</text:p>
          </table:table-cell>
          <table:table-cell table:formula="of:=IF([.E2]=[.$H$1];[.$G$1];[.$H$1])" office:value-type="float" office:value="-1.10425787365804" calcext:value-type="float">
            <text:p>-1.10425787365804</text:p>
          </table:table-cell>
          <table:table-cell table:formula="of:=IF([.$C$2]=[.A2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C2]*PI()/180" office:value-type="float" office:value="1.48352986419518" calcext:value-type="float">
            <text:p>1.48352986419518</text:p>
          </table:table-cell>
          <table:table-cell table:formula="of:=[.A3]*PI()/180" office:value-type="float" office:value="0.0349065850398866" calcext:value-type="float">
            <text:p>0.034906585039887</text:p>
          </table:table-cell>
          <table:table-cell table:formula="of:=-[.$B$2]*COS([.D3]-[.$C$3])-COS([.D3])*COS([.D3])" office:value-type="float" office:value="-1.05971669683249" calcext:value-type="float">
            <text:p>-1.05971669683249</text:p>
          </table:table-cell>
          <table:table-cell table:formula="of:=[.$B$2]*COS([.$C$3])*SIN([.D3])-[.$B$2]*SIN([.$C$3])*COS([.D3])+2*SIN([.D3])*COS([.D3])" office:value-type="float" office:value="-0.426516602076536" calcext:value-type="float">
            <text:p>-0.426516602076536</text:p>
          </table:table-cell>
          <table:table-cell table:formula="of:=[.$B$2]*COS([.D3]-[.$C$3]) + 2*COS(2*[.D3])" office:value-type="float" office:value="2.05606277222222" calcext:value-type="float">
            <text:p>2.05606277222222</text:p>
          </table:table-cell>
          <table:table-cell table:formula="of:=IF([.E3]=[.$H$1];[.$G$1];[.$H$1])" office:value-type="float" office:value="-1.10425787365804" calcext:value-type="float">
            <text:p>-1.10425787365804</text:p>
          </table:table-cell>
          <table:table-cell table:formula="of:=IF([.$C$2]=[.A3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[.A4]*PI()/180" office:value-type="float" office:value="0.0523598775598299" calcext:value-type="float">
            <text:p>0.05235987755983</text:p>
          </table:table-cell>
          <table:table-cell table:formula="of:=-[.$B$2]*COS([.D4]-[.$C$3])-COS([.D4])*COS([.D4])" office:value-type="float" office:value="-1.06684749816417" calcext:value-type="float">
            <text:p>-1.06684749816417</text:p>
          </table:table-cell>
          <table:table-cell table:formula="of:=[.$B$2]*COS([.$C$3])*SIN([.D4])-[.$B$2]*SIN([.$C$3])*COS([.D4])+2*SIN([.D4])*COS([.D4])" office:value-type="float" office:value="-0.390605571103132" calcext:value-type="float">
            <text:p>-0.390605571103132</text:p>
          </table:table-cell>
          <table:table-cell table:formula="of:=[.$B$2]*COS([.D4]-[.$C$3]) + 2*COS(2*[.D4])" office:value-type="float" office:value="2.05863034121658" calcext:value-type="float">
            <text:p>2.05863034121658</text:p>
          </table:table-cell>
          <table:table-cell table:formula="of:=IF([.E4]=[.$H$1];[.$G$1];[.$H$1])" office:value-type="float" office:value="-1.10425787365804" calcext:value-type="float">
            <text:p>-1.10425787365804</text:p>
          </table:table-cell>
          <table:table-cell table:formula="of:=IF([.$C$2]=[.A4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/>
          <table:table-cell table:formula="of:=[.A5]*PI()/180" office:value-type="float" office:value="0.0698131700797732" calcext:value-type="float">
            <text:p>0.069813170079773</text:p>
          </table:table-cell>
          <table:table-cell table:formula="of:=-[.$B$2]*COS([.D5]-[.$C$3])-COS([.D5])*COS([.D5])" office:value-type="float" office:value="-1.0733512668909" calcext:value-type="float">
            <text:p>-1.0733512668909</text:p>
          </table:table-cell>
          <table:table-cell table:formula="of:=[.$B$2]*COS([.$C$3])*SIN([.D5])-[.$B$2]*SIN([.$C$3])*COS([.D5])+2*SIN([.D5])*COS([.D5])" office:value-type="float" office:value="-0.354671069337503" calcext:value-type="float">
            <text:p>-0.354671069337503</text:p>
          </table:table-cell>
          <table:table-cell table:formula="of:=[.$B$2]*COS([.D5]-[.$C$3]) + 2*COS(2*[.D5])" office:value-type="float" office:value="2.05875337000326" calcext:value-type="float">
            <text:p>2.05875337000326</text:p>
          </table:table-cell>
          <table:table-cell table:formula="of:=IF([.E5]=[.$H$1];[.$G$1];[.$H$1])" office:value-type="float" office:value="-1.10425787365804" calcext:value-type="float">
            <text:p>-1.10425787365804</text:p>
          </table:table-cell>
          <table:table-cell table:formula="of:=IF([.$C$2]=[.A5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-MIN([.E2:.E74])" office:value-type="float" office:value="1.10425787365804" calcext:value-type="float">
            <text:p>1.10425787365804</text:p>
          </table:table-cell>
          <table:table-cell/>
          <table:table-cell table:formula="of:=[.A6]*PI()/180" office:value-type="float" office:value="0.0872664625997165" calcext:value-type="float">
            <text:p>0.087266462599717</text:p>
          </table:table-cell>
          <table:table-cell table:formula="of:=-[.$B$2]*COS([.D6]-[.$C$3])-COS([.D6])*COS([.D6])" office:value-type="float" office:value="-1.07922796533957" calcext:value-type="float">
            <text:p>-1.07922796533957</text:p>
          </table:table-cell>
          <table:table-cell table:formula="of:=[.$B$2]*COS([.$C$3])*SIN([.D6])-[.$B$2]*SIN([.$C$3])*COS([.D6])+2*SIN([.D6])*COS([.D6])" office:value-type="float" office:value="-0.318755698839174" calcext:value-type="float">
            <text:p>-0.318755698839174</text:p>
          </table:table-cell>
          <table:table-cell table:formula="of:=[.$B$2]*COS([.D6]-[.$C$3]) + 2*COS(2*[.D6])" office:value-type="float" office:value="2.05643959485788" calcext:value-type="float">
            <text:p>2.05643959485788</text:p>
          </table:table-cell>
          <table:table-cell table:formula="of:=IF([.E6]=[.$H$1];[.$G$1];[.$H$1])" office:value-type="float" office:value="-1.10425787365804" calcext:value-type="float">
            <text:p>-1.10425787365804</text:p>
          </table:table-cell>
          <table:table-cell table:formula="of:=IF([.$C$2]=[.A6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formula="of:=[.A7]*PI()/180" office:value-type="float" office:value="0.10471975511966" calcext:value-type="float">
            <text:p>0.10471975511966</text:p>
          </table:table-cell>
          <table:table-cell table:formula="of:=-[.$B$2]*COS([.D7]-[.$C$3])-COS([.D7])*COS([.D7])" office:value-type="float" office:value="-1.08447829805518" calcext:value-type="float">
            <text:p>-1.08447829805518</text:p>
          </table:table-cell>
          <table:table-cell table:formula="of:=[.$B$2]*COS([.$C$3])*SIN([.D7])-[.$B$2]*SIN([.$C$3])*COS([.D7])+2*SIN([.D7])*COS([.D7])" office:value-type="float" office:value="-0.282901900906073" calcext:value-type="float">
            <text:p>-0.282901900906073</text:p>
          </table:table-cell>
          <table:table-cell table:formula="of:=[.$B$2]*COS([.D7]-[.$C$3]) + 2*COS(2*[.D7])" office:value-type="float" office:value="2.05169969915588" calcext:value-type="float">
            <text:p>2.05169969915588</text:p>
          </table:table-cell>
          <table:table-cell table:formula="of:=IF([.E7]=[.$H$1];[.$G$1];[.$H$1])" office:value-type="float" office:value="-1.10425787365804" calcext:value-type="float">
            <text:p>-1.10425787365804</text:p>
          </table:table-cell>
          <table:table-cell table:formula="of:=IF([.$C$2]=[.A7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[.A8]*PI()/180" office:value-type="float" office:value="0.122173047639603" calcext:value-type="float">
            <text:p>0.122173047639603</text:p>
          </table:table-cell>
          <table:table-cell table:formula="of:=-[.$B$2]*COS([.D8]-[.$C$3])-COS([.D8])*COS([.D8])" office:value-type="float" office:value="-1.08910370854688" calcext:value-type="float">
            <text:p>-1.08910370854688</text:p>
          </table:table-cell>
          <table:table-cell table:formula="of:=[.$B$2]*COS([.$C$3])*SIN([.D8])-[.$B$2]*SIN([.$C$3])*COS([.D8])+2*SIN([.D8])*COS([.D8])" office:value-type="float" office:value="-0.247151904767235" calcext:value-type="float">
            <text:p>-0.247151904767235</text:p>
          </table:table-cell>
          <table:table-cell table:formula="of:=[.$B$2]*COS([.D8]-[.$C$3]) + 2*COS(2*[.D8])" office:value-type="float" office:value="2.04454729796087" calcext:value-type="float">
            <text:p>2.04454729796087</text:p>
          </table:table-cell>
          <table:table-cell table:formula="of:=IF([.E8]=[.$H$1];[.$G$1];[.$H$1])" office:value-type="float" office:value="-1.10425787365804" calcext:value-type="float">
            <text:p>-1.10425787365804</text:p>
          </table:table-cell>
          <table:table-cell table:formula="of:=IF([.$C$2]=[.A8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formula="of:=[.A9]*PI()/180" office:value-type="float" office:value="0.139626340159546" calcext:value-type="float">
            <text:p>0.139626340159546</text:p>
          </table:table-cell>
          <table:table-cell table:formula="of:=-[.$B$2]*COS([.D9]-[.$C$3])-COS([.D9])*COS([.D9])" office:value-type="float" office:value="-1.09310637514109" calcext:value-type="float">
            <text:p>-1.09310637514109</text:p>
          </table:table-cell>
          <table:table-cell table:formula="of:=[.$B$2]*COS([.$C$3])*SIN([.D9])-[.$B$2]*SIN([.$C$3])*COS([.D9])+2*SIN([.D9])*COS([.D9])" office:value-type="float" office:value="-0.211547676575618" calcext:value-type="float">
            <text:p>-0.211547676575618</text:p>
          </table:table-cell>
          <table:table-cell table:formula="of:=[.$B$2]*COS([.D9]-[.$C$3]) + 2*COS(2*[.D9])" office:value-type="float" office:value="2.03499891904857" calcext:value-type="float">
            <text:p>2.03499891904857</text:p>
          </table:table-cell>
          <table:table-cell table:formula="of:=IF([.E9]=[.$H$1];[.$G$1];[.$H$1])" office:value-type="float" office:value="-1.10425787365804" calcext:value-type="float">
            <text:p>-1.10425787365804</text:p>
          </table:table-cell>
          <table:table-cell table:formula="of:=IF([.$C$2]=[.A9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[.A10]*PI()/180" office:value-type="float" office:value="0.15707963267949" calcext:value-type="float">
            <text:p>0.15707963267949</text:p>
          </table:table-cell>
          <table:table-cell table:formula="of:=-[.$B$2]*COS([.D10]-[.$C$3])-COS([.D10])*COS([.D10])" office:value-type="float" office:value="-1.09648920594741" calcext:value-type="float">
            <text:p>-1.09648920594741</text:p>
          </table:table-cell>
          <table:table-cell table:formula="of:=[.$B$2]*COS([.$C$3])*SIN([.D10])-[.$B$2]*SIN([.$C$3])*COS([.D10])+2*SIN([.D10])*COS([.D10])" office:value-type="float" office:value="-0.176130868763051" calcext:value-type="float">
            <text:p>-0.176130868763051</text:p>
          </table:table-cell>
          <table:table-cell table:formula="of:=[.$B$2]*COS([.D10]-[.$C$3]) + 2*COS(2*[.D10])" office:value-type="float" office:value="2.02307398039014" calcext:value-type="float">
            <text:p>2.02307398039014</text:p>
          </table:table-cell>
          <table:table-cell table:formula="of:=IF([.E10]=[.$H$1];[.$G$1];[.$H$1])" office:value-type="float" office:value="-1.10425787365804" calcext:value-type="float">
            <text:p>-1.10425787365804</text:p>
          </table:table-cell>
          <table:table-cell table:formula="of:=IF([.$C$2]=[.A10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[.A11]*PI()/180" office:value-type="float" office:value="0.174532925199433" calcext:value-type="float">
            <text:p>0.174532925199433</text:p>
          </table:table-cell>
          <table:table-cell table:formula="of:=-[.$B$2]*COS([.D11]-[.$C$3])-COS([.D11])*COS([.D11])" office:value-type="float" office:value="-1.09925583294421" calcext:value-type="float">
            <text:p>-1.09925583294421</text:p>
          </table:table-cell>
          <table:table-cell table:formula="of:=[.$B$2]*COS([.$C$3])*SIN([.D11])-[.$B$2]*SIN([.$C$3])*COS([.D11])+2*SIN([.D11])*COS([.D11])" office:value-type="float" office:value="-0.140942769818865" calcext:value-type="float">
            <text:p>-0.140942769818865</text:p>
          </table:table-cell>
          <table:table-cell table:formula="of:=[.$B$2]*COS([.D11]-[.$C$3]) + 2*COS(2*[.D11])" office:value-type="float" office:value="2.00879476412308" calcext:value-type="float">
            <text:p>2.00879476412308</text:p>
          </table:table-cell>
          <table:table-cell table:formula="of:=IF([.E11]=[.$H$1];[.$G$1];[.$H$1])" office:value-type="float" office:value="-1.10425787365804" calcext:value-type="float">
            <text:p>-1.10425787365804</text:p>
          </table:table-cell>
          <table:table-cell table:formula="of:=IF([.$C$2]=[.A11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[.A12]*PI()/180" office:value-type="float" office:value="0.191986217719376" calcext:value-type="float">
            <text:p>0.191986217719376</text:p>
          </table:table-cell>
          <table:table-cell table:formula="of:=-[.$B$2]*COS([.D12]-[.$C$3])-COS([.D12])*COS([.D12])" office:value-type="float" office:value="-1.10141060519189" calcext:value-type="float">
            <text:p>-1.10141060519189</text:p>
          </table:table-cell>
          <table:table-cell table:formula="of:=[.$B$2]*COS([.$C$3])*SIN([.D12])-[.$B$2]*SIN([.$C$3])*COS([.D12])+2*SIN([.D12])*COS([.D12])" office:value-type="float" office:value="-0.106024254553247" calcext:value-type="float">
            <text:p>-0.106024254553247</text:p>
          </table:table-cell>
          <table:table-cell table:formula="of:=[.$B$2]*COS([.D12]-[.$C$3]) + 2*COS(2*[.D12])" office:value-type="float" office:value="1.99218638704207" calcext:value-type="float">
            <text:p>1.99218638704207</text:p>
          </table:table-cell>
          <table:table-cell table:formula="of:=IF([.E12]=[.$H$1];[.$G$1];[.$H$1])" office:value-type="float" office:value="-1.10425787365804" calcext:value-type="float">
            <text:p>-1.10425787365804</text:p>
          </table:table-cell>
          <table:table-cell table:formula="of:=IF([.$C$2]=[.A12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[.A13]*PI()/180" office:value-type="float" office:value="0.20943951023932" calcext:value-type="float">
            <text:p>0.20943951023932</text:p>
          </table:table-cell>
          <table:table-cell table:formula="of:=-[.$B$2]*COS([.D13]-[.$C$3])-COS([.D13])*COS([.D13])" office:value-type="float" office:value="-1.10295858118267" calcext:value-type="float">
            <text:p>-1.10295858118267</text:p>
          </table:table-cell>
          <table:table-cell table:formula="of:=[.$B$2]*COS([.$C$3])*SIN([.D13])-[.$B$2]*SIN([.$C$3])*COS([.D13])+2*SIN([.D13])*COS([.D13])" office:value-type="float" office:value="-0.0714157349057176" calcext:value-type="float">
            <text:p>-0.071415734905718</text:p>
          </table:table-cell>
          <table:table-cell table:formula="of:=[.$B$2]*COS([.D13]-[.$C$3]) + 2*COS(2*[.D13])" office:value-type="float" office:value="1.97327676764657" calcext:value-type="float">
            <text:p>1.97327676764657</text:p>
          </table:table-cell>
          <table:table-cell table:formula="of:=IF([.E13]=[.$H$1];[.$G$1];[.$H$1])" office:value-type="float" office:value="-1.10425787365804" calcext:value-type="float">
            <text:p>-1.10425787365804</text:p>
          </table:table-cell>
          <table:table-cell table:formula="of:=IF([.$C$2]=[.A13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[.A14]*PI()/180" office:value-type="float" office:value="0.226892802759263" calcext:value-type="float">
            <text:p>0.226892802759263</text:p>
          </table:table-cell>
          <table:table-cell table:formula="of:=-[.$B$2]*COS([.D14]-[.$C$3])-COS([.D14])*COS([.D14])" office:value-type="float" office:value="-1.10390552033706" calcext:value-type="float">
            <text:p>-1.10390552033706</text:p>
          </table:table-cell>
          <table:table-cell table:formula="of:=[.$B$2]*COS([.$C$3])*SIN([.D14])-[.$B$2]*SIN([.$C$3])*COS([.D14])+2*SIN([.D14])*COS([.D14])" office:value-type="float" office:value="-0.0371571113584994" calcext:value-type="float">
            <text:p>-0.037157111358499</text:p>
          </table:table-cell>
          <table:table-cell table:formula="of:=[.$B$2]*COS([.D14]-[.$C$3]) + 2*COS(2*[.D14])" office:value-type="float" office:value="1.95209658978581" calcext:value-type="float">
            <text:p>1.95209658978581</text:p>
          </table:table-cell>
          <table:table-cell table:formula="of:=IF([.E14]=[.$H$1];[.$G$1];[.$H$1])" office:value-type="float" office:value="-1.10425787365804" calcext:value-type="float">
            <text:p>-1.10425787365804</text:p>
          </table:table-cell>
          <table:table-cell table:formula="of:=IF([.$C$2]=[.A14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[.A15]*PI()/180" office:value-type="float" office:value="0.244346095279206" calcext:value-type="float">
            <text:p>0.244346095279206</text:p>
          </table:table-cell>
          <table:table-cell table:formula="of:=-[.$B$2]*COS([.D15]-[.$C$3])-COS([.D15])*COS([.D15])" office:value-type="float" office:value="-1.10425787365804" calcext:value-type="float">
            <text:p>-1.10425787365804</text:p>
          </table:table-cell>
          <table:table-cell table:formula="of:=[.$B$2]*COS([.$C$3])*SIN([.D15])-[.$B$2]*SIN([.$C$3])*COS([.D15])+2*SIN([.D15])*COS([.D15])" office:value-type="float" office:value="-0.00328772501376762" calcext:value-type="float">
            <text:p>-0.003287725013768</text:p>
          </table:table-cell>
          <table:table-cell table:formula="of:=[.$B$2]*COS([.D15]-[.$C$3]) + 2*COS(2*[.D15])" office:value-type="float" office:value="1.92867926294643" calcext:value-type="float">
            <text:p>1.92867926294643</text:p>
          </table:table-cell>
          <table:table-cell table:formula="of:=IF([.E15]=[.$H$1];[.$G$1];[.$H$1])" office:value-type="float" office:value="0.49847743863946" calcext:value-type="float">
            <text:p>0.49847743863946</text:p>
          </table:table-cell>
          <table:table-cell table:formula="of:=IF([.$C$2]=[.A15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[.A16]*PI()/180" office:value-type="float" office:value="0.261799387799149" calcext:value-type="float">
            <text:p>0.261799387799149</text:p>
          </table:table-cell>
          <table:table-cell table:formula="of:=-[.$B$2]*COS([.D16]-[.$C$3])-COS([.D16])*COS([.D16])" office:value-type="float" office:value="-1.10402277355505" calcext:value-type="float">
            <text:p>-1.10402277355505</text:p>
          </table:table-cell>
          <table:table-cell table:formula="of:=[.$B$2]*COS([.$C$3])*SIN([.D16])-[.$B$2]*SIN([.$C$3])*COS([.D16])+2*SIN([.D16])*COS([.D16])" office:value-type="float" office:value="0.0301536896070457" calcext:value-type="float">
            <text:p>0.030153689607046</text:p>
          </table:table-cell>
          <table:table-cell table:formula="of:=[.$B$2]*COS([.D16]-[.$C$3]) + 2*COS(2*[.D16])" office:value-type="float" office:value="1.90306087923171" calcext:value-type="float">
            <text:p>1.90306087923171</text:p>
          </table:table-cell>
          <table:table-cell table:formula="of:=IF([.E16]=[.$H$1];[.$G$1];[.$H$1])" office:value-type="float" office:value="-1.10425787365804" calcext:value-type="float">
            <text:p>-1.10425787365804</text:p>
          </table:table-cell>
          <table:table-cell table:formula="of:=IF([.$C$2]=[.A16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[.A17]*PI()/180" office:value-type="float" office:value="0.279252680319093" calcext:value-type="float">
            <text:p>0.279252680319093</text:p>
          </table:table-cell>
          <table:table-cell table:formula="of:=-[.$B$2]*COS([.D17]-[.$C$3])-COS([.D17])*COS([.D17])" office:value-type="float" office:value="-1.10320802285086" calcext:value-type="float">
            <text:p>-1.10320802285086</text:p>
          </table:table-cell>
          <table:table-cell table:formula="of:=[.$B$2]*COS([.$C$3])*SIN([.D17])-[.$B$2]*SIN([.$C$3])*COS([.D17])+2*SIN([.D17])*COS([.D17])" office:value-type="float" office:value="0.063129050984604" calcext:value-type="float">
            <text:p>0.063129050984604</text:p>
          </table:table-cell>
          <table:table-cell table:formula="of:=[.$B$2]*COS([.D17]-[.$C$3]) + 2*COS(2*[.D17])" office:value-type="float" office:value="1.8752801670855" calcext:value-type="float">
            <text:p>1.8752801670855</text:p>
          </table:table-cell>
          <table:table-cell table:formula="of:=IF([.E17]=[.$H$1];[.$G$1];[.$H$1])" office:value-type="float" office:value="-1.10425787365804" calcext:value-type="float">
            <text:p>-1.10425787365804</text:p>
          </table:table-cell>
          <table:table-cell table:formula="of:=IF([.$C$2]=[.A17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[.A18]*PI()/180" office:value-type="float" office:value="0.296705972839036" calcext:value-type="float">
            <text:p>0.296705972839036</text:p>
          </table:table-cell>
          <table:table-cell table:formula="of:=-[.$B$2]*COS([.D18]-[.$C$3])-COS([.D18])*COS([.D18])" office:value-type="float" office:value="-1.10182208298548" calcext:value-type="float">
            <text:p>-1.10182208298548</text:p>
          </table:table-cell>
          <table:table-cell table:formula="of:=[.$B$2]*COS([.$C$3])*SIN([.D18])-[.$B$2]*SIN([.$C$3])*COS([.D18])+2*SIN([.D18])*COS([.D18])" office:value-type="float" office:value="0.0956009761873533" calcext:value-type="float">
            <text:p>0.095600976187353</text:p>
          </table:table-cell>
          <table:table-cell table:formula="of:=[.$B$2]*COS([.D18]-[.$C$3]) + 2*COS(2*[.D18])" office:value-type="float" office:value="1.84537844181804" calcext:value-type="float">
            <text:p>1.84537844181804</text:p>
          </table:table-cell>
          <table:table-cell table:formula="of:=IF([.E18]=[.$H$1];[.$G$1];[.$H$1])" office:value-type="float" office:value="-1.10425787365804" calcext:value-type="float">
            <text:p>-1.10425787365804</text:p>
          </table:table-cell>
          <table:table-cell table:formula="of:=IF([.$C$2]=[.A18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[.A19]*PI()/180" office:value-type="float" office:value="0.314159265358979" calcext:value-type="float">
            <text:p>0.314159265358979</text:p>
          </table:table-cell>
          <table:table-cell table:formula="of:=-[.$B$2]*COS([.D19]-[.$C$3])-COS([.D19])*COS([.D19])" office:value-type="float" office:value="-1.09987406143211" calcext:value-type="float">
            <text:p>-1.09987406143211</text:p>
          </table:table-cell>
          <table:table-cell table:formula="of:=[.$B$2]*COS([.$C$3])*SIN([.D19])-[.$B$2]*SIN([.$C$3])*COS([.D19])+2*SIN([.D19])*COS([.D19])" office:value-type="float" office:value="0.127532825566253" calcext:value-type="float">
            <text:p>0.127532825566253</text:p>
          </table:table-cell>
          <table:table-cell table:formula="of:=[.$B$2]*COS([.D19]-[.$C$3]) + 2*COS(2*[.D19])" office:value-type="float" office:value="1.81339955299453" calcext:value-type="float">
            <text:p>1.81339955299453</text:p>
          </table:table-cell>
          <table:table-cell table:formula="of:=IF([.E19]=[.$H$1];[.$G$1];[.$H$1])" office:value-type="float" office:value="-1.10425787365804" calcext:value-type="float">
            <text:p>-1.10425787365804</text:p>
          </table:table-cell>
          <table:table-cell table:formula="of:=IF([.$C$2]=[.A19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[.A20]*PI()/180" office:value-type="float" office:value="0.331612557878923" calcext:value-type="float">
            <text:p>0.331612557878923</text:p>
          </table:table-cell>
          <table:table-cell table:formula="of:=-[.$B$2]*COS([.D20]-[.$C$3])-COS([.D20])*COS([.D20])" office:value-type="float" office:value="-1.09737369834126" calcext:value-type="float">
            <text:p>-1.09737369834126</text:p>
          </table:table-cell>
          <table:table-cell table:formula="of:=[.$B$2]*COS([.$C$3])*SIN([.D20])-[.$B$2]*SIN([.$C$3])*COS([.D20])+2*SIN([.D20])*COS([.D20])" office:value-type="float" office:value="0.158888746504358" calcext:value-type="float">
            <text:p>0.158888746504358</text:p>
          </table:table-cell>
          <table:table-cell table:formula="of:=[.$B$2]*COS([.D20]-[.$C$3]) + 2*COS(2*[.D20])" office:value-type="float" office:value="1.77938982875134" calcext:value-type="float">
            <text:p>1.77938982875134</text:p>
          </table:table-cell>
          <table:table-cell table:formula="of:=IF([.E20]=[.$H$1];[.$G$1];[.$H$1])" office:value-type="float" office:value="-1.10425787365804" calcext:value-type="float">
            <text:p>-1.10425787365804</text:p>
          </table:table-cell>
          <table:table-cell table:formula="of:=IF([.$C$2]=[.A20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[.A21]*PI()/180" office:value-type="float" office:value="0.349065850398866" calcext:value-type="float">
            <text:p>0.349065850398866</text:p>
          </table:table-cell>
          <table:table-cell table:formula="of:=-[.$B$2]*COS([.D21]-[.$C$3])-COS([.D21])*COS([.D21])" office:value-type="float" office:value="-1.09433135242984" calcext:value-type="float">
            <text:p>-1.09433135242984</text:p>
          </table:table-cell>
          <table:table-cell table:formula="of:=[.$B$2]*COS([.$C$3])*SIN([.D21])-[.$B$2]*SIN([.$C$3])*COS([.D21])+2*SIN([.D21])*COS([.D21])" office:value-type="float" office:value="0.189633716168214" calcext:value-type="float">
            <text:p>0.189633716168214</text:p>
          </table:table-cell>
          <table:table-cell table:formula="of:=[.$B$2]*COS([.D21]-[.$C$3]) + 2*COS(2*[.D21])" office:value-type="float" office:value="1.74339801710831" calcext:value-type="float">
            <text:p>1.74339801710831</text:p>
          </table:table-cell>
          <table:table-cell table:formula="of:=IF([.E21]=[.$H$1];[.$G$1];[.$H$1])" office:value-type="float" office:value="-1.10425787365804" calcext:value-type="float">
            <text:p>-1.10425787365804</text:p>
          </table:table-cell>
          <table:table-cell table:formula="of:=IF([.$C$2]=[.A21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table:formula="of:=[.A22]*PI()/180" office:value-type="float" office:value="0.366519142918809" calcext:value-type="float">
            <text:p>0.366519142918809</text:p>
          </table:table-cell>
          <table:table-cell table:formula="of:=-[.$B$2]*COS([.D22]-[.$C$3])-COS([.D22])*COS([.D22])" office:value-type="float" office:value="-1.09075798613324" calcext:value-type="float">
            <text:p>-1.09075798613324</text:p>
          </table:table-cell>
          <table:table-cell table:formula="of:=[.$B$2]*COS([.$C$3])*SIN([.D22])-[.$B$2]*SIN([.$C$3])*COS([.D22])+2*SIN([.D22])*COS([.D22])" office:value-type="float" office:value="0.219733583209275" calcext:value-type="float">
            <text:p>0.219733583209275</text:p>
          </table:table-cell>
          <table:table-cell table:formula="of:=[.$B$2]*COS([.D22]-[.$C$3]) + 2*COS(2*[.D22])" office:value-type="float" office:value="1.70547522434933" calcext:value-type="float">
            <text:p>1.70547522434933</text:p>
          </table:table-cell>
          <table:table-cell table:formula="of:=IF([.E22]=[.$H$1];[.$G$1];[.$H$1])" office:value-type="float" office:value="-1.10425787365804" calcext:value-type="float">
            <text:p>-1.10425787365804</text:p>
          </table:table-cell>
          <table:table-cell table:formula="of:=IF([.$C$2]=[.A22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[.A23]*PI()/180" office:value-type="float" office:value="0.383972435438752" calcext:value-type="float">
            <text:p>0.383972435438752</text:p>
          </table:table-cell>
          <table:table-cell table:formula="of:=-[.$B$2]*COS([.D23]-[.$C$3])-COS([.D23])*COS([.D23])" office:value-type="float" office:value="-1.0866651500391" calcext:value-type="float">
            <text:p>-1.0866651500391</text:p>
          </table:table-cell>
          <table:table-cell table:formula="of:=[.$B$2]*COS([.$C$3])*SIN([.D23])-[.$B$2]*SIN([.$C$3])*COS([.D23])+2*SIN([.D23])*COS([.D23])" office:value-type="float" office:value="0.249155108364813" calcext:value-type="float">
            <text:p>0.249155108364813</text:p>
          </table:table-cell>
          <table:table-cell table:formula="of:=[.$B$2]*COS([.D23]-[.$C$3]) + 2*COS(2*[.D23])" office:value-type="float" office:value="1.66567485054708" calcext:value-type="float">
            <text:p>1.66567485054708</text:p>
          </table:table-cell>
          <table:table-cell table:formula="of:=IF([.E23]=[.$H$1];[.$G$1];[.$H$1])" office:value-type="float" office:value="-1.10425787365804" calcext:value-type="float">
            <text:p>-1.10425787365804</text:p>
          </table:table-cell>
          <table:table-cell table:formula="of:=IF([.$C$2]=[.A23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formula="of:=[.A24]*PI()/180" office:value-type="float" office:value="0.401425727958696" calcext:value-type="float">
            <text:p>0.401425727958696</text:p>
          </table:table-cell>
          <table:table-cell table:formula="of:=-[.$B$2]*COS([.D24]-[.$C$3])-COS([.D24])*COS([.D24])" office:value-type="float" office:value="-1.08206496662244" calcext:value-type="float">
            <text:p>-1.08206496662244</text:p>
          </table:table-cell>
          <table:table-cell table:formula="of:=[.$B$2]*COS([.$C$3])*SIN([.D24])-[.$B$2]*SIN([.$C$3])*COS([.D24])+2*SIN([.D24])*COS([.D24])" office:value-type="float" office:value="0.277866003909188" calcext:value-type="float">
            <text:p>0.277866003909188</text:p>
          </table:table-cell>
          <table:table-cell table:formula="of:=[.$B$2]*COS([.D24]-[.$C$3]) + 2*COS(2*[.D24])" office:value-type="float" office:value="1.62405252231094" calcext:value-type="float">
            <text:p>1.62405252231094</text:p>
          </table:table-cell>
          <table:table-cell table:formula="of:=IF([.E24]=[.$H$1];[.$G$1];[.$H$1])" office:value-type="float" office:value="-1.10425787365804" calcext:value-type="float">
            <text:p>-1.10425787365804</text:p>
          </table:table-cell>
          <table:table-cell table:formula="of:=IF([.$C$2]=[.A24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[.A25]*PI()/180" office:value-type="float" office:value="0.418879020478639" calcext:value-type="float">
            <text:p>0.418879020478639</text:p>
          </table:table-cell>
          <table:table-cell table:formula="of:=-[.$B$2]*COS([.D25]-[.$C$3])-COS([.D25])*COS([.D25])" office:value-type="float" office:value="-1.0769701133026" calcext:value-type="float">
            <text:p>-1.0769701133026</text:p>
          </table:table-cell>
          <table:table-cell table:formula="of:=[.$B$2]*COS([.$C$3])*SIN([.D25])-[.$B$2]*SIN([.$C$3])*COS([.D25])+2*SIN([.D25])*COS([.D25])" office:value-type="float" office:value="0.305834971907696" calcext:value-type="float">
            <text:p>0.305834971907696</text:p>
          </table:table-cell>
          <table:table-cell table:formula="of:=[.$B$2]*COS([.D25]-[.$C$3]) + 2*COS(2*[.D25])" office:value-type="float" office:value="1.58066602284088" calcext:value-type="float">
            <text:p>1.58066602284088</text:p>
          </table:table-cell>
          <table:table-cell table:formula="of:=IF([.E25]=[.$H$1];[.$G$1];[.$H$1])" office:value-type="float" office:value="-1.10425787365804" calcext:value-type="float">
            <text:p>-1.10425787365804</text:p>
          </table:table-cell>
          <table:table-cell table:formula="of:=IF([.$C$2]=[.A25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[.A26]*PI()/180" office:value-type="float" office:value="0.436332312998582" calcext:value-type="float">
            <text:p>0.436332312998582</text:p>
          </table:table-cell>
          <table:table-cell table:formula="of:=-[.$B$2]*COS([.D26]-[.$C$3])-COS([.D26])*COS([.D26])" office:value-type="float" office:value="-1.07139380484327" calcext:value-type="float">
            <text:p>-1.07139380484327</text:p>
          </table:table-cell>
          <table:table-cell table:formula="of:=[.$B$2]*COS([.$C$3])*SIN([.D26])-[.$B$2]*SIN([.$C$3])*COS([.D26])+2*SIN([.D26])*COS([.D26])" office:value-type="float" office:value="0.333031741226759" calcext:value-type="float">
            <text:p>0.333031741226759</text:p>
          </table:table-cell>
          <table:table-cell table:formula="of:=[.$B$2]*COS([.D26]-[.$C$3]) + 2*COS(2*[.D26])" office:value-type="float" office:value="1.53557521937308" calcext:value-type="float">
            <text:p>1.53557521937308</text:p>
          </table:table-cell>
          <table:table-cell table:formula="of:=IF([.E26]=[.$H$1];[.$G$1];[.$H$1])" office:value-type="float" office:value="-1.10425787365804" calcext:value-type="float">
            <text:p>-1.10425787365804</text:p>
          </table:table-cell>
          <table:table-cell table:formula="of:=IF([.$C$2]=[.A26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[.A27]*PI()/180" office:value-type="float" office:value="0.453785605518526" calcext:value-type="float">
            <text:p>0.453785605518526</text:p>
          </table:table-cell>
          <table:table-cell table:formula="of:=-[.$B$2]*COS([.D27]-[.$C$3])-COS([.D27])*COS([.D27])" office:value-type="float" office:value="-1.06534977511786" calcext:value-type="float">
            <text:p>-1.06534977511786</text:p>
          </table:table-cell>
          <table:table-cell table:formula="of:=[.$B$2]*COS([.$C$3])*SIN([.D27])-[.$B$2]*SIN([.$C$3])*COS([.D27])+2*SIN([.D27])*COS([.D27])" office:value-type="float" office:value="0.359427103255666" calcext:value-type="float">
            <text:p>0.359427103255666</text:p>
          </table:table-cell>
          <table:table-cell table:formula="of:=[.$B$2]*COS([.D27]-[.$C$3]) + 2*COS(2*[.D27])" office:value-type="float" office:value="1.48884198810634" calcext:value-type="float">
            <text:p>1.48884198810634</text:p>
          </table:table-cell>
          <table:table-cell table:formula="of:=IF([.E27]=[.$H$1];[.$G$1];[.$H$1])" office:value-type="float" office:value="-1.10425787365804" calcext:value-type="float">
            <text:p>-1.10425787365804</text:p>
          </table:table-cell>
          <table:table-cell table:formula="of:=IF([.$C$2]=[.A27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[.A28]*PI()/180" office:value-type="float" office:value="0.471238898038469" calcext:value-type="float">
            <text:p>0.471238898038469</text:p>
          </table:table-cell>
          <table:table-cell table:formula="of:=-[.$B$2]*COS([.D28]-[.$C$3])-COS([.D28])*COS([.D28])" office:value-type="float" office:value="-1.05885225826284" calcext:value-type="float">
            <text:p>-1.05885225826284</text:p>
          </table:table-cell>
          <table:table-cell table:formula="of:=[.$B$2]*COS([.$C$3])*SIN([.D28])-[.$B$2]*SIN([.$C$3])*COS([.D28])+2*SIN([.D28])*COS([.D28])" office:value-type="float" office:value="0.384992946296734" calcext:value-type="float">
            <text:p>0.384992946296734</text:p>
          </table:table-cell>
          <table:table-cell table:formula="of:=[.$B$2]*COS([.D28]-[.$C$3]) + 2*COS(2*[.D28])" office:value-type="float" office:value="1.44053013670155" calcext:value-type="float">
            <text:p>1.44053013670155</text:p>
          </table:table-cell>
          <table:table-cell table:formula="of:=IF([.E28]=[.$H$1];[.$G$1];[.$H$1])" office:value-type="float" office:value="-1.10425787365804" calcext:value-type="float">
            <text:p>-1.10425787365804</text:p>
          </table:table-cell>
          <table:table-cell table:formula="of:=IF([.$C$2]=[.A28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[.A29]*PI()/180" office:value-type="float" office:value="0.488692190558412" calcext:value-type="float">
            <text:p>0.488692190558412</text:p>
          </table:table-cell>
          <table:table-cell table:formula="of:=-[.$B$2]*COS([.D29]-[.$C$3])-COS([.D29])*COS([.D29])" office:value-type="float" office:value="-1.05191596924289" calcext:value-type="float">
            <text:p>-1.05191596924289</text:p>
          </table:table-cell>
          <table:table-cell table:formula="of:=[.$B$2]*COS([.$C$3])*SIN([.D29])-[.$B$2]*SIN([.$C$3])*COS([.D29])+2*SIN([.D29])*COS([.D29])" office:value-type="float" office:value="0.40970228858233" calcext:value-type="float">
            <text:p>0.40970228858233</text:p>
          </table:table-cell>
          <table:table-cell table:formula="of:=[.$B$2]*COS([.D29]-[.$C$3]) + 2*COS(2*[.D29])" office:value-type="float" office:value="1.39070532444901" calcext:value-type="float">
            <text:p>1.39070532444901</text:p>
          </table:table-cell>
          <table:table-cell table:formula="of:=IF([.E29]=[.$H$1];[.$G$1];[.$H$1])" office:value-type="float" office:value="-1.10425787365804" calcext:value-type="float">
            <text:p>-1.10425787365804</text:p>
          </table:table-cell>
          <table:table-cell table:formula="of:=IF([.$C$2]=[.A29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[.A30]*PI()/180" office:value-type="float" office:value="0.506145483078356" calcext:value-type="float">
            <text:p>0.506145483078356</text:p>
          </table:table-cell>
          <table:table-cell table:formula="of:=-[.$B$2]*COS([.D30]-[.$C$3])-COS([.D30])*COS([.D30])" office:value-type="float" office:value="-1.04455608385198" calcext:value-type="float">
            <text:p>-1.04455608385198</text:p>
          </table:table-cell>
          <table:table-cell table:formula="of:=[.$B$2]*COS([.$C$3])*SIN([.D30])-[.$B$2]*SIN([.$C$3])*COS([.D30])+2*SIN([.D30])*COS([.D30])" office:value-type="float" office:value="0.433529309878905" calcext:value-type="float">
            <text:p>0.433529309878905</text:p>
          </table:table-cell>
          <table:table-cell table:formula="of:=[.$B$2]*COS([.D30]-[.$C$3]) + 2*COS(2*[.D30])" office:value-type="float" office:value="1.33943498020178" calcext:value-type="float">
            <text:p>1.33943498020178</text:p>
          </table:table-cell>
          <table:table-cell table:formula="of:=IF([.E30]=[.$H$1];[.$G$1];[.$H$1])" office:value-type="float" office:value="-1.10425787365804" calcext:value-type="float">
            <text:p>-1.10425787365804</text:p>
          </table:table-cell>
          <table:table-cell table:formula="of:=IF([.$C$2]=[.A30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[.A31]*PI()/180" office:value-type="float" office:value="0.523598775598299" calcext:value-type="float">
            <text:p>0.523598775598299</text:p>
          </table:table-cell>
          <table:table-cell table:formula="of:=-[.$B$2]*COS([.D31]-[.$C$3])-COS([.D31])*COS([.D31])" office:value-type="float" office:value="-1.03678821817552" calcext:value-type="float">
            <text:p>-1.03678821817552</text:p>
          </table:table-cell>
          <table:table-cell table:formula="of:=[.$B$2]*COS([.$C$3])*SIN([.D31])-[.$B$2]*SIN([.$C$3])*COS([.D31])+2*SIN([.D31])*COS([.D31])" office:value-type="float" office:value="0.456449381639943" calcext:value-type="float">
            <text:p>0.456449381639943</text:p>
          </table:table-cell>
          <table:table-cell table:formula="of:=[.$B$2]*COS([.D31]-[.$C$3]) + 2*COS(2*[.D31])" office:value-type="float" office:value="1.28678821817552" calcext:value-type="float">
            <text:p>1.28678821817552</text:p>
          </table:table-cell>
          <table:table-cell table:formula="of:=IF([.E31]=[.$H$1];[.$G$1];[.$H$1])" office:value-type="float" office:value="-1.10425787365804" calcext:value-type="float">
            <text:p>-1.10425787365804</text:p>
          </table:table-cell>
          <table:table-cell table:formula="of:=IF([.$C$2]=[.A31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[.A32]*PI()/180" office:value-type="float" office:value="0.541052068118242" calcext:value-type="float">
            <text:p>0.541052068118242</text:p>
          </table:table-cell>
          <table:table-cell table:formula="of:=-[.$B$2]*COS([.D32]-[.$C$3])-COS([.D32])*COS([.D32])" office:value-type="float" office:value="-1.02862840753918" calcext:value-type="float">
            <text:p>-1.02862840753918</text:p>
          </table:table-cell>
          <table:table-cell table:formula="of:=[.$B$2]*COS([.$C$3])*SIN([.D32])-[.$B$2]*SIN([.$C$3])*COS([.D32])+2*SIN([.D32])*COS([.D32])" office:value-type="float" office:value="0.478439095671453" calcext:value-type="float">
            <text:p>0.478439095671453</text:p>
          </table:table-cell>
          <table:table-cell table:formula="of:=[.$B$2]*COS([.D32]-[.$C$3]) + 2*COS(2*[.D32])" office:value-type="float" office:value="1.23283575171802" calcext:value-type="float">
            <text:p>1.23283575171802</text:p>
          </table:table-cell>
          <table:table-cell table:formula="of:=IF([.E32]=[.$H$1];[.$G$1];[.$H$1])" office:value-type="float" office:value="-1.10425787365804" calcext:value-type="float">
            <text:p>-1.10425787365804</text:p>
          </table:table-cell>
          <table:table-cell table:formula="of:=IF([.$C$2]=[.A32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[.A33]*PI()/180" office:value-type="float" office:value="0.558505360638185" calcext:value-type="float">
            <text:p>0.558505360638185</text:p>
          </table:table-cell>
          <table:table-cell table:formula="of:=-[.$B$2]*COS([.D33]-[.$C$3])-COS([.D33])*COS([.D33])" office:value-type="float" office:value="-1.02009308497056" calcext:value-type="float">
            <text:p>-1.02009308497056</text:p>
          </table:table-cell>
          <table:table-cell table:formula="of:=[.$B$2]*COS([.$C$3])*SIN([.D33])-[.$B$2]*SIN([.$C$3])*COS([.D33])+2*SIN([.D33])*COS([.D33])" office:value-type="float" office:value="0.49947629127552" calcext:value-type="float">
            <text:p>0.49947629127552</text:p>
          </table:table-cell>
          <table:table-cell table:formula="of:=[.$B$2]*COS([.D33]-[.$C$3]) + 2*COS(2*[.D33])" office:value-type="float" office:value="1.17764980515418" calcext:value-type="float">
            <text:p>1.17764980515418</text:p>
          </table:table-cell>
          <table:table-cell table:formula="of:=IF([.E33]=[.$H$1];[.$G$1];[.$H$1])" office:value-type="float" office:value="-1.10425787365804" calcext:value-type="float">
            <text:p>-1.10425787365804</text:p>
          </table:table-cell>
          <table:table-cell table:formula="of:=IF([.$C$2]=[.A33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[.A34]*PI()/180" office:value-type="float" office:value="0.575958653158129" calcext:value-type="float">
            <text:p>0.575958653158129</text:p>
          </table:table-cell>
          <table:table-cell table:formula="of:=-[.$B$2]*COS([.D34]-[.$C$3])-COS([.D34])*COS([.D34])" office:value-type="float" office:value="-1.01119905920073" calcext:value-type="float">
            <text:p>-1.01119905920073</text:p>
          </table:table-cell>
          <table:table-cell table:formula="of:=[.$B$2]*COS([.$C$3])*SIN([.D34])-[.$B$2]*SIN([.$C$3])*COS([.D34])+2*SIN([.D34])*COS([.D34])" office:value-type="float" office:value="0.51954008083924" calcext:value-type="float">
            <text:p>0.51954008083924</text:p>
          </table:table-cell>
          <table:table-cell table:formula="of:=[.$B$2]*COS([.D34]-[.$C$3]) + 2*COS(2*[.D34])" office:value-type="float" office:value="1.12130402381443" calcext:value-type="float">
            <text:p>1.12130402381443</text:p>
          </table:table-cell>
          <table:table-cell table:formula="of:=IF([.E34]=[.$H$1];[.$G$1];[.$H$1])" office:value-type="float" office:value="-1.10425787365804" calcext:value-type="float">
            <text:p>-1.10425787365804</text:p>
          </table:table-cell>
          <table:table-cell table:formula="of:=IF([.$C$2]=[.A34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[.A35]*PI()/180" office:value-type="float" office:value="0.593411945678072" calcext:value-type="float">
            <text:p>0.593411945678072</text:p>
          </table:table-cell>
          <table:table-cell table:formula="of:=-[.$B$2]*COS([.D35]-[.$C$3])-COS([.D35])*COS([.D35])" office:value-type="float" office:value="-1.00196349223287" calcext:value-type="float">
            <text:p>-1.00196349223287</text:p>
          </table:table-cell>
          <table:table-cell table:formula="of:=[.$B$2]*COS([.$C$3])*SIN([.D35])-[.$B$2]*SIN([.$C$3])*COS([.D35])+2*SIN([.D35])*COS([.D35])" office:value-type="float" office:value="0.538610873838302" calcext:value-type="float">
            <text:p>0.538610873838302</text:p>
          </table:table-cell>
          <table:table-cell table:formula="of:=[.$B$2]*COS([.D35]-[.$C$3]) + 2*COS(2*[.D35])" office:value-type="float" office:value="1.06387338235674" calcext:value-type="float">
            <text:p>1.06387338235674</text:p>
          </table:table-cell>
          <table:table-cell table:formula="of:=IF([.E35]=[.$H$1];[.$G$1];[.$H$1])" office:value-type="float" office:value="-1.10425787365804" calcext:value-type="float">
            <text:p>-1.10425787365804</text:p>
          </table:table-cell>
          <table:table-cell table:formula="of:=IF([.$C$2]=[.A35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[.A36]*PI()/180" office:value-type="float" office:value="0.610865238198015" calcext:value-type="float">
            <text:p>0.610865238198015</text:p>
          </table:table-cell>
          <table:table-cell table:formula="of:=-[.$B$2]*COS([.D36]-[.$C$3])-COS([.D36])*COS([.D36])" office:value-type="float" office:value="-0.992403876506104" calcext:value-type="float">
            <text:p>-0.992403876506104</text:p>
          </table:table-cell>
          <table:table-cell table:formula="of:=[.$B$2]*COS([.$C$3])*SIN([.D36])-[.$B$2]*SIN([.$C$3])*COS([.D36])+2*SIN([.D36])*COS([.D36])" office:value-type="float" office:value="0.556670399226419" calcext:value-type="float">
            <text:p>0.556670399226419</text:p>
          </table:table-cell>
          <table:table-cell table:formula="of:=[.$B$2]*COS([.D36]-[.$C$3]) + 2*COS(2*[.D36])" office:value-type="float" office:value="1.00543409149461" calcext:value-type="float">
            <text:p>1.00543409149461</text:p>
          </table:table-cell>
          <table:table-cell table:formula="of:=IF([.E36]=[.$H$1];[.$G$1];[.$H$1])" office:value-type="float" office:value="-1.10425787365804" calcext:value-type="float">
            <text:p>-1.10425787365804</text:p>
          </table:table-cell>
          <table:table-cell table:formula="of:=IF([.$C$2]=[.A36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[.A37]*PI()/180" office:value-type="float" office:value="0.628318530717959" calcext:value-type="float">
            <text:p>0.628318530717959</text:p>
          </table:table-cell>
          <table:table-cell table:formula="of:=-[.$B$2]*COS([.D37]-[.$C$3])-COS([.D37])*COS([.D37])" office:value-type="float" office:value="-0.982538011682727" calcext:value-type="float">
            <text:p>-0.982538011682727</text:p>
          </table:table-cell>
          <table:table-cell table:formula="of:=[.$B$2]*COS([.$C$3])*SIN([.D37])-[.$B$2]*SIN([.$C$3])*COS([.D37])+2*SIN([.D37])*COS([.D37])" office:value-type="float" office:value="0.573701726183768" calcext:value-type="float">
            <text:p>0.573701726183768</text:p>
          </table:table-cell>
          <table:table-cell table:formula="of:=[.$B$2]*COS([.D37]-[.$C$3]) + 2*COS(2*[.D37])" office:value-type="float" office:value="0.946063503245149" calcext:value-type="float">
            <text:p>0.946063503245149</text:p>
          </table:table-cell>
          <table:table-cell table:formula="of:=IF([.E37]=[.$H$1];[.$G$1];[.$H$1])" office:value-type="float" office:value="-1.10425787365804" calcext:value-type="float">
            <text:p>-1.10425787365804</text:p>
          </table:table-cell>
          <table:table-cell table:formula="of:=IF([.$C$2]=[.A37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[.A38]*PI()/180" office:value-type="float" office:value="0.645771823237902" calcext:value-type="float">
            <text:p>0.645771823237902</text:p>
          </table:table-cell>
          <table:table-cell table:formula="of:=-[.$B$2]*COS([.D38]-[.$C$3])-COS([.D38])*COS([.D38])" office:value-type="float" office:value="-0.972383981087929" calcext:value-type="float">
            <text:p>-0.972383981087929</text:p>
          </table:table-cell>
          <table:table-cell table:formula="of:=[.$B$2]*COS([.$C$3])*SIN([.D38])-[.$B$2]*SIN([.$C$3])*COS([.D38])+2*SIN([.D38])*COS([.D38])" office:value-type="float" office:value="0.589689283199622" calcext:value-type="float">
            <text:p>0.589689283199622</text:p>
          </table:table-cell>
          <table:table-cell table:formula="of:=[.$B$2]*COS([.D38]-[.$C$3]) + 2*COS(2*[.D38])" office:value-type="float" office:value="0.885840014813427" calcext:value-type="float">
            <text:p>0.885840014813427</text:p>
          </table:table-cell>
          <table:table-cell table:formula="of:=IF([.E38]=[.$H$1];[.$G$1];[.$H$1])" office:value-type="float" office:value="-1.10425787365804" calcext:value-type="float">
            <text:p>-1.10425787365804</text:p>
          </table:table-cell>
          <table:table-cell table:formula="of:=IF([.$C$2]=[.A38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[.A39]*PI()/180" office:value-type="float" office:value="0.663225115757845" calcext:value-type="float">
            <text:p>0.663225115757845</text:p>
          </table:table-cell>
          <table:table-cell table:formula="of:=-[.$B$2]*COS([.D39]-[.$C$3])-COS([.D39])*COS([.D39])" office:value-type="float" office:value="-0.961960127831083" calcext:value-type="float">
            <text:p>-0.961960127831083</text:p>
          </table:table-cell>
          <table:table-cell table:formula="of:=[.$B$2]*COS([.$C$3])*SIN([.D39])-[.$B$2]*SIN([.$C$3])*COS([.D39])+2*SIN([.D39])*COS([.D39])" office:value-type="float" office:value="0.604618875466411" calcext:value-type="float">
            <text:p>0.604618875466411</text:p>
          </table:table-cell>
          <table:table-cell table:formula="of:=[.$B$2]*COS([.D39]-[.$C$3]) + 2*COS(2*[.D39])" office:value-type="float" office:value="0.824842971230585" calcext:value-type="float">
            <text:p>0.824842971230585</text:p>
          </table:table-cell>
          <table:table-cell table:formula="of:=IF([.E39]=[.$H$1];[.$G$1];[.$H$1])" office:value-type="float" office:value="-1.10425787365804" calcext:value-type="float">
            <text:p>-1.10425787365804</text:p>
          </table:table-cell>
          <table:table-cell table:formula="of:=IF([.$C$2]=[.A39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[.A40]*PI()/180" office:value-type="float" office:value="0.680678408277788" calcext:value-type="float">
            <text:p>0.680678408277788</text:p>
          </table:table-cell>
          <table:table-cell table:formula="of:=-[.$B$2]*COS([.D40]-[.$C$3])-COS([.D40])*COS([.D40])" office:value-type="float" office:value="-0.951285030638378" calcext:value-type="float">
            <text:p>-0.951285030638378</text:p>
          </table:table-cell>
          <table:table-cell table:formula="of:=[.$B$2]*COS([.$C$3])*SIN([.D40])-[.$B$2]*SIN([.$C$3])*COS([.D40])+2*SIN([.D40])*COS([.D40])" office:value-type="float" office:value="0.61847770056448" calcext:value-type="float">
            <text:p>0.61847770056448</text:p>
          </table:table-cell>
          <table:table-cell table:formula="of:=[.$B$2]*COS([.D40]-[.$C$3]) + 2*COS(2*[.D40])" office:value-type="float" office:value="0.763152566865018" calcext:value-type="float">
            <text:p>0.763152566865018</text:p>
          </table:table-cell>
          <table:table-cell table:formula="of:=IF([.E40]=[.$H$1];[.$G$1];[.$H$1])" office:value-type="float" office:value="-1.10425787365804" calcext:value-type="float">
            <text:p>-1.10425787365804</text:p>
          </table:table-cell>
          <table:table-cell table:formula="of:=IF([.$C$2]=[.A40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[.A41]*PI()/180" office:value-type="float" office:value="0.698131700797732" calcext:value-type="float">
            <text:p>0.698131700797732</text:p>
          </table:table-cell>
          <table:table-cell table:formula="of:=-[.$B$2]*COS([.D41]-[.$C$3])-COS([.D41])*COS([.D41])" office:value-type="float" office:value="-0.940377479426739" calcext:value-type="float">
            <text:p>-0.940377479426739</text:p>
          </table:table-cell>
          <table:table-cell table:formula="of:=[.$B$2]*COS([.$C$3])*SIN([.D41])-[.$B$2]*SIN([.$C$3])*COS([.D41])+2*SIN([.D41])*COS([.D41])" office:value-type="float" office:value="0.631254362418934" calcext:value-type="float">
            <text:p>0.631254362418934</text:p>
          </table:table-cell>
          <table:table-cell table:formula="of:=[.$B$2]*COS([.D41]-[.$C$3]) + 2*COS(2*[.D41])" office:value-type="float" office:value="0.700849745927135" calcext:value-type="float">
            <text:p>0.700849745927135</text:p>
          </table:table-cell>
          <table:table-cell table:formula="of:=IF([.E41]=[.$H$1];[.$G$1];[.$H$1])" office:value-type="float" office:value="-1.10425787365804" calcext:value-type="float">
            <text:p>-1.10425787365804</text:p>
          </table:table-cell>
          <table:table-cell table:formula="of:=IF([.$C$2]=[.A41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[.A42]*PI()/180" office:value-type="float" office:value="0.715584993317675" calcext:value-type="float">
            <text:p>0.715584993317675</text:p>
          </table:table-cell>
          <table:table-cell table:formula="of:=-[.$B$2]*COS([.D42]-[.$C$3])-COS([.D42])*COS([.D42])" office:value-type="float" office:value="-0.929256450649358" calcext:value-type="float">
            <text:p>-0.929256450649358</text:p>
          </table:table-cell>
          <table:table-cell table:formula="of:=[.$B$2]*COS([.$C$3])*SIN([.D42])-[.$B$2]*SIN([.$C$3])*COS([.D42])+2*SIN([.D42])*COS([.D42])" office:value-type="float" office:value="0.642938883512072" calcext:value-type="float">
            <text:p>0.642938883512072</text:p>
          </table:table-cell>
          <table:table-cell table:formula="of:=[.$B$2]*COS([.D42]-[.$C$3]) + 2*COS(2*[.D42])" office:value-type="float" office:value="0.638016102089457" calcext:value-type="float">
            <text:p>0.638016102089457</text:p>
          </table:table-cell>
          <table:table-cell table:formula="of:=IF([.E42]=[.$H$1];[.$G$1];[.$H$1])" office:value-type="float" office:value="-1.10425787365804" calcext:value-type="float">
            <text:p>-1.10425787365804</text:p>
          </table:table-cell>
          <table:table-cell table:formula="of:=IF([.$C$2]=[.A42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[.A43]*PI()/180" office:value-type="float" office:value="0.733038285837618" calcext:value-type="float">
            <text:p>0.733038285837618</text:p>
          </table:table-cell>
          <table:table-cell table:formula="of:=-[.$B$2]*COS([.D43]-[.$C$3])-COS([.D43])*COS([.D43])" office:value-type="float" office:value="-0.917941082443412" calcext:value-type="float">
            <text:p>-0.917941082443412</text:p>
          </table:table-cell>
          <table:table-cell table:formula="of:=[.$B$2]*COS([.$C$3])*SIN([.D43])-[.$B$2]*SIN([.$C$3])*COS([.D43])+2*SIN([.D43])*COS([.D43])" office:value-type="float" office:value="0.653522715337024" calcext:value-type="float">
            <text:p>0.653522715337024</text:p>
          </table:table-cell>
          <table:table-cell table:formula="of:=[.$B$2]*COS([.D43]-[.$C$3]) + 2*COS(2*[.D43])" office:value-type="float" office:value="0.574733777344892" calcext:value-type="float">
            <text:p>0.574733777344892</text:p>
          </table:table-cell>
          <table:table-cell table:formula="of:=IF([.E43]=[.$H$1];[.$G$1];[.$H$1])" office:value-type="float" office:value="-1.10425787365804" calcext:value-type="float">
            <text:p>-1.10425787365804</text:p>
          </table:table-cell>
          <table:table-cell table:formula="of:=IF([.$C$2]=[.A43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[.A44]*PI()/180" office:value-type="float" office:value="0.750491578357562" calcext:value-type="float">
            <text:p>0.750491578357562</text:p>
          </table:table-cell>
          <table:table-cell table:formula="of:=-[.$B$2]*COS([.D44]-[.$C$3])-COS([.D44])*COS([.D44])" office:value-type="float" office:value="-0.90645064961076" calcext:value-type="float">
            <text:p>-0.90645064961076</text:p>
          </table:table-cell>
          <table:table-cell table:formula="of:=[.$B$2]*COS([.$C$3])*SIN([.D44])-[.$B$2]*SIN([.$C$3])*COS([.D44])+2*SIN([.D44])*COS([.D44])" office:value-type="float" office:value="0.662998747080395" calcext:value-type="float">
            <text:p>0.662998747080395</text:p>
          </table:table-cell>
          <table:table-cell table:formula="of:=[.$B$2]*COS([.D44]-[.$C$3]) + 2*COS(2*[.D44])" office:value-type="float" office:value="0.511085360226948" calcext:value-type="float">
            <text:p>0.511085360226948</text:p>
          </table:table-cell>
          <table:table-cell table:formula="of:=IF([.E44]=[.$H$1];[.$G$1];[.$H$1])" office:value-type="float" office:value="-1.10425787365804" calcext:value-type="float">
            <text:p>-1.10425787365804</text:p>
          </table:table-cell>
          <table:table-cell table:formula="of:=IF([.$C$2]=[.A44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formula="of:=[.A45]*PI()/180" office:value-type="float" office:value="0.767944870877505" calcext:value-type="float">
            <text:p>0.767944870877505</text:p>
          </table:table-cell>
          <table:table-cell table:formula="of:=-[.$B$2]*COS([.D45]-[.$C$3])-COS([.D45])*COS([.D45])" office:value-type="float" office:value="-0.894804538462637" calcext:value-type="float">
            <text:p>-0.894804538462637</text:p>
          </table:table-cell>
          <table:table-cell table:formula="of:=[.$B$2]*COS([.$C$3])*SIN([.D45])-[.$B$2]*SIN([.$C$3])*COS([.D45])+2*SIN([.D45])*COS([.D45])" office:value-type="float" office:value="0.671361312523842" calcext:value-type="float">
            <text:p>0.671361312523842</text:p>
          </table:table-cell>
          <table:table-cell table:formula="of:=[.$B$2]*COS([.D45]-[.$C$3]) + 2*COS(2*[.D45])" office:value-type="float" office:value="0.447153783516388" calcext:value-type="float">
            <text:p>0.447153783516388</text:p>
          </table:table-cell>
          <table:table-cell table:formula="of:=IF([.E45]=[.$H$1];[.$G$1];[.$H$1])" office:value-type="float" office:value="-1.10425787365804" calcext:value-type="float">
            <text:p>-1.10425787365804</text:p>
          </table:table-cell>
          <table:table-cell table:formula="of:=IF([.$C$2]=[.A45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[.A46]*PI()/180" office:value-type="float" office:value="0.785398163397448" calcext:value-type="float">
            <text:p>0.785398163397448</text:p>
          </table:table-cell>
          <table:table-cell table:formula="of:=-[.$B$2]*COS([.D46]-[.$C$3])-COS([.D46])*COS([.D46])" office:value-type="float" office:value="-0.883022221559489" calcext:value-type="float">
            <text:p>-0.883022221559489</text:p>
          </table:table-cell>
          <table:table-cell table:formula="of:=[.$B$2]*COS([.$C$3])*SIN([.D46])-[.$B$2]*SIN([.$C$3])*COS([.D46])+2*SIN([.D46])*COS([.D46])" office:value-type="float" office:value="0.67860619515673" calcext:value-type="float">
            <text:p>0.67860619515673</text:p>
          </table:table-cell>
          <table:table-cell table:formula="of:=[.$B$2]*COS([.D46]-[.$C$3]) + 2*COS(2*[.D46])" office:value-type="float" office:value="0.383022221559489" calcext:value-type="float">
            <text:p>0.383022221559489</text:p>
          </table:table-cell>
          <table:table-cell table:formula="of:=IF([.E46]=[.$H$1];[.$G$1];[.$H$1])" office:value-type="float" office:value="-1.10425787365804" calcext:value-type="float">
            <text:p>-1.10425787365804</text:p>
          </table:table-cell>
          <table:table-cell table:formula="of:=IF([.$C$2]=[.A46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formula="of:=[.A47]*PI()/180" office:value-type="float" office:value="0.802851455917391" calcext:value-type="float">
            <text:p>0.802851455917391</text:p>
          </table:table-cell>
          <table:table-cell table:formula="of:=-[.$B$2]*COS([.D47]-[.$C$3])-COS([.D47])*COS([.D47])" office:value-type="float" office:value="-0.871123232377235" calcext:value-type="float">
            <text:p>-0.871123232377235</text:p>
          </table:table-cell>
          <table:table-cell table:formula="of:=[.$B$2]*COS([.$C$3])*SIN([.D47])-[.$B$2]*SIN([.$C$3])*COS([.D47])+2*SIN([.D47])*COS([.D47])" office:value-type="float" office:value="0.684730631494177" calcext:value-type="float">
            <text:p>0.684730631494177</text:p>
          </table:table-cell>
          <table:table-cell table:formula="of:=[.$B$2]*COS([.D47]-[.$C$3]) + 2*COS(2*[.D47])" office:value-type="float" office:value="0.318773987323484" calcext:value-type="float">
            <text:p>0.318773987323484</text:p>
          </table:table-cell>
          <table:table-cell table:formula="of:=IF([.E47]=[.$H$1];[.$G$1];[.$H$1])" office:value-type="float" office:value="-1.10425787365804" calcext:value-type="float">
            <text:p>-1.10425787365804</text:p>
          </table:table-cell>
          <table:table-cell table:formula="of:=IF([.$C$2]=[.A47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[.A48]*PI()/180" office:value-type="float" office:value="0.820304748437335" calcext:value-type="float">
            <text:p>0.820304748437335</text:p>
          </table:table-cell>
          <table:table-cell table:formula="of:=-[.$B$2]*COS([.D48]-[.$C$3])-COS([.D48])*COS([.D48])" office:value-type="float" office:value="-0.859127139931298" calcext:value-type="float">
            <text:p>-0.859127139931298</text:p>
          </table:table-cell>
          <table:table-cell table:formula="of:=[.$B$2]*COS([.$C$3])*SIN([.D48])-[.$B$2]*SIN([.$C$3])*COS([.D48])+2*SIN([.D48])*COS([.D48])" office:value-type="float" office:value="0.689733312596995" calcext:value-type="float">
            <text:p>0.689733312596995</text:p>
          </table:table-cell>
          <table:table-cell table:formula="of:=[.$B$2]*COS([.D48]-[.$C$3]) + 2*COS(2*[.D48])" office:value-type="float" office:value="0.25449242931511" calcext:value-type="float">
            <text:p>0.25449242931511</text:p>
          </table:table-cell>
          <table:table-cell table:formula="of:=IF([.E48]=[.$H$1];[.$G$1];[.$H$1])" office:value-type="float" office:value="-1.10425787365804" calcext:value-type="float">
            <text:p>-1.10425787365804</text:p>
          </table:table-cell>
          <table:table-cell table:formula="of:=IF([.$C$2]=[.A48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[.A49]*PI()/180" office:value-type="float" office:value="0.837758040957278" calcext:value-type="float">
            <text:p>0.837758040957278</text:p>
          </table:table-cell>
          <table:table-cell table:formula="of:=-[.$B$2]*COS([.D49]-[.$C$3])-COS([.D49])*COS([.D49])" office:value-type="float" office:value="-0.84705352338982" calcext:value-type="float">
            <text:p>-0.84705352338982</text:p>
          </table:table-cell>
          <table:table-cell table:formula="of:=[.$B$2]*COS([.$C$3])*SIN([.D49])-[.$B$2]*SIN([.$C$3])*COS([.D49])+2*SIN([.D49])*COS([.D49])" office:value-type="float" office:value="0.693614383792249" calcext:value-type="float">
            <text:p>0.693614383792249</text:p>
          </table:table-cell>
          <table:table-cell table:formula="of:=[.$B$2]*COS([.D49]-[.$C$3]) + 2*COS(2*[.D49])" office:value-type="float" office:value="0.19026082848834" calcext:value-type="float">
            <text:p>0.19026082848834</text:p>
          </table:table-cell>
          <table:table-cell table:formula="of:=IF([.E49]=[.$H$1];[.$G$1];[.$H$1])" office:value-type="float" office:value="-1.10425787365804" calcext:value-type="float">
            <text:p>-1.10425787365804</text:p>
          </table:table-cell>
          <table:table-cell table:formula="of:=IF([.$C$2]=[.A49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[.A50]*PI()/180" office:value-type="float" office:value="0.855211333477221" calcext:value-type="float">
            <text:p>0.855211333477221</text:p>
          </table:table-cell>
          <table:table-cell table:formula="of:=-[.$B$2]*COS([.D50]-[.$C$3])-COS([.D50])*COS([.D50])" office:value-type="float" office:value="-0.834921946707441" calcext:value-type="float">
            <text:p>-0.834921946707441</text:p>
          </table:table-cell>
          <table:table-cell table:formula="of:=[.$B$2]*COS([.$C$3])*SIN([.D50])-[.$B$2]*SIN([.$C$3])*COS([.D50])+2*SIN([.D50])*COS([.D50])" office:value-type="float" office:value="0.696375442595334" calcext:value-type="float">
            <text:p>0.696375442595334</text:p>
          </table:table-cell>
          <table:table-cell table:formula="of:=[.$B$2]*COS([.D50]-[.$C$3]) + 2*COS(2*[.D50])" office:value-type="float" office:value="0.126162295267343" calcext:value-type="float">
            <text:p>0.126162295267343</text:p>
          </table:table-cell>
          <table:table-cell table:formula="of:=IF([.E50]=[.$H$1];[.$G$1];[.$H$1])" office:value-type="float" office:value="-1.10425787365804" calcext:value-type="float">
            <text:p>-1.10425787365804</text:p>
          </table:table-cell>
          <table:table-cell table:formula="of:=IF([.$C$2]=[.A50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[.A51]*PI()/180" office:value-type="float" office:value="0.872664625997165" calcext:value-type="float">
            <text:p>0.872664625997165</text:p>
          </table:table-cell>
          <table:table-cell table:formula="of:=-[.$B$2]*COS([.D51]-[.$C$3])-COS([.D51])*COS([.D51])" office:value-type="float" office:value="-0.822751933311031" calcext:value-type="float">
            <text:p>-0.822751933311031</text:p>
          </table:table-cell>
          <table:table-cell table:formula="of:=[.$B$2]*COS([.$C$3])*SIN([.D51])-[.$B$2]*SIN([.$C$3])*COS([.D51])+2*SIN([.D51])*COS([.D51])" office:value-type="float" office:value="0.698019534836685" calcext:value-type="float">
            <text:p>0.698019534836685</text:p>
          </table:table-cell>
          <table:table-cell table:formula="of:=[.$B$2]*COS([.D51]-[.$C$3]) + 2*COS(2*[.D51])" office:value-type="float" office:value="0.0622796668106353" calcext:value-type="float">
            <text:p>0.062279666810635</text:p>
          </table:table-cell>
          <table:table-cell table:formula="of:=IF([.E51]=[.$H$1];[.$G$1];[.$H$1])" office:value-type="float" office:value="-1.10425787365804" calcext:value-type="float">
            <text:p>-1.10425787365804</text:p>
          </table:table-cell>
          <table:table-cell table:formula="of:=IF([.$C$2]=[.A51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[.A52]*PI()/180" office:value-type="float" office:value="0.890117918517108" calcext:value-type="float">
            <text:p>0.890117918517108</text:p>
          </table:table-cell>
          <table:table-cell table:formula="of:=-[.$B$2]*COS([.D52]-[.$C$3])-COS([.D52])*COS([.D52])" office:value-type="float" office:value="-0.810562940868641" calcext:value-type="float">
            <text:p>-0.810562940868641</text:p>
          </table:table-cell>
          <table:table-cell table:formula="of:=[.$B$2]*COS([.$C$3])*SIN([.D52])-[.$B$2]*SIN([.$C$3])*COS([.D52])+2*SIN([.D52])*COS([.D52])" office:value-type="float" office:value="0.698551148998432" calcext:value-type="float">
            <text:p>0.698551148998432</text:p>
          </table:table-cell>
          <table:table-cell table:formula="of:=[.$B$2]*COS([.D52]-[.$C$3]) + 2*COS(2*[.D52])" office:value-type="float" office:value="-0.00130459535799743" calcext:value-type="float">
            <text:p>-0.001304595357997</text:p>
          </table:table-cell>
          <table:table-cell table:formula="of:=IF([.E52]=[.$H$1];[.$G$1];[.$H$1])" office:value-type="float" office:value="-1.10425787365804" calcext:value-type="float">
            <text:p>-1.10425787365804</text:p>
          </table:table-cell>
          <table:table-cell table:formula="of:=IF([.$C$2]=[.A52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[.A53]*PI()/180" office:value-type="float" office:value="0.907571211037051" calcext:value-type="float">
            <text:p>0.907571211037051</text:p>
          </table:table-cell>
          <table:table-cell table:formula="of:=-[.$B$2]*COS([.D53]-[.$C$3])-COS([.D53])*COS([.D53])" office:value-type="float" office:value="-0.798374336172878" calcext:value-type="float">
            <text:p>-0.798374336172878</text:p>
          </table:table-cell>
          <table:table-cell table:formula="of:=[.$B$2]*COS([.$C$3])*SIN([.D53])-[.$B$2]*SIN([.$C$3])*COS([.D53])+2*SIN([.D53])*COS([.D53])" office:value-type="float" office:value="0.697976208768483" calcext:value-type="float">
            <text:p>0.697976208768483</text:p>
          </table:table-cell>
          <table:table-cell table:formula="of:=[.$B$2]*COS([.D53]-[.$C$3]) + 2*COS(2*[.D53])" office:value-type="float" office:value="-0.0645085072266236" calcext:value-type="float">
            <text:p>-0.064508507226624</text:p>
          </table:table-cell>
          <table:table-cell table:formula="of:=IF([.E53]=[.$H$1];[.$G$1];[.$H$1])" office:value-type="float" office:value="-1.10425787365804" calcext:value-type="float">
            <text:p>-1.10425787365804</text:p>
          </table:table-cell>
          <table:table-cell table:formula="of:=IF([.$C$2]=[.A53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[.A54]*PI()/180" office:value-type="float" office:value="0.925024503556995" calcext:value-type="float">
            <text:p>0.925024503556995</text:p>
          </table:table-cell>
          <table:table-cell table:formula="of:=-[.$B$2]*COS([.D54]-[.$C$3])-COS([.D54])*COS([.D54])" office:value-type="float" office:value="-0.786205370169713" calcext:value-type="float">
            <text:p>-0.786205370169713</text:p>
          </table:table-cell>
          <table:table-cell table:formula="of:=[.$B$2]*COS([.$C$3])*SIN([.D54])-[.$B$2]*SIN([.$C$3])*COS([.D54])+2*SIN([.D54])*COS([.D54])" office:value-type="float" office:value="0.696302063821716" calcext:value-type="float">
            <text:p>0.696302063821716</text:p>
          </table:table-cell>
          <table:table-cell table:formula="of:=[.$B$2]*COS([.D54]-[.$C$3]) + 2*COS(2*[.D54])" office:value-type="float" office:value="-0.127250663555785" calcext:value-type="float">
            <text:p>-0.127250663555785</text:p>
          </table:table-cell>
          <table:table-cell table:formula="of:=IF([.E54]=[.$H$1];[.$G$1];[.$H$1])" office:value-type="float" office:value="-1.10425787365804" calcext:value-type="float">
            <text:p>-1.10425787365804</text:p>
          </table:table-cell>
          <table:table-cell table:formula="of:=IF([.$C$2]=[.A54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formula="of:=[.A55]*PI()/180" office:value-type="float" office:value="0.942477796076938" calcext:value-type="float">
            <text:p>0.942477796076938</text:p>
          </table:table-cell>
          <table:table-cell table:formula="of:=-[.$B$2]*COS([.D55]-[.$C$3])-COS([.D55])*COS([.D55])" office:value-type="float" office:value="-0.774075153163582" calcext:value-type="float">
            <text:p>-0.774075153163582</text:p>
          </table:table-cell>
          <table:table-cell table:formula="of:=[.$B$2]*COS([.$C$3])*SIN([.D55])-[.$B$2]*SIN([.$C$3])*COS([.D55])+2*SIN([.D55])*COS([.D55])" office:value-type="float" office:value="0.693537478840126" calcext:value-type="float">
            <text:p>0.693537478840126</text:p>
          </table:table-cell>
          <table:table-cell table:formula="of:=[.$B$2]*COS([.D55]-[.$C$3]) + 2*COS(2*[.D55])" office:value-type="float" office:value="-0.189450338398839" calcext:value-type="float">
            <text:p>-0.189450338398839</text:p>
          </table:table-cell>
          <table:table-cell table:formula="of:=IF([.E55]=[.$H$1];[.$G$1];[.$H$1])" office:value-type="float" office:value="-1.10425787365804" calcext:value-type="float">
            <text:p>-1.10425787365804</text:p>
          </table:table-cell>
          <table:table-cell table:formula="of:=IF([.$C$2]=[.A55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formula="of:=[.A56]*PI()/180" office:value-type="float" office:value="0.959931088596881" calcext:value-type="float">
            <text:p>0.959931088596881</text:p>
          </table:table-cell>
          <table:table-cell table:formula="of:=-[.$B$2]*COS([.D56]-[.$C$3])-COS([.D56])*COS([.D56])" office:value-type="float" office:value="-0.762002630229385" calcext:value-type="float">
            <text:p>-0.762002630229385</text:p>
          </table:table-cell>
          <table:table-cell table:formula="of:=[.$B$2]*COS([.$C$3])*SIN([.D56])-[.$B$2]*SIN([.$C$3])*COS([.D56])+2*SIN([.D56])*COS([.D56])" office:value-type="float" office:value="0.689692620785908" calcext:value-type="float">
            <text:p>0.689692620785908</text:p>
          </table:table-cell>
          <table:table-cell table:formula="of:=[.$B$2]*COS([.D56]-[.$C$3]) + 2*COS(2*[.D56])" office:value-type="float" office:value="-0.251027584759118" calcext:value-type="float">
            <text:p>-0.251027584759118</text:p>
          </table:table-cell>
          <table:table-cell table:formula="of:=IF([.E56]=[.$H$1];[.$G$1];[.$H$1])" office:value-type="float" office:value="-1.10425787365804" calcext:value-type="float">
            <text:p>-1.10425787365804</text:p>
          </table:table-cell>
          <table:table-cell table:formula="of:=IF([.$C$2]=[.A56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[.A57]*PI()/180" office:value-type="float" office:value="0.977384381116825" calcext:value-type="float">
            <text:p>0.977384381116825</text:p>
          </table:table-cell>
          <table:table-cell table:formula="of:=-[.$B$2]*COS([.D57]-[.$C$3])-COS([.D57])*COS([.D57])" office:value-type="float" office:value="-0.750006556861742" calcext:value-type="float">
            <text:p>-0.750006556861742</text:p>
          </table:table-cell>
          <table:table-cell table:formula="of:=[.$B$2]*COS([.$C$3])*SIN([.D57])-[.$B$2]*SIN([.$C$3])*COS([.D57])+2*SIN([.D57])*COS([.D57])" office:value-type="float" office:value="0.684779044443619" calcext:value-type="float">
            <text:p>0.684779044443619</text:p>
          </table:table-cell>
          <table:table-cell table:formula="of:=[.$B$2]*COS([.D57]-[.$C$3]) + 2*COS(2*[.D57])" office:value-type="float" office:value="-0.311903333262126" calcext:value-type="float">
            <text:p>-0.311903333262126</text:p>
          </table:table-cell>
          <table:table-cell table:formula="of:=IF([.E57]=[.$H$1];[.$G$1];[.$H$1])" office:value-type="float" office:value="-1.10425787365804" calcext:value-type="float">
            <text:p>-1.10425787365804</text:p>
          </table:table-cell>
          <table:table-cell table:formula="of:=IF([.$C$2]=[.A57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formula="of:=[.A58]*PI()/180" office:value-type="float" office:value="0.994837673636768" calcext:value-type="float">
            <text:p>0.994837673636768</text:p>
          </table:table-cell>
          <table:table-cell table:formula="of:=-[.$B$2]*COS([.D58]-[.$C$3])-COS([.D58])*COS([.D58])" office:value-type="float" office:value="-0.738105474891563" calcext:value-type="float">
            <text:p>-0.738105474891563</text:p>
          </table:table-cell>
          <table:table-cell table:formula="of:=[.$B$2]*COS([.$C$3])*SIN([.D58])-[.$B$2]*SIN([.$C$3])*COS([.D58])+2*SIN([.D58])*COS([.D58])" office:value-type="float" office:value="0.678809676249655" calcext:value-type="float">
            <text:p>0.678809676249655</text:p>
          </table:table-cell>
          <table:table-cell table:formula="of:=[.$B$2]*COS([.D58]-[.$C$3]) + 2*COS(2*[.D58])" office:value-type="float" office:value="-0.371999489722137" calcext:value-type="float">
            <text:p>-0.371999489722137</text:p>
          </table:table-cell>
          <table:table-cell table:formula="of:=IF([.E58]=[.$H$1];[.$G$1];[.$H$1])" office:value-type="float" office:value="-1.10425787365804" calcext:value-type="float">
            <text:p>-1.10425787365804</text:p>
          </table:table-cell>
          <table:table-cell table:formula="of:=IF([.$C$2]=[.A58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[.A59]*PI()/180" office:value-type="float" office:value="1.01229096615671" calcext:value-type="float">
            <text:p>1.01229096615671</text:p>
          </table:table-cell>
          <table:table-cell table:formula="of:=-[.$B$2]*COS([.D59]-[.$C$3])-COS([.D59])*COS([.D59])" office:value-type="float" office:value="-0.726317688699645" calcext:value-type="float">
            <text:p>-0.726317688699645</text:p>
          </table:table-cell>
          <table:table-cell table:formula="of:=[.$B$2]*COS([.$C$3])*SIN([.D59])-[.$B$2]*SIN([.$C$3])*COS([.D59])+2*SIN([.D59])*COS([.D59])" office:value-type="float" office:value="0.671798796429394" calcext:value-type="float">
            <text:p>0.671798796429394</text:p>
          </table:table-cell>
          <table:table-cell table:formula="of:=[.$B$2]*COS([.D59]-[.$C$3]) + 2*COS(2*[.D59])" office:value-type="float" office:value="-0.431239031483971" calcext:value-type="float">
            <text:p>-0.431239031483971</text:p>
          </table:table-cell>
          <table:table-cell table:formula="of:=IF([.E59]=[.$H$1];[.$G$1];[.$H$1])" office:value-type="float" office:value="-1.10425787365804" calcext:value-type="float">
            <text:p>-1.10425787365804</text:p>
          </table:table-cell>
          <table:table-cell table:formula="of:=IF([.$C$2]=[.A59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formula="of:=[.A60]*PI()/180" office:value-type="float" office:value="1.02974425867665" calcext:value-type="float">
            <text:p>1.02974425867665</text:p>
          </table:table-cell>
          <table:table-cell table:formula="of:=-[.$B$2]*COS([.D60]-[.$C$3])-COS([.D60])*COS([.D60])" office:value-type="float" office:value="-0.714661241756638" calcext:value-type="float">
            <text:p>-0.714661241756638</text:p>
          </table:table-cell>
          <table:table-cell table:formula="of:=[.$B$2]*COS([.$C$3])*SIN([.D60])-[.$B$2]*SIN([.$C$3])*COS([.D60])+2*SIN([.D60])*COS([.D60])" office:value-type="float" office:value="0.663762019464388" calcext:value-type="float">
            <text:p>0.663762019464388</text:p>
          </table:table-cell>
          <table:table-cell table:formula="of:=[.$B$2]*COS([.D60]-[.$C$3]) + 2*COS(2*[.D60])" office:value-type="float" office:value="-0.489546102422198" calcext:value-type="float">
            <text:p>-0.489546102422198</text:p>
          </table:table-cell>
          <table:table-cell table:formula="of:=IF([.E60]=[.$H$1];[.$G$1];[.$H$1])" office:value-type="float" office:value="-1.10425787365804" calcext:value-type="float">
            <text:p>-1.10425787365804</text:p>
          </table:table-cell>
          <table:table-cell table:formula="of:=IF([.$C$2]=[.A60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[.A61]*PI()/180" office:value-type="float" office:value="1.0471975511966" calcext:value-type="float">
            <text:p>1.0471975511966</text:p>
          </table:table-cell>
          <table:table-cell table:formula="of:=-[.$B$2]*COS([.D61]-[.$C$3])-COS([.D61])*COS([.D61])" office:value-type="float" office:value="-0.703153893518325" calcext:value-type="float">
            <text:p>-0.703153893518325</text:p>
          </table:table-cell>
          <table:table-cell table:formula="of:=[.$B$2]*COS([.$C$3])*SIN([.D61])-[.$B$2]*SIN([.$C$3])*COS([.D61])+2*SIN([.D61])*COS([.D61])" office:value-type="float" office:value="0.654716272914089" calcext:value-type="float">
            <text:p>0.654716272914089</text:p>
          </table:table-cell>
          <table:table-cell table:formula="of:=[.$B$2]*COS([.D61]-[.$C$3]) + 2*COS(2*[.D61])" office:value-type="float" office:value="-0.546846106481675" calcext:value-type="float">
            <text:p>-0.546846106481675</text:p>
          </table:table-cell>
          <table:table-cell table:formula="of:=IF([.E61]=[.$H$1];[.$G$1];[.$H$1])" office:value-type="float" office:value="-1.10425787365804" calcext:value-type="float">
            <text:p>-1.10425787365804</text:p>
          </table:table-cell>
          <table:table-cell table:formula="of:=IF([.$C$2]=[.A61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[.A62]*PI()/180" office:value-type="float" office:value="1.06465084371654" calcext:value-type="float">
            <text:p>1.06465084371654</text:p>
          </table:table-cell>
          <table:table-cell table:formula="of:=-[.$B$2]*COS([.D62]-[.$C$3])-COS([.D62])*COS([.D62])" office:value-type="float" office:value="-0.691813096704698" calcext:value-type="float">
            <text:p>-0.691813096704698</text:p>
          </table:table-cell>
          <table:table-cell table:formula="of:=[.$B$2]*COS([.$C$3])*SIN([.D62])-[.$B$2]*SIN([.$C$3])*COS([.D62])+2*SIN([.D62])*COS([.D62])" office:value-type="float" office:value="0.644679774618526" calcext:value-type="float">
            <text:p>0.644679774618526</text:p>
          </table:table-cell>
          <table:table-cell table:formula="of:=[.$B$2]*COS([.D62]-[.$C$3]) + 2*COS(2*[.D62])" office:value-type="float" office:value="-0.603065799645109" calcext:value-type="float">
            <text:p>-0.603065799645109</text:p>
          </table:table-cell>
          <table:table-cell table:formula="of:=IF([.E62]=[.$H$1];[.$G$1];[.$H$1])" office:value-type="float" office:value="-1.10425787365804" calcext:value-type="float">
            <text:p>-1.10425787365804</text:p>
          </table:table-cell>
          <table:table-cell table:formula="of:=IF([.$C$2]=[.A62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formula="of:=[.A63]*PI()/180" office:value-type="float" office:value="1.08210413623648" calcext:value-type="float">
            <text:p>1.08210413623648</text:p>
          </table:table-cell>
          <table:table-cell table:formula="of:=-[.$B$2]*COS([.D63]-[.$C$3])-COS([.D63])*COS([.D63])" office:value-type="float" office:value="-0.680655974990847" calcext:value-type="float">
            <text:p>-0.680655974990847</text:p>
          </table:table-cell>
          <table:table-cell table:formula="of:=[.$B$2]*COS([.$C$3])*SIN([.D63])-[.$B$2]*SIN([.$C$3])*COS([.D63])+2*SIN([.D63])*COS([.D63])" office:value-type="float" office:value="0.633672008310405" calcext:value-type="float">
            <text:p>0.633672008310405</text:p>
          </table:table-cell>
          <table:table-cell table:formula="of:=[.$B$2]*COS([.D63]-[.$C$3]) + 2*COS(2*[.D63])" office:value-type="float" office:value="-0.658133380215273" calcext:value-type="float">
            <text:p>-0.658133380215273</text:p>
          </table:table-cell>
          <table:table-cell table:formula="of:=IF([.E63]=[.$H$1];[.$G$1];[.$H$1])" office:value-type="float" office:value="-1.10425787365804" calcext:value-type="float">
            <text:p>-1.10425787365804</text:p>
          </table:table-cell>
          <table:table-cell table:formula="of:=IF([.$C$2]=[.A63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[.A64]*PI()/180" office:value-type="float" office:value="1.09955742875643" calcext:value-type="float">
            <text:p>1.09955742875643</text:p>
          </table:table-cell>
          <table:table-cell table:formula="of:=-[.$B$2]*COS([.D64]-[.$C$3])-COS([.D64])*COS([.D64])" office:value-type="float" office:value="-0.669699301137157" calcext:value-type="float">
            <text:p>-0.669699301137157</text:p>
          </table:table-cell>
          <table:table-cell table:formula="of:=[.$B$2]*COS([.$C$3])*SIN([.D64])-[.$B$2]*SIN([.$C$3])*COS([.D64])+2*SIN([.D64])*COS([.D64])" office:value-type="float" office:value="0.621713697666991" calcext:value-type="float">
            <text:p>0.621713697666991</text:p>
          </table:table-cell>
          <table:table-cell table:formula="of:=[.$B$2]*COS([.D64]-[.$C$3]) + 2*COS(2*[.D64])" office:value-type="float" office:value="-0.711978577301552" calcext:value-type="float">
            <text:p>-0.711978577301552</text:p>
          </table:table-cell>
          <table:table-cell table:formula="of:=IF([.E64]=[.$H$1];[.$G$1];[.$H$1])" office:value-type="float" office:value="-1.10425787365804" calcext:value-type="float">
            <text:p>-1.10425787365804</text:p>
          </table:table-cell>
          <table:table-cell table:formula="of:=IF([.$C$2]=[.A64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table:formula="of:=[.A65]*PI()/180" office:value-type="float" office:value="1.11701072127637" calcext:value-type="float">
            <text:p>1.11701072127637</text:p>
          </table:table-cell>
          <table:table-cell table:formula="of:=-[.$B$2]*COS([.D65]-[.$C$3])-COS([.D65])*COS([.D65])" office:value-type="float" office:value="-0.658959475585772" calcext:value-type="float">
            <text:p>-0.658959475585772</text:p>
          </table:table-cell>
          <table:table-cell table:formula="of:=[.$B$2]*COS([.$C$3])*SIN([.D65])-[.$B$2]*SIN([.$C$3])*COS([.D65])+2*SIN([.D65])*COS([.D65])" office:value-type="float" office:value="0.608826778834072" calcext:value-type="float">
            <text:p>0.608826778834072</text:p>
          </table:table-cell>
          <table:table-cell table:formula="of:=[.$B$2]*COS([.D65]-[.$C$3]) + 2*COS(2*[.D65])" office:value-type="float" office:value="-0.764532737402716" calcext:value-type="float">
            <text:p>-0.764532737402716</text:p>
          </table:table-cell>
          <table:table-cell table:formula="of:=IF([.E65]=[.$H$1];[.$G$1];[.$H$1])" office:value-type="float" office:value="-1.10425787365804" calcext:value-type="float">
            <text:p>-1.10425787365804</text:p>
          </table:table-cell>
          <table:table-cell table:formula="of:=IF([.$C$2]=[.A65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table:formula="of:=[.A66]*PI()/180" office:value-type="float" office:value="1.13446401379631" calcext:value-type="float">
            <text:p>1.13446401379631</text:p>
          </table:table-cell>
          <table:table-cell table:formula="of:=-[.$B$2]*COS([.D66]-[.$C$3])-COS([.D66])*COS([.D66])" office:value-type="float" office:value="-0.648452505549684" calcext:value-type="float">
            <text:p>-0.648452505549684</text:p>
          </table:table-cell>
          <table:table-cell table:formula="of:=[.$B$2]*COS([.$C$3])*SIN([.D66])-[.$B$2]*SIN([.$C$3])*COS([.D66])+2*SIN([.D66])*COS([.D66])" office:value-type="float" office:value="0.595034371456144" calcext:value-type="float">
            <text:p>0.595034371456144</text:p>
          </table:table-cell>
          <table:table-cell table:formula="of:=[.$B$2]*COS([.D66]-[.$C$3]) + 2*COS(2*[.D66])" office:value-type="float" office:value="-0.815728908980124" calcext:value-type="float">
            <text:p>-0.815728908980124</text:p>
          </table:table-cell>
          <table:table-cell table:formula="of:=IF([.E66]=[.$H$1];[.$G$1];[.$H$1])" office:value-type="float" office:value="-1.10425787365804" calcext:value-type="float">
            <text:p>-1.10425787365804</text:p>
          </table:table-cell>
          <table:table-cell table:formula="of:=IF([.$C$2]=[.A66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[.A67]*PI()/180" office:value-type="float" office:value="1.15191730631626" calcext:value-type="float">
            <text:p>1.15191730631626</text:p>
          </table:table-cell>
          <table:table-cell table:formula="of:=-[.$B$2]*COS([.D67]-[.$C$3])-COS([.D67])*COS([.D67])" office:value-type="float" office:value="-0.638193984620229" calcext:value-type="float">
            <text:p>-0.638193984620229</text:p>
          </table:table-cell>
          <table:table-cell table:formula="of:=[.$B$2]*COS([.$C$3])*SIN([.D67])-[.$B$2]*SIN([.$C$3])*COS([.D67])+2*SIN([.D67])*COS([.D67])" office:value-type="float" office:value="0.580360748248816" calcext:value-type="float">
            <text:p>0.580360748248816</text:p>
          </table:table-cell>
          <table:table-cell table:formula="of:=[.$B$2]*COS([.D67]-[.$C$3]) + 2*COS(2*[.D67])" office:value-type="float" office:value="-0.865501924918058" calcext:value-type="float">
            <text:p>-0.865501924918058</text:p>
          </table:table-cell>
          <table:table-cell table:formula="of:=IF([.E67]=[.$H$1];[.$G$1];[.$H$1])" office:value-type="float" office:value="-1.10425787365804" calcext:value-type="float">
            <text:p>-1.10425787365804</text:p>
          </table:table-cell>
          <table:table-cell table:formula="of:=IF([.$C$2]=[.A67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formula="of:=[.A68]*PI()/180" office:value-type="float" office:value="1.1693705988362" calcext:value-type="float">
            <text:p>1.1693705988362</text:p>
          </table:table-cell>
          <table:table-cell table:formula="of:=-[.$B$2]*COS([.D68]-[.$C$3])-COS([.D68])*COS([.D68])" office:value-type="float" office:value="-0.628199072918078" calcext:value-type="float">
            <text:p>-0.628199072918078</text:p>
          </table:table-cell>
          <table:table-cell table:formula="of:=[.$B$2]*COS([.$C$3])*SIN([.D68])-[.$B$2]*SIN([.$C$3])*COS([.D68])+2*SIN([.D68])*COS([.D68])" office:value-type="float" office:value="0.564831303151178" calcext:value-type="float">
            <text:p>0.564831303151178</text:p>
          </table:table-cell>
          <table:table-cell table:formula="of:=[.$B$2]*COS([.D68]-[.$C$3]) + 2*COS(2*[.D68])" office:value-type="float" office:value="-0.913788482770417" calcext:value-type="float">
            <text:p>-0.913788482770417</text:p>
          </table:table-cell>
          <table:table-cell table:formula="of:=IF([.E68]=[.$H$1];[.$G$1];[.$H$1])" office:value-type="float" office:value="-1.10425787365804" calcext:value-type="float">
            <text:p>-1.10425787365804</text:p>
          </table:table-cell>
          <table:table-cell table:formula="of:=IF([.$C$2]=[.A68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[.A69]*PI()/180" office:value-type="float" office:value="1.18682389135614" calcext:value-type="float">
            <text:p>1.18682389135614</text:p>
          </table:table-cell>
          <table:table-cell table:formula="of:=-[.$B$2]*COS([.D69]-[.$C$3])-COS([.D69])*COS([.D69])" office:value-type="float" office:value="-0.618482477812192" calcext:value-type="float">
            <text:p>-0.618482477812192</text:p>
          </table:table-cell>
          <table:table-cell table:formula="of:=[.$B$2]*COS([.$C$3])*SIN([.D69])-[.$B$2]*SIN([.$C$3])*COS([.D69])+2*SIN([.D69])*COS([.D69])" office:value-type="float" office:value="0.548472518097629" calcext:value-type="float">
            <text:p>0.548472518097629</text:p>
          </table:table-cell>
          <table:table-cell table:formula="of:=[.$B$2]*COS([.D69]-[.$C$3]) + 2*COS(2*[.D69])" office:value-type="float" office:value="-0.960527222695785" calcext:value-type="float">
            <text:p>-0.960527222695785</text:p>
          </table:table-cell>
          <table:table-cell table:formula="of:=IF([.E69]=[.$H$1];[.$G$1];[.$H$1])" office:value-type="float" office:value="-1.10425787365804" calcext:value-type="float">
            <text:p>-1.10425787365804</text:p>
          </table:table-cell>
          <table:table-cell table:formula="of:=IF([.$C$2]=[.A69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[.A70]*PI()/180" office:value-type="float" office:value="1.20427718387609" calcext:value-type="float">
            <text:p>1.20427718387609</text:p>
          </table:table-cell>
          <table:table-cell table:formula="of:=-[.$B$2]*COS([.D70]-[.$C$3])-COS([.D70])*COS([.D70])" office:value-type="float" office:value="-0.609058435230462" calcext:value-type="float">
            <text:p>-0.609058435230462</text:p>
          </table:table-cell>
          <table:table-cell table:formula="of:=[.$B$2]*COS([.$C$3])*SIN([.D70])-[.$B$2]*SIN([.$C$3])*COS([.D70])+2*SIN([.D70])*COS([.D70])" office:value-type="float" office:value="0.531311928450359" calcext:value-type="float">
            <text:p>0.531311928450359</text:p>
          </table:table-cell>
          <table:table-cell table:formula="of:=[.$B$2]*COS([.D70]-[.$C$3]) + 2*COS(2*[.D70])" office:value-type="float" office:value="-1.00565880298563" calcext:value-type="float">
            <text:p>-1.00565880298563</text:p>
          </table:table-cell>
          <table:table-cell table:formula="of:=IF([.E70]=[.$H$1];[.$G$1];[.$H$1])" office:value-type="float" office:value="-1.10425787365804" calcext:value-type="float">
            <text:p>-1.10425787365804</text:p>
          </table:table-cell>
          <table:table-cell table:formula="of:=IF([.$C$2]=[.A70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formula="of:=[.A71]*PI()/180" office:value-type="float" office:value="1.22173047639603" calcext:value-type="float">
            <text:p>1.22173047639603</text:p>
          </table:table-cell>
          <table:table-cell table:formula="of:=-[.$B$2]*COS([.D71]-[.$C$3])-COS([.D71])*COS([.D71])" office:value-type="float" office:value="-0.599940691585045" calcext:value-type="float">
            <text:p>-0.599940691585045</text:p>
          </table:table-cell>
          <table:table-cell table:formula="of:=[.$B$2]*COS([.$C$3])*SIN([.D71])-[.$B$2]*SIN([.$C$3])*COS([.D71])+2*SIN([.D71])*COS([.D71])" office:value-type="float" office:value="0.513378087135279" calcext:value-type="float">
            <text:p>0.513378087135279</text:p>
          </table:table-cell>
          <table:table-cell table:formula="of:=[.$B$2]*COS([.D71]-[.$C$3]) + 2*COS(2*[.D71])" office:value-type="float" office:value="-1.04912597309342" calcext:value-type="float">
            <text:p>-1.04912597309342</text:p>
          </table:table-cell>
          <table:table-cell table:formula="of:=IF([.E71]=[.$H$1];[.$G$1];[.$H$1])" office:value-type="float" office:value="-1.10425787365804" calcext:value-type="float">
            <text:p>-1.10425787365804</text:p>
          </table:table-cell>
          <table:table-cell table:formula="of:=IF([.$C$2]=[.A71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formula="of:=[.A72]*PI()/180" office:value-type="float" office:value="1.23918376891597" calcext:value-type="float">
            <text:p>1.23918376891597</text:p>
          </table:table-cell>
          <table:table-cell table:formula="of:=-[.$B$2]*COS([.D72]-[.$C$3])-COS([.D72])*COS([.D72])" office:value-type="float" office:value="-0.591142486334637" calcext:value-type="float">
            <text:p>-0.591142486334637</text:p>
          </table:table-cell>
          <table:table-cell table:formula="of:=[.$B$2]*COS([.$C$3])*SIN([.D72])-[.$B$2]*SIN([.$C$3])*COS([.D72])+2*SIN([.D72])*COS([.D72])" office:value-type="float" office:value="0.494700527525824" calcext:value-type="float">
            <text:p>0.494700527525824</text:p>
          </table:table-cell>
          <table:table-cell table:formula="of:=[.$B$2]*COS([.D72]-[.$C$3]) + 2*COS(2*[.D72])" office:value-type="float" office:value="-1.09087364407545" calcext:value-type="float">
            <text:p>-1.09087364407545</text:p>
          </table:table-cell>
          <table:table-cell table:formula="of:=IF([.E72]=[.$H$1];[.$G$1];[.$H$1])" office:value-type="float" office:value="-1.10425787365804" calcext:value-type="float">
            <text:p>-1.10425787365804</text:p>
          </table:table-cell>
          <table:table-cell table:formula="of:=IF([.$C$2]=[.A72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table:formula="of:=[.A73]*PI()/180" office:value-type="float" office:value="1.25663706143592" calcext:value-type="float">
            <text:p>1.25663706143592</text:p>
          </table:table-cell>
          <table:table-cell table:formula="of:=-[.$B$2]*COS([.D73]-[.$C$3])-COS([.D73])*COS([.D73])" office:value-type="float" office:value="-0.582676535205144" calcext:value-type="float">
            <text:p>-0.582676535205144</text:p>
          </table:table-cell>
          <table:table-cell table:formula="of:=[.$B$2]*COS([.$C$3])*SIN([.D73])-[.$B$2]*SIN([.$C$3])*COS([.D73])+2*SIN([.D73])*COS([.D73])" office:value-type="float" office:value="0.475309725120541" calcext:value-type="float">
            <text:p>0.475309725120541</text:p>
          </table:table-cell>
          <table:table-cell table:formula="of:=[.$B$2]*COS([.D73]-[.$C$3]) + 2*COS(2*[.D73])" office:value-type="float" office:value="-1.13084895635728" calcext:value-type="float">
            <text:p>-1.13084895635728</text:p>
          </table:table-cell>
          <table:table-cell table:formula="of:=IF([.E73]=[.$H$1];[.$G$1];[.$H$1])" office:value-type="float" office:value="-1.10425787365804" calcext:value-type="float">
            <text:p>-1.10425787365804</text:p>
          </table:table-cell>
          <table:table-cell table:formula="of:=IF([.$C$2]=[.A73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formula="of:=[.A74]*PI()/180" office:value-type="float" office:value="1.27409035395586" calcext:value-type="float">
            <text:p>1.27409035395586</text:p>
          </table:table-cell>
          <table:table-cell table:formula="of:=-[.$B$2]*COS([.D74]-[.$C$3])-COS([.D74])*COS([.D74])" office:value-type="float" office:value="-0.574555014089382" calcext:value-type="float">
            <text:p>-0.574555014089382</text:p>
          </table:table-cell>
          <table:table-cell table:formula="of:=[.$B$2]*COS([.$C$3])*SIN([.D74])-[.$B$2]*SIN([.$C$3])*COS([.D74])+2*SIN([.D74])*COS([.D74])" office:value-type="float" office:value="0.455237058061867" calcext:value-type="float">
            <text:p>0.455237058061867</text:p>
          </table:table-cell>
          <table:table-cell table:formula="of:=[.$B$2]*COS([.D74]-[.$C$3]) + 2*COS(2*[.D74])" office:value-type="float" office:value="-1.16900134474318" calcext:value-type="float">
            <text:p>-1.16900134474318</text:p>
          </table:table-cell>
          <table:table-cell table:formula="of:=IF([.E74]=[.$H$1];[.$G$1];[.$H$1])" office:value-type="float" office:value="-1.10425787365804" calcext:value-type="float">
            <text:p>-1.10425787365804</text:p>
          </table:table-cell>
          <table:table-cell table:formula="of:=IF([.$C$2]=[.A74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[.A75]*PI()/180" office:value-type="float" office:value="1.2915436464758" calcext:value-type="float">
            <text:p>1.2915436464758</text:p>
          </table:table-cell>
          <table:table-cell table:formula="of:=-[.$B$2]*COS([.D75]-[.$C$3])-COS([.D75])*COS([.D75])" office:value-type="float" office:value="-0.566789543645619" calcext:value-type="float">
            <text:p>-0.566789543645619</text:p>
          </table:table-cell>
          <table:table-cell table:formula="of:=[.$B$2]*COS([.$C$3])*SIN([.D75])-[.$B$2]*SIN([.$C$3])*COS([.D75])+2*SIN([.D75])*COS([.D75])" office:value-type="float" office:value="0.434514766544933" calcext:value-type="float">
            <text:p>0.434514766544933</text:p>
          </table:table-cell>
          <table:table-cell table:formula="of:=[.$B$2]*COS([.D75]-[.$C$3]) + 2*COS(2*[.D75])" office:value-type="float" office:value="-1.20528260058902" calcext:value-type="float">
            <text:p>-1.20528260058902</text:p>
          </table:table-cell>
          <table:table-cell table:formula="of:=IF([.E75]=[.$H$1];[.$G$1];[.$H$1])" office:value-type="float" office:value="-1.10425787365804" calcext:value-type="float">
            <text:p>-1.10425787365804</text:p>
          </table:table-cell>
          <table:table-cell table:formula="of:=IF([.$C$2]=[.A75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table:formula="of:=[.A76]*PI()/180" office:value-type="float" office:value="1.30899693899575" calcext:value-type="float">
            <text:p>1.30899693899575</text:p>
          </table:table-cell>
          <table:table-cell table:formula="of:=-[.$B$2]*COS([.D76]-[.$C$3])-COS([.D76])*COS([.D76])" office:value-type="float" office:value="-0.559391174613885" calcext:value-type="float">
            <text:p>-0.559391174613885</text:p>
          </table:table-cell>
          <table:table-cell table:formula="of:=[.$B$2]*COS([.$C$3])*SIN([.D76])-[.$B$2]*SIN([.$C$3])*COS([.D76])+2*SIN([.D76])*COS([.D76])" office:value-type="float" office:value="0.413175911166535" calcext:value-type="float">
            <text:p>0.413175911166535</text:p>
          </table:table-cell>
          <table:table-cell table:formula="of:=[.$B$2]*COS([.D76]-[.$C$3]) + 2*COS(2*[.D76])" office:value-type="float" office:value="-1.23964693106277" calcext:value-type="float">
            <text:p>-1.23964693106277</text:p>
          </table:table-cell>
          <table:table-cell table:formula="of:=IF([.E76]=[.$H$1];[.$G$1];[.$H$1])" office:value-type="float" office:value="-1.10425787365804" calcext:value-type="float">
            <text:p>-1.10425787365804</text:p>
          </table:table-cell>
          <table:table-cell table:formula="of:=IF([.$C$2]=[.A76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formula="of:=[.A77]*PI()/180" office:value-type="float" office:value="1.32645023151569" calcext:value-type="float">
            <text:p>1.32645023151569</text:p>
          </table:table-cell>
          <table:table-cell table:formula="of:=-[.$B$2]*COS([.D77]-[.$C$3])-COS([.D77])*COS([.D77])" office:value-type="float" office:value="-0.552370373868105" calcext:value-type="float">
            <text:p>-0.552370373868105</text:p>
          </table:table-cell>
          <table:table-cell table:formula="of:=[.$B$2]*COS([.$C$3])*SIN([.D77])-[.$B$2]*SIN([.$C$3])*COS([.D77])+2*SIN([.D77])*COS([.D77])" office:value-type="float" office:value="0.391254330265776" calcext:value-type="float">
            <text:p>0.391254330265776</text:p>
          </table:table-cell>
          <table:table-cell table:formula="of:=[.$B$2]*COS([.D77]-[.$C$3]) + 2*COS(2*[.D77])" office:value-type="float" office:value="-1.27205101542028" calcext:value-type="float">
            <text:p>-1.27205101542028</text:p>
          </table:table-cell>
          <table:table-cell table:formula="of:=IF([.E77]=[.$H$1];[.$G$1];[.$H$1])" office:value-type="float" office:value="-1.10425787365804" calcext:value-type="float">
            <text:p>-1.10425787365804</text:p>
          </table:table-cell>
          <table:table-cell table:formula="of:=IF([.$C$2]=[.A77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table:formula="of:=[.A78]*PI()/180" office:value-type="float" office:value="1.34390352403563" calcext:value-type="float">
            <text:p>1.34390352403563</text:p>
          </table:table-cell>
          <table:table-cell table:formula="of:=-[.$B$2]*COS([.D78]-[.$C$3])-COS([.D78])*COS([.D78])" office:value-type="float" office:value="-0.545737011221202" calcext:value-type="float">
            <text:p>-0.545737011221202</text:p>
          </table:table-cell>
          <table:table-cell table:formula="of:=[.$B$2]*COS([.$C$3])*SIN([.D78])-[.$B$2]*SIN([.$C$3])*COS([.D78])+2*SIN([.D78])*COS([.D78])" office:value-type="float" office:value="0.368784596309045" calcext:value-type="float">
            <text:p>0.368784596309045</text:p>
          </table:table-cell>
          <table:table-cell table:formula="of:=[.$B$2]*COS([.D78]-[.$C$3]) + 2*COS(2*[.D78])" office:value-type="float" office:value="-1.30245405822755" calcext:value-type="float">
            <text:p>-1.30245405822755</text:p>
          </table:table-cell>
          <table:table-cell table:formula="of:=IF([.E78]=[.$H$1];[.$G$1];[.$H$1])" office:value-type="float" office:value="-1.10425787365804" calcext:value-type="float">
            <text:p>-1.10425787365804</text:p>
          </table:table-cell>
          <table:table-cell table:formula="of:=IF([.$C$2]=[.A78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formula="of:=[.A79]*PI()/180" office:value-type="float" office:value="1.36135681655558" calcext:value-type="float">
            <text:p>1.36135681655558</text:p>
          </table:table-cell>
          <table:table-cell table:formula="of:=-[.$B$2]*COS([.D79]-[.$C$3])-COS([.D79])*COS([.D79])" office:value-type="float" office:value="-0.539500346999361" calcext:value-type="float">
            <text:p>-0.539500346999361</text:p>
          </table:table-cell>
          <table:table-cell table:formula="of:=[.$B$2]*COS([.$C$3])*SIN([.D79])-[.$B$2]*SIN([.$C$3])*COS([.D79])+2*SIN([.D79])*COS([.D79])" office:value-type="float" office:value="0.345801971373227" calcext:value-type="float">
            <text:p>0.345801971373227</text:p>
          </table:table-cell>
          <table:table-cell table:formula="of:=[.$B$2]*COS([.D79]-[.$C$3]) + 2*COS(2*[.D79])" office:value-type="float" office:value="-1.33081783946454" calcext:value-type="float">
            <text:p>-1.33081783946454</text:p>
          </table:table-cell>
          <table:table-cell table:formula="of:=IF([.E79]=[.$H$1];[.$G$1];[.$H$1])" office:value-type="float" office:value="-1.10425787365804" calcext:value-type="float">
            <text:p>-1.10425787365804</text:p>
          </table:table-cell>
          <table:table-cell table:formula="of:=IF([.$C$2]=[.A79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[.A80]*PI()/180" office:value-type="float" office:value="1.37881010907552" calcext:value-type="float">
            <text:p>1.37881010907552</text:p>
          </table:table-cell>
          <table:table-cell table:formula="of:=-[.$B$2]*COS([.D80]-[.$C$3])-COS([.D80])*COS([.D80])" office:value-type="float" office:value="-0.533669020400743" calcext:value-type="float">
            <text:p>-0.533669020400743</text:p>
          </table:table-cell>
          <table:table-cell table:formula="of:=[.$B$2]*COS([.$C$3])*SIN([.D80])-[.$B$2]*SIN([.$C$3])*COS([.D80])+2*SIN([.D80])*COS([.D80])" office:value-type="float" office:value="0.322342361782085" calcext:value-type="float">
            <text:p>0.322342361782085</text:p>
          </table:table-cell>
          <table:table-cell table:formula="of:=[.$B$2]*COS([.D80]-[.$C$3]) + 2*COS(2*[.D80])" office:value-type="float" office:value="-1.35710676144944" calcext:value-type="float">
            <text:p>-1.35710676144944</text:p>
          </table:table-cell>
          <table:table-cell table:formula="of:=IF([.E80]=[.$H$1];[.$G$1];[.$H$1])" office:value-type="float" office:value="-1.10425787365804" calcext:value-type="float">
            <text:p>-1.10425787365804</text:p>
          </table:table-cell>
          <table:table-cell table:formula="of:=IF([.$C$2]=[.A80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[.A81]*PI()/180" office:value-type="float" office:value="1.39626340159546" calcext:value-type="float">
            <text:p>1.39626340159546</text:p>
          </table:table-cell>
          <table:table-cell table:formula="of:=-[.$B$2]*COS([.D81]-[.$C$3])-COS([.D81])*COS([.D81])" office:value-type="float" office:value="-0.528251038652919" calcext:value-type="float">
            <text:p>-0.528251038652919</text:p>
          </table:table-cell>
          <table:table-cell table:formula="of:=[.$B$2]*COS([.$C$3])*SIN([.D81])-[.$B$2]*SIN([.$C$3])*COS([.D81])+2*SIN([.D81])*COS([.D81])" office:value-type="float" office:value="0.29844227195184" calcext:value-type="float">
            <text:p>0.29844227195184</text:p>
          </table:table-cell>
          <table:table-cell table:formula="of:=[.$B$2]*COS([.D81]-[.$C$3]) + 2*COS(2*[.D81])" office:value-type="float" office:value="-1.38128789252594" calcext:value-type="float">
            <text:p>-1.38128789252594</text:p>
          </table:table-cell>
          <table:table-cell table:formula="of:=IF([.E81]=[.$H$1];[.$G$1];[.$H$1])" office:value-type="float" office:value="-1.10425787365804" calcext:value-type="float">
            <text:p>-1.10425787365804</text:p>
          </table:table-cell>
          <table:table-cell table:formula="of:=IF([.$C$2]=[.A81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[.A82]*PI()/180" office:value-type="float" office:value="1.41371669411541" calcext:value-type="float">
            <text:p>1.41371669411541</text:p>
          </table:table-cell>
          <table:table-cell table:formula="of:=-[.$B$2]*COS([.D82]-[.$C$3])-COS([.D82])*COS([.D82])" office:value-type="float" office:value="-0.523253766982335" calcext:value-type="float">
            <text:p>-0.523253766982335</text:p>
          </table:table-cell>
          <table:table-cell table:formula="of:=[.$B$2]*COS([.$C$3])*SIN([.D82])-[.$B$2]*SIN([.$C$3])*COS([.D82])+2*SIN([.D82])*COS([.D82])" office:value-type="float" office:value="0.274138757502885" calcext:value-type="float">
            <text:p>0.274138757502885</text:p>
          </table:table-cell>
          <table:table-cell table:formula="of:=[.$B$2]*COS([.D82]-[.$C$3]) + 2*COS(2*[.D82])" office:value-type="float" office:value="-1.4033310074604" calcext:value-type="float">
            <text:p>-1.4033310074604</text:p>
          </table:table-cell>
          <table:table-cell table:formula="of:=IF([.E82]=[.$H$1];[.$G$1];[.$H$1])" office:value-type="float" office:value="-1.10425787365804" calcext:value-type="float">
            <text:p>-1.10425787365804</text:p>
          </table:table-cell>
          <table:table-cell table:formula="of:=IF([.$C$2]=[.A82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formula="of:=[.A83]*PI()/180" office:value-type="float" office:value="1.43116998663535" calcext:value-type="float">
            <text:p>1.43116998663535</text:p>
          </table:table-cell>
          <table:table-cell table:formula="of:=-[.$B$2]*COS([.D83]-[.$C$3])-COS([.D83])*COS([.D83])" office:value-type="float" office:value="-0.518683919408127" calcext:value-type="float">
            <text:p>-0.518683919408127</text:p>
          </table:table-cell>
          <table:table-cell table:formula="of:=[.$B$2]*COS([.$C$3])*SIN([.D83])-[.$B$2]*SIN([.$C$3])*COS([.D83])+2*SIN([.D83])*COS([.D83])" office:value-type="float" office:value="0.249469377695528" calcext:value-type="float">
            <text:p>0.249469377695528</text:p>
          </table:table-cell>
          <table:table-cell table:formula="of:=[.$B$2]*COS([.D83]-[.$C$3]) + 2*COS(2*[.D83])" office:value-type="float" office:value="-1.42320862449935" calcext:value-type="float">
            <text:p>-1.42320862449935</text:p>
          </table:table-cell>
          <table:table-cell table:formula="of:=IF([.E83]=[.$H$1];[.$G$1];[.$H$1])" office:value-type="float" office:value="-1.10425787365804" calcext:value-type="float">
            <text:p>-1.10425787365804</text:p>
          </table:table-cell>
          <table:table-cell table:formula="of:=IF([.$C$2]=[.A83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formula="of:=[.A84]*PI()/180" office:value-type="float" office:value="1.44862327915529" calcext:value-type="float">
            <text:p>1.44862327915529</text:p>
          </table:table-cell>
          <table:table-cell table:formula="of:=-[.$B$2]*COS([.D84]-[.$C$3])-COS([.D84])*COS([.D84])" office:value-type="float" office:value="-0.51454755037155" calcext:value-type="float">
            <text:p>-0.51454755037155</text:p>
          </table:table-cell>
          <table:table-cell table:formula="of:=[.$B$2]*COS([.$C$3])*SIN([.D84])-[.$B$2]*SIN([.$C$3])*COS([.D84])+2*SIN([.D84])*COS([.D84])" office:value-type="float" office:value="0.224472147248417" calcext:value-type="float">
            <text:p>0.224472147248417</text:p>
          </table:table-cell>
          <table:table-cell table:formula="of:=[.$B$2]*COS([.D84]-[.$C$3]) + 2*COS(2*[.D84])" office:value-type="float" office:value="-1.44089603904245" calcext:value-type="float">
            <text:p>-1.44089603904245</text:p>
          </table:table-cell>
          <table:table-cell table:formula="of:=IF([.E84]=[.$H$1];[.$G$1];[.$H$1])" office:value-type="float" office:value="-1.10425787365804" calcext:value-type="float">
            <text:p>-1.10425787365804</text:p>
          </table:table-cell>
          <table:table-cell table:formula="of:=IF([.$C$2]=[.A84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[.A85]*PI()/180" office:value-type="float" office:value="1.46607657167524" calcext:value-type="float">
            <text:p>1.46607657167524</text:p>
          </table:table-cell>
          <table:table-cell table:formula="of:=-[.$B$2]*COS([.D85]-[.$C$3])-COS([.D85])*COS([.D85])" office:value-type="float" office:value="-0.510850047211293" calcext:value-type="float">
            <text:p>-0.510850047211293</text:p>
          </table:table-cell>
          <table:table-cell table:formula="of:=[.$B$2]*COS([.$C$3])*SIN([.D85])-[.$B$2]*SIN([.$C$3])*COS([.D85])+2*SIN([.D85])*COS([.D85])" office:value-type="float" office:value="0.199185487599118" calcext:value-type="float">
            <text:p>0.199185487599118</text:p>
          </table:table-cell>
          <table:table-cell table:formula="of:=[.$B$2]*COS([.D85]-[.$C$3]) + 2*COS(2*[.D85])" office:value-type="float" office:value="-1.45637135388942" calcext:value-type="float">
            <text:p>-1.45637135388942</text:p>
          </table:table-cell>
          <table:table-cell table:formula="of:=IF([.E85]=[.$H$1];[.$G$1];[.$H$1])" office:value-type="float" office:value="-1.10425787365804" calcext:value-type="float">
            <text:p>-1.10425787365804</text:p>
          </table:table-cell>
          <table:table-cell table:formula="of:=IF([.$C$2]=[.A85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formula="of:=[.A86]*PI()/180" office:value-type="float" office:value="1.48352986419518" calcext:value-type="float">
            <text:p>1.48352986419518</text:p>
          </table:table-cell>
          <table:table-cell table:formula="of:=-[.$B$2]*COS([.D86]-[.$C$3])-COS([.D86])*COS([.D86])" office:value-type="float" office:value="-0.507596123493896" calcext:value-type="float">
            <text:p>-0.507596123493896</text:p>
          </table:table-cell>
          <table:table-cell table:formula="of:=[.$B$2]*COS([.$C$3])*SIN([.D86])-[.$B$2]*SIN([.$C$3])*COS([.D86])+2*SIN([.D86])*COS([.D86])" office:value-type="float" office:value="0.17364817766693" calcext:value-type="float">
            <text:p>0.17364817766693</text:p>
          </table:table-cell>
          <table:table-cell table:formula="of:=[.$B$2]*COS([.D86]-[.$C$3]) + 2*COS(2*[.D86])" office:value-type="float" office:value="-1.46961550602442" calcext:value-type="float">
            <text:p>-1.46961550602442</text:p>
          </table:table-cell>
          <table:table-cell table:formula="of:=IF([.E86]=[.$H$1];[.$G$1];[.$H$1])" office:value-type="float" office:value="-1.10425787365804" calcext:value-type="float">
            <text:p>-1.10425787365804</text:p>
          </table:table-cell>
          <table:table-cell table:formula="of:=IF([.$C$2]=[.A86];[.$G$1];[.$H$1])" office:value-type="float" office:value="0.49847743863946" calcext:value-type="float">
            <text:p>0.4984774386394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formula="of:=[.A87]*PI()/180" office:value-type="float" office:value="1.50098315671512" calcext:value-type="float">
            <text:p>1.50098315671512</text:p>
          </table:table-cell>
          <table:table-cell table:formula="of:=-[.$B$2]*COS([.D87]-[.$C$3])-COS([.D87])*COS([.D87])" office:value-type="float" office:value="-0.50478981320741" calcext:value-type="float">
            <text:p>-0.50478981320741</text:p>
          </table:table-cell>
          <table:table-cell table:formula="of:=[.$B$2]*COS([.$C$3])*SIN([.D87])-[.$B$2]*SIN([.$C$3])*COS([.D87])+2*SIN([.D87])*COS([.D87])" office:value-type="float" office:value="0.147899304178707" calcext:value-type="float">
            <text:p>0.147899304178707</text:p>
          </table:table-cell>
          <table:table-cell table:formula="of:=[.$B$2]*COS([.D87]-[.$C$3]) + 2*COS(2*[.D87])" office:value-type="float" office:value="-1.48061228990494" calcext:value-type="float">
            <text:p>-1.48061228990494</text:p>
          </table:table-cell>
          <table:table-cell table:formula="of:=IF([.E87]=[.$H$1];[.$G$1];[.$H$1])" office:value-type="float" office:value="-1.10425787365804" calcext:value-type="float">
            <text:p>-1.10425787365804</text:p>
          </table:table-cell>
          <table:table-cell table:formula="of:=IF([.$C$2]=[.A87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formula="of:=[.A88]*PI()/180" office:value-type="float" office:value="1.51843644923507" calcext:value-type="float">
            <text:p>1.51843644923507</text:p>
          </table:table-cell>
          <table:table-cell table:formula="of:=-[.$B$2]*COS([.D88]-[.$C$3])-COS([.D88])*COS([.D88])" office:value-type="float" office:value="-0.502434465825411" calcext:value-type="float">
            <text:p>-0.502434465825411</text:p>
          </table:table-cell>
          <table:table-cell table:formula="of:=[.$B$2]*COS([.$C$3])*SIN([.D88])-[.$B$2]*SIN([.$C$3])*COS([.D88])+2*SIN([.D88])*COS([.D88])" office:value-type="float" office:value="0.121978211618904" calcext:value-type="float">
            <text:p>0.121978211618904</text:p>
          </table:table-cell>
          <table:table-cell table:formula="of:=[.$B$2]*COS([.D88]-[.$C$3]) + 2*COS(2*[.D88])" office:value-type="float" office:value="-1.489348377227" calcext:value-type="float">
            <text:p>-1.489348377227</text:p>
          </table:table-cell>
          <table:table-cell table:formula="of:=IF([.E88]=[.$H$1];[.$G$1];[.$H$1])" office:value-type="float" office:value="-1.10425787365804" calcext:value-type="float">
            <text:p>-1.10425787365804</text:p>
          </table:table-cell>
          <table:table-cell table:formula="of:=IF([.$C$2]=[.A88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formula="of:=[.A89]*PI()/180" office:value-type="float" office:value="1.53588974175501" calcext:value-type="float">
            <text:p>1.53588974175501</text:p>
          </table:table-cell>
          <table:table-cell table:formula="of:=-[.$B$2]*COS([.D89]-[.$C$3])-COS([.D89])*COS([.D89])" office:value-type="float" office:value="-0.500532742247375" calcext:value-type="float">
            <text:p>-0.500532742247375</text:p>
          </table:table-cell>
          <table:table-cell table:formula="of:=[.$B$2]*COS([.$C$3])*SIN([.D89])-[.$B$2]*SIN([.$C$3])*COS([.D89])+2*SIN([.D89])*COS([.D89])" office:value-type="float" office:value="0.0959244518655974" calcext:value-type="float">
            <text:p>0.095924451865597</text:p>
          </table:table-cell>
          <table:table-cell table:formula="of:=[.$B$2]*COS([.D89]-[.$C$3]) + 2*COS(2*[.D89])" office:value-type="float" office:value="-1.49581333314236" calcext:value-type="float">
            <text:p>-1.49581333314236</text:p>
          </table:table-cell>
          <table:table-cell table:formula="of:=IF([.E89]=[.$H$1];[.$G$1];[.$H$1])" office:value-type="float" office:value="-1.10425787365804" calcext:value-type="float">
            <text:p>-1.10425787365804</text:p>
          </table:table-cell>
          <table:table-cell table:formula="of:=IF([.$C$2]=[.A89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formula="of:=[.A90]*PI()/180" office:value-type="float" office:value="1.55334303427495" calcext:value-type="float">
            <text:p>1.55334303427495</text:p>
          </table:table-cell>
          <table:table-cell table:formula="of:=-[.$B$2]*COS([.D90]-[.$C$3])-COS([.D90])*COS([.D90])" office:value-type="float" office:value="-0.499086611620364" calcext:value-type="float">
            <text:p>-0.499086611620364</text:p>
          </table:table-cell>
          <table:table-cell table:formula="of:=[.$B$2]*COS([.$C$3])*SIN([.D90])-[.$B$2]*SIN([.$C$3])*COS([.D90])+2*SIN([.D90])*COS([.D90])" office:value-type="float" office:value="0.0697777335745634" calcext:value-type="float">
            <text:p>0.069777733574563</text:p>
          </table:table-cell>
          <table:table-cell table:formula="of:=[.$B$2]*COS([.D90]-[.$C$3]) + 2*COS(2*[.D90])" office:value-type="float" office:value="-1.49999962890828" calcext:value-type="float">
            <text:p>-1.49999962890828</text:p>
          </table:table-cell>
          <table:table-cell table:formula="of:=IF([.E90]=[.$H$1];[.$G$1];[.$H$1])" office:value-type="float" office:value="-1.10425787365804" calcext:value-type="float">
            <text:p>-1.10425787365804</text:p>
          </table:table-cell>
          <table:table-cell table:formula="of:=IF([.$C$2]=[.A90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formula="of:=[.A91]*PI()/180" office:value-type="float" office:value="1.5707963267949" calcext:value-type="float">
            <text:p>1.5707963267949</text:p>
          </table:table-cell>
          <table:table-cell table:formula="of:=-[.$B$2]*COS([.D91]-[.$C$3])-COS([.D91])*COS([.D91])" office:value-type="float" office:value="-0.498097349045873" calcext:value-type="float">
            <text:p>-0.498097349045873</text:p>
          </table:table-cell>
          <table:table-cell table:formula="of:=[.$B$2]*COS([.$C$3])*SIN([.D91])-[.$B$2]*SIN([.$C$3])*COS([.D91])+2*SIN([.D91])*COS([.D91])" office:value-type="float" office:value="0.0435778713738292" calcext:value-type="float">
            <text:p>0.043577871373829</text:p>
          </table:table-cell>
          <table:table-cell table:formula="of:=[.$B$2]*COS([.D91]-[.$C$3]) + 2*COS(2*[.D91])" office:value-type="float" office:value="-1.50190265095413" calcext:value-type="float">
            <text:p>-1.50190265095413</text:p>
          </table:table-cell>
          <table:table-cell table:formula="of:=IF([.E91]=[.$H$1];[.$G$1];[.$H$1])" office:value-type="float" office:value="-1.10425787365804" calcext:value-type="float">
            <text:p>-1.10425787365804</text:p>
          </table:table-cell>
          <table:table-cell table:formula="of:=IF([.$C$2]=[.A91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[.A92]*PI()/180" office:value-type="float" office:value="1.58824961931484" calcext:value-type="float">
            <text:p>1.58824961931484</text:p>
          </table:table-cell>
          <table:table-cell table:formula="of:=-[.$B$2]*COS([.D92]-[.$C$3])-COS([.D92])*COS([.D92])" office:value-type="float" office:value="-0.497565534174589" calcext:value-type="float">
            <text:p>-0.497565534174589</text:p>
          </table:table-cell>
          <table:table-cell table:formula="of:=[.$B$2]*COS([.$C$3])*SIN([.D92])-[.$B$2]*SIN([.$C$3])*COS([.D92])+2*SIN([.D92])*COS([.D92])" office:value-type="float" office:value="0.0173647349313258" calcext:value-type="float">
            <text:p>0.017364734931326</text:p>
          </table:table-cell>
          <table:table-cell table:formula="of:=[.$B$2]*COS([.D92]-[.$C$3]) + 2*COS(2*[.D92])" office:value-type="float" office:value="-1.50152070635406" calcext:value-type="float">
            <text:p>-1.50152070635406</text:p>
          </table:table-cell>
          <table:table-cell table:formula="of:=IF([.E92]=[.$H$1];[.$G$1];[.$H$1])" office:value-type="float" office:value="-1.10425787365804" calcext:value-type="float">
            <text:p>-1.10425787365804</text:p>
          </table:table-cell>
          <table:table-cell table:formula="of:=IF([.$C$2]=[.A92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formula="of:=[.A93]*PI()/180" office:value-type="float" office:value="1.60570291183478" calcext:value-type="float">
            <text:p>1.60570291183478</text:p>
          </table:table-cell>
          <table:table-cell table:formula="of:=-[.$B$2]*COS([.D93]-[.$C$3])-COS([.D93])*COS([.D93])" office:value-type="float" office:value="-0.497491050690749" calcext:value-type="float">
            <text:p>-0.497491050690749</text:p>
          </table:table-cell>
          <table:table-cell table:formula="of:=[.$B$2]*COS([.$C$3])*SIN([.D93])-[.$B$2]*SIN([.$C$3])*COS([.D93])+2*SIN([.D93])*COS([.D93])" office:value-type="float" office:value="-0.00882180204155122" calcext:value-type="float">
            <text:p>-0.008821802041551</text:p>
          </table:table-cell>
          <table:table-cell table:formula="of:=[.$B$2]*COS([.D93]-[.$C$3]) + 2*COS(2*[.D93])" office:value-type="float" office:value="-1.49885502469899" calcext:value-type="float">
            <text:p>-1.49885502469899</text:p>
          </table:table-cell>
          <table:table-cell table:formula="of:=IF([.E93]=[.$H$1];[.$G$1];[.$H$1])" office:value-type="float" office:value="-1.10425787365804" calcext:value-type="float">
            <text:p>-1.10425787365804</text:p>
          </table:table-cell>
          <table:table-cell table:formula="of:=IF([.$C$2]=[.A93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formula="of:=[.A94]*PI()/180" office:value-type="float" office:value="1.62315620435473" calcext:value-type="float">
            <text:p>1.62315620435473</text:p>
          </table:table-cell>
          <table:table-cell table:formula="of:=-[.$B$2]*COS([.D94]-[.$C$3])-COS([.D94])*COS([.D94])" office:value-type="float" office:value="-0.497873086686649" calcext:value-type="float">
            <text:p>-0.497873086686649</text:p>
          </table:table-cell>
          <table:table-cell table:formula="of:=[.$B$2]*COS([.$C$3])*SIN([.D94])-[.$B$2]*SIN([.$C$3])*COS([.D94])+2*SIN([.D94])*COS([.D94])" office:value-type="float" office:value="-0.0349419127876204" calcext:value-type="float">
            <text:p>-0.034941912787621</text:p>
          </table:table-cell>
          <table:table-cell table:formula="of:=[.$B$2]*COS([.D94]-[.$C$3]) + 2*COS(2*[.D94])" office:value-type="float" office:value="-1.49390975636576" calcext:value-type="float">
            <text:p>-1.49390975636576</text:p>
          </table:table-cell>
          <table:table-cell table:formula="of:=IF([.E94]=[.$H$1];[.$G$1];[.$H$1])" office:value-type="float" office:value="-1.10425787365804" calcext:value-type="float">
            <text:p>-1.10425787365804</text:p>
          </table:table-cell>
          <table:table-cell table:formula="of:=IF([.$C$2]=[.A94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[.A95]*PI()/180" office:value-type="float" office:value="1.64060949687467" calcext:value-type="float">
            <text:p>1.64060949687467</text:p>
          </table:table-cell>
          <table:table-cell table:formula="of:=-[.$B$2]*COS([.D95]-[.$C$3])-COS([.D95])*COS([.D95])" office:value-type="float" office:value="-0.498710135926784" calcext:value-type="float">
            <text:p>-0.498710135926784</text:p>
          </table:table-cell>
          <table:table-cell table:formula="of:=[.$B$2]*COS([.$C$3])*SIN([.D95])-[.$B$2]*SIN([.$C$3])*COS([.D95])+2*SIN([.D95])*COS([.D95])" office:value-type="float" office:value="-0.0609558684399501" calcext:value-type="float">
            <text:p>-0.06095586843995</text:p>
          </table:table-cell>
          <table:table-cell table:formula="of:=[.$B$2]*COS([.D95]-[.$C$3]) + 2*COS(2*[.D95])" office:value-type="float" office:value="-1.48669196718557" calcext:value-type="float">
            <text:p>-1.48669196718557</text:p>
          </table:table-cell>
          <table:table-cell table:formula="of:=IF([.E95]=[.$H$1];[.$G$1];[.$H$1])" office:value-type="float" office:value="-1.10425787365804" calcext:value-type="float">
            <text:p>-1.10425787365804</text:p>
          </table:table-cell>
          <table:table-cell table:formula="of:=IF([.$C$2]=[.A95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formula="of:=[.A96]*PI()/180" office:value-type="float" office:value="1.65806278939461" calcext:value-type="float">
            <text:p>1.65806278939461</text:p>
          </table:table-cell>
          <table:table-cell table:formula="of:=-[.$B$2]*COS([.D96]-[.$C$3])-COS([.D96])*COS([.D96])" office:value-type="float" office:value="-0.5" calcext:value-type="float">
            <text:p>-0.5</text:p>
          </table:table-cell>
          <table:table-cell table:formula="of:=[.$B$2]*COS([.$C$3])*SIN([.D96])-[.$B$2]*SIN([.$C$3])*COS([.D96])+2*SIN([.D96])*COS([.D96])" office:value-type="float" office:value="-0.0868240888334653" calcext:value-type="float">
            <text:p>-0.086824088833465</text:p>
          </table:table-cell>
          <table:table-cell table:formula="of:=[.$B$2]*COS([.D96]-[.$C$3]) + 2*COS(2*[.D96])" office:value-type="float" office:value="-1.47721162951831" calcext:value-type="float">
            <text:p>-1.47721162951831</text:p>
          </table:table-cell>
          <table:table-cell table:formula="of:=IF([.E96]=[.$H$1];[.$G$1];[.$H$1])" office:value-type="float" office:value="-1.10425787365804" calcext:value-type="float">
            <text:p>-1.10425787365804</text:p>
          </table:table-cell>
          <table:table-cell table:formula="of:=IF([.$C$2]=[.A96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formula="of:=[.A97]*PI()/180" office:value-type="float" office:value="1.67551608191456" calcext:value-type="float">
            <text:p>1.67551608191456</text:p>
          </table:table-cell>
          <table:table-cell table:formula="of:=-[.$B$2]*COS([.D97]-[.$C$3])-COS([.D97])*COS([.D97])" office:value-type="float" office:value="-0.501739791356929" calcext:value-type="float">
            <text:p>-0.501739791356929</text:p>
          </table:table-cell>
          <table:table-cell table:formula="of:=[.$B$2]*COS([.$C$3])*SIN([.D97])-[.$B$2]*SIN([.$C$3])*COS([.D97])+2*SIN([.D97])*COS([.D97])" office:value-type="float" office:value="-0.112507193129487" calcext:value-type="float">
            <text:p>-0.112507193129487</text:p>
          </table:table-cell>
          <table:table-cell table:formula="of:=[.$B$2]*COS([.D97]-[.$C$3]) + 2*COS(2*[.D97])" office:value-type="float" office:value="-1.46548160974378" calcext:value-type="float">
            <text:p>-1.46548160974378</text:p>
          </table:table-cell>
          <table:table-cell table:formula="of:=IF([.E97]=[.$H$1];[.$G$1];[.$H$1])" office:value-type="float" office:value="-1.10425787365804" calcext:value-type="float">
            <text:p>-1.10425787365804</text:p>
          </table:table-cell>
          <table:table-cell table:formula="of:=IF([.$C$2]=[.A97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formula="of:=[.A98]*PI()/180" office:value-type="float" office:value="1.6929693744345" calcext:value-type="float">
            <text:p>1.6929693744345</text:p>
          </table:table-cell>
          <table:table-cell table:formula="of:=-[.$B$2]*COS([.D98]-[.$C$3])-COS([.D98])*COS([.D98])" office:value-type="float" office:value="-0.503925937228905" calcext:value-type="float">
            <text:p>-0.503925937228905</text:p>
          </table:table-cell>
          <table:table-cell table:formula="of:=[.$B$2]*COS([.$C$3])*SIN([.D98])-[.$B$2]*SIN([.$C$3])*COS([.D98])+2*SIN([.D98])*COS([.D98])" office:value-type="float" office:value="-0.137966050190788" calcext:value-type="float">
            <text:p>-0.137966050190788</text:p>
          </table:table-cell>
          <table:table-cell table:formula="of:=[.$B$2]*COS([.D98]-[.$C$3]) + 2*COS(2*[.D98])" office:value-type="float" office:value="-1.45151765218509" calcext:value-type="float">
            <text:p>-1.45151765218509</text:p>
          </table:table-cell>
          <table:table-cell table:formula="of:=IF([.E98]=[.$H$1];[.$G$1];[.$H$1])" office:value-type="float" office:value="-1.10425787365804" calcext:value-type="float">
            <text:p>-1.10425787365804</text:p>
          </table:table-cell>
          <table:table-cell table:formula="of:=IF([.$C$2]=[.A98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formula="of:=[.A99]*PI()/180" office:value-type="float" office:value="1.71042266695444" calcext:value-type="float">
            <text:p>1.71042266695444</text:p>
          </table:table-cell>
          <table:table-cell table:formula="of:=-[.$B$2]*COS([.D99]-[.$C$3])-COS([.D99])*COS([.D99])" office:value-type="float" office:value="-0.506554184423458" calcext:value-type="float">
            <text:p>-0.506554184423458</text:p>
          </table:table-cell>
          <table:table-cell table:formula="of:=[.$B$2]*COS([.$C$3])*SIN([.D99])-[.$B$2]*SIN([.$C$3])*COS([.D99])+2*SIN([.D99])*COS([.D99])" office:value-type="float" office:value="-0.163161828645067" calcext:value-type="float">
            <text:p>-0.163161828645067</text:p>
          </table:table-cell>
          <table:table-cell table:formula="of:=[.$B$2]*COS([.D99]-[.$C$3]) + 2*COS(2*[.D99])" office:value-type="float" office:value="-1.43533835948402" calcext:value-type="float">
            <text:p>-1.43533835948402</text:p>
          </table:table-cell>
          <table:table-cell table:formula="of:=IF([.E99]=[.$H$1];[.$G$1];[.$H$1])" office:value-type="float" office:value="-1.10425787365804" calcext:value-type="float">
            <text:p>-1.10425787365804</text:p>
          </table:table-cell>
          <table:table-cell table:formula="of:=IF([.$C$2]=[.A99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formula="of:=[.A100]*PI()/180" office:value-type="float" office:value="1.72787595947439" calcext:value-type="float">
            <text:p>1.72787595947439</text:p>
          </table:table-cell>
          <table:table-cell table:formula="of:=-[.$B$2]*COS([.D100]-[.$C$3])-COS([.D100])*COS([.D100])" office:value-type="float" office:value="-0.509619604990421" calcext:value-type="float">
            <text:p>-0.509619604990421</text:p>
          </table:table-cell>
          <table:table-cell table:formula="of:=[.$B$2]*COS([.$C$3])*SIN([.D100])-[.$B$2]*SIN([.$C$3])*COS([.D100])+2*SIN([.D100])*COS([.D100])" office:value-type="float" office:value="-0.188056046575114" calcext:value-type="float">
            <text:p>-0.188056046575114</text:p>
          </table:table-cell>
          <table:table-cell table:formula="of:=[.$B$2]*COS([.D100]-[.$C$3]) + 2*COS(2*[.D100])" office:value-type="float" office:value="-1.41696516945231" calcext:value-type="float">
            <text:p>-1.41696516945231</text:p>
          </table:table-cell>
          <table:table-cell table:formula="of:=IF([.E100]=[.$H$1];[.$G$1];[.$H$1])" office:value-type="float" office:value="-1.10425787365804" calcext:value-type="float">
            <text:p>-1.10425787365804</text:p>
          </table:table-cell>
          <table:table-cell table:formula="of:=IF([.$C$2]=[.A100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table:formula="of:=[.A101]*PI()/180" office:value-type="float" office:value="1.74532925199433" calcext:value-type="float">
            <text:p>1.74532925199433</text:p>
          </table:table-cell>
          <table:table-cell table:formula="of:=-[.$B$2]*COS([.D101]-[.$C$3])-COS([.D101])*COS([.D101])" office:value-type="float" office:value="-0.51311660275158" calcext:value-type="float">
            <text:p>-0.51311660275158</text:p>
          </table:table-cell>
          <table:table-cell table:formula="of:=[.$B$2]*COS([.$C$3])*SIN([.D101])-[.$B$2]*SIN([.$C$3])*COS([.D101])+2*SIN([.D101])*COS([.D101])" office:value-type="float" office:value="-0.212610620774408" calcext:value-type="float">
            <text:p>-0.212610620774408</text:p>
          </table:table-cell>
          <table:table-cell table:formula="of:=[.$B$2]*COS([.D101]-[.$C$3]) + 2*COS(2*[.D101])" office:value-type="float" office:value="-1.39642232842728" calcext:value-type="float">
            <text:p>-1.39642232842728</text:p>
          </table:table-cell>
          <table:table-cell table:formula="of:=IF([.E101]=[.$H$1];[.$G$1];[.$H$1])" office:value-type="float" office:value="-1.10425787365804" calcext:value-type="float">
            <text:p>-1.10425787365804</text:p>
          </table:table-cell>
          <table:table-cell table:formula="of:=IF([.$C$2]=[.A101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table:formula="of:=[.A102]*PI()/180" office:value-type="float" office:value="1.76278254451427" calcext:value-type="float">
            <text:p>1.76278254451427</text:p>
          </table:table-cell>
          <table:table-cell table:formula="of:=-[.$B$2]*COS([.D102]-[.$C$3])-COS([.D102])*COS([.D102])" office:value-type="float" office:value="-0.517038920685766" calcext:value-type="float">
            <text:p>-0.517038920685766</text:p>
          </table:table-cell>
          <table:table-cell table:formula="of:=[.$B$2]*COS([.$C$3])*SIN([.D102])-[.$B$2]*SIN([.$C$3])*COS([.D102])+2*SIN([.D102])*COS([.D102])" office:value-type="float" office:value="-0.236787915507412" calcext:value-type="float">
            <text:p>-0.236787915507412</text:p>
          </table:table-cell>
          <table:table-cell table:formula="of:=[.$B$2]*COS([.D102]-[.$C$3]) + 2*COS(2*[.D102])" office:value-type="float" office:value="-1.37373686116442" calcext:value-type="float">
            <text:p>-1.37373686116442</text:p>
          </table:table-cell>
          <table:table-cell table:formula="of:=IF([.E102]=[.$H$1];[.$G$1];[.$H$1])" office:value-type="float" office:value="-1.10425787365804" calcext:value-type="float">
            <text:p>-1.10425787365804</text:p>
          </table:table-cell>
          <table:table-cell table:formula="of:=IF([.$C$2]=[.A102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formula="of:=[.A103]*PI()/180" office:value-type="float" office:value="1.78023583703422" calcext:value-type="float">
            <text:p>1.78023583703422</text:p>
          </table:table-cell>
          <table:table-cell table:formula="of:=-[.$B$2]*COS([.D103]-[.$C$3])-COS([.D103])*COS([.D103])" office:value-type="float" office:value="-0.521379649160217" calcext:value-type="float">
            <text:p>-0.521379649160217</text:p>
          </table:table-cell>
          <table:table-cell table:formula="of:=[.$B$2]*COS([.$C$3])*SIN([.D103])-[.$B$2]*SIN([.$C$3])*COS([.D103])+2*SIN([.D103])*COS([.D103])" office:value-type="float" office:value="-0.260550790714432" calcext:value-type="float">
            <text:p>-0.260550790714432</text:p>
          </table:table-cell>
          <table:table-cell table:formula="of:=[.$B$2]*COS([.D103]-[.$C$3]) + 2*COS(2*[.D103])" office:value-type="float" office:value="-1.34893853730368" calcext:value-type="float">
            <text:p>-1.34893853730368</text:p>
          </table:table-cell>
          <table:table-cell table:formula="of:=IF([.E103]=[.$H$1];[.$G$1];[.$H$1])" office:value-type="float" office:value="-1.10425787365804" calcext:value-type="float">
            <text:p>-1.10425787365804</text:p>
          </table:table-cell>
          <table:table-cell table:formula="of:=IF([.$C$2]=[.A103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formula="of:=[.A104]*PI()/180" office:value-type="float" office:value="1.79768912955416" calcext:value-type="float">
            <text:p>1.79768912955416</text:p>
          </table:table-cell>
          <table:table-cell table:formula="of:=-[.$B$2]*COS([.D104]-[.$C$3])-COS([.D104])*COS([.D104])" office:value-type="float" office:value="-0.526131234997993" calcext:value-type="float">
            <text:p>-0.526131234997993</text:p>
          </table:table-cell>
          <table:table-cell table:formula="of:=[.$B$2]*COS([.$C$3])*SIN([.D104])-[.$B$2]*SIN([.$C$3])*COS([.D104])+2*SIN([.D104])*COS([.D104])" office:value-type="float" office:value="-0.283862649601603" calcext:value-type="float">
            <text:p>-0.283862649601603</text:p>
          </table:table-cell>
          <table:table-cell table:formula="of:=[.$B$2]*COS([.D104]-[.$C$3]) + 2*COS(2*[.D104])" office:value-type="float" office:value="-1.32205983445076" calcext:value-type="float">
            <text:p>-1.32205983445076</text:p>
          </table:table-cell>
          <table:table-cell table:formula="of:=IF([.E104]=[.$H$1];[.$G$1];[.$H$1])" office:value-type="float" office:value="-1.10425787365804" calcext:value-type="float">
            <text:p>-1.10425787365804</text:p>
          </table:table-cell>
          <table:table-cell table:formula="of:=IF([.$C$2]=[.A104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table:formula="of:=[.A105]*PI()/180" office:value-type="float" office:value="1.8151424220741" calcext:value-type="float">
            <text:p>1.8151424220741</text:p>
          </table:table-cell>
          <table:table-cell table:formula="of:=-[.$B$2]*COS([.D105]-[.$C$3])-COS([.D105])*COS([.D105])" office:value-type="float" office:value="-0.531285491370195" calcext:value-type="float">
            <text:p>-0.531285491370195</text:p>
          </table:table-cell>
          <table:table-cell table:formula="of:=[.$B$2]*COS([.$C$3])*SIN([.D105])-[.$B$2]*SIN([.$C$3])*COS([.D105])+2*SIN([.D105])*COS([.D105])" office:value-type="float" office:value="-0.306687485557313" calcext:value-type="float">
            <text:p>-0.306687485557313</text:p>
          </table:table-cell>
          <table:table-cell table:formula="of:=[.$B$2]*COS([.D105]-[.$C$3]) + 2*COS(2*[.D105])" office:value-type="float" office:value="-1.2931358979182" calcext:value-type="float">
            <text:p>-1.2931358979182</text:p>
          </table:table-cell>
          <table:table-cell table:formula="of:=IF([.E105]=[.$H$1];[.$G$1];[.$H$1])" office:value-type="float" office:value="-1.10425787365804" calcext:value-type="float">
            <text:p>-1.10425787365804</text:p>
          </table:table-cell>
          <table:table-cell table:formula="of:=IF([.$C$2]=[.A105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table:formula="of:=[.A106]*PI()/180" office:value-type="float" office:value="1.83259571459405" calcext:value-type="float">
            <text:p>1.83259571459405</text:p>
          </table:table-cell>
          <table:table-cell table:formula="of:=-[.$B$2]*COS([.D106]-[.$C$3])-COS([.D106])*COS([.D106])" office:value-type="float" office:value="-0.536833608500735" calcext:value-type="float">
            <text:p>-0.536833608500735</text:p>
          </table:table-cell>
          <table:table-cell table:formula="of:=[.$B$2]*COS([.$C$3])*SIN([.D106])-[.$B$2]*SIN([.$C$3])*COS([.D106])+2*SIN([.D106])*COS([.D106])" office:value-type="float" office:value="-0.328989928337166" calcext:value-type="float">
            <text:p>-0.328989928337166</text:p>
          </table:table-cell>
          <table:table-cell table:formula="of:=[.$B$2]*COS([.D106]-[.$C$3]) + 2*COS(2*[.D106])" office:value-type="float" office:value="-1.26220449717592" calcext:value-type="float">
            <text:p>-1.26220449717592</text:p>
          </table:table-cell>
          <table:table-cell table:formula="of:=IF([.E106]=[.$H$1];[.$G$1];[.$H$1])" office:value-type="float" office:value="-1.10425787365804" calcext:value-type="float">
            <text:p>-1.10425787365804</text:p>
          </table:table-cell>
          <table:table-cell table:formula="of:=IF([.$C$2]=[.A106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table:formula="of:=[.A107]*PI()/180" office:value-type="float" office:value="1.85004900711399" calcext:value-type="float">
            <text:p>1.85004900711399</text:p>
          </table:table-cell>
          <table:table-cell table:formula="of:=-[.$B$2]*COS([.D107]-[.$C$3])-COS([.D107])*COS([.D107])" office:value-type="float" office:value="-0.542766165170388" calcext:value-type="float">
            <text:p>-0.542766165170388</text:p>
          </table:table-cell>
          <table:table-cell table:formula="of:=[.$B$2]*COS([.$C$3])*SIN([.D107])-[.$B$2]*SIN([.$C$3])*COS([.D107])+2*SIN([.D107])*COS([.D107])" office:value-type="float" office:value="-0.350735289460555" calcext:value-type="float">
            <text:p>-0.350735289460555</text:p>
          </table:table-cell>
          <table:table-cell table:formula="of:=[.$B$2]*COS([.D107]-[.$C$3]) + 2*COS(2*[.D107])" office:value-type="float" office:value="-1.22930597906425" calcext:value-type="float">
            <text:p>-1.22930597906425</text:p>
          </table:table-cell>
          <table:table-cell table:formula="of:=IF([.E107]=[.$H$1];[.$G$1];[.$H$1])" office:value-type="float" office:value="-1.10425787365804" calcext:value-type="float">
            <text:p>-1.10425787365804</text:p>
          </table:table-cell>
          <table:table-cell table:formula="of:=IF([.$C$2]=[.A107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table:formula="of:=[.A108]*PI()/180" office:value-type="float" office:value="1.86750229963393" calcext:value-type="float">
            <text:p>1.86750229963393</text:p>
          </table:table-cell>
          <table:table-cell table:formula="of:=-[.$B$2]*COS([.D108]-[.$C$3])-COS([.D108])*COS([.D108])" office:value-type="float" office:value="-0.549073141005873" calcext:value-type="float">
            <text:p>-0.549073141005873</text:p>
          </table:table-cell>
          <table:table-cell table:formula="of:=[.$B$2]*COS([.$C$3])*SIN([.D108])-[.$B$2]*SIN([.$C$3])*COS([.D108])+2*SIN([.D108])*COS([.D108])" office:value-type="float" office:value="-0.371889606762791" calcext:value-type="float">
            <text:p>-0.371889606762791</text:p>
          </table:table-cell>
          <table:table-cell table:formula="of:=[.$B$2]*COS([.D108]-[.$C$3]) + 2*COS(2*[.D108])" office:value-type="float" office:value="-1.19448321782669" calcext:value-type="float">
            <text:p>-1.19448321782669</text:p>
          </table:table-cell>
          <table:table-cell table:formula="of:=IF([.E108]=[.$H$1];[.$G$1];[.$H$1])" office:value-type="float" office:value="-1.10425787365804" calcext:value-type="float">
            <text:p>-1.10425787365804</text:p>
          </table:table-cell>
          <table:table-cell table:formula="of:=IF([.$C$2]=[.A108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  <table:table-cell table:formula="of:=[.A109]*PI()/180" office:value-type="float" office:value="1.88495559215388" calcext:value-type="float">
            <text:p>1.88495559215388</text:p>
          </table:table-cell>
          <table:table-cell table:formula="of:=-[.$B$2]*COS([.D109]-[.$C$3])-COS([.D109])*COS([.D109])" office:value-type="float" office:value="-0.555743929538746" calcext:value-type="float">
            <text:p>-0.555743929538746</text:p>
          </table:table-cell>
          <table:table-cell table:formula="of:=[.$B$2]*COS([.$C$3])*SIN([.D109])-[.$B$2]*SIN([.$C$3])*COS([.D109])+2*SIN([.D109])*COS([.D109])" office:value-type="float" office:value="-0.392419688047836" calcext:value-type="float">
            <text:p>-0.392419688047836</text:p>
          </table:table-cell>
          <table:table-cell table:formula="of:=[.$B$2]*COS([.D109]-[.$C$3]) + 2*COS(2*[.D109])" office:value-type="float" office:value="-1.15778156202367" calcext:value-type="float">
            <text:p>-1.15778156202367</text:p>
          </table:table-cell>
          <table:table-cell table:formula="of:=IF([.E109]=[.$H$1];[.$G$1];[.$H$1])" office:value-type="float" office:value="-1.10425787365804" calcext:value-type="float">
            <text:p>-1.10425787365804</text:p>
          </table:table-cell>
          <table:table-cell table:formula="of:=IF([.$C$2]=[.A109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table:formula="of:=[.A110]*PI()/180" office:value-type="float" office:value="1.90240888467382" calcext:value-type="float">
            <text:p>1.90240888467382</text:p>
          </table:table-cell>
          <table:table-cell table:formula="of:=-[.$B$2]*COS([.D110]-[.$C$3])-COS([.D110])*COS([.D110])" office:value-type="float" office:value="-0.562767352017939" calcext:value-type="float">
            <text:p>-0.562767352017939</text:p>
          </table:table-cell>
          <table:table-cell table:formula="of:=[.$B$2]*COS([.$C$3])*SIN([.D110])-[.$B$2]*SIN([.$C$3])*COS([.D110])+2*SIN([.D110])*COS([.D110])" office:value-type="float" office:value="-0.412293153787758" calcext:value-type="float">
            <text:p>-0.412293153787758</text:p>
          </table:table-cell>
          <table:table-cell table:formula="of:=[.$B$2]*COS([.D110]-[.$C$3]) + 2*COS(2*[.D110])" office:value-type="float" office:value="-1.11924877839214" calcext:value-type="float">
            <text:p>-1.11924877839214</text:p>
          </table:table-cell>
          <table:table-cell table:formula="of:=IF([.E110]=[.$H$1];[.$G$1];[.$H$1])" office:value-type="float" office:value="-1.10425787365804" calcext:value-type="float">
            <text:p>-1.10425787365804</text:p>
          </table:table-cell>
          <table:table-cell table:formula="of:=IF([.$C$2]=[.A110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formula="of:=[.A111]*PI()/180" office:value-type="float" office:value="1.91986217719376" calcext:value-type="float">
            <text:p>1.91986217719376</text:p>
          </table:table-cell>
          <table:table-cell table:formula="of:=-[.$B$2]*COS([.D111]-[.$C$3])-COS([.D111])*COS([.D111])" office:value-type="float" office:value="-0.570131671958836" calcext:value-type="float">
            <text:p>-0.570131671958836</text:p>
          </table:table-cell>
          <table:table-cell table:formula="of:=[.$B$2]*COS([.$C$3])*SIN([.D111])-[.$B$2]*SIN([.$C$3])*COS([.D111])+2*SIN([.D111])*COS([.D111])" office:value-type="float" office:value="-0.43147847881619" calcext:value-type="float">
            <text:p>-0.43147847881619</text:p>
          </table:table-cell>
          <table:table-cell table:formula="of:=[.$B$2]*COS([.D111]-[.$C$3]) + 2*COS(2*[.D111])" office:value-type="float" office:value="-1.07893499271963" calcext:value-type="float">
            <text:p>-1.07893499271963</text:p>
          </table:table-cell>
          <table:table-cell table:formula="of:=IF([.E111]=[.$H$1];[.$G$1];[.$H$1])" office:value-type="float" office:value="-1.10425787365804" calcext:value-type="float">
            <text:p>-1.10425787365804</text:p>
          </table:table-cell>
          <table:table-cell table:formula="of:=IF([.$C$2]=[.A111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  <table:table-cell table:formula="of:=[.A112]*PI()/180" office:value-type="float" office:value="1.93731546971371" calcext:value-type="float">
            <text:p>1.93731546971371</text:p>
          </table:table-cell>
          <table:table-cell table:formula="of:=-[.$B$2]*COS([.D112]-[.$C$3])-COS([.D112])*COS([.D112])" office:value-type="float" office:value="-0.577824610410886" calcext:value-type="float">
            <text:p>-0.577824610410886</text:p>
          </table:table-cell>
          <table:table-cell table:formula="of:=[.$B$2]*COS([.$C$3])*SIN([.D112])-[.$B$2]*SIN([.$C$3])*COS([.D112])+2*SIN([.D112])*COS([.D112])" office:value-type="float" office:value="-0.44994503296432" calcext:value-type="float">
            <text:p>-0.44994503296432</text:p>
          </table:table-cell>
          <table:table-cell table:formula="of:=[.$B$2]*COS([.D112]-[.$C$3]) + 2*COS(2*[.D112])" office:value-type="float" office:value="-1.03689262780521" calcext:value-type="float">
            <text:p>-1.03689262780521</text:p>
          </table:table-cell>
          <table:table-cell table:formula="of:=IF([.E112]=[.$H$1];[.$G$1];[.$H$1])" office:value-type="float" office:value="-1.10425787365804" calcext:value-type="float">
            <text:p>-1.10425787365804</text:p>
          </table:table-cell>
          <table:table-cell table:formula="of:=IF([.$C$2]=[.A112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table:formula="of:=[.A113]*PI()/180" office:value-type="float" office:value="1.95476876223365" calcext:value-type="float">
            <text:p>1.95476876223365</text:p>
          </table:table-cell>
          <table:table-cell table:formula="of:=-[.$B$2]*COS([.D113]-[.$C$3])-COS([.D113])*COS([.D113])" office:value-type="float" office:value="-0.585833361924858" calcext:value-type="float">
            <text:p>-0.585833361924858</text:p>
          </table:table-cell>
          <table:table-cell table:formula="of:=[.$B$2]*COS([.$C$3])*SIN([.D113])-[.$B$2]*SIN([.$C$3])*COS([.D113])+2*SIN([.D113])*COS([.D113])" office:value-type="float" office:value="-0.467663120589224" calcext:value-type="float">
            <text:p>-0.467663120589224</text:p>
          </table:table-cell>
          <table:table-cell table:formula="of:=[.$B$2]*COS([.D113]-[.$C$3]) + 2*COS(2*[.D113])" office:value-type="float" office:value="-0.993176338583118" calcext:value-type="float">
            <text:p>-0.993176338583118</text:p>
          </table:table-cell>
          <table:table-cell table:formula="of:=IF([.E113]=[.$H$1];[.$G$1];[.$H$1])" office:value-type="float" office:value="-1.10425787365804" calcext:value-type="float">
            <text:p>-1.10425787365804</text:p>
          </table:table-cell>
          <table:table-cell table:formula="of:=IF([.$C$2]=[.A113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table:formula="of:=[.A114]*PI()/180" office:value-type="float" office:value="1.97222205475359" calcext:value-type="float">
            <text:p>1.97222205475359</text:p>
          </table:table-cell>
          <table:table-cell table:formula="of:=-[.$B$2]*COS([.D114]-[.$C$3])-COS([.D114])*COS([.D114])" office:value-type="float" office:value="-0.594144611199965" calcext:value-type="float">
            <text:p>-0.594144611199965</text:p>
          </table:table-cell>
          <table:table-cell table:formula="of:=[.$B$2]*COS([.$C$3])*SIN([.D114])-[.$B$2]*SIN([.$C$3])*COS([.D114])+2*SIN([.D114])*COS([.D114])" office:value-type="float" office:value="-0.484604018945706" calcext:value-type="float">
            <text:p>-0.484604018945706</text:p>
          </table:table-cell>
          <table:table-cell table:formula="of:=[.$B$2]*COS([.D114]-[.$C$3]) + 2*COS(2*[.D114])" office:value-type="float" office:value="-0.947842944488532" calcext:value-type="float">
            <text:p>-0.947842944488532</text:p>
          </table:table-cell>
          <table:table-cell table:formula="of:=IF([.E114]=[.$H$1];[.$G$1];[.$H$1])" office:value-type="float" office:value="-1.10425787365804" calcext:value-type="float">
            <text:p>-1.10425787365804</text:p>
          </table:table-cell>
          <table:table-cell table:formula="of:=IF([.$C$2]=[.A114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table:formula="of:=[.A115]*PI()/180" office:value-type="float" office:value="1.98967534727354" calcext:value-type="float">
            <text:p>1.98967534727354</text:p>
          </table:table-cell>
          <table:table-cell table:formula="of:=-[.$B$2]*COS([.D115]-[.$C$3])-COS([.D115])*COS([.D115])" office:value-type="float" office:value="-0.602744550390269" calcext:value-type="float">
            <text:p>-0.602744550390269</text:p>
          </table:table-cell>
          <table:table-cell table:formula="of:=[.$B$2]*COS([.$C$3])*SIN([.D115])-[.$B$2]*SIN([.$C$3])*COS([.D115])+2*SIN([.D115])*COS([.D115])" office:value-type="float" office:value="-0.500740015354226" calcext:value-type="float">
            <text:p>-0.500740015354226</text:p>
          </table:table-cell>
          <table:table-cell table:formula="of:=[.$B$2]*COS([.D115]-[.$C$3]) + 2*COS(2*[.D115])" office:value-type="float" office:value="-0.900951359148019" calcext:value-type="float">
            <text:p>-0.900951359148019</text:p>
          </table:table-cell>
          <table:table-cell table:formula="of:=IF([.E115]=[.$H$1];[.$G$1];[.$H$1])" office:value-type="float" office:value="-1.10425787365804" calcext:value-type="float">
            <text:p>-1.10425787365804</text:p>
          </table:table-cell>
          <table:table-cell table:formula="of:=IF([.$C$2]=[.A115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table:formula="of:=[.A116]*PI()/180" office:value-type="float" office:value="2.00712863979348" calcext:value-type="float">
            <text:p>2.00712863979348</text:p>
          </table:table-cell>
          <table:table-cell table:formula="of:=-[.$B$2]*COS([.D116]-[.$C$3])-COS([.D116])*COS([.D116])" office:value-type="float" office:value="-0.61161889704895" calcext:value-type="float">
            <text:p>-0.61161889704895</text:p>
          </table:table-cell>
          <table:table-cell table:formula="of:=[.$B$2]*COS([.$C$3])*SIN([.D116])-[.$B$2]*SIN([.$C$3])*COS([.D116])+2*SIN([.D116])*COS([.D116])" office:value-type="float" office:value="-0.516044443118978" calcext:value-type="float">
            <text:p>-0.516044443118978</text:p>
          </table:table-cell>
          <table:table-cell table:formula="of:=[.$B$2]*COS([.D116]-[.$C$3]) + 2*COS(2*[.D116])" office:value-type="float" office:value="-0.852562517480859" calcext:value-type="float">
            <text:p>-0.852562517480859</text:p>
          </table:table-cell>
          <table:table-cell table:formula="of:=IF([.E116]=[.$H$1];[.$G$1];[.$H$1])" office:value-type="float" office:value="-1.10425787365804" calcext:value-type="float">
            <text:p>-1.10425787365804</text:p>
          </table:table-cell>
          <table:table-cell table:formula="of:=IF([.$C$2]=[.A116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formula="of:=[.A117]*PI()/180" office:value-type="float" office:value="2.02458193231342" calcext:value-type="float">
            <text:p>2.02458193231342</text:p>
          </table:table-cell>
          <table:table-cell table:formula="of:=-[.$B$2]*COS([.D117]-[.$C$3])-COS([.D117])*COS([.D117])" office:value-type="float" office:value="-0.620752912688227" calcext:value-type="float">
            <text:p>-0.620752912688227</text:p>
          </table:table-cell>
          <table:table-cell table:formula="of:=[.$B$2]*COS([.$C$3])*SIN([.D117])-[.$B$2]*SIN([.$C$3])*COS([.D117])+2*SIN([.D117])*COS([.D117])" office:value-type="float" office:value="-0.530491716151695" calcext:value-type="float">
            <text:p>-0.530491716151695</text:p>
          </table:table-cell>
          <table:table-cell table:formula="of:=[.$B$2]*COS([.D117]-[.$C$3]) + 2*COS(2*[.D117])" office:value-type="float" office:value="-0.80273930030026" calcext:value-type="float">
            <text:p>-0.80273930030026</text:p>
          </table:table-cell>
          <table:table-cell table:formula="of:=IF([.E117]=[.$H$1];[.$G$1];[.$H$1])" office:value-type="float" office:value="-1.10425787365804" calcext:value-type="float">
            <text:p>-1.10425787365804</text:p>
          </table:table-cell>
          <table:table-cell table:formula="of:=IF([.$C$2]=[.A117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table:formula="of:=[.A118]*PI()/180" office:value-type="float" office:value="2.04203522483337" calcext:value-type="float">
            <text:p>2.04203522483337</text:p>
          </table:table-cell>
          <table:table-cell table:formula="of:=-[.$B$2]*COS([.D118]-[.$C$3])-COS([.D118])*COS([.D118])" office:value-type="float" office:value="-0.630131421931976" calcext:value-type="float">
            <text:p>-0.630131421931976</text:p>
          </table:table-cell>
          <table:table-cell table:formula="of:=[.$B$2]*COS([.$C$3])*SIN([.D118])-[.$B$2]*SIN([.$C$3])*COS([.D118])+2*SIN([.D118])*COS([.D118])" office:value-type="float" office:value="-0.544057362258345" calcext:value-type="float">
            <text:p>-0.544057362258345</text:p>
          </table:table-cell>
          <table:table-cell table:formula="of:=[.$B$2]*COS([.D118]-[.$C$3]) + 2*COS(2*[.D118])" office:value-type="float" office:value="-0.751546456506733" calcext:value-type="float">
            <text:p>-0.751546456506733</text:p>
          </table:table-cell>
          <table:table-cell table:formula="of:=IF([.E118]=[.$H$1];[.$G$1];[.$H$1])" office:value-type="float" office:value="-1.10425787365804" calcext:value-type="float">
            <text:p>-1.10425787365804</text:p>
          </table:table-cell>
          <table:table-cell table:formula="of:=IF([.$C$2]=[.A118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formula="of:=[.A119]*PI()/180" office:value-type="float" office:value="2.05948851735331" calcext:value-type="float">
            <text:p>2.05948851735331</text:p>
          </table:table-cell>
          <table:table-cell table:formula="of:=-[.$B$2]*COS([.D119]-[.$C$3])-COS([.D119])*COS([.D119])" office:value-type="float" office:value="-0.639738832237338" calcext:value-type="float">
            <text:p>-0.639738832237338</text:p>
          </table:table-cell>
          <table:table-cell table:formula="of:=[.$B$2]*COS([.$C$3])*SIN([.D119])-[.$B$2]*SIN([.$C$3])*COS([.D119])+2*SIN([.D119])*COS([.D119])" office:value-type="float" office:value="-0.556718055047528" calcext:value-type="float">
            <text:p>-0.556718055047528</text:p>
          </table:table-cell>
          <table:table-cell table:formula="of:=[.$B$2]*COS([.D119]-[.$C$3]) + 2*COS(2*[.D119])" office:value-type="float" office:value="-0.699050522968782" calcext:value-type="float">
            <text:p>-0.699050522968782</text:p>
          </table:table-cell>
          <table:table-cell table:formula="of:=IF([.E119]=[.$H$1];[.$G$1];[.$H$1])" office:value-type="float" office:value="-1.10425787365804" calcext:value-type="float">
            <text:p>-1.10425787365804</text:p>
          </table:table-cell>
          <table:table-cell table:formula="of:=IF([.$C$2]=[.A119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formula="of:=[.A120]*PI()/180" office:value-type="float" office:value="2.07694180987325" calcext:value-type="float">
            <text:p>2.07694180987325</text:p>
          </table:table-cell>
          <table:table-cell table:formula="of:=-[.$B$2]*COS([.D120]-[.$C$3])-COS([.D120])*COS([.D120])" office:value-type="float" office:value="-0.649559154160918" calcext:value-type="float">
            <text:p>-0.649559154160918</text:p>
          </table:table-cell>
          <table:table-cell table:formula="of:=[.$B$2]*COS([.$C$3])*SIN([.D120])-[.$B$2]*SIN([.$C$3])*COS([.D120])+2*SIN([.D120])*COS([.D120])" office:value-type="float" office:value="-0.568451644421053" calcext:value-type="float">
            <text:p>-0.568451644421053</text:p>
          </table:table-cell>
          <table:table-cell table:formula="of:=[.$B$2]*COS([.D120]-[.$C$3]) + 2*COS(2*[.D120])" office:value-type="float" office:value="-0.645319742188889" calcext:value-type="float">
            <text:p>-0.645319742188889</text:p>
          </table:table-cell>
          <table:table-cell table:formula="of:=IF([.E120]=[.$H$1];[.$G$1];[.$H$1])" office:value-type="float" office:value="-1.10425787365804" calcext:value-type="float">
            <text:p>-1.10425787365804</text:p>
          </table:table-cell>
          <table:table-cell table:formula="of:=IF([.$C$2]=[.A120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formula="of:=[.A121]*PI()/180" office:value-type="float" office:value="2.0943951023932" calcext:value-type="float">
            <text:p>2.0943951023932</text:p>
          </table:table-cell>
          <table:table-cell table:formula="of:=-[.$B$2]*COS([.D121]-[.$C$3])-COS([.D121])*COS([.D121])" office:value-type="float" office:value="-0.659576022144496" calcext:value-type="float">
            <text:p>-0.659576022144496</text:p>
          </table:table-cell>
          <table:table-cell table:formula="of:=[.$B$2]*COS([.$C$3])*SIN([.D121])-[.$B$2]*SIN([.$C$3])*COS([.D121])+2*SIN([.D121])*COS([.D121])" office:value-type="float" office:value="-0.579237185608915" calcext:value-type="float">
            <text:p>-0.579237185608915</text:p>
          </table:table-cell>
          <table:table-cell table:formula="of:=[.$B$2]*COS([.D121]-[.$C$3]) + 2*COS(2*[.D121])" office:value-type="float" office:value="-0.590423977855505" calcext:value-type="float">
            <text:p>-0.590423977855505</text:p>
          </table:table-cell>
          <table:table-cell table:formula="of:=IF([.E121]=[.$H$1];[.$G$1];[.$H$1])" office:value-type="float" office:value="-1.10425787365804" calcext:value-type="float">
            <text:p>-1.10425787365804</text:p>
          </table:table-cell>
          <table:table-cell table:formula="of:=IF([.$C$2]=[.A121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table:formula="of:=[.A122]*PI()/180" office:value-type="float" office:value="2.11184839491314" calcext:value-type="float">
            <text:p>2.11184839491314</text:p>
          </table:table-cell>
          <table:table-cell table:formula="of:=-[.$B$2]*COS([.D122]-[.$C$3])-COS([.D122])*COS([.D122])" office:value-type="float" office:value="-0.669772715794528" calcext:value-type="float">
            <text:p>-0.669772715794528</text:p>
          </table:table-cell>
          <table:table-cell table:formula="of:=[.$B$2]*COS([.$C$3])*SIN([.D122])-[.$B$2]*SIN([.$C$3])*COS([.D122])+2*SIN([.D122])*COS([.D122])" office:value-type="float" office:value="-0.589054966712691" calcext:value-type="float">
            <text:p>-0.589054966712691</text:p>
          </table:table-cell>
          <table:table-cell table:formula="of:=[.$B$2]*COS([.D122]-[.$C$3]) + 2*COS(2*[.D122])" office:value-type="float" office:value="-0.534434628384308" calcext:value-type="float">
            <text:p>-0.534434628384308</text:p>
          </table:table-cell>
          <table:table-cell table:formula="of:=IF([.E122]=[.$H$1];[.$G$1];[.$H$1])" office:value-type="float" office:value="-1.10425787365804" calcext:value-type="float">
            <text:p>-1.10425787365804</text:p>
          </table:table-cell>
          <table:table-cell table:formula="of:=IF([.$C$2]=[.A122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table:formula="of:=[.A123]*PI()/180" office:value-type="float" office:value="2.12930168743308" calcext:value-type="float">
            <text:p>2.12930168743308</text:p>
          </table:table-cell>
          <table:table-cell table:formula="of:=-[.$B$2]*COS([.D123]-[.$C$3])-COS([.D123])*COS([.D123])" office:value-type="float" office:value="-0.680132181629108" calcext:value-type="float">
            <text:p>-0.680132181629108</text:p>
          </table:table-cell>
          <table:table-cell table:formula="of:=[.$B$2]*COS([.$C$3])*SIN([.D123])-[.$B$2]*SIN([.$C$3])*COS([.D123])+2*SIN([.D123])*COS([.D123])" office:value-type="float" office:value="-0.597886534723143" calcext:value-type="float">
            <text:p>-0.597886534723143</text:p>
          </table:table-cell>
          <table:table-cell table:formula="of:=[.$B$2]*COS([.D123]-[.$C$3]) + 2*COS(2*[.D123])" office:value-type="float" office:value="-0.477424538554509" calcext:value-type="float">
            <text:p>-0.477424538554509</text:p>
          </table:table-cell>
          <table:table-cell table:formula="of:=IF([.E123]=[.$H$1];[.$G$1];[.$H$1])" office:value-type="float" office:value="-1.10425787365804" calcext:value-type="float">
            <text:p>-1.10425787365804</text:p>
          </table:table-cell>
          <table:table-cell table:formula="of:=IF([.$C$2]=[.A123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  <table:table-cell table:formula="of:=[.A124]*PI()/180" office:value-type="float" office:value="2.14675497995303" calcext:value-type="float">
            <text:p>2.14675497995303</text:p>
          </table:table-cell>
          <table:table-cell table:formula="of:=-[.$B$2]*COS([.D124]-[.$C$3])-COS([.D124])*COS([.D124])" office:value-type="float" office:value="-0.690637055265461" calcext:value-type="float">
            <text:p>-0.690637055265461</text:p>
          </table:table-cell>
          <table:table-cell table:formula="of:=[.$B$2]*COS([.$C$3])*SIN([.D124])-[.$B$2]*SIN([.$C$3])*COS([.D124])+2*SIN([.D124])*COS([.D124])" office:value-type="float" office:value="-0.605714719979772" calcext:value-type="float">
            <text:p>-0.605714719979772</text:p>
          </table:table-cell>
          <table:table-cell table:formula="of:=[.$B$2]*COS([.D124]-[.$C$3]) + 2*COS(2*[.D124])" office:value-type="float" office:value="-0.419467909348239" calcext:value-type="float">
            <text:p>-0.419467909348239</text:p>
          </table:table-cell>
          <table:table-cell table:formula="of:=IF([.E124]=[.$H$1];[.$G$1];[.$H$1])" office:value-type="float" office:value="-1.10425787365804" calcext:value-type="float">
            <text:p>-1.10425787365804</text:p>
          </table:table-cell>
          <table:table-cell table:formula="of:=IF([.$C$2]=[.A124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table:formula="of:=[.A125]*PI()/180" office:value-type="float" office:value="2.16420827247297" calcext:value-type="float">
            <text:p>2.16420827247297</text:p>
          </table:table-cell>
          <table:table-cell table:formula="of:=-[.$B$2]*COS([.D125]-[.$C$3])-COS([.D125])*COS([.D125])" office:value-type="float" office:value="-0.701269684020529" calcext:value-type="float">
            <text:p>-0.701269684020529</text:p>
          </table:table-cell>
          <table:table-cell table:formula="of:=[.$B$2]*COS([.$C$3])*SIN([.D125])-[.$B$2]*SIN([.$C$3])*COS([.D125])+2*SIN([.D125])*COS([.D125])" office:value-type="float" office:value="-0.612523659041869" calcext:value-type="float">
            <text:p>-0.612523659041869</text:p>
          </table:table-cell>
          <table:table-cell table:formula="of:=[.$B$2]*COS([.D125]-[.$C$3]) + 2*COS(2*[.D125])" office:value-type="float" office:value="-0.360640206103339" calcext:value-type="float">
            <text:p>-0.360640206103339</text:p>
          </table:table-cell>
          <table:table-cell table:formula="of:=IF([.E125]=[.$H$1];[.$G$1];[.$H$1])" office:value-type="float" office:value="-1.10425787365804" calcext:value-type="float">
            <text:p>-1.10425787365804</text:p>
          </table:table-cell>
          <table:table-cell table:formula="of:=IF([.$C$2]=[.A125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  <table:table-cell table:formula="of:=[.A126]*PI()/180" office:value-type="float" office:value="2.18166156499291" calcext:value-type="float">
            <text:p>2.18166156499291</text:p>
          </table:table-cell>
          <table:table-cell table:formula="of:=-[.$B$2]*COS([.D126]-[.$C$3])-COS([.D126])*COS([.D126])" office:value-type="float" office:value="-0.712012149896654" calcext:value-type="float">
            <text:p>-0.712012149896654</text:p>
          </table:table-cell>
          <table:table-cell table:formula="of:=[.$B$2]*COS([.$C$3])*SIN([.D126])-[.$B$2]*SIN([.$C$3])*COS([.D126])+2*SIN([.D126])*COS([.D126])" office:value-type="float" office:value="-0.618298815942639" calcext:value-type="float">
            <text:p>-0.618298815942639</text:p>
          </table:table-cell>
          <table:table-cell table:formula="of:=[.$B$2]*COS([.D126]-[.$C$3]) + 2*COS(2*[.D126])" office:value-type="float" office:value="-0.30101806509185" calcext:value-type="float">
            <text:p>-0.30101806509185</text:p>
          </table:table-cell>
          <table:table-cell table:formula="of:=IF([.E126]=[.$H$1];[.$G$1];[.$H$1])" office:value-type="float" office:value="-1.10425787365804" calcext:value-type="float">
            <text:p>-1.10425787365804</text:p>
          </table:table-cell>
          <table:table-cell table:formula="of:=IF([.$C$2]=[.A126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table:formula="of:=[.A127]*PI()/180" office:value-type="float" office:value="2.19911485751286" calcext:value-type="float">
            <text:p>2.19911485751286</text:p>
          </table:table-cell>
          <table:table-cell table:formula="of:=-[.$B$2]*COS([.D127]-[.$C$3])-COS([.D127])*COS([.D127])" office:value-type="float" office:value="-0.722846292923912" calcext:value-type="float">
            <text:p>-0.722846292923912</text:p>
          </table:table-cell>
          <table:table-cell table:formula="of:=[.$B$2]*COS([.$C$3])*SIN([.D127])-[.$B$2]*SIN([.$C$3])*COS([.D127])+2*SIN([.D127])*COS([.D127])" office:value-type="float" office:value="-0.6230270017999" calcext:value-type="float">
            <text:p>-0.6230270017999</text:p>
          </table:table-cell>
          <table:table-cell table:formula="of:=[.$B$2]*COS([.D127]-[.$C$3]) + 2*COS(2*[.D127])" office:value-type="float" office:value="-0.240679198638509" calcext:value-type="float">
            <text:p>-0.240679198638509</text:p>
          </table:table-cell>
          <table:table-cell table:formula="of:=IF([.E127]=[.$H$1];[.$G$1];[.$H$1])" office:value-type="float" office:value="-1.10425787365804" calcext:value-type="float">
            <text:p>-1.10425787365804</text:p>
          </table:table-cell>
          <table:table-cell table:formula="of:=IF([.$C$2]=[.A127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table:formula="of:=[.A128]*PI()/180" office:value-type="float" office:value="2.2165681500328" calcext:value-type="float">
            <text:p>2.2165681500328</text:p>
          </table:table-cell>
          <table:table-cell table:formula="of:=-[.$B$2]*COS([.D128]-[.$C$3])-COS([.D128])*COS([.D128])" office:value-type="float" office:value="-0.733753734830198" calcext:value-type="float">
            <text:p>-0.733753734830198</text:p>
          </table:table-cell>
          <table:table-cell table:formula="of:=[.$B$2]*COS([.$C$3])*SIN([.D128])-[.$B$2]*SIN([.$C$3])*COS([.D128])+2*SIN([.D128])*COS([.D128])" office:value-type="float" office:value="-0.62669639275889" calcext:value-type="float">
            <text:p>-0.62669639275889</text:p>
          </table:table-cell>
          <table:table-cell table:formula="of:=[.$B$2]*COS([.D128]-[.$C$3]) + 2*COS(2*[.D128])" office:value-type="float" office:value="-0.179702298895301" calcext:value-type="float">
            <text:p>-0.179702298895301</text:p>
          </table:table-cell>
          <table:table-cell table:formula="of:=IF([.E128]=[.$H$1];[.$G$1];[.$H$1])" office:value-type="float" office:value="-1.10425787365804" calcext:value-type="float">
            <text:p>-1.10425787365804</text:p>
          </table:table-cell>
          <table:table-cell table:formula="of:=IF([.$C$2]=[.A128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formula="of:=[.A129]*PI()/180" office:value-type="float" office:value="2.23402144255274" calcext:value-type="float">
            <text:p>2.23402144255274</text:p>
          </table:table-cell>
          <table:table-cell table:formula="of:=-[.$B$2]*COS([.D129]-[.$C$3])-COS([.D129])*COS([.D129])" office:value-type="float" office:value="-0.744715903009751" calcext:value-type="float">
            <text:p>-0.744715903009751</text:p>
          </table:table-cell>
          <table:table-cell table:formula="of:=[.$B$2]*COS([.$C$3])*SIN([.D129])-[.$B$2]*SIN([.$C$3])*COS([.D129])+2*SIN([.D129])*COS([.D129])" office:value-type="float" office:value="-0.629296546244747" calcext:value-type="float">
            <text:p>-0.629296546244747</text:p>
          </table:table-cell>
          <table:table-cell table:formula="of:=[.$B$2]*COS([.D129]-[.$C$3]) + 2*COS(2*[.D129])" office:value-type="float" office:value="-0.11816694038975" calcext:value-type="float">
            <text:p>-0.11816694038975</text:p>
          </table:table-cell>
          <table:table-cell table:formula="of:=IF([.E129]=[.$H$1];[.$G$1];[.$H$1])" office:value-type="float" office:value="-1.10425787365804" calcext:value-type="float">
            <text:p>-1.10425787365804</text:p>
          </table:table-cell>
          <table:table-cell table:formula="of:=IF([.$C$2]=[.A129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formula="of:=[.A130]*PI()/180" office:value-type="float" office:value="2.25147473507268" calcext:value-type="float">
            <text:p>2.25147473507268</text:p>
          </table:table-cell>
          <table:table-cell table:formula="of:=-[.$B$2]*COS([.D130]-[.$C$3])-COS([.D130])*COS([.D130])" office:value-type="float" office:value="-0.755714054760446" calcext:value-type="float">
            <text:p>-0.755714054760446</text:p>
          </table:table-cell>
          <table:table-cell table:formula="of:=[.$B$2]*COS([.$C$3])*SIN([.D130])-[.$B$2]*SIN([.$C$3])*COS([.D130])+2*SIN([.D130])*COS([.D130])" office:value-type="float" office:value="-0.630818415504307" calcext:value-type="float">
            <text:p>-0.630818415504307</text:p>
          </table:table-cell>
          <table:table-cell table:formula="of:=[.$B$2]*COS([.D130]-[.$C$3]) + 2*COS(2*[.D130])" office:value-type="float" office:value="-0.0561534814661939" calcext:value-type="float">
            <text:p>-0.056153481466194</text:p>
          </table:table-cell>
          <table:table-cell table:formula="of:=IF([.E130]=[.$H$1];[.$G$1];[.$H$1])" office:value-type="float" office:value="-1.10425787365804" calcext:value-type="float">
            <text:p>-1.10425787365804</text:p>
          </table:table-cell>
          <table:table-cell table:formula="of:=IF([.$C$2]=[.A130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formula="of:=[.A131]*PI()/180" office:value-type="float" office:value="2.26892802759263" calcext:value-type="float">
            <text:p>2.26892802759263</text:p>
          </table:table-cell>
          <table:table-cell table:formula="of:=-[.$B$2]*COS([.D131]-[.$C$3])-COS([.D131])*COS([.D131])" office:value-type="float" office:value="-0.766729301759809" calcext:value-type="float">
            <text:p>-0.766729301759809</text:p>
          </table:table-cell>
          <table:table-cell table:formula="of:=[.$B$2]*COS([.$C$3])*SIN([.D131])-[.$B$2]*SIN([.$C$3])*COS([.D131])+2*SIN([.D131])*COS([.D131])" office:value-type="float" office:value="-0.631254362418934" calcext:value-type="float">
            <text:p>-0.631254362418934</text:p>
          </table:table-cell>
          <table:table-cell table:formula="of:=[.$B$2]*COS([.D131]-[.$C$3]) + 2*COS(2*[.D131])" office:value-type="float" office:value="0.00625703525941312" calcext:value-type="float">
            <text:p>0.006257035259413</text:p>
          </table:table-cell>
          <table:table-cell table:formula="of:=IF([.E131]=[.$H$1];[.$G$1];[.$H$1])" office:value-type="float" office:value="-1.10425787365804" calcext:value-type="float">
            <text:p>-1.10425787365804</text:p>
          </table:table-cell>
          <table:table-cell table:formula="of:=IF([.$C$2]=[.A131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  <table:table-cell table:formula="of:=[.A132]*PI()/180" office:value-type="float" office:value="2.28638132011257" calcext:value-type="float">
            <text:p>2.28638132011257</text:p>
          </table:table-cell>
          <table:table-cell table:formula="of:=-[.$B$2]*COS([.D132]-[.$C$3])-COS([.D132])*COS([.D132])" office:value-type="float" office:value="-0.777742634749466" calcext:value-type="float">
            <text:p>-0.777742634749466</text:p>
          </table:table-cell>
          <table:table-cell table:formula="of:=[.$B$2]*COS([.$C$3])*SIN([.D132])-[.$B$2]*SIN([.$C$3])*COS([.D132])+2*SIN([.D132])*COS([.D132])" office:value-type="float" office:value="-0.630598168572245" calcext:value-type="float">
            <text:p>-0.630598168572245</text:p>
          </table:table-cell>
          <table:table-cell table:formula="of:=[.$B$2]*COS([.D132]-[.$C$3]) + 2*COS(2*[.D132])" office:value-type="float" office:value="0.0689829833093687" calcext:value-type="float">
            <text:p>0.068982983309369</text:p>
          </table:table-cell>
          <table:table-cell table:formula="of:=IF([.E132]=[.$H$1];[.$G$1];[.$H$1])" office:value-type="float" office:value="-1.10425787365804" calcext:value-type="float">
            <text:p>-1.10425787365804</text:p>
          </table:table-cell>
          <table:table-cell table:formula="of:=IF([.$C$2]=[.A132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table:formula="of:=[.A133]*PI()/180" office:value-type="float" office:value="2.30383461263251" calcext:value-type="float">
            <text:p>2.30383461263251</text:p>
          </table:table-cell>
          <table:table-cell table:formula="of:=-[.$B$2]*COS([.D133]-[.$C$3])-COS([.D133])*COS([.D133])" office:value-type="float" office:value="-0.788734948397422" calcext:value-type="float">
            <text:p>-0.788734948397422</text:p>
          </table:table-cell>
          <table:table-cell table:formula="of:=[.$B$2]*COS([.$C$3])*SIN([.D133])-[.$B$2]*SIN([.$C$3])*COS([.D133])+2*SIN([.D133])*COS([.D133])" office:value-type="float" office:value="-0.628845044558688" calcext:value-type="float">
            <text:p>-0.628845044558688</text:p>
          </table:table-cell>
          <table:table-cell table:formula="of:=[.$B$2]*COS([.D133]-[.$C$3]) + 2*COS(2*[.D133])" office:value-type="float" office:value="0.131942253495943" calcext:value-type="float">
            <text:p>0.131942253495943</text:p>
          </table:table-cell>
          <table:table-cell table:formula="of:=IF([.E133]=[.$H$1];[.$G$1];[.$H$1])" office:value-type="float" office:value="-1.10425787365804" calcext:value-type="float">
            <text:p>-1.10425787365804</text:p>
          </table:table-cell>
          <table:table-cell table:formula="of:=IF([.$C$2]=[.A133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table:formula="of:=[.A134]*PI()/180" office:value-type="float" office:value="2.32128790515246" calcext:value-type="float">
            <text:p>2.32128790515246</text:p>
          </table:table-cell>
          <table:table-cell table:formula="of:=-[.$B$2]*COS([.D134]-[.$C$3])-COS([.D134])*COS([.D134])" office:value-type="float" office:value="-0.799687066307366" calcext:value-type="float">
            <text:p>-0.799687066307366</text:p>
          </table:table-cell>
          <table:table-cell table:formula="of:=[.$B$2]*COS([.$C$3])*SIN([.D134])-[.$B$2]*SIN([.$C$3])*COS([.D134])+2*SIN([.D134])*COS([.D134])" office:value-type="float" office:value="-0.625991637521127" calcext:value-type="float">
            <text:p>-0.625991637521127</text:p>
          </table:table-cell>
          <table:table-cell table:formula="of:=[.$B$2]*COS([.D134]-[.$C$3]) + 2*COS(2*[.D134])" office:value-type="float" office:value="0.195052355691178" calcext:value-type="float">
            <text:p>0.195052355691178</text:p>
          </table:table-cell>
          <table:table-cell table:formula="of:=IF([.E134]=[.$H$1];[.$G$1];[.$H$1])" office:value-type="float" office:value="-1.10425787365804" calcext:value-type="float">
            <text:p>-1.10425787365804</text:p>
          </table:table-cell>
          <table:table-cell table:formula="of:=IF([.$C$2]=[.A134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table:formula="of:=[.A135]*PI()/180" office:value-type="float" office:value="2.3387411976724" calcext:value-type="float">
            <text:p>2.3387411976724</text:p>
          </table:table-cell>
          <table:table-cell table:formula="of:=-[.$B$2]*COS([.D135]-[.$C$3])-COS([.D135])*COS([.D135])" office:value-type="float" office:value="-0.810579766144003" calcext:value-type="float">
            <text:p>-0.810579766144003</text:p>
          </table:table-cell>
          <table:table-cell table:formula="of:=[.$B$2]*COS([.$C$3])*SIN([.D135])-[.$B$2]*SIN([.$C$3])*COS([.D135])+2*SIN([.D135])*COS([.D135])" office:value-type="float" office:value="-0.62203603690771" calcext:value-type="float">
            <text:p>-0.62203603690771</text:p>
          </table:table-cell>
          <table:table-cell table:formula="of:=[.$B$2]*COS([.D135]-[.$C$3]) + 2*COS(2*[.D135])" office:value-type="float" office:value="0.25823052109025" calcext:value-type="float">
            <text:p>0.25823052109025</text:p>
          </table:table-cell>
          <table:table-cell table:formula="of:=IF([.E135]=[.$H$1];[.$G$1];[.$H$1])" office:value-type="float" office:value="-1.10425787365804" calcext:value-type="float">
            <text:p>-1.10425787365804</text:p>
          </table:table-cell>
          <table:table-cell table:formula="of:=IF([.$C$2]=[.A135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table:formula="of:=[.A136]*PI()/180" office:value-type="float" office:value="2.35619449019234" calcext:value-type="float">
            <text:p>2.35619449019234</text:p>
          </table:table-cell>
          <table:table-cell table:formula="of:=-[.$B$2]*COS([.D136]-[.$C$3])-COS([.D136])*COS([.D136])" office:value-type="float" office:value="-0.82139380484327" calcext:value-type="float">
            <text:p>-0.82139380484327</text:p>
          </table:table-cell>
          <table:table-cell table:formula="of:=[.$B$2]*COS([.$C$3])*SIN([.D136])-[.$B$2]*SIN([.$C$3])*COS([.D136])+2*SIN([.D136])*COS([.D136])" office:value-type="float" office:value="-0.616977778440511" calcext:value-type="float">
            <text:p>-0.616977778440511</text:p>
          </table:table-cell>
          <table:table-cell table:formula="of:=[.$B$2]*COS([.D136]-[.$C$3]) + 2*COS(2*[.D136])" office:value-type="float" office:value="0.321393804843269" calcext:value-type="float">
            <text:p>0.321393804843269</text:p>
          </table:table-cell>
          <table:table-cell table:formula="of:=IF([.E136]=[.$H$1];[.$G$1];[.$H$1])" office:value-type="float" office:value="-1.10425787365804" calcext:value-type="float">
            <text:p>-1.10425787365804</text:p>
          </table:table-cell>
          <table:table-cell table:formula="of:=IF([.$C$2]=[.A136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  <table:table-cell table:formula="of:=[.A137]*PI()/180" office:value-type="float" office:value="2.37364778271229" calcext:value-type="float">
            <text:p>2.37364778271229</text:p>
          </table:table-cell>
          <table:table-cell table:formula="of:=-[.$B$2]*COS([.D137]-[.$C$3])-COS([.D137])*COS([.D137])" office:value-type="float" office:value="-0.832109943876169" calcext:value-type="float">
            <text:p>-0.832109943876169</text:p>
          </table:table-cell>
          <table:table-cell table:formula="of:=[.$B$2]*COS([.$C$3])*SIN([.D137])-[.$B$2]*SIN([.$C$3])*COS([.D137])+2*SIN([.D137])*COS([.D137])" office:value-type="float" office:value="-0.61081784629061" calcext:value-type="float">
            <text:p>-0.61081784629061</text:p>
          </table:table-cell>
          <table:table-cell table:formula="of:=[.$B$2]*COS([.D137]-[.$C$3]) + 2*COS(2*[.D137])" office:value-type="float" office:value="0.384459188929921" calcext:value-type="float">
            <text:p>0.384459188929921</text:p>
          </table:table-cell>
          <table:table-cell table:formula="of:=IF([.E137]=[.$H$1];[.$G$1];[.$H$1])" office:value-type="float" office:value="-1.10425787365804" calcext:value-type="float">
            <text:p>-1.10425787365804</text:p>
          </table:table-cell>
          <table:table-cell table:formula="of:=IF([.$C$2]=[.A137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table:formula="of:=[.A138]*PI()/180" office:value-type="float" office:value="2.39110107523223" calcext:value-type="float">
            <text:p>2.39110107523223</text:p>
          </table:table-cell>
          <table:table-cell table:formula="of:=-[.$B$2]*COS([.D138]-[.$C$3])-COS([.D138])*COS([.D138])" office:value-type="float" office:value="-0.842708974534892" calcext:value-type="float">
            <text:p>-0.842708974534892</text:p>
          </table:table-cell>
          <table:table-cell table:formula="of:=[.$B$2]*COS([.$C$3])*SIN([.D138])-[.$B$2]*SIN([.$C$3])*COS([.D138])+2*SIN([.D138])*COS([.D138])" office:value-type="float" office:value="-0.603558673456463" calcext:value-type="float">
            <text:p>-0.603558673456463</text:p>
          </table:table-cell>
          <table:table-cell table:formula="of:=[.$B$2]*COS([.D138]-[.$C$3]) + 2*COS(2*[.D138])" office:value-type="float" office:value="0.44734368515108" calcext:value-type="float">
            <text:p>0.44734368515108</text:p>
          </table:table-cell>
          <table:table-cell table:formula="of:=IF([.E138]=[.$H$1];[.$G$1];[.$H$1])" office:value-type="float" office:value="-1.10425787365804" calcext:value-type="float">
            <text:p>-1.10425787365804</text:p>
          </table:table-cell>
          <table:table-cell table:formula="of:=IF([.$C$2]=[.A138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table:formula="of:=[.A139]*PI()/180" office:value-type="float" office:value="2.40855436775217" calcext:value-type="float">
            <text:p>2.40855436775217</text:p>
          </table:table-cell>
          <table:table-cell table:formula="of:=-[.$B$2]*COS([.D139]-[.$C$3])-COS([.D139])*COS([.D139])" office:value-type="float" office:value="-0.853171743209851" calcext:value-type="float">
            <text:p>-0.853171743209851</text:p>
          </table:table-cell>
          <table:table-cell table:formula="of:=[.$B$2]*COS([.$C$3])*SIN([.D139])-[.$B$2]*SIN([.$C$3])*COS([.D139])+2*SIN([.D139])*COS([.D139])" office:value-type="float" office:value="-0.595204140344627" calcext:value-type="float">
            <text:p>-0.595204140344627</text:p>
          </table:table-cell>
          <table:table-cell table:formula="of:=[.$B$2]*COS([.D139]-[.$C$3]) + 2*COS(2*[.D139])" office:value-type="float" office:value="0.50996443811133" calcext:value-type="float">
            <text:p>0.50996443811133</text:p>
          </table:table-cell>
          <table:table-cell table:formula="of:=IF([.E139]=[.$H$1];[.$G$1];[.$H$1])" office:value-type="float" office:value="-1.10425787365804" calcext:value-type="float">
            <text:p>-1.10425787365804</text:p>
          </table:table-cell>
          <table:table-cell table:formula="of:=IF([.$C$2]=[.A139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formula="of:=[.A140]*PI()/180" office:value-type="float" office:value="2.42600766027212" calcext:value-type="float">
            <text:p>2.42600766027212</text:p>
          </table:table-cell>
          <table:table-cell table:formula="of:=-[.$B$2]*COS([.D140]-[.$C$3])-COS([.D140])*COS([.D140])" office:value-type="float" office:value="-0.863479176626269" calcext:value-type="float">
            <text:p>-0.863479176626269</text:p>
          </table:table-cell>
          <table:table-cell table:formula="of:=[.$B$2]*COS([.$C$3])*SIN([.D140])-[.$B$2]*SIN([.$C$3])*COS([.D140])+2*SIN([.D140])*COS([.D140])" office:value-type="float" office:value="-0.585759571554097" calcext:value-type="float">
            <text:p>-0.585759571554097</text:p>
          </table:table-cell>
          <table:table-cell table:formula="of:=[.$B$2]*COS([.D140]-[.$C$3]) + 2*COS(2*[.D140])" office:value-type="float" office:value="0.572238828066368" calcext:value-type="float">
            <text:p>0.572238828066368</text:p>
          </table:table-cell>
          <table:table-cell table:formula="of:=IF([.E140]=[.$H$1];[.$G$1];[.$H$1])" office:value-type="float" office:value="-1.10425787365804" calcext:value-type="float">
            <text:p>-1.10425787365804</text:p>
          </table:table-cell>
          <table:table-cell table:formula="of:=IF([.$C$2]=[.A140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table:formula="of:=[.A141]*PI()/180" office:value-type="float" office:value="2.44346095279206" calcext:value-type="float">
            <text:p>2.44346095279206</text:p>
          </table:table-cell>
          <table:table-cell table:formula="of:=-[.$B$2]*COS([.D141]-[.$C$3])-COS([.D141])*COS([.D141])" office:value-type="float" office:value="-0.873612307008988" calcext:value-type="float">
            <text:p>-0.873612307008988</text:p>
          </table:table-cell>
          <table:table-cell table:formula="of:=[.$B$2]*COS([.$C$3])*SIN([.D141])-[.$B$2]*SIN([.$C$3])*COS([.D141])+2*SIN([.D141])*COS([.D141])" office:value-type="float" office:value="-0.575231730867712" calcext:value-type="float">
            <text:p>-0.575231730867712</text:p>
          </table:table-cell>
          <table:table-cell table:formula="of:=[.$B$2]*COS([.D141]-[.$C$3]) + 2*COS(2*[.D141])" office:value-type="float" office:value="0.634084573509383" calcext:value-type="float">
            <text:p>0.634084573509383</text:p>
          </table:table-cell>
          <table:table-cell table:formula="of:=IF([.E141]=[.$H$1];[.$G$1];[.$H$1])" office:value-type="float" office:value="-1.10425787365804" calcext:value-type="float">
            <text:p>-1.10425787365804</text:p>
          </table:table-cell>
          <table:table-cell table:formula="of:=IF([.$C$2]=[.A141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table:formula="of:=[.A142]*PI()/180" office:value-type="float" office:value="2.460914245312" calcext:value-type="float">
            <text:p>2.460914245312</text:p>
          </table:table-cell>
          <table:table-cell table:formula="of:=-[.$B$2]*COS([.D142]-[.$C$3])-COS([.D142])*COS([.D142])" office:value-type="float" office:value="-0.883552297144253" calcext:value-type="float">
            <text:p>-0.883552297144253</text:p>
          </table:table-cell>
          <table:table-cell table:formula="of:=[.$B$2]*COS([.$C$3])*SIN([.D142])-[.$B$2]*SIN([.$C$3])*COS([.D142])+2*SIN([.D142])*COS([.D142])" office:value-type="float" office:value="-0.563628814456285" calcext:value-type="float">
            <text:p>-0.563628814456285</text:p>
          </table:table-cell>
          <table:table-cell table:formula="of:=[.$B$2]*COS([.D142]-[.$C$3]) + 2*COS(2*[.D142])" office:value-type="float" office:value="0.695419833370891" calcext:value-type="float">
            <text:p>0.695419833370891</text:p>
          </table:table-cell>
          <table:table-cell table:formula="of:=IF([.E142]=[.$H$1];[.$G$1];[.$H$1])" office:value-type="float" office:value="-1.10425787365804" calcext:value-type="float">
            <text:p>-1.10425787365804</text:p>
          </table:table-cell>
          <table:table-cell table:formula="of:=IF([.$C$2]=[.A142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table:formula="of:=[.A143]*PI()/180" office:value-type="float" office:value="2.47836753783195" calcext:value-type="float">
            <text:p>2.47836753783195</text:p>
          </table:table-cell>
          <table:table-cell table:formula="of:=-[.$B$2]*COS([.D143]-[.$C$3])-COS([.D143])*COS([.D143])" office:value-type="float" office:value="-0.893280465307347" calcext:value-type="float">
            <text:p>-0.893280465307347</text:p>
          </table:table-cell>
          <table:table-cell table:formula="of:=[.$B$2]*COS([.$C$3])*SIN([.D143])-[.$B$2]*SIN([.$C$3])*COS([.D143])+2*SIN([.D143])*COS([.D143])" office:value-type="float" office:value="-0.550960442303285" calcext:value-type="float">
            <text:p>-0.550960442303285</text:p>
          </table:table-cell>
          <table:table-cell table:formula="of:=[.$B$2]*COS([.D143]-[.$C$3]) + 2*COS(2*[.D143])" office:value-type="float" office:value="0.756163308706848" calcext:value-type="float">
            <text:p>0.756163308706848</text:p>
          </table:table-cell>
          <table:table-cell table:formula="of:=IF([.E143]=[.$H$1];[.$G$1];[.$H$1])" office:value-type="float" office:value="-1.10425787365804" calcext:value-type="float">
            <text:p>-1.10425787365804</text:p>
          </table:table-cell>
          <table:table-cell table:formula="of:=IF([.$C$2]=[.A143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  <table:table-cell table:formula="of:=[.A144]*PI()/180" office:value-type="float" office:value="2.49582083035189" calcext:value-type="float">
            <text:p>2.49582083035189</text:p>
          </table:table-cell>
          <table:table-cell table:formula="of:=-[.$B$2]*COS([.D144]-[.$C$3])-COS([.D144])*COS([.D144])" office:value-type="float" office:value="-0.902778310025102" calcext:value-type="float">
            <text:p>-0.902778310025102</text:p>
          </table:table-cell>
          <table:table-cell table:formula="of:=[.$B$2]*COS([.$C$3])*SIN([.D144])-[.$B$2]*SIN([.$C$3])*COS([.D144])+2*SIN([.D144])*COS([.D144])" office:value-type="float" office:value="-0.537237647860106" calcext:value-type="float">
            <text:p>-0.537237647860106</text:p>
          </table:table-cell>
          <table:table-cell table:formula="of:=[.$B$2]*COS([.D144]-[.$C$3]) + 2*COS(2*[.D144])" office:value-type="float" office:value="0.816234343750601" calcext:value-type="float">
            <text:p>0.816234343750601</text:p>
          </table:table-cell>
          <table:table-cell table:formula="of:=IF([.E144]=[.$H$1];[.$G$1];[.$H$1])" office:value-type="float" office:value="-1.10425787365804" calcext:value-type="float">
            <text:p>-1.10425787365804</text:p>
          </table:table-cell>
          <table:table-cell table:formula="of:=IF([.$C$2]=[.A144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  <table:table-cell table:formula="of:=[.A145]*PI()/180" office:value-type="float" office:value="2.51327412287183" calcext:value-type="float">
            <text:p>2.51327412287183</text:p>
          </table:table-cell>
          <table:table-cell table:formula="of:=-[.$B$2]*COS([.D145]-[.$C$3])-COS([.D145])*COS([.D145])" office:value-type="float" office:value="-0.912027534642501" calcext:value-type="float">
            <text:p>-0.912027534642501</text:p>
          </table:table-cell>
          <table:table-cell table:formula="of:=[.$B$2]*COS([.$C$3])*SIN([.D145])-[.$B$2]*SIN([.$C$3])*COS([.D145])+2*SIN([.D145])*COS([.D145])" office:value-type="float" office:value="-0.522472865944098" calcext:value-type="float">
            <text:p>-0.522472865944098</text:p>
          </table:table-cell>
          <table:table-cell table:formula="of:=[.$B$2]*COS([.D145]-[.$C$3]) + 2*COS(2*[.D145])" office:value-type="float" office:value="0.875553026204921" calcext:value-type="float">
            <text:p>0.875553026204921</text:p>
          </table:table-cell>
          <table:table-cell table:formula="of:=IF([.E145]=[.$H$1];[.$G$1];[.$H$1])" office:value-type="float" office:value="-1.10425787365804" calcext:value-type="float">
            <text:p>-1.10425787365804</text:p>
          </table:table-cell>
          <table:table-cell table:formula="of:=IF([.$C$2]=[.A145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table:formula="of:=[.A146]*PI()/180" office:value-type="float" office:value="2.53072741539178" calcext:value-type="float">
            <text:p>2.53072741539178</text:p>
          </table:table-cell>
          <table:table-cell table:formula="of:=-[.$B$2]*COS([.D146]-[.$C$3])-COS([.D146])*COS([.D146])" office:value-type="float" office:value="-0.921010071662834" calcext:value-type="float">
            <text:p>-0.921010071662834</text:p>
          </table:table-cell>
          <table:table-cell table:formula="of:=[.$B$2]*COS([.$C$3])*SIN([.D146])-[.$B$2]*SIN([.$C$3])*COS([.D146])+2*SIN([.D146])*COS([.D146])" office:value-type="float" office:value="-0.506679918893689" calcext:value-type="float">
            <text:p>-0.506679918893689</text:p>
          </table:table-cell>
          <table:table-cell table:formula="of:=[.$B$2]*COS([.D146]-[.$C$3]) + 2*COS(2*[.D146])" office:value-type="float" office:value="0.934040286651336" calcext:value-type="float">
            <text:p>0.934040286651336</text:p>
          </table:table-cell>
          <table:table-cell table:formula="of:=IF([.E146]=[.$H$1];[.$G$1];[.$H$1])" office:value-type="float" office:value="-1.10425787365804" calcext:value-type="float">
            <text:p>-1.10425787365804</text:p>
          </table:table-cell>
          <table:table-cell table:formula="of:=IF([.$C$2]=[.A146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formula="of:=[.A147]*PI()/180" office:value-type="float" office:value="2.54818070791172" calcext:value-type="float">
            <text:p>2.54818070791172</text:p>
          </table:table-cell>
          <table:table-cell table:formula="of:=-[.$B$2]*COS([.D147]-[.$C$3])-COS([.D147])*COS([.D147])" office:value-type="float" office:value="-0.929708106831124" calcext:value-type="float">
            <text:p>-0.929708106831124</text:p>
          </table:table-cell>
          <table:table-cell table:formula="of:=[.$B$2]*COS([.$C$3])*SIN([.D147])-[.$B$2]*SIN([.$C$3])*COS([.D147])+2*SIN([.D147])*COS([.D147])" office:value-type="float" office:value="-0.48987400099709" calcext:value-type="float">
            <text:p>-0.48987400099709</text:p>
          </table:table-cell>
          <table:table-cell table:formula="of:=[.$B$2]*COS([.D147]-[.$C$3]) + 2*COS(2*[.D147])" office:value-type="float" office:value="0.991617996954992" calcext:value-type="float">
            <text:p>0.991617996954992</text:p>
          </table:table-cell>
          <table:table-cell table:formula="of:=IF([.E147]=[.$H$1];[.$G$1];[.$H$1])" office:value-type="float" office:value="-1.10425787365804" calcext:value-type="float">
            <text:p>-1.10425787365804</text:p>
          </table:table-cell>
          <table:table-cell table:formula="of:=IF([.$C$2]=[.A147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table:formula="of:=[.A148]*PI()/180" office:value-type="float" office:value="2.56563400043166" calcext:value-type="float">
            <text:p>2.56563400043166</text:p>
          </table:table-cell>
          <table:table-cell table:formula="of:=-[.$B$2]*COS([.D148]-[.$C$3])-COS([.D148])*COS([.D148])" office:value-type="float" office:value="-0.938104102930846" calcext:value-type="float">
            <text:p>-0.938104102930846</text:p>
          </table:table-cell>
          <table:table-cell table:formula="of:=[.$B$2]*COS([.$C$3])*SIN([.D148])-[.$B$2]*SIN([.$C$3])*COS([.D148])+2*SIN([.D148])*COS([.D148])" office:value-type="float" office:value="-0.472071661213137" calcext:value-type="float">
            <text:p>-0.472071661213137</text:p>
          </table:table-cell>
          <table:table-cell table:formula="of:=[.$B$2]*COS([.D148]-[.$C$3]) + 2*COS(2*[.D148])" office:value-type="float" office:value="1.04820906754455" calcext:value-type="float">
            <text:p>1.04820906754455</text:p>
          </table:table-cell>
          <table:table-cell table:formula="of:=IF([.E148]=[.$H$1];[.$G$1];[.$H$1])" office:value-type="float" office:value="-1.10425787365804" calcext:value-type="float">
            <text:p>-1.10425787365804</text:p>
          </table:table-cell>
          <table:table-cell table:formula="of:=IF([.$C$2]=[.A148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table:formula="of:=[.A149]*PI()/180" office:value-type="float" office:value="2.58308729295161" calcext:value-type="float">
            <text:p>2.58308729295161</text:p>
          </table:table-cell>
          <table:table-cell table:formula="of:=-[.$B$2]*COS([.D149]-[.$C$3])-COS([.D149])*COS([.D149])" office:value-type="float" office:value="-0.946180823264312" calcext:value-type="float">
            <text:p>-0.946180823264312</text:p>
          </table:table-cell>
          <table:table-cell table:formula="of:=[.$B$2]*COS([.$C$3])*SIN([.D149])-[.$B$2]*SIN([.$C$3])*COS([.D149])+2*SIN([.D149])*COS([.D149])" office:value-type="float" office:value="-0.453290784204983" calcext:value-type="float">
            <text:p>-0.453290784204983</text:p>
          </table:table-cell>
          <table:table-cell table:formula="of:=[.$B$2]*COS([.D149]-[.$C$3]) + 2*COS(2*[.D149])" office:value-type="float" office:value="1.10373754344793" calcext:value-type="float">
            <text:p>1.10373754344793</text:p>
          </table:table-cell>
          <table:table-cell table:formula="of:=IF([.E149]=[.$H$1];[.$G$1];[.$H$1])" office:value-type="float" office:value="-1.10425787365804" calcext:value-type="float">
            <text:p>-1.10425787365804</text:p>
          </table:table-cell>
          <table:table-cell table:formula="of:=IF([.$C$2]=[.A149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table:formula="of:=[.A150]*PI()/180" office:value-type="float" office:value="2.60054058547155" calcext:value-type="float">
            <text:p>2.60054058547155</text:p>
          </table:table-cell>
          <table:table-cell table:formula="of:=-[.$B$2]*COS([.D150]-[.$C$3])-COS([.D150])*COS([.D150])" office:value-type="float" office:value="-0.953921354787484" calcext:value-type="float">
            <text:p>-0.953921354787484</text:p>
          </table:table-cell>
          <table:table-cell table:formula="of:=[.$B$2]*COS([.$C$3])*SIN([.D150])-[.$B$2]*SIN([.$C$3])*COS([.D150])+2*SIN([.D150])*COS([.D150])" office:value-type="float" office:value="-0.433550569709344" calcext:value-type="float">
            <text:p>-0.433550569709344</text:p>
          </table:table-cell>
          <table:table-cell table:formula="of:=[.$B$2]*COS([.D150]-[.$C$3]) + 2*COS(2*[.D150])" office:value-type="float" office:value="1.15812869896632" calcext:value-type="float">
            <text:p>1.15812869896632</text:p>
          </table:table-cell>
          <table:table-cell table:formula="of:=IF([.E150]=[.$H$1];[.$G$1];[.$H$1])" office:value-type="float" office:value="-1.10425787365804" calcext:value-type="float">
            <text:p>-1.10425787365804</text:p>
          </table:table-cell>
          <table:table-cell table:formula="of:=IF([.$C$2]=[.A150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table:formula="of:=[.A151]*PI()/180" office:value-type="float" office:value="2.61799387799149" calcext:value-type="float">
            <text:p>2.61799387799149</text:p>
          </table:table-cell>
          <table:table-cell table:formula="of:=-[.$B$2]*COS([.D151]-[.$C$3])-COS([.D151])*COS([.D151])" office:value-type="float" office:value="-0.96130913087035" calcext:value-type="float">
            <text:p>-0.96130913087035</text:p>
          </table:table-cell>
          <table:table-cell table:formula="of:=[.$B$2]*COS([.$C$3])*SIN([.D151])-[.$B$2]*SIN([.$C$3])*COS([.D151])+2*SIN([.D151])*COS([.D151])" office:value-type="float" office:value="-0.412871510266114" calcext:value-type="float">
            <text:p>-0.412871510266114</text:p>
          </table:table-cell>
          <table:table-cell table:formula="of:=[.$B$2]*COS([.D151]-[.$C$3]) + 2*COS(2*[.D151])" office:value-type="float" office:value="1.21130913087035" calcext:value-type="float">
            <text:p>1.21130913087035</text:p>
          </table:table-cell>
          <table:table-cell table:formula="of:=IF([.E151]=[.$H$1];[.$G$1];[.$H$1])" office:value-type="float" office:value="-1.10425787365804" calcext:value-type="float">
            <text:p>-1.10425787365804</text:p>
          </table:table-cell>
          <table:table-cell table:formula="of:=IF([.$C$2]=[.A151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table:formula="of:=[.A152]*PI()/180" office:value-type="float" office:value="2.63544717051144" calcext:value-type="float">
            <text:p>2.63544717051144</text:p>
          </table:table-cell>
          <table:table-cell table:formula="of:=-[.$B$2]*COS([.D152]-[.$C$3])-COS([.D152])*COS([.D152])" office:value-type="float" office:value="-0.968327953654502" calcext:value-type="float">
            <text:p>-0.968327953654502</text:p>
          </table:table-cell>
          <table:table-cell table:formula="of:=[.$B$2]*COS([.$C$3])*SIN([.D152])-[.$B$2]*SIN([.$C$3])*COS([.D152])+2*SIN([.D152])*COS([.D152])" office:value-type="float" office:value="-0.391275367335126" calcext:value-type="float">
            <text:p>-0.391275367335126</text:p>
          </table:table-cell>
          <table:table-cell table:formula="of:=[.$B$2]*COS([.D152]-[.$C$3]) + 2*COS(2*[.D152])" office:value-type="float" office:value="1.26320685000431" calcext:value-type="float">
            <text:p>1.26320685000431</text:p>
          </table:table-cell>
          <table:table-cell table:formula="of:=IF([.E152]=[.$H$1];[.$G$1];[.$H$1])" office:value-type="float" office:value="-1.10425787365804" calcext:value-type="float">
            <text:p>-1.10425787365804</text:p>
          </table:table-cell>
          <table:table-cell table:formula="of:=IF([.$C$2]=[.A152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table:formula="of:=[.A153]*PI()/180" office:value-type="float" office:value="2.65290046303138" calcext:value-type="float">
            <text:p>2.65290046303138</text:p>
          </table:table-cell>
          <table:table-cell table:formula="of:=-[.$B$2]*COS([.D153]-[.$C$3])-COS([.D153])*COS([.D153])" office:value-type="float" office:value="-0.97496201598001" calcext:value-type="float">
            <text:p>-0.97496201598001</text:p>
          </table:table-cell>
          <table:table-cell table:formula="of:=[.$B$2]*COS([.$C$3])*SIN([.D153])-[.$B$2]*SIN([.$C$3])*COS([.D153])+2*SIN([.D153])*COS([.D153])" office:value-type="float" office:value="-0.368785145828822" calcext:value-type="float">
            <text:p>-0.368785145828822</text:p>
          </table:table-cell>
          <table:table-cell table:formula="of:=[.$B$2]*COS([.D153]-[.$C$3]) + 2*COS(2*[.D153])" office:value-type="float" office:value="1.31375137118613" calcext:value-type="float">
            <text:p>1.31375137118613</text:p>
          </table:table-cell>
          <table:table-cell table:formula="of:=IF([.E153]=[.$H$1];[.$G$1];[.$H$1])" office:value-type="float" office:value="-1.10425787365804" calcext:value-type="float">
            <text:p>-1.10425787365804</text:p>
          </table:table-cell>
          <table:table-cell table:formula="of:=IF([.$C$2]=[.A153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table:formula="of:=[.A154]*PI()/180" office:value-type="float" office:value="2.67035375555132" calcext:value-type="float">
            <text:p>2.67035375555132</text:p>
          </table:table-cell>
          <table:table-cell table:formula="of:=-[.$B$2]*COS([.D154]-[.$C$3])-COS([.D154])*COS([.D154])" office:value-type="float" office:value="-0.981195922854193" calcext:value-type="float">
            <text:p>-0.981195922854193</text:p>
          </table:table-cell>
          <table:table-cell table:formula="of:=[.$B$2]*COS([.$C$3])*SIN([.D154])-[.$B$2]*SIN([.$C$3])*COS([.D154])+2*SIN([.D154])*COS([.D154])" office:value-type="float" office:value="-0.345425067091554" calcext:value-type="float">
            <text:p>-0.345425067091554</text:p>
          </table:table-cell>
          <table:table-cell table:formula="of:=[.$B$2]*COS([.D154]-[.$C$3]) + 2*COS(2*[.D154])" office:value-type="float" office:value="1.3628738012929" calcext:value-type="float">
            <text:p>1.3628738012929</text:p>
          </table:table-cell>
          <table:table-cell table:formula="of:=IF([.E154]=[.$H$1];[.$G$1];[.$H$1])" office:value-type="float" office:value="-1.10425787365804" calcext:value-type="float">
            <text:p>-1.10425787365804</text:p>
          </table:table-cell>
          <table:table-cell table:formula="of:=IF([.$C$2]=[.A154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table:formula="of:=[.A155]*PI()/180" office:value-type="float" office:value="2.68780704807127" calcext:value-type="float">
            <text:p>2.68780704807127</text:p>
          </table:table-cell>
          <table:table-cell table:formula="of:=-[.$B$2]*COS([.D155]-[.$C$3])-COS([.D155])*COS([.D155])" office:value-type="float" office:value="-0.987014712435479" calcext:value-type="float">
            <text:p>-0.987014712435479</text:p>
          </table:table-cell>
          <table:table-cell table:formula="of:=[.$B$2]*COS([.$C$3])*SIN([.D155])-[.$B$2]*SIN([.$C$3])*COS([.D155])+2*SIN([.D155])*COS([.D155])" office:value-type="float" office:value="-0.321220540358121" calcext:value-type="float">
            <text:p>-0.321220540358121</text:p>
          </table:table-cell>
          <table:table-cell table:formula="of:=[.$B$2]*COS([.D155]-[.$C$3]) + 2*COS(2*[.D155])" office:value-type="float" office:value="1.41050692542397" calcext:value-type="float">
            <text:p>1.41050692542397</text:p>
          </table:table-cell>
          <table:table-cell table:formula="of:=IF([.E155]=[.$H$1];[.$G$1];[.$H$1])" office:value-type="float" office:value="-1.10425787365804" calcext:value-type="float">
            <text:p>-1.10425787365804</text:p>
          </table:table-cell>
          <table:table-cell table:formula="of:=IF([.$C$2]=[.A155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table:formula="of:=[.A156]*PI()/180" office:value-type="float" office:value="2.70526034059121" calcext:value-type="float">
            <text:p>2.70526034059121</text:p>
          </table:table-cell>
          <table:table-cell table:formula="of:=-[.$B$2]*COS([.D156]-[.$C$3])-COS([.D156])*COS([.D156])" office:value-type="float" office:value="-0.992403876506104" calcext:value-type="float">
            <text:p>-0.992403876506104</text:p>
          </table:table-cell>
          <table:table-cell table:formula="of:=[.$B$2]*COS([.$C$3])*SIN([.D156])-[.$B$2]*SIN([.$C$3])*COS([.D156])+2*SIN([.D156])*COS([.D156])" office:value-type="float" office:value="-0.296198132726024" calcext:value-type="float">
            <text:p>-0.296198132726024</text:p>
          </table:table-cell>
          <table:table-cell table:formula="of:=[.$B$2]*COS([.D156]-[.$C$3]) + 2*COS(2*[.D156])" office:value-type="float" office:value="1.45658529103591" calcext:value-type="float">
            <text:p>1.45658529103591</text:p>
          </table:table-cell>
          <table:table-cell table:formula="of:=IF([.E156]=[.$H$1];[.$G$1];[.$H$1])" office:value-type="float" office:value="-1.10425787365804" calcext:value-type="float">
            <text:p>-1.10425787365804</text:p>
          </table:table-cell>
          <table:table-cell table:formula="of:=IF([.$C$2]=[.A156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table:formula="of:=[.A157]*PI()/180" office:value-type="float" office:value="2.72271363311115" calcext:value-type="float">
            <text:p>2.72271363311115</text:p>
          </table:table-cell>
          <table:table-cell table:formula="of:=-[.$B$2]*COS([.D157]-[.$C$3])-COS([.D157])*COS([.D157])" office:value-type="float" office:value="-0.997349380408007" calcext:value-type="float">
            <text:p>-0.997349380408007</text:p>
          </table:table-cell>
          <table:table-cell table:formula="of:=[.$B$2]*COS([.$C$3])*SIN([.D157])-[.$B$2]*SIN([.$C$3])*COS([.D157])+2*SIN([.D157])*COS([.D157])" office:value-type="float" office:value="-0.270385537677736" calcext:value-type="float">
            <text:p>-0.270385537677736</text:p>
          </table:table-cell>
          <table:table-cell table:formula="of:=[.$B$2]*COS([.D157]-[.$C$3]) + 2*COS(2*[.D157])" office:value-type="float" office:value="1.50104528994629" calcext:value-type="float">
            <text:p>1.50104528994629</text:p>
          </table:table-cell>
          <table:table-cell table:formula="of:=IF([.E157]=[.$H$1];[.$G$1];[.$H$1])" office:value-type="float" office:value="-1.10425787365804" calcext:value-type="float">
            <text:p>-1.10425787365804</text:p>
          </table:table-cell>
          <table:table-cell table:formula="of:=IF([.$C$2]=[.A157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table:formula="of:=[.A158]*PI()/180" office:value-type="float" office:value="2.7401669256311" calcext:value-type="float">
            <text:p>2.7401669256311</text:p>
          </table:table-cell>
          <table:table-cell table:formula="of:=-[.$B$2]*COS([.D158]-[.$C$3])-COS([.D158])*COS([.D158])" office:value-type="float" office:value="-1.00183768241697" calcext:value-type="float">
            <text:p>-1.00183768241697</text:p>
          </table:table-cell>
          <table:table-cell table:formula="of:=[.$B$2]*COS([.$C$3])*SIN([.D158])-[.$B$2]*SIN([.$C$3])*COS([.D158])+2*SIN([.D158])*COS([.D158])" office:value-type="float" office:value="-0.243811542191075" calcext:value-type="float">
            <text:p>-0.243811542191075</text:p>
          </table:table-cell>
          <table:table-cell table:formula="of:=[.$B$2]*COS([.D158]-[.$C$3]) + 2*COS(2*[.D158])" office:value-type="float" office:value="1.54382523810547" calcext:value-type="float">
            <text:p>1.54382523810547</text:p>
          </table:table-cell>
          <table:table-cell table:formula="of:=IF([.E158]=[.$H$1];[.$G$1];[.$H$1])" office:value-type="float" office:value="-1.10425787365804" calcext:value-type="float">
            <text:p>-1.10425787365804</text:p>
          </table:table-cell>
          <table:table-cell table:formula="of:=IF([.$C$2]=[.A158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table:formula="of:=[.A159]*PI()/180" office:value-type="float" office:value="2.75762021815104" calcext:value-type="float">
            <text:p>2.75762021815104</text:p>
          </table:table-cell>
          <table:table-cell table:formula="of:=-[.$B$2]*COS([.D159]-[.$C$3])-COS([.D159])*COS([.D159])" office:value-type="float" office:value="-1.00585575253069" calcext:value-type="float">
            <text:p>-1.00585575253069</text:p>
          </table:table-cell>
          <table:table-cell table:formula="of:=[.$B$2]*COS([.$C$3])*SIN([.D159])-[.$B$2]*SIN([.$C$3])*COS([.D159])+2*SIN([.D159])*COS([.D159])" office:value-type="float" office:value="-0.21650599247748" calcext:value-type="float">
            <text:p>-0.21650599247748</text:p>
          </table:table-cell>
          <table:table-cell table:formula="of:=[.$B$2]*COS([.D159]-[.$C$3]) + 2*COS(2*[.D159])" office:value-type="float" office:value="1.58486545303867" calcext:value-type="float">
            <text:p>1.58486545303867</text:p>
          </table:table-cell>
          <table:table-cell table:formula="of:=IF([.E159]=[.$H$1];[.$G$1];[.$H$1])" office:value-type="float" office:value="-1.10425787365804" calcext:value-type="float">
            <text:p>-1.10425787365804</text:p>
          </table:table-cell>
          <table:table-cell table:formula="of:=IF([.$C$2]=[.A159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table:formula="of:=[.A160]*PI()/180" office:value-type="float" office:value="2.77507351067098" calcext:value-type="float">
            <text:p>2.77507351067098</text:p>
          </table:table-cell>
          <table:table-cell table:formula="of:=-[.$B$2]*COS([.D160]-[.$C$3])-COS([.D160])*COS([.D160])" office:value-type="float" office:value="-1.0093910906472" calcext:value-type="float">
            <text:p>-1.0093910906472</text:p>
          </table:table-cell>
          <table:table-cell table:formula="of:=[.$B$2]*COS([.$C$3])*SIN([.D160])-[.$B$2]*SIN([.$C$3])*COS([.D160])+2*SIN([.D160])*COS([.D160])" office:value-type="float" office:value="-0.188499758389699" calcext:value-type="float">
            <text:p>-0.188499758389699</text:p>
          </table:table-cell>
          <table:table-cell table:formula="of:=[.$B$2]*COS([.D160]-[.$C$3]) + 2*COS(2*[.D160])" office:value-type="float" office:value="1.62410832886329" calcext:value-type="float">
            <text:p>1.62410832886329</text:p>
          </table:table-cell>
          <table:table-cell table:formula="of:=IF([.E160]=[.$H$1];[.$G$1];[.$H$1])" office:value-type="float" office:value="-1.10425787365804" calcext:value-type="float">
            <text:p>-1.10425787365804</text:p>
          </table:table-cell>
          <table:table-cell table:formula="of:=IF([.$C$2]=[.A160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[.A161]*PI()/180" office:value-type="float" office:value="2.79252680319093" calcext:value-type="float">
            <text:p>2.79252680319093</text:p>
          </table:table-cell>
          <table:table-cell table:formula="of:=-[.$B$2]*COS([.D161]-[.$C$3])-COS([.D161])*COS([.D161])" office:value-type="float" office:value="-1.01243174411075" calcext:value-type="float">
            <text:p>-1.01243174411075</text:p>
          </table:table-cell>
          <table:table-cell table:formula="of:=[.$B$2]*COS([.$C$3])*SIN([.D161])-[.$B$2]*SIN([.$C$3])*COS([.D161])+2*SIN([.D161])*COS([.D161])" office:value-type="float" office:value="-0.159824696542005" calcext:value-type="float">
            <text:p>-0.159824696542005</text:p>
          </table:table-cell>
          <table:table-cell table:formula="of:=[.$B$2]*COS([.D161]-[.$C$3]) + 2*COS(2*[.D161])" office:value-type="float" office:value="1.66149840878922" calcext:value-type="float">
            <text:p>1.66149840878922</text:p>
          </table:table-cell>
          <table:table-cell table:formula="of:=IF([.E161]=[.$H$1];[.$G$1];[.$H$1])" office:value-type="float" office:value="-1.10425787365804" calcext:value-type="float">
            <text:p>-1.10425787365804</text:p>
          </table:table-cell>
          <table:table-cell table:formula="of:=IF([.$C$2]=[.A161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  <table:table-cell table:formula="of:=[.A162]*PI()/180" office:value-type="float" office:value="2.80998009571087" calcext:value-type="float">
            <text:p>2.80998009571087</text:p>
          </table:table-cell>
          <table:table-cell table:formula="of:=-[.$B$2]*COS([.D162]-[.$C$3])-COS([.D162])*COS([.D162])" office:value-type="float" office:value="-1.01496632460319" calcext:value-type="float">
            <text:p>-1.01496632460319</text:p>
          </table:table-cell>
          <table:table-cell table:formula="of:=[.$B$2]*COS([.$C$3])*SIN([.D162])-[.$B$2]*SIN([.$C$3])*COS([.D162])+2*SIN([.D162])*COS([.D162])" office:value-type="float" office:value="-0.130513612187661" calcext:value-type="float">
            <text:p>-0.130513612187661</text:p>
          </table:table-cell>
          <table:table-cell table:formula="of:=[.$B$2]*COS([.D162]-[.$C$3]) + 2*COS(2*[.D162])" office:value-type="float" office:value="1.69698245501328" calcext:value-type="float">
            <text:p>1.69698245501328</text:p>
          </table:table-cell>
          <table:table-cell table:formula="of:=IF([.E162]=[.$H$1];[.$G$1];[.$H$1])" office:value-type="float" office:value="-1.10425787365804" calcext:value-type="float">
            <text:p>-1.10425787365804</text:p>
          </table:table-cell>
          <table:table-cell table:formula="of:=IF([.$C$2]=[.A162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  <table:table-cell table:formula="of:=[.A163]*PI()/180" office:value-type="float" office:value="2.82743338823081" calcext:value-type="float">
            <text:p>2.82743338823081</text:p>
          </table:table-cell>
          <table:table-cell table:formula="of:=-[.$B$2]*COS([.D163]-[.$C$3])-COS([.D163])*COS([.D163])" office:value-type="float" office:value="-1.01698402435941" calcext:value-type="float">
            <text:p>-1.01698402435941</text:p>
          </table:table-cell>
          <table:table-cell table:formula="of:=[.$B$2]*COS([.$C$3])*SIN([.D163])-[.$B$2]*SIN([.$C$3])*COS([.D163])+2*SIN([.D163])*COS([.D163])" office:value-type="float" office:value="-0.100600219899856" calcext:value-type="float">
            <text:p>-0.100600219899856</text:p>
          </table:table-cell>
          <table:table-cell table:formula="of:=[.$B$2]*COS([.D163]-[.$C$3]) + 2*COS(2*[.D163])" office:value-type="float" office:value="1.73050951592183" calcext:value-type="float">
            <text:p>1.73050951592183</text:p>
          </table:table-cell>
          <table:table-cell table:formula="of:=IF([.E163]=[.$H$1];[.$G$1];[.$H$1])" office:value-type="float" office:value="-1.10425787365804" calcext:value-type="float">
            <text:p>-1.10425787365804</text:p>
          </table:table-cell>
          <table:table-cell table:formula="of:=IF([.$C$2]=[.A163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  <table:table-cell table:formula="of:=[.A164]*PI()/180" office:value-type="float" office:value="2.84488668075076" calcext:value-type="float">
            <text:p>2.84488668075076</text:p>
          </table:table-cell>
          <table:table-cell table:formula="of:=-[.$B$2]*COS([.D164]-[.$C$3])-COS([.D164])*COS([.D164])" office:value-type="float" office:value="-1.0184746316864" calcext:value-type="float">
            <text:p>-1.0184746316864</text:p>
          </table:table-cell>
          <table:table-cell table:formula="of:=[.$B$2]*COS([.$C$3])*SIN([.D164])-[.$B$2]*SIN([.$C$3])*COS([.D164])+2*SIN([.D164])*COS([.D164])" office:value-type="float" office:value="-0.0701191031038447" calcext:value-type="float">
            <text:p>-0.070119103103845</text:p>
          </table:table-cell>
          <table:table-cell table:formula="of:=[.$B$2]*COS([.D164]-[.$C$3]) + 2*COS(2*[.D164])" office:value-type="float" office:value="1.76203099051896" calcext:value-type="float">
            <text:p>1.76203099051896</text:p>
          </table:table-cell>
          <table:table-cell table:formula="of:=IF([.E164]=[.$H$1];[.$G$1];[.$H$1])" office:value-type="float" office:value="-1.10425787365804" calcext:value-type="float">
            <text:p>-1.10425787365804</text:p>
          </table:table-cell>
          <table:table-cell table:formula="of:=IF([.$C$2]=[.A164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[.A165]*PI()/180" office:value-type="float" office:value="2.8623399732707" calcext:value-type="float">
            <text:p>2.8623399732707</text:p>
          </table:table-cell>
          <table:table-cell table:formula="of:=-[.$B$2]*COS([.D165]-[.$C$3])-COS([.D165])*COS([.D165])" office:value-type="float" office:value="-1.01942854576649" calcext:value-type="float">
            <text:p>-1.01942854576649</text:p>
          </table:table-cell>
          <table:table-cell table:formula="of:=[.$B$2]*COS([.$C$3])*SIN([.D165])-[.$B$2]*SIN([.$C$3])*COS([.D165])+2*SIN([.D165])*COS([.D165])" office:value-type="float" office:value="-0.0391056725093739" calcext:value-type="float">
            <text:p>-0.039105672509374</text:p>
          </table:table-cell>
          <table:table-cell table:formula="of:=[.$B$2]*COS([.D165]-[.$C$3]) + 2*COS(2*[.D165])" office:value-type="float" office:value="1.79150069000112" calcext:value-type="float">
            <text:p>1.79150069000112</text:p>
          </table:table-cell>
          <table:table-cell table:formula="of:=IF([.E165]=[.$H$1];[.$G$1];[.$H$1])" office:value-type="float" office:value="-1.10425787365804" calcext:value-type="float">
            <text:p>-1.10425787365804</text:p>
          </table:table-cell>
          <table:table-cell table:formula="of:=IF([.$C$2]=[.A165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[.A166]*PI()/180" office:value-type="float" office:value="2.87979326579064" calcext:value-type="float">
            <text:p>2.87979326579064</text:p>
          </table:table-cell>
          <table:table-cell table:formula="of:=-[.$B$2]*COS([.D166]-[.$C$3])-COS([.D166])*COS([.D166])" office:value-type="float" office:value="-1.01983679072568" calcext:value-type="float">
            <text:p>-1.01983679072568</text:p>
          </table:table-cell>
          <table:table-cell table:formula="of:=[.$B$2]*COS([.$C$3])*SIN([.D166])-[.$B$2]*SIN([.$C$3])*COS([.D166])+2*SIN([.D166])*COS([.D166])" office:value-type="float" office:value="-0.00759612349389643" calcext:value-type="float">
            <text:p>-0.007596123493896</text:p>
          </table:table-cell>
          <table:table-cell table:formula="of:=[.$B$2]*COS([.D166]-[.$C$3]) + 2*COS(2*[.D166])" office:value-type="float" office:value="1.81887489640234" calcext:value-type="float">
            <text:p>1.81887489640234</text:p>
          </table:table-cell>
          <table:table-cell table:formula="of:=IF([.E166]=[.$H$1];[.$G$1];[.$H$1])" office:value-type="float" office:value="-1.10425787365804" calcext:value-type="float">
            <text:p>-1.10425787365804</text:p>
          </table:table-cell>
          <table:table-cell table:formula="of:=IF([.$C$2]=[.A166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  <table:table-cell table:formula="of:=[.A167]*PI()/180" office:value-type="float" office:value="2.89724655831059" calcext:value-type="float">
            <text:p>2.89724655831059</text:p>
          </table:table-cell>
          <table:table-cell table:formula="of:=-[.$B$2]*COS([.D167]-[.$C$3])-COS([.D167])*COS([.D167])" office:value-type="float" office:value="-1.01969102894958" calcext:value-type="float">
            <text:p>-1.01969102894958</text:p>
          </table:table-cell>
          <table:table-cell table:formula="of:=[.$B$2]*COS([.$C$3])*SIN([.D167])-[.$B$2]*SIN([.$C$3])*COS([.D167])+2*SIN([.D167])*COS([.D167])" office:value-type="float" office:value="0.024372607511678" calcext:value-type="float">
            <text:p>0.024372607511678</text:p>
          </table:table-cell>
          <table:table-cell table:formula="of:=[.$B$2]*COS([.D167]-[.$C$3]) + 2*COS(2*[.D167])" office:value-type="float" office:value="1.84411241823797" calcext:value-type="float">
            <text:p>1.84411241823797</text:p>
          </table:table-cell>
          <table:table-cell table:formula="of:=IF([.E167]=[.$H$1];[.$G$1];[.$H$1])" office:value-type="float" office:value="-1.10425787365804" calcext:value-type="float">
            <text:p>-1.10425787365804</text:p>
          </table:table-cell>
          <table:table-cell table:formula="of:=IF([.$C$2]=[.A167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[.A168]*PI()/180" office:value-type="float" office:value="2.91469985083053" calcext:value-type="float">
            <text:p>2.91469985083053</text:p>
          </table:table-cell>
          <table:table-cell table:formula="of:=-[.$B$2]*COS([.D168]-[.$C$3])-COS([.D168])*COS([.D168])" office:value-type="float" office:value="-1.01898357362962" calcext:value-type="float">
            <text:p>-1.01898357362962</text:p>
          </table:table-cell>
          <table:table-cell table:formula="of:=[.$B$2]*COS([.$C$3])*SIN([.D168])-[.$B$2]*SIN([.$C$3])*COS([.D168])+2*SIN([.D168])*COS([.D168])" office:value-type="float" office:value="0.0567628875817082" calcext:value-type="float">
            <text:p>0.056762887581708</text:p>
          </table:table-cell>
          <table:table-cell table:formula="of:=[.$B$2]*COS([.D168]-[.$C$3]) + 2*COS(2*[.D168])" office:value-type="float" office:value="1.86717464307837" calcext:value-type="float">
            <text:p>1.86717464307837</text:p>
          </table:table-cell>
          <table:table-cell table:formula="of:=IF([.E168]=[.$H$1];[.$G$1];[.$H$1])" office:value-type="float" office:value="-1.10425787365804" calcext:value-type="float">
            <text:p>-1.10425787365804</text:p>
          </table:table-cell>
          <table:table-cell table:formula="of:=IF([.$C$2]=[.A168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table:formula="of:=[.A169]*PI()/180" office:value-type="float" office:value="2.93215314335047" calcext:value-type="float">
            <text:p>2.93215314335047</text:p>
          </table:table-cell>
          <table:table-cell table:formula="of:=-[.$B$2]*COS([.D169]-[.$C$3])-COS([.D169])*COS([.D169])" office:value-type="float" office:value="-1.01770740052387" calcext:value-type="float">
            <text:p>-1.01770740052387</text:p>
          </table:table-cell>
          <table:table-cell table:formula="of:=[.$B$2]*COS([.$C$3])*SIN([.D169])-[.$B$2]*SIN([.$C$3])*COS([.D169])+2*SIN([.D169])*COS([.D169])" office:value-type="float" office:value="0.0895364327448608" calcext:value-type="float">
            <text:p>0.089536432744861</text:p>
          </table:table-cell>
          <table:table-cell table:formula="of:=[.$B$2]*COS([.D169]-[.$C$3]) + 2*COS(2*[.D169])" office:value-type="float" office:value="1.88802558698778" calcext:value-type="float">
            <text:p>1.88802558698778</text:p>
          </table:table-cell>
          <table:table-cell table:formula="of:=IF([.E169]=[.$H$1];[.$G$1];[.$H$1])" office:value-type="float" office:value="-1.10425787365804" calcext:value-type="float">
            <text:p>-1.10425787365804</text:p>
          </table:table-cell>
          <table:table-cell table:formula="of:=IF([.$C$2]=[.A169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table:formula="of:=[.A170]*PI()/180" office:value-type="float" office:value="2.94960643587042" calcext:value-type="float">
            <text:p>2.94960643587042</text:p>
          </table:table-cell>
          <table:table-cell table:formula="of:=-[.$B$2]*COS([.D170]-[.$C$3])-COS([.D170])*COS([.D170])" office:value-type="float" office:value="-1.01585615891722" calcext:value-type="float">
            <text:p>-1.01585615891722</text:p>
          </table:table-cell>
          <table:table-cell table:formula="of:=[.$B$2]*COS([.$C$3])*SIN([.D170])-[.$B$2]*SIN([.$C$3])*COS([.D170])+2*SIN([.D170])*COS([.D170])" office:value-type="float" office:value="0.122654354268224" calcext:value-type="float">
            <text:p>0.122654354268224</text:p>
          </table:table-cell>
          <table:table-cell table:formula="of:=[.$B$2]*COS([.D170]-[.$C$3]) + 2*COS(2*[.D170])" office:value-type="float" office:value="1.9066319407674" calcext:value-type="float">
            <text:p>1.9066319407674</text:p>
          </table:table-cell>
          <table:table-cell table:formula="of:=IF([.E170]=[.$H$1];[.$G$1];[.$H$1])" office:value-type="float" office:value="-1.10425787365804" calcext:value-type="float">
            <text:p>-1.10425787365804</text:p>
          </table:table-cell>
          <table:table-cell table:formula="of:=IF([.$C$2]=[.A170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formula="of:=[.A171]*PI()/180" office:value-type="float" office:value="2.96705972839036" calcext:value-type="float">
            <text:p>2.96705972839036</text:p>
          </table:table-cell>
          <table:table-cell table:formula="of:=-[.$B$2]*COS([.D171]-[.$C$3])-COS([.D171])*COS([.D171])" office:value-type="float" office:value="-1.01342418176678" calcext:value-type="float">
            <text:p>-1.01342418176678</text:p>
          </table:table-cell>
          <table:table-cell table:formula="of:=[.$B$2]*COS([.$C$3])*SIN([.D171])-[.$B$2]*SIN([.$C$3])*COS([.D171])+2*SIN([.D171])*COS([.D171])" office:value-type="float" office:value="0.156077205720204" calcext:value-type="float">
            <text:p>0.156077205720204</text:p>
          </table:table-cell>
          <table:table-cell table:formula="of:=[.$B$2]*COS([.D171]-[.$C$3]) + 2*COS(2*[.D171])" office:value-type="float" office:value="1.92296311294565" calcext:value-type="float">
            <text:p>1.92296311294565</text:p>
          </table:table-cell>
          <table:table-cell table:formula="of:=IF([.E171]=[.$H$1];[.$G$1];[.$H$1])" office:value-type="float" office:value="-1.10425787365804" calcext:value-type="float">
            <text:p>-1.10425787365804</text:p>
          </table:table-cell>
          <table:table-cell table:formula="of:=IF([.$C$2]=[.A171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table:formula="of:=[.A172]*PI()/180" office:value-type="float" office:value="2.9845130209103" calcext:value-type="float">
            <text:p>2.9845130209103</text:p>
          </table:table-cell>
          <table:table-cell table:formula="of:=-[.$B$2]*COS([.D172]-[.$C$3])-COS([.D172])*COS([.D172])" office:value-type="float" office:value="-1.01040649501964" calcext:value-type="float">
            <text:p>-1.01040649501964</text:p>
          </table:table-cell>
          <table:table-cell table:formula="of:=[.$B$2]*COS([.$C$3])*SIN([.D172])-[.$B$2]*SIN([.$C$3])*COS([.D172])+2*SIN([.D172])*COS([.D172])" office:value-type="float" office:value="0.189765030754964" calcext:value-type="float">
            <text:p>0.189765030754964</text:p>
          </table:table-cell>
          <table:table-cell table:formula="of:=[.$B$2]*COS([.D172]-[.$C$3]) + 2*COS(2*[.D172])" office:value-type="float" office:value="1.93699126946237" calcext:value-type="float">
            <text:p>1.93699126946237</text:p>
          </table:table-cell>
          <table:table-cell table:formula="of:=IF([.E172]=[.$H$1];[.$G$1];[.$H$1])" office:value-type="float" office:value="-1.10425787365804" calcext:value-type="float">
            <text:p>-1.10425787365804</text:p>
          </table:table-cell>
          <table:table-cell table:formula="of:=IF([.$C$2]=[.A172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table:formula="of:=[.A173]*PI()/180" office:value-type="float" office:value="3.00196631343025" calcext:value-type="float">
            <text:p>3.00196631343025</text:p>
          </table:table-cell>
          <table:table-cell table:formula="of:=-[.$B$2]*COS([.D173]-[.$C$3])-COS([.D173])*COS([.D173])" office:value-type="float" office:value="-1.00679882609063" calcext:value-type="float">
            <text:p>-1.00679882609063</text:p>
          </table:table-cell>
          <table:table-cell table:formula="of:=[.$B$2]*COS([.$C$3])*SIN([.D173])-[.$B$2]*SIN([.$C$3])*COS([.D173])+2*SIN([.D173])*COS([.D173])" office:value-type="float" office:value="0.223677411560287" calcext:value-type="float">
            <text:p>0.223677411560287</text:p>
          </table:table-cell>
          <table:table-cell table:formula="of:=[.$B$2]*COS([.D173]-[.$C$3]) + 2*COS(2*[.D173])" office:value-type="float" office:value="1.94869136999811" calcext:value-type="float">
            <text:p>1.94869136999811</text:p>
          </table:table-cell>
          <table:table-cell table:formula="of:=IF([.E173]=[.$H$1];[.$G$1];[.$H$1])" office:value-type="float" office:value="-1.10425787365804" calcext:value-type="float">
            <text:p>-1.10425787365804</text:p>
          </table:table-cell>
          <table:table-cell table:formula="of:=IF([.$C$2]=[.A173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table:formula="of:=[.A174]*PI()/180" office:value-type="float" office:value="3.01941960595019" calcext:value-type="float">
            <text:p>3.01941960595019</text:p>
          </table:table-cell>
          <table:table-cell table:formula="of:=-[.$B$2]*COS([.D174]-[.$C$3])-COS([.D174])*COS([.D174])" office:value-type="float" office:value="-1.00259761148925" calcext:value-type="float">
            <text:p>-1.00259761148925</text:p>
          </table:table-cell>
          <table:table-cell table:formula="of:=[.$B$2]*COS([.$C$3])*SIN([.D174])-[.$B$2]*SIN([.$C$3])*COS([.D174])+2*SIN([.D174])*COS([.D174])" office:value-type="float" office:value="0.25777351790988" calcext:value-type="float">
            <text:p>0.25777351790988</text:p>
          </table:table-cell>
          <table:table-cell table:formula="of:=[.$B$2]*COS([.D174]-[.$C$3]) + 2*COS(2*[.D174])" office:value-type="float" office:value="1.95804120090324" calcext:value-type="float">
            <text:p>1.95804120090324</text:p>
          </table:table-cell>
          <table:table-cell table:formula="of:=IF([.E174]=[.$H$1];[.$G$1];[.$H$1])" office:value-type="float" office:value="-1.10425787365804" calcext:value-type="float">
            <text:p>-1.10425787365804</text:p>
          </table:table-cell>
          <table:table-cell table:formula="of:=IF([.$C$2]=[.A174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table:formula="of:=[.A175]*PI()/180" office:value-type="float" office:value="3.03687289847013" calcext:value-type="float">
            <text:p>3.03687289847013</text:p>
          </table:table-cell>
          <table:table-cell table:formula="of:=-[.$B$2]*COS([.D175]-[.$C$3])-COS([.D175])*COS([.D175])" office:value-type="float" office:value="-0.997800003585545" calcext:value-type="float">
            <text:p>-0.997800003585545</text:p>
          </table:table-cell>
          <table:table-cell table:formula="of:=[.$B$2]*COS([.$C$3])*SIN([.D175])-[.$B$2]*SIN([.$C$3])*COS([.D175])+2*SIN([.D175])*COS([.D175])" office:value-type="float" office:value="0.292012156760436" calcext:value-type="float">
            <text:p>0.292012156760436</text:p>
          </table:table-cell>
          <table:table-cell table:formula="of:=[.$B$2]*COS([.D175]-[.$C$3]) + 2*COS(2*[.D175])" office:value-type="float" office:value="1.96502140468625" calcext:value-type="float">
            <text:p>1.96502140468625</text:p>
          </table:table-cell>
          <table:table-cell table:formula="of:=IF([.E175]=[.$H$1];[.$G$1];[.$H$1])" office:value-type="float" office:value="-1.10425787365804" calcext:value-type="float">
            <text:p>-1.10425787365804</text:p>
          </table:table-cell>
          <table:table-cell table:formula="of:=IF([.$C$2]=[.A175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table:formula="of:=[.A176]*PI()/180" office:value-type="float" office:value="3.05432619099008" calcext:value-type="float">
            <text:p>3.05432619099008</text:p>
          </table:table-cell>
          <table:table-cell table:formula="of:=-[.$B$2]*COS([.D176]-[.$C$3])-COS([.D176])*COS([.D176])" office:value-type="float" office:value="-0.992403876506104" calcext:value-type="float">
            <text:p>-0.992403876506104</text:p>
          </table:table-cell>
          <table:table-cell table:formula="of:=[.$B$2]*COS([.$C$3])*SIN([.D176])-[.$B$2]*SIN([.$C$3])*COS([.D176])+2*SIN([.D176])*COS([.D176])" office:value-type="float" office:value="0.326351822333069" calcext:value-type="float">
            <text:p>0.326351822333069</text:p>
          </table:table-cell>
          <table:table-cell table:formula="of:=[.$B$2]*COS([.D176]-[.$C$3]) + 2*COS(2*[.D176])" office:value-type="float" office:value="1.96961550602442" calcext:value-type="float">
            <text:p>1.96961550602442</text:p>
          </table:table-cell>
          <table:table-cell table:formula="of:=IF([.E176]=[.$H$1];[.$G$1];[.$H$1])" office:value-type="float" office:value="-1.10425787365804" calcext:value-type="float">
            <text:p>-1.10425787365804</text:p>
          </table:table-cell>
          <table:table-cell table:formula="of:=IF([.$C$2]=[.A176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table:formula="of:=[.A177]*PI()/180" office:value-type="float" office:value="3.07177948351002" calcext:value-type="float">
            <text:p>3.07177948351002</text:p>
          </table:table-cell>
          <table:table-cell table:formula="of:=-[.$B$2]*COS([.D177]-[.$C$3])-COS([.D177])*COS([.D177])" office:value-type="float" office:value="-0.986407831152143" calcext:value-type="float">
            <text:p>-0.986407831152143</text:p>
          </table:table-cell>
          <table:table-cell table:formula="of:=[.$B$2]*COS([.$C$3])*SIN([.D177])-[.$B$2]*SIN([.$C$3])*COS([.D177])+2*SIN([.D177])*COS([.D177])" office:value-type="float" office:value="0.36075074661813" calcext:value-type="float">
            <text:p>0.36075074661813</text:p>
          </table:table-cell>
          <table:table-cell table:formula="of:=[.$B$2]*COS([.D177]-[.$C$3]) + 2*COS(2*[.D177])" office:value-type="float" office:value="1.9718099342645" calcext:value-type="float">
            <text:p>1.9718099342645</text:p>
          </table:table-cell>
          <table:table-cell table:formula="of:=IF([.E177]=[.$H$1];[.$G$1];[.$H$1])" office:value-type="float" office:value="-1.10425787365804" calcext:value-type="float">
            <text:p>-1.10425787365804</text:p>
          </table:table-cell>
          <table:table-cell table:formula="of:=IF([.$C$2]=[.A177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formula="of:=[.A178]*PI()/180" office:value-type="float" office:value="3.08923277602996" calcext:value-type="float">
            <text:p>3.08923277602996</text:p>
          </table:table-cell>
          <table:table-cell table:formula="of:=-[.$B$2]*COS([.D178]-[.$C$3])-COS([.D178])*COS([.D178])" office:value-type="float" office:value="-0.979811199332886" calcext:value-type="float">
            <text:p>-0.979811199332886</text:p>
          </table:table-cell>
          <table:table-cell table:formula="of:=[.$B$2]*COS([.$C$3])*SIN([.D178])-[.$B$2]*SIN([.$C$3])*COS([.D178])+2*SIN([.D178])*COS([.D178])" office:value-type="float" office:value="0.395166950241894" calcext:value-type="float">
            <text:p>0.395166950241894</text:p>
          </table:table-cell>
          <table:table-cell table:formula="of:=[.$B$2]*COS([.D178]-[.$C$3]) + 2*COS(2*[.D178])" office:value-type="float" office:value="1.9715940423853" calcext:value-type="float">
            <text:p>1.9715940423853</text:p>
          </table:table-cell>
          <table:table-cell table:formula="of:=IF([.E178]=[.$H$1];[.$G$1];[.$H$1])" office:value-type="float" office:value="-1.10425787365804" calcext:value-type="float">
            <text:p>-1.10425787365804</text:p>
          </table:table-cell>
          <table:table-cell table:formula="of:=IF([.$C$2]=[.A178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table:formula="of:=[.A179]*PI()/180" office:value-type="float" office:value="3.10668606854991" calcext:value-type="float">
            <text:p>3.10668606854991</text:p>
          </table:table-cell>
          <table:table-cell table:formula="of:=-[.$B$2]*COS([.D179]-[.$C$3])-COS([.D179])*COS([.D179])" office:value-type="float" office:value="-0.97261404700844" calcext:value-type="float">
            <text:p>-0.97261404700844</text:p>
          </table:table-cell>
          <table:table-cell table:formula="of:=[.$B$2]*COS([.$C$3])*SIN([.D179])-[.$B$2]*SIN([.$C$3])*COS([.D179])+2*SIN([.D179])*COS([.D179])" office:value-type="float" office:value="0.429558293633162" calcext:value-type="float">
            <text:p>0.429558293633162</text:p>
          </table:table-cell>
          <table:table-cell table:formula="of:=[.$B$2]*COS([.D179]-[.$C$3]) + 2*COS(2*[.D179])" office:value-type="float" office:value="1.96896012239818" calcext:value-type="float">
            <text:p>1.96896012239818</text:p>
          </table:table-cell>
          <table:table-cell table:formula="of:=IF([.E179]=[.$H$1];[.$G$1];[.$H$1])" office:value-type="float" office:value="-1.10425787365804" calcext:value-type="float">
            <text:p>-1.10425787365804</text:p>
          </table:table-cell>
          <table:table-cell table:formula="of:=IF([.$C$2]=[.A179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table:formula="of:=[.A180]*PI()/180" office:value-type="float" office:value="3.12413936106985" calcext:value-type="float">
            <text:p>3.12413936106985</text:p>
          </table:table-cell>
          <table:table-cell table:formula="of:=-[.$B$2]*COS([.D180]-[.$C$3])-COS([.D180])*COS([.D180])" office:value-type="float" office:value="-0.964817176637485" calcext:value-type="float">
            <text:p>-0.964817176637485</text:p>
          </table:table-cell>
          <table:table-cell table:formula="of:=[.$B$2]*COS([.$C$3])*SIN([.D180])-[.$B$2]*SIN([.$C$3])*COS([.D180])+2*SIN([.D180])*COS([.D180])" office:value-type="float" office:value="0.463882528427411" calcext:value-type="float">
            <text:p>0.463882528427411</text:p>
          </table:table-cell>
          <table:table-cell table:formula="of:=[.$B$2]*COS([.D180]-[.$C$3]) + 2*COS(2*[.D180])" office:value-type="float" office:value="1.96390341716613" calcext:value-type="float">
            <text:p>1.96390341716613</text:p>
          </table:table-cell>
          <table:table-cell table:formula="of:=IF([.E180]=[.$H$1];[.$G$1];[.$H$1])" office:value-type="float" office:value="-1.10425787365804" calcext:value-type="float">
            <text:p>-1.10425787365804</text:p>
          </table:table-cell>
          <table:table-cell table:formula="of:=IF([.$C$2]=[.A180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table:formula="of:=[.A181]*PI()/180" office:value-type="float" office:value="3.14159265358979" calcext:value-type="float">
            <text:p>3.14159265358979</text:p>
          </table:table-cell>
          <table:table-cell table:formula="of:=-[.$B$2]*COS([.D181]-[.$C$3])-COS([.D181])*COS([.D181])" office:value-type="float" office:value="-0.956422128626171" calcext:value-type="float">
            <text:p>-0.956422128626171</text:p>
          </table:table-cell>
          <table:table-cell table:formula="of:=[.$B$2]*COS([.$C$3])*SIN([.D181])-[.$B$2]*SIN([.$C$3])*COS([.D181])+2*SIN([.D181])*COS([.D181])" office:value-type="float" office:value="0.498097349045873" calcext:value-type="float">
            <text:p>0.498097349045873</text:p>
          </table:table-cell>
          <table:table-cell table:formula="of:=[.$B$2]*COS([.D181]-[.$C$3]) + 2*COS(2*[.D181])" office:value-type="float" office:value="1.95642212862617" calcext:value-type="float">
            <text:p>1.95642212862617</text:p>
          </table:table-cell>
          <table:table-cell table:formula="of:=IF([.E181]=[.$H$1];[.$G$1];[.$H$1])" office:value-type="float" office:value="-1.10425787365804" calcext:value-type="float">
            <text:p>-1.10425787365804</text:p>
          </table:table-cell>
          <table:table-cell table:formula="of:=IF([.$C$2]=[.A181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formula="of:=[.A182]*PI()/180" office:value-type="float" office:value="3.15904594610974" calcext:value-type="float">
            <text:p>3.15904594610974</text:p>
          </table:table-cell>
          <table:table-cell table:formula="of:=-[.$B$2]*COS([.D182]-[.$C$3])-COS([.D182])*COS([.D182])" office:value-type="float" office:value="-0.947431181875721" calcext:value-type="float">
            <text:p>-0.947431181875721</text:p>
          </table:table-cell>
          <table:table-cell table:formula="of:=[.$B$2]*COS([.$C$3])*SIN([.D182])-[.$B$2]*SIN([.$C$3])*COS([.D182])+2*SIN([.D182])*COS([.D182])" office:value-type="float" office:value="0.532160444386637" calcext:value-type="float">
            <text:p>0.532160444386637</text:p>
          </table:table-cell>
          <table:table-cell table:formula="of:=[.$B$2]*COS([.D182]-[.$C$3]) + 2*COS(2*[.D182])" office:value-type="float" office:value="1.94651742240437" calcext:value-type="float">
            <text:p>1.94651742240437</text:p>
          </table:table-cell>
          <table:table-cell table:formula="of:=IF([.E182]=[.$H$1];[.$G$1];[.$H$1])" office:value-type="float" office:value="-1.10425787365804" calcext:value-type="float">
            <text:p>-1.10425787365804</text:p>
          </table:table-cell>
          <table:table-cell table:formula="of:=IF([.$C$2]=[.A182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table:formula="of:=[.A183]*PI()/180" office:value-type="float" office:value="3.17649923862968" calcext:value-type="float">
            <text:p>3.17649923862968</text:p>
          </table:table-cell>
          <table:table-cell table:formula="of:=-[.$B$2]*COS([.D183]-[.$C$3])-COS([.D183])*COS([.D183])" office:value-type="float" office:value="-0.937847353427338" calcext:value-type="float">
            <text:p>-0.937847353427338</text:p>
          </table:table-cell>
          <table:table-cell table:formula="of:=[.$B$2]*COS([.$C$3])*SIN([.D183])-[.$B$2]*SIN([.$C$3])*COS([.D183])+2*SIN([.D183])*COS([.D183])" office:value-type="float" office:value="0.566029549564786" calcext:value-type="float">
            <text:p>0.566029549564786</text:p>
          </table:table-cell>
          <table:table-cell table:formula="of:=[.$B$2]*COS([.D183]-[.$C$3]) + 2*COS(2*[.D183])" office:value-type="float" office:value="1.93419342881708" calcext:value-type="float">
            <text:p>1.93419342881708</text:p>
          </table:table-cell>
          <table:table-cell table:formula="of:=IF([.E183]=[.$H$1];[.$G$1];[.$H$1])" office:value-type="float" office:value="-1.10425787365804" calcext:value-type="float">
            <text:p>-1.10425787365804</text:p>
          </table:table-cell>
          <table:table-cell table:formula="of:=IF([.$C$2]=[.A183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table:formula="of:=[.A184]*PI()/180" office:value-type="float" office:value="3.19395253114962" calcext:value-type="float">
            <text:p>3.19395253114962</text:p>
          </table:table-cell>
          <table:table-cell table:formula="of:=-[.$B$2]*COS([.D184]-[.$C$3])-COS([.D184])*COS([.D184])" office:value-type="float" office:value="-0.927674397204104" calcext:value-type="float">
            <text:p>-0.927674397204104</text:p>
          </table:table-cell>
          <table:table-cell table:formula="of:=[.$B$2]*COS([.$C$3])*SIN([.D184])-[.$B$2]*SIN([.$C$3])*COS([.D184])+2*SIN([.D184])*COS([.D184])" office:value-type="float" office:value="0.599662497638438" calcext:value-type="float">
            <text:p>0.599662497638438</text:p>
          </table:table-cell>
          <table:table-cell table:formula="of:=[.$B$2]*COS([.D184]-[.$C$3]) + 2*COS(2*[.D184])" office:value-type="float" office:value="1.91945724025651" calcext:value-type="float">
            <text:p>1.91945724025651</text:p>
          </table:table-cell>
          <table:table-cell table:formula="of:=IF([.E184]=[.$H$1];[.$G$1];[.$H$1])" office:value-type="float" office:value="-1.10425787365804" calcext:value-type="float">
            <text:p>-1.10425787365804</text:p>
          </table:table-cell>
          <table:table-cell table:formula="of:=IF([.$C$2]=[.A184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table:formula="of:=[.A185]*PI()/180" office:value-type="float" office:value="3.21140582366957" calcext:value-type="float">
            <text:p>3.21140582366957</text:p>
          </table:table-cell>
          <table:table-cell table:formula="of:=-[.$B$2]*COS([.D185]-[.$C$3])-COS([.D185])*COS([.D185])" office:value-type="float" office:value="-0.91691680185067" calcext:value-type="float">
            <text:p>-0.91691680185067</text:p>
          </table:table-cell>
          <table:table-cell table:formula="of:=[.$B$2]*COS([.$C$3])*SIN([.D185])-[.$B$2]*SIN([.$C$3])*COS([.D185])+2*SIN([.D185])*COS([.D185])" office:value-type="float" office:value="0.633017271257633" calcext:value-type="float">
            <text:p>0.633017271257633</text:p>
          </table:table-cell>
          <table:table-cell table:formula="of:=[.$B$2]*COS([.D185]-[.$C$3]) + 2*COS(2*[.D185])" office:value-type="float" office:value="1.90231890496303" calcext:value-type="float">
            <text:p>1.90231890496303</text:p>
          </table:table-cell>
          <table:table-cell table:formula="of:=IF([.E185]=[.$H$1];[.$G$1];[.$H$1])" office:value-type="float" office:value="-1.10425787365804" calcext:value-type="float">
            <text:p>-1.10425787365804</text:p>
          </table:table-cell>
          <table:table-cell table:formula="of:=IF([.$C$2]=[.A185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table:formula="of:=[.A186]*PI()/180" office:value-type="float" office:value="3.22885911618951" calcext:value-type="float">
            <text:p>3.22885911618951</text:p>
          </table:table-cell>
          <table:table-cell table:formula="of:=-[.$B$2]*COS([.D186]-[.$C$3])-COS([.D186])*COS([.D186])" office:value-type="float" office:value="-0.905579787672639" calcext:value-type="float">
            <text:p>-0.905579787672639</text:p>
          </table:table-cell>
          <table:table-cell table:formula="of:=[.$B$2]*COS([.$C$3])*SIN([.D186])-[.$B$2]*SIN([.$C$3])*COS([.D186])+2*SIN([.D186])*COS([.D186])" office:value-type="float" office:value="0.666052054173034" calcext:value-type="float">
            <text:p>0.666052054173034</text:p>
          </table:table-cell>
          <table:table-cell table:formula="of:=[.$B$2]*COS([.D186]-[.$C$3]) + 2*COS(2*[.D186])" office:value-type="float" office:value="1.88279141719095" calcext:value-type="float">
            <text:p>1.88279141719095</text:p>
          </table:table-cell>
          <table:table-cell table:formula="of:=IF([.E186]=[.$H$1];[.$G$1];[.$H$1])" office:value-type="float" office:value="-1.10425787365804" calcext:value-type="float">
            <text:p>-1.10425787365804</text:p>
          </table:table-cell>
          <table:table-cell table:formula="of:=IF([.$C$2]=[.A186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table:formula="of:=[.A187]*PI()/180" office:value-type="float" office:value="3.24631240870945" calcext:value-type="float">
            <text:p>3.24631240870945</text:p>
          </table:table-cell>
          <table:table-cell table:formula="of:=-[.$B$2]*COS([.D187]-[.$C$3])-COS([.D187])*COS([.D187])" office:value-type="float" office:value="-0.893669302678631" calcext:value-type="float">
            <text:p>-0.893669302678631</text:p>
          </table:table-cell>
          <table:table-cell table:formula="of:=[.$B$2]*COS([.$C$3])*SIN([.D187])-[.$B$2]*SIN([.$C$3])*COS([.D187])+2*SIN([.D187])*COS([.D187])" office:value-type="float" office:value="0.69872528254159" calcext:value-type="float">
            <text:p>0.69872528254159</text:p>
          </table:table-cell>
          <table:table-cell table:formula="of:=[.$B$2]*COS([.D187]-[.$C$3]) + 2*COS(2*[.D187])" office:value-type="float" office:value="1.86089070377934" calcext:value-type="float">
            <text:p>1.86089070377934</text:p>
          </table:table-cell>
          <table:table-cell table:formula="of:=IF([.E187]=[.$H$1];[.$G$1];[.$H$1])" office:value-type="float" office:value="-1.10425787365804" calcext:value-type="float">
            <text:p>-1.10425787365804</text:p>
          </table:table-cell>
          <table:table-cell table:formula="of:=IF([.$C$2]=[.A187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  <table:table-cell table:formula="of:=[.A188]*PI()/180" office:value-type="float" office:value="3.2637657012294" calcext:value-type="float">
            <text:p>3.2637657012294</text:p>
          </table:table-cell>
          <table:table-cell table:formula="of:=-[.$B$2]*COS([.D188]-[.$C$3])-COS([.D188])*COS([.D188])" office:value-type="float" office:value="-0.881192017729118" calcext:value-type="float">
            <text:p>-0.881192017729118</text:p>
          </table:table-cell>
          <table:table-cell table:formula="of:=[.$B$2]*COS([.$C$3])*SIN([.D188])-[.$B$2]*SIN([.$C$3])*COS([.D188])+2*SIN([.D188])*COS([.D188])" office:value-type="float" office:value="0.730995695966571" calcext:value-type="float">
            <text:p>0.730995695966571</text:p>
          </table:table-cell>
          <table:table-cell table:formula="of:=[.$B$2]*COS([.D188]-[.$C$3]) + 2*COS(2*[.D188])" office:value-type="float" office:value="1.83663560714311" calcext:value-type="float">
            <text:p>1.83663560714311</text:p>
          </table:table-cell>
          <table:table-cell table:formula="of:=IF([.E188]=[.$H$1];[.$G$1];[.$H$1])" office:value-type="float" office:value="-1.10425787365804" calcext:value-type="float">
            <text:p>-1.10425787365804</text:p>
          </table:table-cell>
          <table:table-cell table:formula="of:=IF([.$C$2]=[.A188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formula="of:=[.A189]*PI()/180" office:value-type="float" office:value="3.28121899374934" calcext:value-type="float">
            <text:p>3.28121899374934</text:p>
          </table:table-cell>
          <table:table-cell table:formula="of:=-[.$B$2]*COS([.D189]-[.$C$3])-COS([.D189])*COS([.D189])" office:value-type="float" office:value="-0.868155320797227" calcext:value-type="float">
            <text:p>-0.868155320797227</text:p>
          </table:table-cell>
          <table:table-cell table:formula="of:=[.$B$2]*COS([.$C$3])*SIN([.D189])-[.$B$2]*SIN([.$C$3])*COS([.D189])+2*SIN([.D189])*COS([.D189])" office:value-type="float" office:value="0.762822388209617" calcext:value-type="float">
            <text:p>0.762822388209617</text:p>
          </table:table-cell>
          <table:table-cell table:formula="of:=[.$B$2]*COS([.D189]-[.$C$3]) + 2*COS(2*[.D189])" office:value-type="float" office:value="1.81004786470471" calcext:value-type="float">
            <text:p>1.81004786470471</text:p>
          </table:table-cell>
          <table:table-cell table:formula="of:=IF([.E189]=[.$H$1];[.$G$1];[.$H$1])" office:value-type="float" office:value="-1.10425787365804" calcext:value-type="float">
            <text:p>-1.10425787365804</text:p>
          </table:table-cell>
          <table:table-cell table:formula="of:=IF([.$C$2]=[.A189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table:formula="of:=[.A190]*PI()/180" office:value-type="float" office:value="3.29867228626928" calcext:value-type="float">
            <text:p>3.29867228626928</text:p>
          </table:table-cell>
          <table:table-cell table:formula="of:=-[.$B$2]*COS([.D190]-[.$C$3])-COS([.D190])*COS([.D190])" office:value-type="float" office:value="-0.854567310347743" calcext:value-type="float">
            <text:p>-0.854567310347743</text:p>
          </table:table-cell>
          <table:table-cell table:formula="of:=[.$B$2]*COS([.$C$3])*SIN([.D190])-[.$B$2]*SIN([.$C$3])*COS([.D190])+2*SIN([.D190])*COS([.D190])" office:value-type="float" office:value="0.794164857512945" calcext:value-type="float">
            <text:p>0.794164857512945</text:p>
          </table:table-cell>
          <table:table-cell table:formula="of:=[.$B$2]*COS([.D190]-[.$C$3]) + 2*COS(2*[.D190])" office:value-type="float" office:value="1.78115208479047" calcext:value-type="float">
            <text:p>1.78115208479047</text:p>
          </table:table-cell>
          <table:table-cell table:formula="of:=IF([.E190]=[.$H$1];[.$G$1];[.$H$1])" office:value-type="float" office:value="-1.10425787365804" calcext:value-type="float">
            <text:p>-1.10425787365804</text:p>
          </table:table-cell>
          <table:table-cell table:formula="of:=IF([.$C$2]=[.A190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  <table:table-cell table:formula="of:=[.A191]*PI()/180" office:value-type="float" office:value="3.31612557878923" calcext:value-type="float">
            <text:p>3.31612557878923</text:p>
          </table:table-cell>
          <table:table-cell table:formula="of:=-[.$B$2]*COS([.D191]-[.$C$3])-COS([.D191])*COS([.D191])" office:value-type="float" office:value="-0.840436787841694" calcext:value-type="float">
            <text:p>-0.840436787841694</text:p>
          </table:table-cell>
          <table:table-cell table:formula="of:=[.$B$2]*COS([.$C$3])*SIN([.D191])-[.$B$2]*SIN([.$C$3])*COS([.D191])+2*SIN([.D191])*COS([.D191])" office:value-type="float" office:value="0.824983056470203" calcext:value-type="float">
            <text:p>0.824983056470203</text:p>
          </table:table-cell>
          <table:table-cell table:formula="of:=[.$B$2]*COS([.D191]-[.$C$3]) + 2*COS(2*[.D191])" office:value-type="float" office:value="1.74997571902056" calcext:value-type="float">
            <text:p>1.74997571902056</text:p>
          </table:table-cell>
          <table:table-cell table:formula="of:=IF([.E191]=[.$H$1];[.$G$1];[.$H$1])" office:value-type="float" office:value="-1.10425787365804" calcext:value-type="float">
            <text:p>-1.10425787365804</text:p>
          </table:table-cell>
          <table:table-cell table:formula="of:=IF([.$C$2]=[.A191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table:formula="of:=[.A192]*PI()/180" office:value-type="float" office:value="3.33357887130917" calcext:value-type="float">
            <text:p>3.33357887130917</text:p>
          </table:table-cell>
          <table:table-cell table:formula="of:=-[.$B$2]*COS([.D192]-[.$C$3])-COS([.D192])*COS([.D192])" office:value-type="float" office:value="-0.825773249374894" calcext:value-type="float">
            <text:p>-0.825773249374894</text:p>
          </table:table-cell>
          <table:table-cell table:formula="of:=[.$B$2]*COS([.$C$3])*SIN([.D192])-[.$B$2]*SIN([.$C$3])*COS([.D192])+2*SIN([.D192])*COS([.D192])" office:value-type="float" office:value="0.855237441385071" calcext:value-type="float">
            <text:p>0.855237441385071</text:p>
          </table:table-cell>
          <table:table-cell table:formula="of:=[.$B$2]*COS([.D192]-[.$C$3]) + 2*COS(2*[.D192])" office:value-type="float" office:value="1.71654903122508" calcext:value-type="float">
            <text:p>1.71654903122508</text:p>
          </table:table-cell>
          <table:table-cell table:formula="of:=IF([.E192]=[.$H$1];[.$G$1];[.$H$1])" office:value-type="float" office:value="-1.10425787365804" calcext:value-type="float">
            <text:p>-1.10425787365804</text:p>
          </table:table-cell>
          <table:table-cell table:formula="of:=IF([.$C$2]=[.A192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table:formula="of:=[.A193]*PI()/180" office:value-type="float" office:value="3.35103216382911" calcext:value-type="float">
            <text:p>3.35103216382911</text:p>
          </table:table-cell>
          <table:table-cell table:formula="of:=-[.$B$2]*COS([.D193]-[.$C$3])-COS([.D193])*COS([.D193])" office:value-type="float" office:value="-0.810586876459932" calcext:value-type="float">
            <text:p>-0.810586876459932</text:p>
          </table:table-cell>
          <table:table-cell table:formula="of:=[.$B$2]*COS([.$C$3])*SIN([.D193])-[.$B$2]*SIN([.$C$3])*COS([.D193])+2*SIN([.D193])*COS([.D193])" office:value-type="float" office:value="0.884889021057317" calcext:value-type="float">
            <text:p>0.884889021057317</text:p>
          </table:table-cell>
          <table:table-cell table:formula="of:=[.$B$2]*COS([.D193]-[.$C$3]) + 2*COS(2*[.D193])" office:value-type="float" office:value="1.68090506292383" calcext:value-type="float">
            <text:p>1.68090506292383</text:p>
          </table:table-cell>
          <table:table-cell table:formula="of:=IF([.E193]=[.$H$1];[.$G$1];[.$H$1])" office:value-type="float" office:value="-1.10425787365804" calcext:value-type="float">
            <text:p>-1.10425787365804</text:p>
          </table:table-cell>
          <table:table-cell table:formula="of:=IF([.$C$2]=[.A193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table:formula="of:=[.A194]*PI()/180" office:value-type="float" office:value="3.36848545634906" calcext:value-type="float">
            <text:p>3.36848545634906</text:p>
          </table:table-cell>
          <table:table-cell table:formula="of:=-[.$B$2]*COS([.D194]-[.$C$3])-COS([.D194])*COS([.D194])" office:value-type="float" office:value="-0.79488852596211" calcext:value-type="float">
            <text:p>-0.79488852596211</text:p>
          </table:table-cell>
          <table:table-cell table:formula="of:=[.$B$2]*COS([.$C$3])*SIN([.D194])-[.$B$2]*SIN([.$C$3])*COS([.D194])+2*SIN([.D194])*COS([.D194])" office:value-type="float" office:value="0.913899404936654" calcext:value-type="float">
            <text:p>0.913899404936654</text:p>
          </table:table-cell>
          <table:table-cell table:formula="of:=[.$B$2]*COS([.D194]-[.$C$3]) + 2*COS(2*[.D194])" office:value-type="float" office:value="1.64307959541086" calcext:value-type="float">
            <text:p>1.64307959541086</text:p>
          </table:table-cell>
          <table:table-cell table:formula="of:=IF([.E194]=[.$H$1];[.$G$1];[.$H$1])" office:value-type="float" office:value="-1.10425787365804" calcext:value-type="float">
            <text:p>-1.10425787365804</text:p>
          </table:table-cell>
          <table:table-cell table:formula="of:=IF([.$C$2]=[.A194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table:formula="of:=[.A195]*PI()/180" office:value-type="float" office:value="3.385938748869" calcext:value-type="float">
            <text:p>3.385938748869</text:p>
          </table:table-cell>
          <table:table-cell table:formula="of:=-[.$B$2]*COS([.D195]-[.$C$3])-COS([.D195])*COS([.D195])" office:value-type="float" office:value="-0.778689719200885" calcext:value-type="float">
            <text:p>-0.778689719200885</text:p>
          </table:table-cell>
          <table:table-cell table:formula="of:=[.$B$2]*COS([.$C$3])*SIN([.D195])-[.$B$2]*SIN([.$C$3])*COS([.D195])+2*SIN([.D195])*COS([.D195])" office:value-type="float" office:value="0.942230850585549" calcext:value-type="float">
            <text:p>0.942230850585549</text:p>
          </table:table-cell>
          <table:table-cell table:formula="of:=[.$B$2]*COS([.D195]-[.$C$3]) + 2*COS(2*[.D195])" office:value-type="float" office:value="1.60311110848928" calcext:value-type="float">
            <text:p>1.60311110848928</text:p>
          </table:table-cell>
          <table:table-cell table:formula="of:=IF([.E195]=[.$H$1];[.$G$1];[.$H$1])" office:value-type="float" office:value="-1.10425787365804" calcext:value-type="float">
            <text:p>-1.10425787365804</text:p>
          </table:table-cell>
          <table:table-cell table:formula="of:=IF([.$C$2]=[.A195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  <table:table-cell table:formula="of:=[.A196]*PI()/180" office:value-type="float" office:value="3.40339204138894" calcext:value-type="float">
            <text:p>3.40339204138894</text:p>
          </table:table-cell>
          <table:table-cell table:formula="of:=-[.$B$2]*COS([.D196]-[.$C$3])-COS([.D196])*COS([.D196])" office:value-type="float" office:value="-0.762002630229386" calcext:value-type="float">
            <text:p>-0.762002630229386</text:p>
          </table:table-cell>
          <table:table-cell table:formula="of:=[.$B$2]*COS([.$C$3])*SIN([.D196])-[.$B$2]*SIN([.$C$3])*COS([.D196])+2*SIN([.D196])*COS([.D196])" office:value-type="float" office:value="0.969846310392954" calcext:value-type="float">
            <text:p>0.969846310392954</text:p>
          </table:table-cell>
          <table:table-cell table:formula="of:=[.$B$2]*COS([.D196]-[.$C$3]) + 2*COS(2*[.D196])" office:value-type="float" office:value="1.56104073590604" calcext:value-type="float">
            <text:p>1.56104073590604</text:p>
          </table:table-cell>
          <table:table-cell table:formula="of:=IF([.E196]=[.$H$1];[.$G$1];[.$H$1])" office:value-type="float" office:value="-1.10425787365804" calcext:value-type="float">
            <text:p>-1.10425787365804</text:p>
          </table:table-cell>
          <table:table-cell table:formula="of:=IF([.$C$2]=[.A196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table:formula="of:=[.A197]*PI()/180" office:value-type="float" office:value="3.42084533390889" calcext:value-type="float">
            <text:p>3.42084533390889</text:p>
          </table:table-cell>
          <table:table-cell table:formula="of:=-[.$B$2]*COS([.D197]-[.$C$3])-COS([.D197])*COS([.D197])" office:value-type="float" office:value="-0.744840073305563" calcext:value-type="float">
            <text:p>-0.744840073305563</text:p>
          </table:table-cell>
          <table:table-cell table:formula="of:=[.$B$2]*COS([.$C$3])*SIN([.D197])-[.$B$2]*SIN([.$C$3])*COS([.D197])+2*SIN([.D197])*COS([.D197])" office:value-type="float" office:value="0.996709477481805" calcext:value-type="float">
            <text:p>0.996709477481805</text:p>
          </table:table-cell>
          <table:table-cell table:formula="of:=[.$B$2]*COS([.D197]-[.$C$3]) + 2*COS(2*[.D197])" office:value-type="float" office:value="1.5169122175402" calcext:value-type="float">
            <text:p>1.5169122175402</text:p>
          </table:table-cell>
          <table:table-cell table:formula="of:=IF([.E197]=[.$H$1];[.$G$1];[.$H$1])" office:value-type="float" office:value="-1.10425787365804" calcext:value-type="float">
            <text:p>-1.10425787365804</text:p>
          </table:table-cell>
          <table:table-cell table:formula="of:=IF([.$C$2]=[.A197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table:formula="of:=[.A198]*PI()/180" office:value-type="float" office:value="3.43829862642883" calcext:value-type="float">
            <text:p>3.43829862642883</text:p>
          </table:table-cell>
          <table:table-cell table:formula="of:=-[.$B$2]*COS([.D198]-[.$C$3])-COS([.D198])*COS([.D198])" office:value-type="float" office:value="-0.727215489569565" calcext:value-type="float">
            <text:p>-0.727215489569565</text:p>
          </table:table-cell>
          <table:table-cell table:formula="of:=[.$B$2]*COS([.$C$3])*SIN([.D198])-[.$B$2]*SIN([.$C$3])*COS([.D198])+2*SIN([.D198])*COS([.D198])" office:value-type="float" office:value="1.02278483075414" calcext:value-type="float">
            <text:p>1.02278483075414</text:p>
          </table:table-cell>
          <table:table-cell table:formula="of:=[.$B$2]*COS([.D198]-[.$C$3]) + 2*COS(2*[.D198])" office:value-type="float" office:value="1.47077184840213" calcext:value-type="float">
            <text:p>1.47077184840213</text:p>
          </table:table-cell>
          <table:table-cell table:formula="of:=IF([.E198]=[.$H$1];[.$G$1];[.$H$1])" office:value-type="float" office:value="-1.10425787365804" calcext:value-type="float">
            <text:p>-1.10425787365804</text:p>
          </table:table-cell>
          <table:table-cell table:formula="of:=IF([.$C$2]=[.A198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formula="of:=[.A199]*PI()/180" office:value-type="float" office:value="3.45575191894877" calcext:value-type="float">
            <text:p>3.45575191894877</text:p>
          </table:table-cell>
          <table:table-cell table:formula="of:=-[.$B$2]*COS([.D199]-[.$C$3])-COS([.D199])*COS([.D199])" office:value-type="float" office:value="-0.709142932942837" calcext:value-type="float">
            <text:p>-0.709142932942837</text:p>
          </table:table-cell>
          <table:table-cell table:formula="of:=[.$B$2]*COS([.$C$3])*SIN([.D199])-[.$B$2]*SIN([.$C$3])*COS([.D199])+2*SIN([.D199])*COS([.D199])" office:value-type="float" office:value="1.04803767901869" calcext:value-type="float">
            <text:p>1.04803767901869</text:p>
          </table:table-cell>
          <table:table-cell table:formula="of:=[.$B$2]*COS([.D199]-[.$C$3]) + 2*COS(2*[.D199])" office:value-type="float" office:value="1.42266842450526" calcext:value-type="float">
            <text:p>1.42266842450526</text:p>
          </table:table-cell>
          <table:table-cell table:formula="of:=IF([.E199]=[.$H$1];[.$G$1];[.$H$1])" office:value-type="float" office:value="-1.10425787365804" calcext:value-type="float">
            <text:p>-1.10425787365804</text:p>
          </table:table-cell>
          <table:table-cell table:formula="of:=IF([.$C$2]=[.A199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table:formula="of:=[.A200]*PI()/180" office:value-type="float" office:value="3.47320521146872" calcext:value-type="float">
            <text:p>3.47320521146872</text:p>
          </table:table-cell>
          <table:table-cell table:formula="of:=-[.$B$2]*COS([.D200]-[.$C$3])-COS([.D200])*COS([.D200])" office:value-type="float" office:value="-0.690637055265461" calcext:value-type="float">
            <text:p>-0.690637055265461</text:p>
          </table:table-cell>
          <table:table-cell table:formula="of:=[.$B$2]*COS([.$C$3])*SIN([.D200])-[.$B$2]*SIN([.$C$3])*COS([.D200])+2*SIN([.D200])*COS([.D200])" office:value-type="float" office:value="1.07243420414696" calcext:value-type="float">
            <text:p>1.07243420414696</text:p>
          </table:table-cell>
          <table:table-cell table:formula="of:=[.$B$2]*COS([.D200]-[.$C$3]) + 2*COS(2*[.D200])" office:value-type="float" office:value="1.37265318567554" calcext:value-type="float">
            <text:p>1.37265318567554</text:p>
          </table:table-cell>
          <table:table-cell table:formula="of:=IF([.E200]=[.$H$1];[.$G$1];[.$H$1])" office:value-type="float" office:value="-1.10425787365804" calcext:value-type="float">
            <text:p>-1.10425787365804</text:p>
          </table:table-cell>
          <table:table-cell table:formula="of:=IF([.$C$2]=[.A200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table:formula="of:=[.A201]*PI()/180" office:value-type="float" office:value="3.49065850398866" calcext:value-type="float">
            <text:p>3.49065850398866</text:p>
          </table:table-cell>
          <table:table-cell table:formula="of:=-[.$B$2]*COS([.D201]-[.$C$3])-COS([.D201])*COS([.D201])" office:value-type="float" office:value="-0.671713090689139" calcext:value-type="float">
            <text:p>-0.671713090689139</text:p>
          </table:table-cell>
          <table:table-cell table:formula="of:=[.$B$2]*COS([.$C$3])*SIN([.D201])-[.$B$2]*SIN([.$C$3])*COS([.D201])+2*SIN([.D201])*COS([.D201])" office:value-type="float" office:value="1.09594150320486" calcext:value-type="float">
            <text:p>1.09594150320486</text:p>
          </table:table-cell>
          <table:table-cell table:formula="of:=[.$B$2]*COS([.D201]-[.$C$3]) + 2*COS(2*[.D201])" office:value-type="float" office:value="1.32077975536761" calcext:value-type="float">
            <text:p>1.32077975536761</text:p>
          </table:table-cell>
          <table:table-cell table:formula="of:=IF([.E201]=[.$H$1];[.$G$1];[.$H$1])" office:value-type="float" office:value="-1.10425787365804" calcext:value-type="float">
            <text:p>-1.10425787365804</text:p>
          </table:table-cell>
          <table:table-cell table:formula="of:=IF([.$C$2]=[.A201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table:formula="of:=[.A202]*PI()/180" office:value-type="float" office:value="3.5081117965086" calcext:value-type="float">
            <text:p>3.5081117965086</text:p>
          </table:table-cell>
          <table:table-cell table:formula="of:=-[.$B$2]*COS([.D202]-[.$C$3])-COS([.D202])*COS([.D202])" office:value-type="float" office:value="-0.652386839344158" calcext:value-type="float">
            <text:p>-0.652386839344158</text:p>
          </table:table-cell>
          <table:table-cell table:formula="of:=[.$B$2]*COS([.$C$3])*SIN([.D202])-[.$B$2]*SIN([.$C$3])*COS([.D202])+2*SIN([.D202])*COS([.D202])" office:value-type="float" office:value="1.11852762950844" calcext:value-type="float">
            <text:p>1.11852762950844</text:p>
          </table:table-cell>
          <table:table-cell table:formula="of:=[.$B$2]*COS([.D202]-[.$C$3]) + 2*COS(2*[.D202])" office:value-type="float" office:value="1.26710407756025" calcext:value-type="float">
            <text:p>1.26710407756025</text:p>
          </table:table-cell>
          <table:table-cell table:formula="of:=IF([.E202]=[.$H$1];[.$G$1];[.$H$1])" office:value-type="float" office:value="-1.10425787365804" calcext:value-type="float">
            <text:p>-1.10425787365804</text:p>
          </table:table-cell>
          <table:table-cell table:formula="of:=IF([.$C$2]=[.A202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table:formula="of:=[.A203]*PI()/180" office:value-type="float" office:value="3.52556508902855" calcext:value-type="float">
            <text:p>3.52556508902855</text:p>
          </table:table-cell>
          <table:table-cell table:formula="of:=-[.$B$2]*COS([.D203]-[.$C$3])-COS([.D203])*COS([.D203])" office:value-type="float" office:value="-0.632674650299552" calcext:value-type="float">
            <text:p>-0.632674650299552</text:p>
          </table:table-cell>
          <table:table-cell table:formula="of:=[.$B$2]*COS([.$C$3])*SIN([.D203])-[.$B$2]*SIN([.$C$3])*COS([.D203])+2*SIN([.D203])*COS([.D203])" office:value-type="float" office:value="1.14016163255318" calcext:value-type="float">
            <text:p>1.14016163255318</text:p>
          </table:table-cell>
          <table:table-cell table:formula="of:=[.$B$2]*COS([.D203]-[.$C$3]) + 2*COS(2*[.D203])" office:value-type="float" office:value="1.21168435080753" calcext:value-type="float">
            <text:p>1.21168435080753</text:p>
          </table:table-cell>
          <table:table-cell table:formula="of:=IF([.E203]=[.$H$1];[.$G$1];[.$H$1])" office:value-type="float" office:value="-1.10425787365804" calcext:value-type="float">
            <text:p>-1.10425787365804</text:p>
          </table:table-cell>
          <table:table-cell table:formula="of:=IF([.$C$2]=[.A203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table:formula="of:=[.A204]*PI()/180" office:value-type="float" office:value="3.54301838154849" calcext:value-type="float">
            <text:p>3.54301838154849</text:p>
          </table:table-cell>
          <table:table-cell table:formula="of:=-[.$B$2]*COS([.D204]-[.$C$3])-COS([.D204])*COS([.D204])" office:value-type="float" office:value="-0.612593403836554" calcext:value-type="float">
            <text:p>-0.612593403836554</text:p>
          </table:table-cell>
          <table:table-cell table:formula="of:=[.$B$2]*COS([.$C$3])*SIN([.D204])-[.$B$2]*SIN([.$C$3])*COS([.D204])+2*SIN([.D204])*COS([.D204])" office:value-type="float" office:value="1.16081359676811" calcext:value-type="float">
            <text:p>1.16081359676811</text:p>
          </table:table-cell>
          <table:table-cell table:formula="of:=[.$B$2]*COS([.D204]-[.$C$3]) + 2*COS(2*[.D204])" office:value-type="float" office:value="1.15458095952505" calcext:value-type="float">
            <text:p>1.15458095952505</text:p>
          </table:table-cell>
          <table:table-cell table:formula="of:=IF([.E204]=[.$H$1];[.$G$1];[.$H$1])" office:value-type="float" office:value="-1.10425787365804" calcext:value-type="float">
            <text:p>-1.10425787365804</text:p>
          </table:table-cell>
          <table:table-cell table:formula="of:=IF([.$C$2]=[.A204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  <table:table-cell table:formula="of:=[.A205]*PI()/180" office:value-type="float" office:value="3.56047167406843" calcext:value-type="float">
            <text:p>3.56047167406843</text:p>
          </table:table-cell>
          <table:table-cell table:formula="of:=-[.$B$2]*COS([.D205]-[.$C$3])-COS([.D205])*COS([.D205])" office:value-type="float" office:value="-0.592160493056261" calcext:value-type="float">
            <text:p>-0.592160493056261</text:p>
          </table:table-cell>
          <table:table-cell table:formula="of:=[.$B$2]*COS([.$C$3])*SIN([.D205])-[.$B$2]*SIN([.$C$3])*COS([.D205])+2*SIN([.D205])*COS([.D205])" office:value-type="float" office:value="1.18045467904709" calcext:value-type="float">
            <text:p>1.18045467904709</text:p>
          </table:table-cell>
          <table:table-cell table:formula="of:=[.$B$2]*COS([.D205]-[.$C$3]) + 2*COS(2*[.D205])" office:value-type="float" office:value="1.09585640259455" calcext:value-type="float">
            <text:p>1.09585640259455</text:p>
          </table:table-cell>
          <table:table-cell table:formula="of:=IF([.E205]=[.$H$1];[.$G$1];[.$H$1])" office:value-type="float" office:value="-1.10425787365804" calcext:value-type="float">
            <text:p>-1.10425787365804</text:p>
          </table:table-cell>
          <table:table-cell table:formula="of:=IF([.$C$2]=[.A205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  <table:table-cell table:formula="of:=[.A206]*PI()/180" office:value-type="float" office:value="3.57792496658838" calcext:value-type="float">
            <text:p>3.57792496658838</text:p>
          </table:table-cell>
          <table:table-cell table:formula="of:=-[.$B$2]*COS([.D206]-[.$C$3])-COS([.D206])*COS([.D206])" office:value-type="float" office:value="-0.57139380484327" calcext:value-type="float">
            <text:p>-0.57139380484327</text:p>
          </table:table-cell>
          <table:table-cell table:formula="of:=[.$B$2]*COS([.$C$3])*SIN([.D206])-[.$B$2]*SIN([.$C$3])*COS([.D206])+2*SIN([.D206])*COS([.D206])" office:value-type="float" office:value="1.1990571450112" calcext:value-type="float">
            <text:p>1.1990571450112</text:p>
          </table:table-cell>
          <table:table-cell table:formula="of:=[.$B$2]*COS([.D206]-[.$C$3]) + 2*COS(2*[.D206])" office:value-type="float" office:value="1.03557521937308" calcext:value-type="float">
            <text:p>1.03557521937308</text:p>
          </table:table-cell>
          <table:table-cell table:formula="of:=IF([.E206]=[.$H$1];[.$G$1];[.$H$1])" office:value-type="float" office:value="-1.10425787365804" calcext:value-type="float">
            <text:p>-1.10425787365804</text:p>
          </table:table-cell>
          <table:table-cell table:formula="of:=IF([.$C$2]=[.A206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  <table:table-cell table:formula="of:=[.A207]*PI()/180" office:value-type="float" office:value="3.59537825910832" calcext:value-type="float">
            <text:p>3.59537825910832</text:p>
          </table:table-cell>
          <table:table-cell table:formula="of:=-[.$B$2]*COS([.D207]-[.$C$3])-COS([.D207])*COS([.D207])" office:value-type="float" office:value="-0.550311700207802" calcext:value-type="float">
            <text:p>-0.550311700207802</text:p>
          </table:table-cell>
          <table:table-cell table:formula="of:=[.$B$2]*COS([.$C$3])*SIN([.D207])-[.$B$2]*SIN([.$C$3])*COS([.D207])+2*SIN([.D207])*COS([.D207])" office:value-type="float" office:value="1.21659440395778" calcext:value-type="float">
            <text:p>1.21659440395778</text:p>
          </table:table-cell>
          <table:table-cell table:formula="of:=[.$B$2]*COS([.D207]-[.$C$3]) + 2*COS(2*[.D207])" office:value-type="float" office:value="0.973803913196291" calcext:value-type="float">
            <text:p>0.973803913196291</text:p>
          </table:table-cell>
          <table:table-cell table:formula="of:=IF([.E207]=[.$H$1];[.$G$1];[.$H$1])" office:value-type="float" office:value="-1.10425787365804" calcext:value-type="float">
            <text:p>-1.10425787365804</text:p>
          </table:table-cell>
          <table:table-cell table:formula="of:=IF([.$C$2]=[.A207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  <table:table-cell table:formula="of:=[.A208]*PI()/180" office:value-type="float" office:value="3.61283155162826" calcext:value-type="float">
            <text:p>3.61283155162826</text:p>
          </table:table-cell>
          <table:table-cell table:formula="of:=-[.$B$2]*COS([.D208]-[.$C$3])-COS([.D208])*COS([.D208])" office:value-type="float" office:value="-0.528932994029635" calcext:value-type="float">
            <text:p>-0.528932994029635</text:p>
          </table:table-cell>
          <table:table-cell table:formula="of:=[.$B$2]*COS([.$C$3])*SIN([.D208])-[.$B$2]*SIN([.$C$3])*COS([.D208])+2*SIN([.D208])*COS([.D208])" office:value-type="float" office:value="1.23304104245316" calcext:value-type="float">
            <text:p>1.23304104245316</text:p>
          </table:table-cell>
          <table:table-cell table:formula="of:=[.$B$2]*COS([.D208]-[.$C$3]) + 2*COS(2*[.D208])" office:value-type="float" office:value="0.910610872468346" calcext:value-type="float">
            <text:p>0.910610872468346</text:p>
          </table:table-cell>
          <table:table-cell table:formula="of:=IF([.E208]=[.$H$1];[.$G$1];[.$H$1])" office:value-type="float" office:value="-1.10425787365804" calcext:value-type="float">
            <text:p>-1.10425787365804</text:p>
          </table:table-cell>
          <table:table-cell table:formula="of:=IF([.$C$2]=[.A208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  <table:table-cell table:formula="of:=[.A209]*PI()/180" office:value-type="float" office:value="3.63028484414821" calcext:value-type="float">
            <text:p>3.63028484414821</text:p>
          </table:table-cell>
          <table:table-cell table:formula="of:=-[.$B$2]*COS([.D209]-[.$C$3])-COS([.D209])*COS([.D209])" office:value-type="float" office:value="-0.50727693422786" calcext:value-type="float">
            <text:p>-0.50727693422786</text:p>
          </table:table-cell>
          <table:table-cell table:formula="of:=[.$B$2]*COS([.$C$3])*SIN([.D209])-[.$B$2]*SIN([.$C$3])*COS([.D209])+2*SIN([.D209])*COS([.D209])" office:value-type="float" office:value="1.24837285652775" calcext:value-type="float">
            <text:p>1.24837285652775</text:p>
          </table:table-cell>
          <table:table-cell table:formula="of:=[.$B$2]*COS([.D209]-[.$C$3]) + 2*COS(2*[.D209])" office:value-type="float" office:value="0.84606628943398" calcext:value-type="float">
            <text:p>0.84606628943398</text:p>
          </table:table-cell>
          <table:table-cell table:formula="of:=IF([.E209]=[.$H$1];[.$G$1];[.$H$1])" office:value-type="float" office:value="-1.10425787365804" calcext:value-type="float">
            <text:p>-1.10425787365804</text:p>
          </table:table-cell>
          <table:table-cell table:formula="of:=IF([.$C$2]=[.A209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/>
          <table:table-cell table:formula="of:=[.A210]*PI()/180" office:value-type="float" office:value="3.64773813666815" calcext:value-type="float">
            <text:p>3.64773813666815</text:p>
          </table:table-cell>
          <table:table-cell table:formula="of:=-[.$B$2]*COS([.D210]-[.$C$3])-COS([.D210])*COS([.D210])" office:value-type="float" office:value="-0.485363180381229" calcext:value-type="float">
            <text:p>-0.485363180381229</text:p>
          </table:table-cell>
          <table:table-cell table:formula="of:=[.$B$2]*COS([.$C$3])*SIN([.D210])-[.$B$2]*SIN([.$C$3])*COS([.D210])+2*SIN([.D210])*COS([.D210])" office:value-type="float" office:value="1.26256688243395" calcext:value-type="float">
            <text:p>1.26256688243395</text:p>
          </table:table-cell>
          <table:table-cell table:formula="of:=[.$B$2]*COS([.D210]-[.$C$3]) + 2*COS(2*[.D210])" office:value-type="float" office:value="0.780242076731037" calcext:value-type="float">
            <text:p>0.780242076731037</text:p>
          </table:table-cell>
          <table:table-cell table:formula="of:=IF([.E210]=[.$H$1];[.$G$1];[.$H$1])" office:value-type="float" office:value="-1.10425787365804" calcext:value-type="float">
            <text:p>-1.10425787365804</text:p>
          </table:table-cell>
          <table:table-cell table:formula="of:=IF([.$C$2]=[.A210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  <table:table-cell table:formula="of:=[.A211]*PI()/180" office:value-type="float" office:value="3.66519142918809" calcext:value-type="float">
            <text:p>3.66519142918809</text:p>
          </table:table-cell>
          <table:table-cell table:formula="of:=-[.$B$2]*COS([.D211]-[.$C$3])-COS([.D211])*COS([.D211])" office:value-type="float" office:value="-0.463211781824477" calcext:value-type="float">
            <text:p>-0.463211781824477</text:p>
          </table:table-cell>
          <table:table-cell table:formula="of:=[.$B$2]*COS([.$C$3])*SIN([.D211])-[.$B$2]*SIN([.$C$3])*COS([.D211])+2*SIN([.D211])*COS([.D211])" office:value-type="float" office:value="1.27560142592893" calcext:value-type="float">
            <text:p>1.27560142592893</text:p>
          </table:table-cell>
          <table:table-cell table:formula="of:=[.$B$2]*COS([.D211]-[.$C$3]) + 2*COS(2*[.D211])" office:value-type="float" office:value="0.713211781824476" calcext:value-type="float">
            <text:p>0.713211781824476</text:p>
          </table:table-cell>
          <table:table-cell table:formula="of:=IF([.E211]=[.$H$1];[.$G$1];[.$H$1])" office:value-type="float" office:value="-1.10425787365804" calcext:value-type="float">
            <text:p>-1.10425787365804</text:p>
          </table:table-cell>
          <table:table-cell table:formula="of:=IF([.$C$2]=[.A211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  <table:table-cell table:formula="of:=[.A212]*PI()/180" office:value-type="float" office:value="3.68264472170804" calcext:value-type="float">
            <text:p>3.68264472170804</text:p>
          </table:table-cell>
          <table:table-cell table:formula="of:=-[.$B$2]*COS([.D212]-[.$C$3])-COS([.D212])*COS([.D212])" office:value-type="float" office:value="-0.440843155246709" calcext:value-type="float">
            <text:p>-0.440843155246709</text:p>
          </table:table-cell>
          <table:table-cell table:formula="of:=[.$B$2]*COS([.$C$3])*SIN([.D212])-[.$B$2]*SIN([.$C$3])*COS([.D212])+2*SIN([.D212])*COS([.D212])" office:value-type="float" office:value="1.2874560900464" calcext:value-type="float">
            <text:p>1.2874560900464</text:p>
          </table:table-cell>
          <table:table-cell table:formula="of:=[.$B$2]*COS([.D212]-[.$C$3]) + 2*COS(2*[.D212])" office:value-type="float" office:value="0.645050499425545" calcext:value-type="float">
            <text:p>0.645050499425545</text:p>
          </table:table-cell>
          <table:table-cell table:formula="of:=IF([.E212]=[.$H$1];[.$G$1];[.$H$1])" office:value-type="float" office:value="-1.10425787365804" calcext:value-type="float">
            <text:p>-1.10425787365804</text:p>
          </table:table-cell>
          <table:table-cell table:formula="of:=IF([.$C$2]=[.A212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/>
          <table:table-cell table:formula="of:=[.A213]*PI()/180" office:value-type="float" office:value="3.70009801422798" calcext:value-type="float">
            <text:p>3.70009801422798</text:p>
          </table:table-cell>
          <table:table-cell table:formula="of:=-[.$B$2]*COS([.D213]-[.$C$3])-COS([.D213])*COS([.D213])" office:value-type="float" office:value="-0.418278061818515" calcext:value-type="float">
            <text:p>-0.418278061818515</text:p>
          </table:table-cell>
          <table:table-cell table:formula="of:=[.$B$2]*COS([.$C$3])*SIN([.D213])-[.$B$2]*SIN([.$C$3])*COS([.D213])+2*SIN([.D213])*COS([.D213])" office:value-type="float" office:value="1.29811180132281" calcext:value-type="float">
            <text:p>1.29811180132281</text:p>
          </table:table-cell>
          <table:table-cell table:formula="of:=[.$B$2]*COS([.D213]-[.$C$3]) + 2*COS(2*[.D213])" office:value-type="float" office:value="0.575834782002132" calcext:value-type="float">
            <text:p>0.575834782002132</text:p>
          </table:table-cell>
          <table:table-cell table:formula="of:=IF([.E213]=[.$H$1];[.$G$1];[.$H$1])" office:value-type="float" office:value="-1.10425787365804" calcext:value-type="float">
            <text:p>-1.10425787365804</text:p>
          </table:table-cell>
          <table:table-cell table:formula="of:=IF([.$C$2]=[.A213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  <table:table-cell table:formula="of:=[.A214]*PI()/180" office:value-type="float" office:value="3.71755130674792" calcext:value-type="float">
            <text:p>3.71755130674792</text:p>
          </table:table-cell>
          <table:table-cell table:formula="of:=-[.$B$2]*COS([.D214]-[.$C$3])-COS([.D214])*COS([.D214])" office:value-type="float" office:value="-0.395537583875071" calcext:value-type="float">
            <text:p>-0.395537583875071</text:p>
          </table:table-cell>
          <table:table-cell table:formula="of:=[.$B$2]*COS([.$C$3])*SIN([.D214])-[.$B$2]*SIN([.$C$3])*COS([.D214])+2*SIN([.D214])*COS([.D214])" office:value-type="float" office:value="1.30755083444596" calcext:value-type="float">
            <text:p>1.30755083444596</text:p>
          </table:table-cell>
          <table:table-cell table:formula="of:=[.$B$2]*COS([.D214]-[.$C$3]) + 2*COS(2*[.D214])" office:value-type="float" office:value="0.505642548488771" calcext:value-type="float">
            <text:p>0.505642548488771</text:p>
          </table:table-cell>
          <table:table-cell table:formula="of:=IF([.E214]=[.$H$1];[.$G$1];[.$H$1])" office:value-type="float" office:value="-1.10425787365804" calcext:value-type="float">
            <text:p>-1.10425787365804</text:p>
          </table:table-cell>
          <table:table-cell table:formula="of:=IF([.$C$2]=[.A214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/>
          <table:table-cell table:formula="of:=[.A215]*PI()/180" office:value-type="float" office:value="3.73500459926786" calcext:value-type="float">
            <text:p>3.73500459926786</text:p>
          </table:table-cell>
          <table:table-cell table:formula="of:=-[.$B$2]*COS([.D215]-[.$C$3])-COS([.D215])*COS([.D215])" office:value-type="float" office:value="-0.372643101183038" calcext:value-type="float">
            <text:p>-0.372643101183038</text:p>
          </table:table-cell>
          <table:table-cell table:formula="of:=[.$B$2]*COS([.$C$3])*SIN([.D215])-[.$B$2]*SIN([.$C$3])*COS([.D215])+2*SIN([.D215])*COS([.D215])" office:value-type="float" office:value="1.31575683529527" calcext:value-type="float">
            <text:p>1.31575683529527</text:p>
          </table:table-cell>
          <table:table-cell table:formula="of:=[.$B$2]*COS([.D215]-[.$C$3]) + 2*COS(2*[.D215])" office:value-type="float" office:value="0.434552991306906" calcext:value-type="float">
            <text:p>0.434552991306906</text:p>
          </table:table-cell>
          <table:table-cell table:formula="of:=IF([.E215]=[.$H$1];[.$G$1];[.$H$1])" office:value-type="float" office:value="-1.10425787365804" calcext:value-type="float">
            <text:p>-1.10425787365804</text:p>
          </table:table-cell>
          <table:table-cell table:formula="of:=IF([.$C$2]=[.A215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  <table:table-cell table:formula="of:=[.A216]*PI()/180" office:value-type="float" office:value="3.75245789178781" calcext:value-type="float">
            <text:p>3.75245789178781</text:p>
          </table:table-cell>
          <table:table-cell table:formula="of:=-[.$B$2]*COS([.D216]-[.$C$3])-COS([.D216])*COS([.D216])" office:value-type="float" office:value="-0.349616266819565" calcext:value-type="float">
            <text:p>-0.349616266819565</text:p>
          </table:table-cell>
          <table:table-cell table:formula="of:=[.$B$2]*COS([.$C$3])*SIN([.D216])-[.$B$2]*SIN([.$C$3])*COS([.D216])+2*SIN([.D216])*COS([.D216])" office:value-type="float" office:value="1.3227148423454" calcext:value-type="float">
            <text:p>1.3227148423454</text:p>
          </table:table-cell>
          <table:table-cell table:formula="of:=[.$B$2]*COS([.D216]-[.$C$3]) + 2*COS(2*[.D216])" office:value-type="float" office:value="0.362646481808069" calcext:value-type="float">
            <text:p>0.362646481808069</text:p>
          </table:table-cell>
          <table:table-cell table:formula="of:=IF([.E216]=[.$H$1];[.$G$1];[.$H$1])" office:value-type="float" office:value="-1.10425787365804" calcext:value-type="float">
            <text:p>-1.10425787365804</text:p>
          </table:table-cell>
          <table:table-cell table:formula="of:=IF([.$C$2]=[.A216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  <table:table-cell table:formula="of:=[.A217]*PI()/180" office:value-type="float" office:value="3.76991118430775" calcext:value-type="float">
            <text:p>3.76991118430775</text:p>
          </table:table-cell>
          <table:table-cell table:formula="of:=-[.$B$2]*COS([.D217]-[.$C$3])-COS([.D217])*COS([.D217])" office:value-type="float" office:value="-0.32647898269222" calcext:value-type="float">
            <text:p>-0.32647898269222</text:p>
          </table:table-cell>
          <table:table-cell table:formula="of:=[.$B$2]*COS([.$C$3])*SIN([.D217])-[.$B$2]*SIN([.$C$3])*COS([.D217])+2*SIN([.D217])*COS([.D217])" office:value-type="float" office:value="1.32841130640654" calcext:value-type="float">
            <text:p>1.32841130640654</text:p>
          </table:table-cell>
          <table:table-cell table:formula="of:=[.$B$2]*COS([.D217]-[.$C$3]) + 2*COS(2*[.D217])" office:value-type="float" office:value="0.290004474254642" calcext:value-type="float">
            <text:p>0.290004474254642</text:p>
          </table:table-cell>
          <table:table-cell table:formula="of:=IF([.E217]=[.$H$1];[.$G$1];[.$H$1])" office:value-type="float" office:value="-1.10425787365804" calcext:value-type="float">
            <text:p>-1.10425787365804</text:p>
          </table:table-cell>
          <table:table-cell table:formula="of:=IF([.$C$2]=[.A217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  <table:table-cell table:formula="of:=[.A218]*PI()/180" office:value-type="float" office:value="3.78736447682769" calcext:value-type="float">
            <text:p>3.78736447682769</text:p>
          </table:table-cell>
          <table:table-cell table:formula="of:=-[.$B$2]*COS([.D218]-[.$C$3])-COS([.D218])*COS([.D218])" office:value-type="float" office:value="-0.303253374729071" calcext:value-type="float">
            <text:p>-0.303253374729071</text:p>
          </table:table-cell>
          <table:table-cell table:formula="of:=[.$B$2]*COS([.$C$3])*SIN([.D218])-[.$B$2]*SIN([.$C$3])*COS([.D218])+2*SIN([.D218])*COS([.D218])" office:value-type="float" office:value="1.33283410867702" calcext:value-type="float">
            <text:p>1.33283410867702</text:p>
          </table:table-cell>
          <table:table-cell table:formula="of:=[.$B$2]*COS([.D218]-[.$C$3]) + 2*COS(2*[.D218])" office:value-type="float" office:value="0.216709408454571" calcext:value-type="float">
            <text:p>0.216709408454571</text:p>
          </table:table-cell>
          <table:table-cell table:formula="of:=IF([.E218]=[.$H$1];[.$G$1];[.$H$1])" office:value-type="float" office:value="-1.10425787365804" calcext:value-type="float">
            <text:p>-1.10425787365804</text:p>
          </table:table-cell>
          <table:table-cell table:formula="of:=IF([.$C$2]=[.A218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/>
          <table:table-cell table:formula="of:=[.A219]*PI()/180" office:value-type="float" office:value="3.80481776934764" calcext:value-type="float">
            <text:p>3.80481776934764</text:p>
          </table:table-cell>
          <table:table-cell table:formula="of:=-[.$B$2]*COS([.D219]-[.$C$3])-COS([.D219])*COS([.D219])" office:value-type="float" office:value="-0.279961767768585" calcext:value-type="float">
            <text:p>-0.279961767768585</text:p>
          </table:table-cell>
          <table:table-cell table:formula="of:=[.$B$2]*COS([.$C$3])*SIN([.D219])-[.$B$2]*SIN([.$C$3])*COS([.D219])+2*SIN([.D219])*COS([.D219])" office:value-type="float" office:value="1.33597257708558" calcext:value-type="float">
            <text:p>1.33597257708558</text:p>
          </table:table-cell>
          <table:table-cell table:formula="of:=[.$B$2]*COS([.D219]-[.$C$3]) + 2*COS(2*[.D219])" office:value-type="float" office:value="0.142844611168089" calcext:value-type="float">
            <text:p>0.142844611168089</text:p>
          </table:table-cell>
          <table:table-cell table:formula="of:=IF([.E219]=[.$H$1];[.$G$1];[.$H$1])" office:value-type="float" office:value="-1.10425787365804" calcext:value-type="float">
            <text:p>-1.10425787365804</text:p>
          </table:table-cell>
          <table:table-cell table:formula="of:=IF([.$C$2]=[.A219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/>
          <table:table-cell table:formula="of:=[.A220]*PI()/180" office:value-type="float" office:value="3.82227106186758" calcext:value-type="float">
            <text:p>3.82227106186758</text:p>
          </table:table-cell>
          <table:table-cell table:formula="of:=-[.$B$2]*COS([.D220]-[.$C$3])-COS([.D220])*COS([.D220])" office:value-type="float" office:value="-0.256626660179381" calcext:value-type="float">
            <text:p>-0.256626660179381</text:p>
          </table:table-cell>
          <table:table-cell table:formula="of:=[.$B$2]*COS([.$C$3])*SIN([.D220])-[.$B$2]*SIN([.$C$3])*COS([.D220])+2*SIN([.D220])*COS([.D220])" office:value-type="float" office:value="1.33781750090313" calcext:value-type="float">
            <text:p>1.33781750090313</text:p>
          </table:table-cell>
          <table:table-cell table:formula="of:=[.$B$2]*COS([.D220]-[.$C$3]) + 2*COS(2*[.D220])" office:value-type="float" office:value="0.0684941964060194" calcext:value-type="float">
            <text:p>0.068494196406019</text:p>
          </table:table-cell>
          <table:table-cell table:formula="of:=IF([.E220]=[.$H$1];[.$G$1];[.$H$1])" office:value-type="float" office:value="-1.10425787365804" calcext:value-type="float">
            <text:p>-1.10425787365804</text:p>
          </table:table-cell>
          <table:table-cell table:formula="of:=IF([.$C$2]=[.A220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/>
          <table:table-cell table:formula="of:=[.A221]*PI()/180" office:value-type="float" office:value="3.83972435438752" calcext:value-type="float">
            <text:p>3.83972435438752</text:p>
          </table:table-cell>
          <table:table-cell table:formula="of:=-[.$B$2]*COS([.D221]-[.$C$3])-COS([.D221])*COS([.D221])" office:value-type="float" office:value="-0.233270698240191" calcext:value-type="float">
            <text:p>-0.233270698240191</text:p>
          </table:table-cell>
          <table:table-cell table:formula="of:=[.$B$2]*COS([.$C$3])*SIN([.D221])-[.$B$2]*SIN([.$C$3])*COS([.D221])+2*SIN([.D221])*COS([.D221])" office:value-type="float" office:value="1.33836114360548" calcext:value-type="float">
            <text:p>1.33836114360548</text:p>
          </table:table-cell>
          <table:table-cell table:formula="of:=[.$B$2]*COS([.D221]-[.$C$3]) + 2*COS(2*[.D221])" office:value-type="float" office:value="-0.00625703525941285" calcext:value-type="float">
            <text:p>-0.006257035259413</text:p>
          </table:table-cell>
          <table:table-cell table:formula="of:=IF([.E221]=[.$H$1];[.$G$1];[.$H$1])" office:value-type="float" office:value="-1.10425787365804" calcext:value-type="float">
            <text:p>-1.10425787365804</text:p>
          </table:table-cell>
          <table:table-cell table:formula="of:=IF([.$C$2]=[.A221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/>
          <table:table-cell table:formula="of:=[.A222]*PI()/180" office:value-type="float" office:value="3.85717764690747" calcext:value-type="float">
            <text:p>3.85717764690747</text:p>
          </table:table-cell>
          <table:table-cell table:formula="of:=-[.$B$2]*COS([.D222]-[.$C$3])-COS([.D222])*COS([.D222])" office:value-type="float" office:value="-0.209916650310707" calcext:value-type="float">
            <text:p>-0.209916650310707</text:p>
          </table:table-cell>
          <table:table-cell table:formula="of:=[.$B$2]*COS([.$C$3])*SIN([.D222])-[.$B$2]*SIN([.$C$3])*COS([.D222])+2*SIN([.D222])*COS([.D222])" office:value-type="float" office:value="1.33759725397107" calcext:value-type="float">
            <text:p>1.33759725397107</text:p>
          </table:table-cell>
          <table:table-cell table:formula="of:=[.$B$2]*COS([.D222]-[.$C$3]) + 2*COS(2*[.D222])" office:value-type="float" office:value="-0.0813236982491955" calcext:value-type="float">
            <text:p>-0.081323698249196</text:p>
          </table:table-cell>
          <table:table-cell table:formula="of:=IF([.E222]=[.$H$1];[.$G$1];[.$H$1])" office:value-type="float" office:value="-1.10425787365804" calcext:value-type="float">
            <text:p>-1.10425787365804</text:p>
          </table:table-cell>
          <table:table-cell table:formula="of:=IF([.$C$2]=[.A222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/>
          <table:table-cell table:formula="of:=[.A223]*PI()/180" office:value-type="float" office:value="3.87463093942741" calcext:value-type="float">
            <text:p>3.87463093942741</text:p>
          </table:table-cell>
          <table:table-cell table:formula="of:=-[.$B$2]*COS([.D223]-[.$C$3])-COS([.D223])*COS([.D223])" office:value-type="float" office:value="-0.186587380824242" calcext:value-type="float">
            <text:p>-0.186587380824242</text:p>
          </table:table-cell>
          <table:table-cell table:formula="of:=[.$B$2]*COS([.$C$3])*SIN([.D223])-[.$B$2]*SIN([.$C$3])*COS([.D223])+2*SIN([.D223])*COS([.D223])" office:value-type="float" office:value="1.33552107539952" calcext:value-type="float">
            <text:p>1.33552107539952</text:p>
          </table:table-cell>
          <table:table-cell table:formula="of:=[.$B$2]*COS([.D223]-[.$C$3]) + 2*COS(2*[.D223])" office:value-type="float" office:value="-0.156619924274278" calcext:value-type="float">
            <text:p>-0.156619924274278</text:p>
          </table:table-cell>
          <table:table-cell table:formula="of:=IF([.E223]=[.$H$1];[.$G$1];[.$H$1])" office:value-type="float" office:value="-1.10425787365804" calcext:value-type="float">
            <text:p>-1.10425787365804</text:p>
          </table:table-cell>
          <table:table-cell table:formula="of:=IF([.$C$2]=[.A223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/>
          <table:table-cell table:formula="of:=[.A224]*PI()/180" office:value-type="float" office:value="3.89208423194735" calcext:value-type="float">
            <text:p>3.89208423194735</text:p>
          </table:table-cell>
          <table:table-cell table:formula="of:=-[.$B$2]*COS([.D224]-[.$C$3])-COS([.D224])*COS([.D224])" office:value-type="float" office:value="-0.163305824133366" calcext:value-type="float">
            <text:p>-0.163305824133366</text:p>
          </table:table-cell>
          <table:table-cell table:formula="of:=[.$B$2]*COS([.$C$3])*SIN([.D224])-[.$B$2]*SIN([.$C$3])*COS([.D224])+2*SIN([.D224])*COS([.D224])" office:value-type="float" office:value="1.33212935343925" calcext:value-type="float">
            <text:p>1.33212935343925</text:p>
          </table:table-cell>
          <table:table-cell table:formula="of:=[.$B$2]*COS([.D224]-[.$C$3]) + 2*COS(2*[.D224])" office:value-type="float" office:value="-0.232059465250446" calcext:value-type="float">
            <text:p>-0.232059465250446</text:p>
          </table:table-cell>
          <table:table-cell table:formula="of:=IF([.E224]=[.$H$1];[.$G$1];[.$H$1])" office:value-type="float" office:value="-1.10425787365804" calcext:value-type="float">
            <text:p>-1.10425787365804</text:p>
          </table:table-cell>
          <table:table-cell table:formula="of:=IF([.$C$2]=[.A224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/>
          <table:table-cell table:formula="of:=[.A225]*PI()/180" office:value-type="float" office:value="3.9095375244673" calcext:value-type="float">
            <text:p>3.9095375244673</text:p>
          </table:table-cell>
          <table:table-cell table:formula="of:=-[.$B$2]*COS([.D225]-[.$C$3])-COS([.D225])*COS([.D225])" office:value-type="float" office:value="-0.140094958239864" calcext:value-type="float">
            <text:p>-0.140094958239864</text:p>
          </table:table-cell>
          <table:table-cell table:formula="of:=[.$B$2]*COS([.$C$3])*SIN([.D225])-[.$B$2]*SIN([.$C$3])*COS([.D225])+2*SIN([.D225])*COS([.D225])" office:value-type="float" office:value="1.32742034151435" calcext:value-type="float">
            <text:p>1.32742034151435</text:p>
          </table:table-cell>
          <table:table-cell table:formula="of:=[.$B$2]*COS([.D225]-[.$C$3]) + 2*COS(2*[.D225])" office:value-type="float" office:value="-0.307555796706384" calcext:value-type="float">
            <text:p>-0.307555796706384</text:p>
          </table:table-cell>
          <table:table-cell table:formula="of:=IF([.E225]=[.$H$1];[.$G$1];[.$H$1])" office:value-type="float" office:value="-1.10425787365804" calcext:value-type="float">
            <text:p>-1.10425787365804</text:p>
          </table:table-cell>
          <table:table-cell table:formula="of:=IF([.$C$2]=[.A225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  <table:table-cell table:formula="of:=[.A226]*PI()/180" office:value-type="float" office:value="3.92699081698724" calcext:value-type="float">
            <text:p>3.92699081698724</text:p>
          </table:table-cell>
          <table:table-cell table:formula="of:=-[.$B$2]*COS([.D226]-[.$C$3])-COS([.D226])*COS([.D226])" office:value-type="float" office:value="-0.116977778440511" calcext:value-type="float">
            <text:p>-0.116977778440511</text:p>
          </table:table-cell>
          <table:table-cell table:formula="of:=[.$B$2]*COS([.$C$3])*SIN([.D226])-[.$B$2]*SIN([.$C$3])*COS([.D226])+2*SIN([.D226])*COS([.D226])" office:value-type="float" office:value="1.32139380484327" calcext:value-type="float">
            <text:p>1.32139380484327</text:p>
          </table:table-cell>
          <table:table-cell table:formula="of:=[.$B$2]*COS([.D226]-[.$C$3]) + 2*COS(2*[.D226])" office:value-type="float" office:value="-0.383022221559488" calcext:value-type="float">
            <text:p>-0.383022221559488</text:p>
          </table:table-cell>
          <table:table-cell table:formula="of:=IF([.E226]=[.$H$1];[.$G$1];[.$H$1])" office:value-type="float" office:value="-1.10425787365804" calcext:value-type="float">
            <text:p>-1.10425787365804</text:p>
          </table:table-cell>
          <table:table-cell table:formula="of:=IF([.$C$2]=[.A226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/>
          <table:table-cell table:formula="of:=[.A227]*PI()/180" office:value-type="float" office:value="3.94444410950718" calcext:value-type="float">
            <text:p>3.94444410950718</text:p>
          </table:table-cell>
          <table:table-cell table:formula="of:=-[.$B$2]*COS([.D227]-[.$C$3])-COS([.D227])*COS([.D227])" office:value-type="float" office:value="-0.0939772709202646" calcext:value-type="float">
            <text:p>-0.093977270920265</text:p>
          </table:table-cell>
          <table:table-cell table:formula="of:=[.$B$2]*COS([.$C$3])*SIN([.D227])-[.$B$2]*SIN([.$C$3])*COS([.D227])+2*SIN([.D227])*COS([.D227])" office:value-type="float" office:value="1.31405102254401" calcext:value-type="float">
            <text:p>1.31405102254401</text:p>
          </table:table-cell>
          <table:table-cell table:formula="of:=[.$B$2]*COS([.D227]-[.$C$3]) + 2*COS(2*[.D227])" office:value-type="float" office:value="-0.458371974133486" calcext:value-type="float">
            <text:p>-0.458371974133486</text:p>
          </table:table-cell>
          <table:table-cell table:formula="of:=IF([.E227]=[.$H$1];[.$G$1];[.$H$1])" office:value-type="float" office:value="-1.10425787365804" calcext:value-type="float">
            <text:p>-1.10425787365804</text:p>
          </table:table-cell>
          <table:table-cell table:formula="of:=IF([.$C$2]=[.A227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/>
          <table:table-cell table:formula="of:=[.A228]*PI()/180" office:value-type="float" office:value="3.96189740202713" calcext:value-type="float">
            <text:p>3.96189740202713</text:p>
          </table:table-cell>
          <table:table-cell table:formula="of:=-[.$B$2]*COS([.D228]-[.$C$3])-COS([.D228])*COS([.D228])" office:value-type="float" office:value="-0.0711163863245771" calcext:value-type="float">
            <text:p>-0.071116386324577</text:p>
          </table:table-cell>
          <table:table-cell table:formula="of:=[.$B$2]*COS([.$C$3])*SIN([.D228])-[.$B$2]*SIN([.$C$3])*COS([.D228])+2*SIN([.D228])*COS([.D228])" office:value-type="float" office:value="1.30539478792265" calcext:value-type="float">
            <text:p>1.30539478792265</text:p>
          </table:table-cell>
          <table:table-cell table:formula="of:=[.$B$2]*COS([.D228]-[.$C$3]) + 2*COS(2*[.D228])" office:value-type="float" office:value="-0.533518324291609" calcext:value-type="float">
            <text:p>-0.533518324291609</text:p>
          </table:table-cell>
          <table:table-cell table:formula="of:=IF([.E228]=[.$H$1];[.$G$1];[.$H$1])" office:value-type="float" office:value="-1.10425787365804" calcext:value-type="float">
            <text:p>-1.10425787365804</text:p>
          </table:table-cell>
          <table:table-cell table:formula="of:=IF([.$C$2]=[.A228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/>
          <table:table-cell table:formula="of:=[.A229]*PI()/180" office:value-type="float" office:value="3.97935069454707" calcext:value-type="float">
            <text:p>3.97935069454707</text:p>
          </table:table-cell>
          <table:table-cell table:formula="of:=-[.$B$2]*COS([.D229]-[.$C$3])-COS([.D229])*COS([.D229])" office:value-type="float" office:value="-0.0484180133425273" calcext:value-type="float">
            <text:p>-0.048418013342527</text:p>
          </table:table-cell>
          <table:table-cell table:formula="of:=[.$B$2]*COS([.$C$3])*SIN([.D229])-[.$B$2]*SIN([.$C$3])*COS([.D229])+2*SIN([.D229])*COS([.D229])" office:value-type="float" office:value="1.2954294069443" calcext:value-type="float">
            <text:p>1.2954294069443</text:p>
          </table:table-cell>
          <table:table-cell table:formula="of:=[.$B$2]*COS([.D229]-[.$C$3]) + 2*COS(2*[.D229])" office:value-type="float" office:value="-0.608374681558952" calcext:value-type="float">
            <text:p>-0.608374681558952</text:p>
          </table:table-cell>
          <table:table-cell table:formula="of:=IF([.E229]=[.$H$1];[.$G$1];[.$H$1])" office:value-type="float" office:value="-1.10425787365804" calcext:value-type="float">
            <text:p>-1.10425787365804</text:p>
          </table:table-cell>
          <table:table-cell table:formula="of:=IF([.$C$2]=[.A229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/>
          <table:table-cell table:formula="of:=[.A230]*PI()/180" office:value-type="float" office:value="3.99680398706701" calcext:value-type="float">
            <text:p>3.99680398706701</text:p>
          </table:table-cell>
          <table:table-cell table:formula="of:=-[.$B$2]*COS([.D230]-[.$C$3])-COS([.D230])*COS([.D230])" office:value-type="float" office:value="-0.0259049523324941" calcext:value-type="float">
            <text:p>-0.025904952332494</text:p>
          </table:table-cell>
          <table:table-cell table:formula="of:=[.$B$2]*COS([.$C$3])*SIN([.D230])-[.$B$2]*SIN([.$C$3])*COS([.D230])+2*SIN([.D230])*COS([.D230])" office:value-type="float" office:value="1.28416069488781" calcext:value-type="float">
            <text:p>1.28416069488781</text:p>
          </table:table-cell>
          <table:table-cell table:formula="of:=[.$B$2]*COS([.D230]-[.$C$3]) + 2*COS(2*[.D230])" office:value-type="float" office:value="-0.682854699107602" calcext:value-type="float">
            <text:p>-0.682854699107602</text:p>
          </table:table-cell>
          <table:table-cell table:formula="of:=IF([.E230]=[.$H$1];[.$G$1];[.$H$1])" office:value-type="float" office:value="-1.10425787365804" calcext:value-type="float">
            <text:p>-1.10425787365804</text:p>
          </table:table-cell>
          <table:table-cell table:formula="of:=IF([.$C$2]=[.A230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/>
          <table:table-cell table:formula="of:=[.A231]*PI()/180" office:value-type="float" office:value="4.01425727958696" calcext:value-type="float">
            <text:p>4.01425727958696</text:p>
          </table:table-cell>
          <table:table-cell table:formula="of:=-[.$B$2]*COS([.D231]-[.$C$3])-COS([.D231])*COS([.D231])" office:value-type="float" office:value="-0.00359988902203923" calcext:value-type="float">
            <text:p>-0.003599889022039</text:p>
          </table:table-cell>
          <table:table-cell table:formula="of:=[.$B$2]*COS([.$C$3])*SIN([.D231])-[.$B$2]*SIN([.$C$3])*COS([.D231])+2*SIN([.D231])*COS([.D231])" office:value-type="float" office:value="1.27159597118773" calcext:value-type="float">
            <text:p>1.27159597118773</text:p>
          </table:table-cell>
          <table:table-cell table:formula="of:=[.$B$2]*COS([.D231]-[.$C$3]) + 2*COS(2*[.D231])" office:value-type="float" office:value="-0.756872377478355" calcext:value-type="float">
            <text:p>-0.756872377478355</text:p>
          </table:table-cell>
          <table:table-cell table:formula="of:=IF([.E231]=[.$H$1];[.$G$1];[.$H$1])" office:value-type="float" office:value="-1.10425787365804" calcext:value-type="float">
            <text:p>-1.10425787365804</text:p>
          </table:table-cell>
          <table:table-cell table:formula="of:=IF([.$C$2]=[.A231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/>
          <table:table-cell table:formula="of:=[.A232]*PI()/180" office:value-type="float" office:value="4.0317105721069" calcext:value-type="float">
            <text:p>4.0317105721069</text:p>
          </table:table-cell>
          <table:table-cell table:formula="of:=-[.$B$2]*COS([.D232]-[.$C$3])-COS([.D232])*COS([.D232])" office:value-type="float" office:value="0.018474631686401" calcext:value-type="float">
            <text:p>0.018474631686401</text:p>
          </table:table-cell>
          <table:table-cell table:formula="of:=[.$B$2]*COS([.$C$3])*SIN([.D232])-[.$B$2]*SIN([.$C$3])*COS([.D232])+2*SIN([.D232])*COS([.D232])" office:value-type="float" office:value="1.25774405246918" calcext:value-type="float">
            <text:p>1.25774405246918</text:p>
          </table:table-cell>
          <table:table-cell table:formula="of:=[.$B$2]*COS([.D232]-[.$C$3]) + 2*COS(2*[.D232])" office:value-type="float" office:value="-0.830342167913041" calcext:value-type="float">
            <text:p>-0.830342167913041</text:p>
          </table:table-cell>
          <table:table-cell table:formula="of:=IF([.E232]=[.$H$1];[.$G$1];[.$H$1])" office:value-type="float" office:value="-1.10425787365804" calcext:value-type="float">
            <text:p>-1.10425787365804</text:p>
          </table:table-cell>
          <table:table-cell table:formula="of:=IF([.$C$2]=[.A232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/>
          <table:table-cell table:formula="of:=[.A233]*PI()/180" office:value-type="float" office:value="4.04916386462685" calcext:value-type="float">
            <text:p>4.04916386462685</text:p>
          </table:table-cell>
          <table:table-cell table:formula="of:=-[.$B$2]*COS([.D233]-[.$C$3])-COS([.D233])*COS([.D233])" office:value-type="float" office:value="0.0402962317725462" calcext:value-type="float">
            <text:p>0.040296231772546</text:p>
          </table:table-cell>
          <table:table-cell table:formula="of:=[.$B$2]*COS([.$C$3])*SIN([.D233])-[.$B$2]*SIN([.$C$3])*COS([.D233])+2*SIN([.D233])*COS([.D233])" office:value-type="float" office:value="1.24261524378351" calcext:value-type="float">
            <text:p>1.24261524378351</text:p>
          </table:table-cell>
          <table:table-cell table:formula="of:=[.$B$2]*COS([.D233]-[.$C$3]) + 2*COS(2*[.D233])" office:value-type="float" office:value="-0.903179075172048" calcext:value-type="float">
            <text:p>-0.903179075172048</text:p>
          </table:table-cell>
          <table:table-cell table:formula="of:=IF([.E233]=[.$H$1];[.$G$1];[.$H$1])" office:value-type="float" office:value="-1.10425787365804" calcext:value-type="float">
            <text:p>-1.10425787365804</text:p>
          </table:table-cell>
          <table:table-cell table:formula="of:=IF([.$C$2]=[.A233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/>
          <table:table-cell table:formula="of:=[.A234]*PI()/180" office:value-type="float" office:value="4.06661715714679" calcext:value-type="float">
            <text:p>4.06661715714679</text:p>
          </table:table-cell>
          <table:table-cell table:formula="of:=-[.$B$2]*COS([.D234]-[.$C$3])-COS([.D234])*COS([.D234])" office:value-type="float" office:value="0.0618427259867126" calcext:value-type="float">
            <text:p>0.061842725986713</text:p>
          </table:table-cell>
          <table:table-cell table:formula="of:=[.$B$2]*COS([.$C$3])*SIN([.D234])-[.$B$2]*SIN([.$C$3])*COS([.D234])+2*SIN([.D234])*COS([.D234])" office:value-type="float" office:value="1.22622132805492" calcext:value-type="float">
            <text:p>1.22622132805492</text:p>
          </table:table-cell>
          <table:table-cell table:formula="of:=[.$B$2]*COS([.D234]-[.$C$3]) + 2*COS(2*[.D234])" office:value-type="float" office:value="-0.975298759712211" calcext:value-type="float">
            <text:p>-0.975298759712211</text:p>
          </table:table-cell>
          <table:table-cell table:formula="of:=IF([.E234]=[.$H$1];[.$G$1];[.$H$1])" office:value-type="float" office:value="-1.10425787365804" calcext:value-type="float">
            <text:p>-1.10425787365804</text:p>
          </table:table-cell>
          <table:table-cell table:formula="of:=IF([.$C$2]=[.A234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/>
          <table:table-cell table:formula="of:=[.A235]*PI()/180" office:value-type="float" office:value="4.08407044966673" calcext:value-type="float">
            <text:p>4.08407044966673</text:p>
          </table:table-cell>
          <table:table-cell table:formula="of:=-[.$B$2]*COS([.D235]-[.$C$3])-COS([.D235])*COS([.D235])" office:value-type="float" office:value="0.0830921475385297" calcext:value-type="float">
            <text:p>0.08309214753853</text:p>
          </table:table-cell>
          <table:table-cell table:formula="of:=[.$B$2]*COS([.$C$3])*SIN([.D235])-[.$B$2]*SIN([.$C$3])*COS([.D235])+2*SIN([.D235])*COS([.D235])" office:value-type="float" office:value="1.20857555375018" calcext:value-type="float">
            <text:p>1.20857555375018</text:p>
          </table:table-cell>
          <table:table-cell table:formula="of:=[.$B$2]*COS([.D235]-[.$C$3]) + 2*COS(2*[.D235])" office:value-type="float" office:value="-1.04661763910095" calcext:value-type="float">
            <text:p>-1.04661763910095</text:p>
          </table:table-cell>
          <table:table-cell table:formula="of:=IF([.E235]=[.$H$1];[.$G$1];[.$H$1])" office:value-type="float" office:value="-1.10425787365804" calcext:value-type="float">
            <text:p>-1.10425787365804</text:p>
          </table:table-cell>
          <table:table-cell table:formula="of:=IF([.$C$2]=[.A235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/>
          <table:table-cell table:formula="of:=[.A236]*PI()/180" office:value-type="float" office:value="4.10152374218667" calcext:value-type="float">
            <text:p>4.10152374218667</text:p>
          </table:table-cell>
          <table:table-cell table:formula="of:=-[.$B$2]*COS([.D236]-[.$C$3])-COS([.D236])*COS([.D236])" office:value-type="float" office:value="0.104022773555053" calcext:value-type="float">
            <text:p>0.104022773555053</text:p>
          </table:table-cell>
          <table:table-cell table:formula="of:=[.$B$2]*COS([.$C$3])*SIN([.D236])-[.$B$2]*SIN([.$C$3])*COS([.D236])+2*SIN([.D236])*COS([.D236])" office:value-type="float" office:value="1.18969262078591" calcext:value-type="float">
            <text:p>1.18969262078591</text:p>
          </table:table-cell>
          <table:table-cell table:formula="of:=[.$B$2]*COS([.D236]-[.$C$3]) + 2*COS(2*[.D236])" office:value-type="float" office:value="-1.11705298854356" calcext:value-type="float">
            <text:p>-1.11705298854356</text:p>
          </table:table-cell>
          <table:table-cell table:formula="of:=IF([.E236]=[.$H$1];[.$G$1];[.$H$1])" office:value-type="float" office:value="-1.10425787365804" calcext:value-type="float">
            <text:p>-1.10425787365804</text:p>
          </table:table-cell>
          <table:table-cell table:formula="of:=IF([.$C$2]=[.A236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/>
          <table:table-cell table:formula="of:=[.A237]*PI()/180" office:value-type="float" office:value="4.11897703470662" calcext:value-type="float">
            <text:p>4.11897703470662</text:p>
          </table:table-cell>
          <table:table-cell table:formula="of:=-[.$B$2]*COS([.D237]-[.$C$3])-COS([.D237])*COS([.D237])" office:value-type="float" office:value="0.124613150277653" calcext:value-type="float">
            <text:p>0.124613150277653</text:p>
          </table:table-cell>
          <table:table-cell table:formula="of:=[.$B$2]*COS([.$C$3])*SIN([.D237])-[.$B$2]*SIN([.$C$3])*COS([.D237])+2*SIN([.D237])*COS([.D237])" office:value-type="float" office:value="1.16958866468996" calcext:value-type="float">
            <text:p>1.16958866468996</text:p>
          </table:table-cell>
          <table:table-cell table:formula="of:=[.$B$2]*COS([.D237]-[.$C$3]) + 2*COS(2*[.D237])" office:value-type="float" office:value="-1.18652304040152" calcext:value-type="float">
            <text:p>-1.18652304040152</text:p>
          </table:table-cell>
          <table:table-cell table:formula="of:=IF([.E237]=[.$H$1];[.$G$1];[.$H$1])" office:value-type="float" office:value="-1.10425787365804" calcext:value-type="float">
            <text:p>-1.10425787365804</text:p>
          </table:table-cell>
          <table:table-cell table:formula="of:=IF([.$C$2]=[.A237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/>
          <table:table-cell table:formula="of:=[.A238]*PI()/180" office:value-type="float" office:value="4.13643032722656" calcext:value-type="float">
            <text:p>4.13643032722656</text:p>
          </table:table-cell>
          <table:table-cell table:formula="of:=-[.$B$2]*COS([.D238]-[.$C$3])-COS([.D238])*COS([.D238])" office:value-type="float" office:value="0.144842117967364" calcext:value-type="float">
            <text:p>0.144842117967364</text:p>
          </table:table-cell>
          <table:table-cell table:formula="of:=[.$B$2]*COS([.$C$3])*SIN([.D238])-[.$B$2]*SIN([.$C$3])*COS([.D238])+2*SIN([.D238])*COS([.D238])" office:value-type="float" office:value="1.14828123903555" calcext:value-type="float">
            <text:p>1.14828123903555</text:p>
          </table:table-cell>
          <table:table-cell table:formula="of:=[.$B$2]*COS([.D238]-[.$C$3]) + 2*COS(2*[.D238])" office:value-type="float" office:value="-1.25494708258106" calcext:value-type="float">
            <text:p>-1.25494708258106</text:p>
          </table:table-cell>
          <table:table-cell table:formula="of:=IF([.E238]=[.$H$1];[.$G$1];[.$H$1])" office:value-type="float" office:value="-1.10425787365804" calcext:value-type="float">
            <text:p>-1.10425787365804</text:p>
          </table:table-cell>
          <table:table-cell table:formula="of:=IF([.$C$2]=[.A238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/>
          <table:table-cell table:formula="of:=[.A239]*PI()/180" office:value-type="float" office:value="4.1538836197465" calcext:value-type="float">
            <text:p>4.1538836197465</text:p>
          </table:table-cell>
          <table:table-cell table:formula="of:=-[.$B$2]*COS([.D239]-[.$C$3])-COS([.D239])*COS([.D239])" office:value-type="float" office:value="0.164688835488723" calcext:value-type="float">
            <text:p>0.164688835488723</text:p>
          </table:table-cell>
          <table:table-cell table:formula="of:=[.$B$2]*COS([.$C$3])*SIN([.D239])-[.$B$2]*SIN([.$C$3])*COS([.D239])+2*SIN([.D239])*COS([.D239])" office:value-type="float" office:value="1.12578929616894" calcext:value-type="float">
            <text:p>1.12578929616894</text:p>
          </table:table-cell>
          <table:table-cell table:formula="of:=[.$B$2]*COS([.D239]-[.$C$3]) + 2*COS(2*[.D239])" office:value-type="float" office:value="-1.32224555567234" calcext:value-type="float">
            <text:p>-1.32224555567234</text:p>
          </table:table-cell>
          <table:table-cell table:formula="of:=IF([.E239]=[.$H$1];[.$G$1];[.$H$1])" office:value-type="float" office:value="-1.10425787365804" calcext:value-type="float">
            <text:p>-1.10425787365804</text:p>
          </table:table-cell>
          <table:table-cell table:formula="of:=IF([.$C$2]=[.A239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/>
          <table:table-cell table:formula="of:=[.A240]*PI()/180" office:value-type="float" office:value="4.17133691226645" calcext:value-type="float">
            <text:p>4.17133691226645</text:p>
          </table:table-cell>
          <table:table-cell table:formula="of:=-[.$B$2]*COS([.D240]-[.$C$3])-COS([.D240])*COS([.D240])" office:value-type="float" office:value="0.184132804542529" calcext:value-type="float">
            <text:p>0.184132804542529</text:p>
          </table:table-cell>
          <table:table-cell table:formula="of:=[.$B$2]*COS([.$C$3])*SIN([.D240])-[.$B$2]*SIN([.$C$3])*COS([.D240])+2*SIN([.D240])*COS([.D240])" office:value-type="float" office:value="1.10213316625347" calcext:value-type="float">
            <text:p>1.10213316625347</text:p>
          </table:table-cell>
          <table:table-cell table:formula="of:=[.$B$2]*COS([.D240]-[.$C$3]) + 2*COS(2*[.D240])" office:value-type="float" office:value="-1.38834014872136" calcext:value-type="float">
            <text:p>-1.38834014872136</text:p>
          </table:table-cell>
          <table:table-cell table:formula="of:=IF([.E240]=[.$H$1];[.$G$1];[.$H$1])" office:value-type="float" office:value="-1.10425787365804" calcext:value-type="float">
            <text:p>-1.10425787365804</text:p>
          </table:table-cell>
          <table:table-cell table:formula="of:=IF([.$C$2]=[.A240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/>
          <table:table-cell table:formula="of:=[.A241]*PI()/180" office:value-type="float" office:value="4.18879020478639" calcext:value-type="float">
            <text:p>4.18879020478639</text:p>
          </table:table-cell>
          <table:table-cell table:formula="of:=-[.$B$2]*COS([.D241]-[.$C$3])-COS([.D241])*COS([.D241])" office:value-type="float" office:value="0.203153893518324" calcext:value-type="float">
            <text:p>0.203153893518324</text:p>
          </table:table-cell>
          <table:table-cell table:formula="of:=[.$B$2]*COS([.$C$3])*SIN([.D241])-[.$B$2]*SIN([.$C$3])*COS([.D241])+2*SIN([.D241])*COS([.D241])" office:value-type="float" office:value="1.07733453465479" calcext:value-type="float">
            <text:p>1.07733453465479</text:p>
          </table:table-cell>
          <table:table-cell table:formula="of:=[.$B$2]*COS([.D241]-[.$C$3]) + 2*COS(2*[.D241])" office:value-type="float" office:value="-1.45315389351832" calcext:value-type="float">
            <text:p>-1.45315389351832</text:p>
          </table:table-cell>
          <table:table-cell table:formula="of:=IF([.E241]=[.$H$1];[.$G$1];[.$H$1])" office:value-type="float" office:value="-1.10425787365804" calcext:value-type="float">
            <text:p>-1.10425787365804</text:p>
          </table:table-cell>
          <table:table-cell table:formula="of:=IF([.$C$2]=[.A241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/>
          <table:table-cell table:formula="of:=[.A242]*PI()/180" office:value-type="float" office:value="4.20624349730633" calcext:value-type="float">
            <text:p>4.20624349730633</text:p>
          </table:table-cell>
          <table:table-cell table:formula="of:=-[.$B$2]*COS([.D242]-[.$C$3])-COS([.D242])*COS([.D242])" office:value-type="float" office:value="0.221732360937903" calcext:value-type="float">
            <text:p>0.221732360937903</text:p>
          </table:table-cell>
          <table:table-cell table:formula="of:=[.$B$2]*COS([.$C$3])*SIN([.D242])-[.$B$2]*SIN([.$C$3])*COS([.D242])+2*SIN([.D242])*COS([.D242])" office:value-type="float" office:value="1.05141641769433" calcext:value-type="float">
            <text:p>1.05141641769433</text:p>
          </table:table-cell>
          <table:table-cell table:formula="of:=[.$B$2]*COS([.D242]-[.$C$3]) + 2*COS(2*[.D242])" office:value-type="float" office:value="-1.51661125728771" calcext:value-type="float">
            <text:p>-1.51661125728771</text:p>
          </table:table-cell>
          <table:table-cell table:formula="of:=IF([.E242]=[.$H$1];[.$G$1];[.$H$1])" office:value-type="float" office:value="-1.10425787365804" calcext:value-type="float">
            <text:p>-1.10425787365804</text:p>
          </table:table-cell>
          <table:table-cell table:formula="of:=IF([.$C$2]=[.A242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/>
          <table:table-cell table:formula="of:=[.A243]*PI()/180" office:value-type="float" office:value="4.22369678982628" calcext:value-type="float">
            <text:p>4.22369678982628</text:p>
          </table:table-cell>
          <table:table-cell table:formula="of:=-[.$B$2]*COS([.D243]-[.$C$3])-COS([.D243])*COS([.D243])" office:value-type="float" office:value="0.239848878461594" calcext:value-type="float">
            <text:p>0.239848878461594</text:p>
          </table:table-cell>
          <table:table-cell table:formula="of:=[.$B$2]*COS([.$C$3])*SIN([.D243])-[.$B$2]*SIN([.$C$3])*COS([.D243])+2*SIN([.D243])*COS([.D243])" office:value-type="float" office:value="1.02440313679968" calcext:value-type="float">
            <text:p>1.02440313679968</text:p>
          </table:table-cell>
          <table:table-cell table:formula="of:=[.$B$2]*COS([.D243]-[.$C$3]) + 2*COS(2*[.D243])" office:value-type="float" office:value="-1.57863823366771" calcext:value-type="float">
            <text:p>-1.57863823366771</text:p>
          </table:table-cell>
          <table:table-cell table:formula="of:=IF([.E243]=[.$H$1];[.$G$1];[.$H$1])" office:value-type="float" office:value="-1.10425787365804" calcext:value-type="float">
            <text:p>-1.10425787365804</text:p>
          </table:table-cell>
          <table:table-cell table:formula="of:=IF([.$C$2]=[.A243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/>
          <table:table-cell table:formula="of:=[.A244]*PI()/180" office:value-type="float" office:value="4.24115008234622" calcext:value-type="float">
            <text:p>4.24115008234622</text:p>
          </table:table-cell>
          <table:table-cell table:formula="of:=-[.$B$2]*COS([.D244]-[.$C$3])-COS([.D244])*COS([.D244])" office:value-type="float" office:value="0.25748455342963" calcext:value-type="float">
            <text:p>0.25748455342963</text:p>
          </table:table-cell>
          <table:table-cell table:formula="of:=[.$B$2]*COS([.$C$3])*SIN([.D244])-[.$B$2]*SIN([.$C$3])*COS([.D244])+2*SIN([.D244])*COS([.D244])" office:value-type="float" office:value="0.996320291082904" calcext:value-type="float">
            <text:p>0.996320291082904</text:p>
          </table:table-cell>
          <table:table-cell table:formula="of:=[.$B$2]*COS([.D244]-[.$C$3]) + 2*COS(2*[.D244])" office:value-type="float" office:value="-1.63916243186834" calcext:value-type="float">
            <text:p>-1.63916243186834</text:p>
          </table:table-cell>
          <table:table-cell table:formula="of:=IF([.E244]=[.$H$1];[.$G$1];[.$H$1])" office:value-type="float" office:value="-1.10425787365804" calcext:value-type="float">
            <text:p>-1.10425787365804</text:p>
          </table:table-cell>
          <table:table-cell table:formula="of:=IF([.$C$2]=[.A244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/>
          <table:table-cell table:formula="of:=[.A245]*PI()/180" office:value-type="float" office:value="4.25860337486616" calcext:value-type="float">
            <text:p>4.25860337486616</text:p>
          </table:table-cell>
          <table:table-cell table:formula="of:=-[.$B$2]*COS([.D245]-[.$C$3])-COS([.D245])*COS([.D245])" office:value-type="float" office:value="0.27462095091143" calcext:value-type="float">
            <text:p>0.27462095091143</text:p>
          </table:table-cell>
          <table:table-cell table:formula="of:=[.$B$2]*COS([.$C$3])*SIN([.D245])-[.$B$2]*SIN([.$C$3])*COS([.D245])+2*SIN([.D245])*COS([.D245])" office:value-type="float" office:value="0.967194728379373" calcext:value-type="float">
            <text:p>0.967194728379373</text:p>
          </table:table-cell>
          <table:table-cell table:formula="of:=[.$B$2]*COS([.D245]-[.$C$3]) + 2*COS(2*[.D245])" office:value-type="float" office:value="-1.69811316389992" calcext:value-type="float">
            <text:p>-1.69811316389992</text:p>
          </table:table-cell>
          <table:table-cell table:formula="of:=IF([.E245]=[.$H$1];[.$G$1];[.$H$1])" office:value-type="float" office:value="-1.10425787365804" calcext:value-type="float">
            <text:p>-1.10425787365804</text:p>
          </table:table-cell>
          <table:table-cell table:formula="of:=IF([.$C$2]=[.A245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/>
          <table:table-cell table:formula="of:=[.A246]*PI()/180" office:value-type="float" office:value="4.27605666738611" calcext:value-type="float">
            <text:p>4.27605666738611</text:p>
          </table:table-cell>
          <table:table-cell table:formula="of:=-[.$B$2]*COS([.D246]-[.$C$3])-COS([.D246])*COS([.D246])" office:value-type="float" office:value="0.291240115236223" calcext:value-type="float">
            <text:p>0.291240115236223</text:p>
          </table:table-cell>
          <table:table-cell table:formula="of:=[.$B$2]*COS([.$C$3])*SIN([.D246])-[.$B$2]*SIN([.$C$3])*COS([.D246])+2*SIN([.D246])*COS([.D246])" office:value-type="float" office:value="0.937054514781813" calcext:value-type="float">
            <text:p>0.937054514781813</text:p>
          </table:table-cell>
          <table:table-cell table:formula="of:=[.$B$2]*COS([.D246]-[.$C$3]) + 2*COS(2*[.D246])" office:value-type="float" office:value="-1.75542152976603" calcext:value-type="float">
            <text:p>-1.75542152976603</text:p>
          </table:table-cell>
          <table:table-cell table:formula="of:=IF([.E246]=[.$H$1];[.$G$1];[.$H$1])" office:value-type="float" office:value="-1.10425787365804" calcext:value-type="float">
            <text:p>-1.10425787365804</text:p>
          </table:table-cell>
          <table:table-cell table:formula="of:=IF([.$C$2]=[.A246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/>
          <table:table-cell table:formula="of:=[.A247]*PI()/180" office:value-type="float" office:value="4.29350995990605" calcext:value-type="float">
            <text:p>4.29350995990605</text:p>
          </table:table-cell>
          <table:table-cell table:formula="of:=-[.$B$2]*COS([.D247]-[.$C$3])-COS([.D247])*COS([.D247])" office:value-type="float" office:value="0.307324590979088" calcext:value-type="float">
            <text:p>0.307324590979088</text:p>
          </table:table-cell>
          <table:table-cell table:formula="of:=[.$B$2]*COS([.$C$3])*SIN([.D247])-[.$B$2]*SIN([.$C$3])*COS([.D247])+2*SIN([.D247])*COS([.D247])" office:value-type="float" office:value="0.905928902705973" calcext:value-type="float">
            <text:p>0.905928902705973</text:p>
          </table:table-cell>
          <table:table-cell table:formula="of:=[.$B$2]*COS([.D247]-[.$C$3]) + 2*COS(2*[.D247])" office:value-type="float" office:value="-1.81102050051738" calcext:value-type="float">
            <text:p>-1.81102050051738</text:p>
          </table:table-cell>
          <table:table-cell table:formula="of:=IF([.E247]=[.$H$1];[.$G$1];[.$H$1])" office:value-type="float" office:value="-1.10425787365804" calcext:value-type="float">
            <text:p>-1.10425787365804</text:p>
          </table:table-cell>
          <table:table-cell table:formula="of:=IF([.$C$2]=[.A247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/>
          <table:table-cell table:formula="of:=[.A248]*PI()/180" office:value-type="float" office:value="4.31096325242599" calcext:value-type="float">
            <text:p>4.31096325242599</text:p>
          </table:table-cell>
          <table:table-cell table:formula="of:=-[.$B$2]*COS([.D248]-[.$C$3])-COS([.D248])*COS([.D248])" office:value-type="float" office:value="0.322857443377075" calcext:value-type="float">
            <text:p>0.322857443377075</text:p>
          </table:table-cell>
          <table:table-cell table:formula="of:=[.$B$2]*COS([.$C$3])*SIN([.D248])-[.$B$2]*SIN([.$C$3])*COS([.D248])+2*SIN([.D248])*COS([.D248])" office:value-type="float" office:value="0.873848297526125" calcext:value-type="float">
            <text:p>0.873848297526125</text:p>
          </table:table-cell>
          <table:table-cell table:formula="of:=[.$B$2]*COS([.D248]-[.$C$3]) + 2*COS(2*[.D248])" office:value-type="float" office:value="-1.86484499906557" calcext:value-type="float">
            <text:p>-1.86484499906557</text:p>
          </table:table-cell>
          <table:table-cell table:formula="of:=IF([.E248]=[.$H$1];[.$G$1];[.$H$1])" office:value-type="float" office:value="-1.10425787365804" calcext:value-type="float">
            <text:p>-1.10425787365804</text:p>
          </table:table-cell>
          <table:table-cell table:formula="of:=IF([.$C$2]=[.A248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/>
          <table:table-cell table:formula="of:=[.A249]*PI()/180" office:value-type="float" office:value="4.32841654494594" calcext:value-type="float">
            <text:p>4.32841654494594</text:p>
          </table:table-cell>
          <table:table-cell table:formula="of:=-[.$B$2]*COS([.D249]-[.$C$3])-COS([.D249])*COS([.D249])" office:value-type="float" office:value="0.337822278150843" calcext:value-type="float">
            <text:p>0.337822278150843</text:p>
          </table:table-cell>
          <table:table-cell table:formula="of:=[.$B$2]*COS([.$C$3])*SIN([.D249])-[.$B$2]*SIN([.$C$3])*COS([.D249])+2*SIN([.D249])*COS([.D249])" office:value-type="float" office:value="0.840844222820366" calcext:value-type="float">
            <text:p>0.840844222820366</text:p>
          </table:table-cell>
          <table:table-cell table:formula="of:=[.$B$2]*COS([.D249]-[.$C$3]) + 2*COS(2*[.D249])" office:value-type="float" office:value="-1.91683197865882" calcext:value-type="float">
            <text:p>-1.91683197865882</text:p>
          </table:table-cell>
          <table:table-cell table:formula="of:=IF([.E249]=[.$H$1];[.$G$1];[.$H$1])" office:value-type="float" office:value="-1.10425787365804" calcext:value-type="float">
            <text:p>-1.10425787365804</text:p>
          </table:table-cell>
          <table:table-cell table:formula="of:=IF([.$C$2]=[.A249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/>
          <table:table-cell table:formula="of:=[.A250]*PI()/180" office:value-type="float" office:value="4.34586983746588" calcext:value-type="float">
            <text:p>4.34586983746588</text:p>
          </table:table-cell>
          <table:table-cell table:formula="of:=-[.$B$2]*COS([.D250]-[.$C$3])-COS([.D250])*COS([.D250])" office:value-type="float" office:value="0.352203260707856" calcext:value-type="float">
            <text:p>0.352203260707856</text:p>
          </table:table-cell>
          <table:table-cell table:formula="of:=[.$B$2]*COS([.$C$3])*SIN([.D250])-[.$B$2]*SIN([.$C$3])*COS([.D250])+2*SIN([.D250])*COS([.D250])" office:value-type="float" office:value="0.806949284267359" calcext:value-type="float">
            <text:p>0.806949284267359</text:p>
          </table:table-cell>
          <table:table-cell table:formula="of:=[.$B$2]*COS([.D250]-[.$C$3]) + 2*COS(2*[.D250])" office:value-type="float" office:value="-1.96692049892395" calcext:value-type="float">
            <text:p>-1.96692049892395</text:p>
          </table:table-cell>
          <table:table-cell table:formula="of:=IF([.E250]=[.$H$1];[.$G$1];[.$H$1])" office:value-type="float" office:value="-1.10425787365804" calcext:value-type="float">
            <text:p>-1.10425787365804</text:p>
          </table:table-cell>
          <table:table-cell table:formula="of:=IF([.$C$2]=[.A250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/>
          <table:table-cell table:formula="of:=[.A251]*PI()/180" office:value-type="float" office:value="4.36332312998582" calcext:value-type="float">
            <text:p>4.36332312998582</text:p>
          </table:table-cell>
          <table:table-cell table:formula="of:=-[.$B$2]*COS([.D251]-[.$C$3])-COS([.D251])*COS([.D251])" office:value-type="float" office:value="0.365985134704023" calcext:value-type="float">
            <text:p>0.365985134704023</text:p>
          </table:table-cell>
          <table:table-cell table:formula="of:=[.$B$2]*COS([.$C$3])*SIN([.D251])-[.$B$2]*SIN([.$C$3])*COS([.D251])+2*SIN([.D251])*COS([.D251])" office:value-type="float" office:value="0.772197132237801" calcext:value-type="float">
            <text:p>0.772197132237801</text:p>
          </table:table-cell>
          <table:table-cell table:formula="of:=[.$B$2]*COS([.D251]-[.$C$3]) + 2*COS(2*[.D251])" office:value-type="float" office:value="-2.01505179938249" calcext:value-type="float">
            <text:p>-2.01505179938249</text:p>
          </table:table-cell>
          <table:table-cell table:formula="of:=IF([.E251]=[.$H$1];[.$G$1];[.$H$1])" office:value-type="float" office:value="-1.10425787365804" calcext:value-type="float">
            <text:p>-1.10425787365804</text:p>
          </table:table-cell>
          <table:table-cell table:formula="of:=IF([.$C$2]=[.A251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/>
          <table:table-cell table:formula="of:=[.A252]*PI()/180" office:value-type="float" office:value="4.38077642250577" calcext:value-type="float">
            <text:p>4.38077642250577</text:p>
          </table:table-cell>
          <table:table-cell table:formula="of:=-[.$B$2]*COS([.D252]-[.$C$3])-COS([.D252])*COS([.D252])" office:value-type="float" office:value="0.379153239941359" calcext:value-type="float">
            <text:p>0.379153239941359</text:p>
          </table:table-cell>
          <table:table-cell table:formula="of:=[.$B$2]*COS([.$C$3])*SIN([.D252])-[.$B$2]*SIN([.$C$3])*COS([.D252])+2*SIN([.D252])*COS([.D252])" office:value-type="float" office:value="0.736622423125492" calcext:value-type="float">
            <text:p>0.736622423125492</text:p>
          </table:table-cell>
          <table:table-cell table:formula="of:=[.$B$2]*COS([.D252]-[.$C$3]) + 2*COS(2*[.D252])" office:value-type="float" office:value="-2.06116937035144" calcext:value-type="float">
            <text:p>-2.06116937035144</text:p>
          </table:table-cell>
          <table:table-cell table:formula="of:=IF([.E252]=[.$H$1];[.$G$1];[.$H$1])" office:value-type="float" office:value="-1.10425787365804" calcext:value-type="float">
            <text:p>-1.10425787365804</text:p>
          </table:table-cell>
          <table:table-cell table:formula="of:=IF([.$C$2]=[.A252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/>
          <table:table-cell table:formula="of:=[.A253]*PI()/180" office:value-type="float" office:value="4.39822971502571" calcext:value-type="float">
            <text:p>4.39822971502571</text:p>
          </table:table-cell>
          <table:table-cell table:formula="of:=-[.$B$2]*COS([.D253]-[.$C$3])-COS([.D253])*COS([.D253])" office:value-type="float" office:value="0.391693529580091" calcext:value-type="float">
            <text:p>0.391693529580091</text:p>
          </table:table-cell>
          <table:table-cell table:formula="of:=[.$B$2]*COS([.$C$3])*SIN([.D253])-[.$B$2]*SIN([.$C$3])*COS([.D253])+2*SIN([.D253])*COS([.D253])" office:value-type="float" office:value="0.700260779464406" calcext:value-type="float">
            <text:p>0.700260779464406</text:p>
          </table:table-cell>
          <table:table-cell table:formula="of:=[.$B$2]*COS([.D253]-[.$C$3]) + 2*COS(2*[.D253])" office:value-type="float" office:value="-2.10521902114251" calcext:value-type="float">
            <text:p>-2.10521902114251</text:p>
          </table:table-cell>
          <table:table-cell table:formula="of:=IF([.E253]=[.$H$1];[.$G$1];[.$H$1])" office:value-type="float" office:value="-1.10425787365804" calcext:value-type="float">
            <text:p>-1.10425787365804</text:p>
          </table:table-cell>
          <table:table-cell table:formula="of:=IF([.$C$2]=[.A253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/>
          <table:table-cell table:formula="of:=[.A254]*PI()/180" office:value-type="float" office:value="4.41568300754565" calcext:value-type="float">
            <text:p>4.41568300754565</text:p>
          </table:table-cell>
          <table:table-cell table:formula="of:=-[.$B$2]*COS([.D254]-[.$C$3])-COS([.D254])*COS([.D254])" office:value-type="float" office:value="0.403592586644423" calcext:value-type="float">
            <text:p>0.403592586644423</text:p>
          </table:table-cell>
          <table:table-cell table:formula="of:=[.$B$2]*COS([.$C$3])*SIN([.D254])-[.$B$2]*SIN([.$C$3])*COS([.D254])+2*SIN([.D254])*COS([.D254])" office:value-type="float" office:value="0.663148748879627" calcext:value-type="float">
            <text:p>0.663148748879627</text:p>
          </table:table-cell>
          <table:table-cell table:formula="of:=[.$B$2]*COS([.D254]-[.$C$3]) + 2*COS(2*[.D254])" office:value-type="float" office:value="-2.14714894547699" calcext:value-type="float">
            <text:p>-2.14714894547699</text:p>
          </table:table-cell>
          <table:table-cell table:formula="of:=IF([.E254]=[.$H$1];[.$G$1];[.$H$1])" office:value-type="float" office:value="-1.10425787365804" calcext:value-type="float">
            <text:p>-1.10425787365804</text:p>
          </table:table-cell>
          <table:table-cell table:formula="of:=IF([.$C$2]=[.A254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/>
          <table:table-cell table:formula="of:=[.A255]*PI()/180" office:value-type="float" office:value="4.4331363000656" calcext:value-type="float">
            <text:p>4.4331363000656</text:p>
          </table:table-cell>
          <table:table-cell table:formula="of:=-[.$B$2]*COS([.D255]-[.$C$3])-COS([.D255])*COS([.D255])" office:value-type="float" office:value="0.414837639802045" calcext:value-type="float">
            <text:p>0.414837639802045</text:p>
          </table:table-cell>
          <table:table-cell table:formula="of:=[.$B$2]*COS([.$C$3])*SIN([.D255])-[.$B$2]*SIN([.$C$3])*COS([.D255])+2*SIN([.D255])*COS([.D255])" office:value-type="float" office:value="0.625323761921477" calcext:value-type="float">
            <text:p>0.625323761921477</text:p>
          </table:table-cell>
          <table:table-cell table:formula="of:=[.$B$2]*COS([.D255]-[.$C$3]) + 2*COS(2*[.D255])" office:value-type="float" office:value="-2.18690978403668" calcext:value-type="float">
            <text:p>-2.18690978403668</text:p>
          </table:table-cell>
          <table:table-cell table:formula="of:=IF([.E255]=[.$H$1];[.$G$1];[.$H$1])" office:value-type="float" office:value="-1.10425787365804" calcext:value-type="float">
            <text:p>-1.10425787365804</text:p>
          </table:table-cell>
          <table:table-cell table:formula="of:=IF([.$C$2]=[.A255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/>
          <table:table-cell table:formula="of:=[.A256]*PI()/180" office:value-type="float" office:value="4.45058959258554" calcext:value-type="float">
            <text:p>4.45058959258554</text:p>
          </table:table-cell>
          <table:table-cell table:formula="of:=-[.$B$2]*COS([.D256]-[.$C$3])-COS([.D256])*COS([.D256])" office:value-type="float" office:value="0.425416578398323" calcext:value-type="float">
            <text:p>0.425416578398323</text:p>
          </table:table-cell>
          <table:table-cell table:formula="of:=[.$B$2]*COS([.$C$3])*SIN([.D256])-[.$B$2]*SIN([.$C$3])*COS([.D256])+2*SIN([.D256])*COS([.D256])" office:value-type="float" office:value="0.586824088833465" calcext:value-type="float">
            <text:p>0.586824088833465</text:p>
          </table:table-cell>
          <table:table-cell table:formula="of:=[.$B$2]*COS([.D256]-[.$C$3]) + 2*COS(2*[.D256])" office:value-type="float" office:value="-2.22445468407498" calcext:value-type="float">
            <text:p>-2.22445468407498</text:p>
          </table:table-cell>
          <table:table-cell table:formula="of:=IF([.E256]=[.$H$1];[.$G$1];[.$H$1])" office:value-type="float" office:value="-1.10425787365804" calcext:value-type="float">
            <text:p>-1.10425787365804</text:p>
          </table:table-cell>
          <table:table-cell table:formula="of:=IF([.$C$2]=[.A256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/>
          <table:table-cell table:formula="of:=[.A257]*PI()/180" office:value-type="float" office:value="4.46804288510548" calcext:value-type="float">
            <text:p>4.46804288510548</text:p>
          </table:table-cell>
          <table:table-cell table:formula="of:=-[.$B$2]*COS([.D257]-[.$C$3])-COS([.D257])*COS([.D257])" office:value-type="float" office:value="0.435317966727032" calcext:value-type="float">
            <text:p>0.435317966727032</text:p>
          </table:table-cell>
          <table:table-cell table:formula="of:=[.$B$2]*COS([.$C$3])*SIN([.D257])-[.$B$2]*SIN([.$C$3])*COS([.D257])+2*SIN([.D257])*COS([.D257])" office:value-type="float" office:value="0.547688795306006" calcext:value-type="float">
            <text:p>0.547688795306006</text:p>
          </table:table-cell>
          <table:table-cell table:formula="of:=[.$B$2]*COS([.D257]-[.$C$3]) + 2*COS(2*[.D257])" office:value-type="float" office:value="-2.25973935601542" calcext:value-type="float">
            <text:p>-2.25973935601542</text:p>
          </table:table-cell>
          <table:table-cell table:formula="of:=IF([.E257]=[.$H$1];[.$G$1];[.$H$1])" office:value-type="float" office:value="-1.10425787365804" calcext:value-type="float">
            <text:p>-1.10425787365804</text:p>
          </table:table-cell>
          <table:table-cell table:formula="of:=IF([.$C$2]=[.A257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/>
          <table:table-cell table:formula="of:=[.A258]*PI()/180" office:value-type="float" office:value="4.48549617762543" calcext:value-type="float">
            <text:p>4.48549617762543</text:p>
          </table:table-cell>
          <table:table-cell table:formula="of:=-[.$B$2]*COS([.D258]-[.$C$3])-COS([.D258])*COS([.D258])" office:value-type="float" office:value="0.444531057520369" calcext:value-type="float">
            <text:p>0.444531057520369</text:p>
          </table:table-cell>
          <table:table-cell table:formula="of:=[.$B$2]*COS([.$C$3])*SIN([.D258])-[.$B$2]*SIN([.$C$3])*COS([.D258])+2*SIN([.D258])*COS([.D258])" office:value-type="float" office:value="0.507957697269111" calcext:value-type="float">
            <text:p>0.507957697269111</text:p>
          </table:table-cell>
          <table:table-cell table:formula="of:=[.$B$2]*COS([.D258]-[.$C$3]) + 2*COS(2*[.D258])" office:value-type="float" office:value="-2.29272212696912" calcext:value-type="float">
            <text:p>-2.29272212696912</text:p>
          </table:table-cell>
          <table:table-cell table:formula="of:=IF([.E258]=[.$H$1];[.$G$1];[.$H$1])" office:value-type="float" office:value="-1.10425787365804" calcext:value-type="float">
            <text:p>-1.10425787365804</text:p>
          </table:table-cell>
          <table:table-cell table:formula="of:=IF([.$C$2]=[.A258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/>
          <table:table-cell table:formula="of:=[.A259]*PI()/180" office:value-type="float" office:value="4.50294947014537" calcext:value-type="float">
            <text:p>4.50294947014537</text:p>
          </table:table-cell>
          <table:table-cell table:formula="of:=-[.$B$2]*COS([.D259]-[.$C$3])-COS([.D259])*COS([.D259])" office:value-type="float" office:value="0.453045804641961" calcext:value-type="float">
            <text:p>0.453045804641961</text:p>
          </table:table-cell>
          <table:table-cell table:formula="of:=[.$B$2]*COS([.$C$3])*SIN([.D259])-[.$B$2]*SIN([.$C$3])*COS([.D259])+2*SIN([.D259])*COS([.D259])" office:value-type="float" office:value="0.467671314778375" calcext:value-type="float">
            <text:p>0.467671314778375</text:p>
          </table:table-cell>
          <table:table-cell table:formula="of:=[.$B$2]*COS([.D259]-[.$C$3]) + 2*COS(2*[.D259])" office:value-type="float" office:value="-2.32336399110586" calcext:value-type="float">
            <text:p>-2.32336399110586</text:p>
          </table:table-cell>
          <table:table-cell table:formula="of:=IF([.E259]=[.$H$1];[.$G$1];[.$H$1])" office:value-type="float" office:value="-1.10425787365804" calcext:value-type="float">
            <text:p>-1.10425787365804</text:p>
          </table:table-cell>
          <table:table-cell table:formula="of:=IF([.$C$2]=[.A259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/>
          <table:table-cell table:formula="of:=[.A260]*PI()/180" office:value-type="float" office:value="4.52040276266531" calcext:value-type="float">
            <text:p>4.52040276266531</text:p>
          </table:table-cell>
          <table:table-cell table:formula="of:=-[.$B$2]*COS([.D260]-[.$C$3])-COS([.D260])*COS([.D260])" office:value-type="float" office:value="0.46085287496753" calcext:value-type="float">
            <text:p>0.46085287496753</text:p>
          </table:table-cell>
          <table:table-cell table:formula="of:=[.$B$2]*COS([.$C$3])*SIN([.D260])-[.$B$2]*SIN([.$C$3])*COS([.D260])+2*SIN([.D260])*COS([.D260])" office:value-type="float" office:value="0.42687082504974" calcext:value-type="float">
            <text:p>0.42687082504974</text:p>
          </table:table-cell>
          <table:table-cell table:formula="of:=[.$B$2]*COS([.D260]-[.$C$3]) + 2*COS(2*[.D260])" office:value-type="float" office:value="-2.35162865681771" calcext:value-type="float">
            <text:p>-2.35162865681771</text:p>
          </table:table-cell>
          <table:table-cell table:formula="of:=IF([.E260]=[.$H$1];[.$G$1];[.$H$1])" office:value-type="float" office:value="-1.10425787365804" calcext:value-type="float">
            <text:p>-1.10425787365804</text:p>
          </table:table-cell>
          <table:table-cell table:formula="of:=IF([.$C$2]=[.A260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/>
          <table:table-cell table:formula="of:=[.A261]*PI()/180" office:value-type="float" office:value="4.53785605518526" calcext:value-type="float">
            <text:p>4.53785605518526</text:p>
          </table:table-cell>
          <table:table-cell table:formula="of:=-[.$B$2]*COS([.D261]-[.$C$3])-COS([.D261])*COS([.D261])" office:value-type="float" office:value="0.467943659438827" calcext:value-type="float">
            <text:p>0.467943659438827</text:p>
          </table:table-cell>
          <table:table-cell table:formula="of:=[.$B$2]*COS([.$C$3])*SIN([.D261])-[.$B$2]*SIN([.$C$3])*COS([.D261])+2*SIN([.D261])*COS([.D261])" office:value-type="float" office:value="0.385598014699498" calcext:value-type="float">
            <text:p>0.385598014699498</text:p>
          </table:table-cell>
          <table:table-cell table:formula="of:=[.$B$2]*COS([.D261]-[.$C$3]) + 2*COS(2*[.D261])" office:value-type="float" office:value="-2.37748259061769" calcext:value-type="float">
            <text:p>-2.37748259061769</text:p>
          </table:table-cell>
          <table:table-cell table:formula="of:=IF([.E261]=[.$H$1];[.$G$1];[.$H$1])" office:value-type="float" office:value="-1.10425787365804" calcext:value-type="float">
            <text:p>-1.10425787365804</text:p>
          </table:table-cell>
          <table:table-cell table:formula="of:=IF([.$C$2]=[.A261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/>
          <table:table-cell table:formula="of:=[.A262]*PI()/180" office:value-type="float" office:value="4.5553093477052" calcext:value-type="float">
            <text:p>4.5553093477052</text:p>
          </table:table-cell>
          <table:table-cell table:formula="of:=-[.$B$2]*COS([.D262]-[.$C$3])-COS([.D262])*COS([.D262])" office:value-type="float" office:value="0.474310283277489" calcext:value-type="float">
            <text:p>0.474310283277489</text:p>
          </table:table-cell>
          <table:table-cell table:formula="of:=[.$B$2]*COS([.$C$3])*SIN([.D262])-[.$B$2]*SIN([.$C$3])*COS([.D262])+2*SIN([.D262])*COS([.D262])" office:value-type="float" office:value="0.34389523124701" calcext:value-type="float">
            <text:p>0.34389523124701</text:p>
          </table:table-cell>
          <table:table-cell table:formula="of:=[.$B$2]*COS([.D262]-[.$C$3]) + 2*COS(2*[.D262])" office:value-type="float" office:value="-2.40089505772022" calcext:value-type="float">
            <text:p>-2.40089505772022</text:p>
          </table:table-cell>
          <table:table-cell table:formula="of:=IF([.E262]=[.$H$1];[.$G$1];[.$H$1])" office:value-type="float" office:value="-1.10425787365804" calcext:value-type="float">
            <text:p>-1.10425787365804</text:p>
          </table:table-cell>
          <table:table-cell table:formula="of:=IF([.$C$2]=[.A262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/>
          <table:table-cell table:formula="of:=[.A263]*PI()/180" office:value-type="float" office:value="4.57276264022514" calcext:value-type="float">
            <text:p>4.57276264022514</text:p>
          </table:table-cell>
          <table:table-cell table:formula="of:=-[.$B$2]*COS([.D263]-[.$C$3])-COS([.D263])*COS([.D263])" office:value-type="float" office:value="0.479945615346447" calcext:value-type="float">
            <text:p>0.479945615346447</text:p>
          </table:table-cell>
          <table:table-cell table:formula="of:=[.$B$2]*COS([.$C$3])*SIN([.D263])-[.$B$2]*SIN([.$C$3])*COS([.D263])+2*SIN([.D263])*COS([.D263])" office:value-type="float" office:value="0.30180533393847" calcext:value-type="float">
            <text:p>0.30180533393847</text:p>
          </table:table-cell>
          <table:table-cell table:formula="of:=[.$B$2]*COS([.D263]-[.$C$3]) + 2*COS(2*[.D263])" office:value-type="float" office:value="-2.42183815925393" calcext:value-type="float">
            <text:p>-2.42183815925393</text:p>
          </table:table-cell>
          <table:table-cell table:formula="of:=IF([.E263]=[.$H$1];[.$G$1];[.$H$1])" office:value-type="float" office:value="-1.10425787365804" calcext:value-type="float">
            <text:p>-1.10425787365804</text:p>
          </table:table-cell>
          <table:table-cell table:formula="of:=IF([.$C$2]=[.A263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/>
          <table:table-cell table:formula="of:=[.A264]*PI()/180" office:value-type="float" office:value="4.59021593274509" calcext:value-type="float">
            <text:p>4.59021593274509</text:p>
          </table:table-cell>
          <table:table-cell table:formula="of:=-[.$B$2]*COS([.D264]-[.$C$3])-COS([.D264])*COS([.D264])" office:value-type="float" office:value="0.484843276647546" calcext:value-type="float">
            <text:p>0.484843276647546</text:p>
          </table:table-cell>
          <table:table-cell table:formula="of:=[.$B$2]*COS([.$C$3])*SIN([.D264])-[.$B$2]*SIN([.$C$3])*COS([.D264])+2*SIN([.D264])*COS([.D264])" office:value-type="float" office:value="0.259371643950917" calcext:value-type="float">
            <text:p>0.259371643950917</text:p>
          </table:table-cell>
          <table:table-cell table:formula="of:=[.$B$2]*COS([.D264]-[.$C$3]) + 2*COS(2*[.D264])" office:value-type="float" office:value="-2.44028686606154" calcext:value-type="float">
            <text:p>-2.44028686606154</text:p>
          </table:table-cell>
          <table:table-cell table:formula="of:=IF([.E264]=[.$H$1];[.$G$1];[.$H$1])" office:value-type="float" office:value="-1.10425787365804" calcext:value-type="float">
            <text:p>-1.10425787365804</text:p>
          </table:table-cell>
          <table:table-cell table:formula="of:=IF([.$C$2]=[.A264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/>
          <table:table-cell table:formula="of:=[.A265]*PI()/180" office:value-type="float" office:value="4.60766922526503" calcext:value-type="float">
            <text:p>4.60766922526503</text:p>
          </table:table-cell>
          <table:table-cell table:formula="of:=-[.$B$2]*COS([.D265]-[.$C$3])-COS([.D265])*COS([.D265])" office:value-type="float" office:value="0.488997647945098" calcext:value-type="float">
            <text:p>0.488997647945098</text:p>
          </table:table-cell>
          <table:table-cell table:formula="of:=[.$B$2]*COS([.$C$3])*SIN([.D265])-[.$B$2]*SIN([.$C$3])*COS([.D265])+2*SIN([.D265])*COS([.D265])" office:value-type="float" office:value="0.216637894036401" calcext:value-type="float">
            <text:p>0.216637894036401</text:p>
          </table:table-cell>
          <table:table-cell table:formula="of:=[.$B$2]*COS([.D265]-[.$C$3]) + 2*COS(2*[.D265])" office:value-type="float" office:value="-2.45621904904581" calcext:value-type="float">
            <text:p>-2.45621904904581</text:p>
          </table:table-cell>
          <table:table-cell table:formula="of:=IF([.E265]=[.$H$1];[.$G$1];[.$H$1])" office:value-type="float" office:value="-1.10425787365804" calcext:value-type="float">
            <text:p>-1.10425787365804</text:p>
          </table:table-cell>
          <table:table-cell table:formula="of:=IF([.$C$2]=[.A265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/>
          <table:table-cell table:formula="of:=[.A266]*PI()/180" office:value-type="float" office:value="4.62512251778497" calcext:value-type="float">
            <text:p>4.62512251778497</text:p>
          </table:table-cell>
          <table:table-cell table:formula="of:=-[.$B$2]*COS([.D266]-[.$C$3])-COS([.D266])*COS([.D266])" office:value-type="float" office:value="0.492403876506104" calcext:value-type="float">
            <text:p>0.492403876506104</text:p>
          </table:table-cell>
          <table:table-cell table:formula="of:=[.$B$2]*COS([.$C$3])*SIN([.D266])-[.$B$2]*SIN([.$C$3])*COS([.D266])+2*SIN([.D266])*COS([.D266])" office:value-type="float" office:value="0.17364817766693" calcext:value-type="float">
            <text:p>0.17364817766693</text:p>
          </table:table-cell>
          <table:table-cell table:formula="of:=[.$B$2]*COS([.D266]-[.$C$3]) + 2*COS(2*[.D266])" office:value-type="float" office:value="-2.46961550602442" calcext:value-type="float">
            <text:p>-2.46961550602442</text:p>
          </table:table-cell>
          <table:table-cell table:formula="of:=IF([.E266]=[.$H$1];[.$G$1];[.$H$1])" office:value-type="float" office:value="-1.10425787365804" calcext:value-type="float">
            <text:p>-1.10425787365804</text:p>
          </table:table-cell>
          <table:table-cell table:formula="of:=IF([.$C$2]=[.A266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/>
          <table:table-cell table:formula="of:=[.A267]*PI()/180" office:value-type="float" office:value="4.64257581030492" calcext:value-type="float">
            <text:p>4.64257581030492</text:p>
          </table:table-cell>
          <table:table-cell table:formula="of:=-[.$B$2]*COS([.D267]-[.$C$3])-COS([.D267])*COS([.D267])" office:value-type="float" office:value="0.495057881948981" calcext:value-type="float">
            <text:p>0.495057881948981</text:p>
          </table:table-cell>
          <table:table-cell table:formula="of:=[.$B$2]*COS([.$C$3])*SIN([.D267])-[.$B$2]*SIN([.$C$3])*COS([.D267])+2*SIN([.D267])*COS([.D267])" office:value-type="float" office:value="0.130446897741424" calcext:value-type="float">
            <text:p>0.130446897741424</text:p>
          </table:table-cell>
          <table:table-cell table:formula="of:=[.$B$2]*COS([.D267]-[.$C$3]) + 2*COS(2*[.D267])" office:value-type="float" office:value="-2.48045998506134" calcext:value-type="float">
            <text:p>-2.48045998506134</text:p>
          </table:table-cell>
          <table:table-cell table:formula="of:=IF([.E267]=[.$H$1];[.$G$1];[.$H$1])" office:value-type="float" office:value="-1.10425787365804" calcext:value-type="float">
            <text:p>-1.10425787365804</text:p>
          </table:table-cell>
          <table:table-cell table:formula="of:=IF([.$C$2]=[.A267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/>
          <table:table-cell table:formula="of:=[.A268]*PI()/180" office:value-type="float" office:value="4.66002910282486" calcext:value-type="float">
            <text:p>4.66002910282486</text:p>
          </table:table-cell>
          <table:table-cell table:formula="of:=-[.$B$2]*COS([.D268]-[.$C$3])-COS([.D268])*COS([.D268])" office:value-type="float" office:value="0.496956361193685" calcext:value-type="float">
            <text:p>0.496956361193685</text:p>
          </table:table-cell>
          <table:table-cell table:formula="of:=[.$B$2]*COS([.$C$3])*SIN([.D268])-[.$B$2]*SIN([.$C$3])*COS([.D268])+2*SIN([.D268])*COS([.D268])" office:value-type="float" office:value="0.0870787149164042" calcext:value-type="float">
            <text:p>0.087078714916404</text:p>
          </table:table-cell>
          <table:table-cell table:formula="of:=[.$B$2]*COS([.D268]-[.$C$3]) + 2*COS(2*[.D268])" office:value-type="float" office:value="-2.48873920424609" calcext:value-type="float">
            <text:p>-2.48873920424609</text:p>
          </table:table-cell>
          <table:table-cell table:formula="of:=IF([.E268]=[.$H$1];[.$G$1];[.$H$1])" office:value-type="float" office:value="-1.10425787365804" calcext:value-type="float">
            <text:p>-1.10425787365804</text:p>
          </table:table-cell>
          <table:table-cell table:formula="of:=IF([.$C$2]=[.A268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/>
          <table:table-cell table:formula="of:=[.A269]*PI()/180" office:value-type="float" office:value="4.6774823953448" calcext:value-type="float">
            <text:p>4.6774823953448</text:p>
          </table:table-cell>
          <table:table-cell table:formula="of:=-[.$B$2]*COS([.D269]-[.$C$3])-COS([.D269])*COS([.D269])" office:value-type="float" office:value="0.498096792507199" calcext:value-type="float">
            <text:p>0.498096792507199</text:p>
          </table:table-cell>
          <table:table-cell table:formula="of:=[.$B$2]*COS([.$C$3])*SIN([.D269])-[.$B$2]*SIN([.$C$3])*COS([.D269])+2*SIN([.D269])*COS([.D269])" office:value-type="float" office:value="0.0435884956226551" calcext:value-type="float">
            <text:p>0.043588495622655</text:p>
          </table:table-cell>
          <table:table-cell table:formula="of:=[.$B$2]*COS([.D269]-[.$C$3]) + 2*COS(2*[.D269])" office:value-type="float" office:value="-2.49444286789694" calcext:value-type="float">
            <text:p>-2.49444286789694</text:p>
          </table:table-cell>
          <table:table-cell table:formula="of:=IF([.E269]=[.$H$1];[.$G$1];[.$H$1])" office:value-type="float" office:value="-1.10425787365804" calcext:value-type="float">
            <text:p>-1.10425787365804</text:p>
          </table:table-cell>
          <table:table-cell table:formula="of:=IF([.$C$2]=[.A269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/>
          <table:table-cell table:formula="of:=[.A270]*PI()/180" office:value-type="float" office:value="4.69493568786475" calcext:value-type="float">
            <text:p>4.69493568786475</text:p>
          </table:table-cell>
          <table:table-cell table:formula="of:=-[.$B$2]*COS([.D270]-[.$C$3])-COS([.D270])*COS([.D270])" office:value-type="float" office:value="0.49847743863946" calcext:value-type="float">
            <text:p>0.49847743863946</text:p>
          </table:table-cell>
          <table:table-cell table:formula="of:=[.$B$2]*COS([.$C$3])*SIN([.D270])-[.$B$2]*SIN([.$C$3])*COS([.D270])+2*SIN([.D270])*COS([.D270])" office:value-type="float" office:value="0.0000212598304382972" calcext:value-type="float">
            <text:p>2.12598304382972E-05</text:p>
          </table:table-cell>
          <table:table-cell table:formula="of:=[.$B$2]*COS([.D270]-[.$C$3]) + 2*COS(2*[.D270])" office:value-type="float" office:value="-2.4975636791681" calcext:value-type="float">
            <text:p>-2.4975636791681</text:p>
          </table:table-cell>
          <table:table-cell table:formula="of:=IF([.E270]=[.$H$1];[.$G$1];[.$H$1])" office:value-type="float" office:value="-1.10425787365804" calcext:value-type="float">
            <text:p>-1.10425787365804</text:p>
          </table:table-cell>
          <table:table-cell table:formula="of:=IF([.$C$2]=[.A270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/>
          <table:table-cell table:formula="of:=[.A271]*PI()/180" office:value-type="float" office:value="4.71238898038469" calcext:value-type="float">
            <text:p>4.71238898038469</text:p>
          </table:table-cell>
          <table:table-cell table:formula="of:=-[.$B$2]*COS([.D271]-[.$C$3])-COS([.D271])*COS([.D271])" office:value-type="float" office:value="0.498097349045873" calcext:value-type="float">
            <text:p>0.498097349045873</text:p>
          </table:table-cell>
          <table:table-cell table:formula="of:=[.$B$2]*COS([.$C$3])*SIN([.D271])-[.$B$2]*SIN([.$C$3])*COS([.D271])+2*SIN([.D271])*COS([.D271])" office:value-type="float" office:value="-0.0435778713738286" calcext:value-type="float">
            <text:p>-0.043577871373829</text:p>
          </table:table-cell>
          <table:table-cell table:formula="of:=[.$B$2]*COS([.D271]-[.$C$3]) + 2*COS(2*[.D271])" office:value-type="float" office:value="-2.49809734904587" calcext:value-type="float">
            <text:p>-2.49809734904587</text:p>
          </table:table-cell>
          <table:table-cell table:formula="of:=IF([.E271]=[.$H$1];[.$G$1];[.$H$1])" office:value-type="float" office:value="-1.10425787365804" calcext:value-type="float">
            <text:p>-1.10425787365804</text:p>
          </table:table-cell>
          <table:table-cell table:formula="of:=IF([.$C$2]=[.A271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/>
          <table:table-cell table:formula="of:=[.A272]*PI()/180" office:value-type="float" office:value="4.72984227290463" calcext:value-type="float">
            <text:p>4.72984227290463</text:p>
          </table:table-cell>
          <table:table-cell table:formula="of:=-[.$B$2]*COS([.D272]-[.$C$3])-COS([.D272])*COS([.D272])" office:value-type="float" office:value="0.496956361193685" calcext:value-type="float">
            <text:p>0.496956361193685</text:p>
          </table:table-cell>
          <table:table-cell table:formula="of:=[.$B$2]*COS([.$C$3])*SIN([.D272])-[.$B$2]*SIN([.$C$3])*COS([.D272])+2*SIN([.D272])*COS([.D272])" office:value-type="float" office:value="-0.0871637283363267" calcext:value-type="float">
            <text:p>-0.087163728336327</text:p>
          </table:table-cell>
          <table:table-cell table:formula="of:=[.$B$2]*COS([.D272]-[.$C$3]) + 2*COS(2*[.D272])" office:value-type="float" office:value="-2.49604260172233" calcext:value-type="float">
            <text:p>-2.49604260172233</text:p>
          </table:table-cell>
          <table:table-cell table:formula="of:=IF([.E272]=[.$H$1];[.$G$1];[.$H$1])" office:value-type="float" office:value="-1.10425787365804" calcext:value-type="float">
            <text:p>-1.10425787365804</text:p>
          </table:table-cell>
          <table:table-cell table:formula="of:=IF([.$C$2]=[.A272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/>
          <table:table-cell table:formula="of:=[.A273]*PI()/180" office:value-type="float" office:value="4.74729556542458" calcext:value-type="float">
            <text:p>4.74729556542458</text:p>
          </table:table-cell>
          <table:table-cell table:formula="of:=-[.$B$2]*COS([.D273]-[.$C$3])-COS([.D273])*COS([.D273])" office:value-type="float" office:value="0.495055100950573" calcext:value-type="float">
            <text:p>0.495055100950573</text:p>
          </table:table-cell>
          <table:table-cell table:formula="of:=[.$B$2]*COS([.$C$3])*SIN([.D273])-[.$B$2]*SIN([.$C$3])*COS([.D273])+2*SIN([.D273])*COS([.D273])" office:value-type="float" office:value="-0.1306911454467" calcext:value-type="float">
            <text:p>-0.1306911454467</text:p>
          </table:table-cell>
          <table:table-cell table:formula="of:=[.$B$2]*COS([.D273]-[.$C$3]) + 2*COS(2*[.D273])" office:value-type="float" office:value="-2.49140117634031" calcext:value-type="float">
            <text:p>-2.49140117634031</text:p>
          </table:table-cell>
          <table:table-cell table:formula="of:=IF([.E273]=[.$H$1];[.$G$1];[.$H$1])" office:value-type="float" office:value="-1.10425787365804" calcext:value-type="float">
            <text:p>-1.10425787365804</text:p>
          </table:table-cell>
          <table:table-cell table:formula="of:=IF([.$C$2]=[.A273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/>
          <table:table-cell table:formula="of:=[.A274]*PI()/180" office:value-type="float" office:value="4.76474885794452" calcext:value-type="float">
            <text:p>4.76474885794452</text:p>
          </table:table-cell>
          <table:table-cell table:formula="of:=-[.$B$2]*COS([.D274]-[.$C$3])-COS([.D274])*COS([.D274])" office:value-type="float" office:value="0.492394982054922" calcext:value-type="float">
            <text:p>0.492394982054922</text:p>
          </table:table-cell>
          <table:table-cell table:formula="of:=[.$B$2]*COS([.$C$3])*SIN([.D274])-[.$B$2]*SIN([.$C$3])*COS([.D274])+2*SIN([.D274])*COS([.D274])" office:value-type="float" office:value="-0.174115013747686" calcext:value-type="float">
            <text:p>-0.174115013747686</text:p>
          </table:table-cell>
          <table:table-cell table:formula="of:=[.$B$2]*COS([.D274]-[.$C$3]) + 2*COS(2*[.D274])" office:value-type="float" office:value="-2.48417782510733" calcext:value-type="float">
            <text:p>-2.48417782510733</text:p>
          </table:table-cell>
          <table:table-cell table:formula="of:=IF([.E274]=[.$H$1];[.$G$1];[.$H$1])" office:value-type="float" office:value="-1.10425787365804" calcext:value-type="float">
            <text:p>-1.10425787365804</text:p>
          </table:table-cell>
          <table:table-cell table:formula="of:=IF([.$C$2]=[.A274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"/>
          <table:table-cell table:formula="of:=[.A275]*PI()/180" office:value-type="float" office:value="4.78220215046446" calcext:value-type="float">
            <text:p>4.78220215046446</text:p>
          </table:table-cell>
          <table:table-cell table:formula="of:=-[.$B$2]*COS([.D275]-[.$C$3])-COS([.D275])*COS([.D275])" office:value-type="float" office:value="0.488978204668354" calcext:value-type="float">
            <text:p>0.488978204668354</text:p>
          </table:table-cell>
          <table:table-cell table:formula="of:=[.$B$2]*COS([.$C$3])*SIN([.D275])-[.$B$2]*SIN([.$C$3])*COS([.D275])+2*SIN([.D275])*COS([.D275])" office:value-type="float" office:value="-0.217390333480181" calcext:value-type="float">
            <text:p>-0.217390333480181</text:p>
          </table:table-cell>
          <table:table-cell table:formula="of:=[.$B$2]*COS([.D275]-[.$C$3]) + 2*COS(2*[.D275])" office:value-type="float" office:value="-2.47438030778071" calcext:value-type="float">
            <text:p>-2.47438030778071</text:p>
          </table:table-cell>
          <table:table-cell table:formula="of:=IF([.E275]=[.$H$1];[.$G$1];[.$H$1])" office:value-type="float" office:value="-1.10425787365804" calcext:value-type="float">
            <text:p>-1.10425787365804</text:p>
          </table:table-cell>
          <table:table-cell table:formula="of:=IF([.$C$2]=[.A275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/>
          <table:table-cell table:formula="of:=[.A276]*PI()/180" office:value-type="float" office:value="4.79965544298441" calcext:value-type="float">
            <text:p>4.79965544298441</text:p>
          </table:table-cell>
          <table:table-cell table:formula="of:=-[.$B$2]*COS([.D276]-[.$C$3])-COS([.D276])*COS([.D276])" office:value-type="float" office:value="0.484807753012208" calcext:value-type="float">
            <text:p>0.484807753012208</text:p>
          </table:table-cell>
          <table:table-cell table:formula="of:=[.$B$2]*COS([.$C$3])*SIN([.D276])-[.$B$2]*SIN([.$C$3])*COS([.D276])+2*SIN([.D276])*COS([.D276])" office:value-type="float" office:value="-0.260472266500395" calcext:value-type="float">
            <text:p>-0.260472266500395</text:p>
          </table:table-cell>
          <table:table-cell table:formula="of:=[.$B$2]*COS([.D276]-[.$C$3]) + 2*COS(2*[.D276])" office:value-type="float" office:value="-2.46201938253052" calcext:value-type="float">
            <text:p>-2.46201938253052</text:p>
          </table:table-cell>
          <table:table-cell table:formula="of:=IF([.E276]=[.$H$1];[.$G$1];[.$H$1])" office:value-type="float" office:value="-1.10425787365804" calcext:value-type="float">
            <text:p>-1.10425787365804</text:p>
          </table:table-cell>
          <table:table-cell table:formula="of:=IF([.$C$2]=[.A276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/>
          <table:table-cell table:formula="of:=[.A277]*PI()/180" office:value-type="float" office:value="4.81710873550435" calcext:value-type="float">
            <text:p>4.81710873550435</text:p>
          </table:table-cell>
          <table:table-cell table:formula="of:=-[.$B$2]*COS([.D277]-[.$C$3])-COS([.D277])*COS([.D277])" office:value-type="float" office:value="0.479887392090735" calcext:value-type="float">
            <text:p>0.479887392090735</text:p>
          </table:table-cell>
          <table:table-cell table:formula="of:=[.$B$2]*COS([.$C$3])*SIN([.D277])-[.$B$2]*SIN([.$C$3])*COS([.D277])+2*SIN([.D277])*COS([.D277])" office:value-type="float" office:value="-0.30331618850603" calcext:value-type="float">
            <text:p>-0.30331618850603</text:p>
          </table:table-cell>
          <table:table-cell table:formula="of:=[.$B$2]*COS([.D277]-[.$C$3]) + 2*COS(2*[.D277])" office:value-type="float" office:value="-2.44710879319144" calcext:value-type="float">
            <text:p>-2.44710879319144</text:p>
          </table:table-cell>
          <table:table-cell table:formula="of:=IF([.E277]=[.$H$1];[.$G$1];[.$H$1])" office:value-type="float" office:value="-1.10425787365804" calcext:value-type="float">
            <text:p>-1.10425787365804</text:p>
          </table:table-cell>
          <table:table-cell table:formula="of:=IF([.$C$2]=[.A277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/>
          <table:table-cell table:formula="of:=[.A278]*PI()/180" office:value-type="float" office:value="4.83456202802429" calcext:value-type="float">
            <text:p>4.83456202802429</text:p>
          </table:table-cell>
          <table:table-cell table:formula="of:=-[.$B$2]*COS([.D278]-[.$C$3])-COS([.D278])*COS([.D278])" office:value-type="float" office:value="0.474221663504901" calcext:value-type="float">
            <text:p>0.474221663504901</text:p>
          </table:table-cell>
          <table:table-cell table:formula="of:=[.$B$2]*COS([.$C$3])*SIN([.D278])-[.$B$2]*SIN([.$C$3])*COS([.D278])+2*SIN([.D278])*COS([.D278])" office:value-type="float" office:value="-0.345877741008548" calcext:value-type="float">
            <text:p>-0.345877741008548</text:p>
          </table:table-cell>
          <table:table-cell table:formula="of:=[.$B$2]*COS([.D278]-[.$C$3]) + 2*COS(2*[.D278])" office:value-type="float" office:value="-2.4296652529189" calcext:value-type="float">
            <text:p>-2.4296652529189</text:p>
          </table:table-cell>
          <table:table-cell table:formula="of:=IF([.E278]=[.$H$1];[.$G$1];[.$H$1])" office:value-type="float" office:value="-1.10425787365804" calcext:value-type="float">
            <text:p>-1.10425787365804</text:p>
          </table:table-cell>
          <table:table-cell table:formula="of:=IF([.$C$2]=[.A278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/>
          <table:table-cell table:formula="of:=[.A279]*PI()/180" office:value-type="float" office:value="4.85201532054424" calcext:value-type="float">
            <text:p>4.85201532054424</text:p>
          </table:table-cell>
          <table:table-cell table:formula="of:=-[.$B$2]*COS([.D279]-[.$C$3])-COS([.D279])*COS([.D279])" office:value-type="float" office:value="0.467815880361777" calcext:value-type="float">
            <text:p>0.467815880361777</text:p>
          </table:table-cell>
          <table:table-cell table:formula="of:=[.$B$2]*COS([.$C$3])*SIN([.D279])-[.$B$2]*SIN([.$C$3])*COS([.D279])+2*SIN([.D279])*COS([.D279])" office:value-type="float" office:value="-0.388112882988932" calcext:value-type="float">
            <text:p>-0.388112882988932</text:p>
          </table:table-cell>
          <table:table-cell table:formula="of:=[.$B$2]*COS([.D279]-[.$C$3]) + 2*COS(2*[.D279])" office:value-type="float" office:value="-2.40970842426926" calcext:value-type="float">
            <text:p>-2.40970842426926</text:p>
          </table:table-cell>
          <table:table-cell table:formula="of:=IF([.E279]=[.$H$1];[.$G$1];[.$H$1])" office:value-type="float" office:value="-1.10425787365804" calcext:value-type="float">
            <text:p>-1.10425787365804</text:p>
          </table:table-cell>
          <table:table-cell table:formula="of:=IF([.$C$2]=[.A279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/>
          <table:table-cell table:formula="of:=[.A280]*PI()/180" office:value-type="float" office:value="4.86946861306418" calcext:value-type="float">
            <text:p>4.86946861306418</text:p>
          </table:table-cell>
          <table:table-cell table:formula="of:=-[.$B$2]*COS([.D280]-[.$C$3])-COS([.D280])*COS([.D280])" office:value-type="float" office:value="0.460676121285575" calcext:value-type="float">
            <text:p>0.460676121285575</text:p>
          </table:table-cell>
          <table:table-cell table:formula="of:=[.$B$2]*COS([.$C$3])*SIN([.D280])-[.$B$2]*SIN([.$C$3])*COS([.D280])+2*SIN([.D280])*COS([.D280])" office:value-type="float" office:value="-0.429977942174781" calcext:value-type="float">
            <text:p>-0.429977942174781</text:p>
          </table:table-cell>
          <table:table-cell table:formula="of:=[.$B$2]*COS([.D280]-[.$C$3]) + 2*COS(2*[.D280])" office:value-type="float" office:value="-2.38726089572831" calcext:value-type="float">
            <text:p>-2.38726089572831</text:p>
          </table:table-cell>
          <table:table-cell table:formula="of:=IF([.E280]=[.$H$1];[.$G$1];[.$H$1])" office:value-type="float" office:value="-1.10425787365804" calcext:value-type="float">
            <text:p>-1.10425787365804</text:p>
          </table:table-cell>
          <table:table-cell table:formula="of:=IF([.$C$2]=[.A280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/>
          <table:table-cell table:formula="of:=[.A281]*PI()/180" office:value-type="float" office:value="4.88692190558412" calcext:value-type="float">
            <text:p>4.88692190558412</text:p>
          </table:table-cell>
          <table:table-cell table:formula="of:=-[.$B$2]*COS([.D281]-[.$C$3])-COS([.D281])*COS([.D281])" office:value-type="float" office:value="0.452809223537489" calcext:value-type="float">
            <text:p>0.452809223537489</text:p>
          </table:table-cell>
          <table:table-cell table:formula="of:=[.$B$2]*COS([.$C$3])*SIN([.D281])-[.$B$2]*SIN([.$C$3])*COS([.D281])+2*SIN([.D281])*COS([.D281])" office:value-type="float" office:value="-0.471429665876928" calcext:value-type="float">
            <text:p>-0.471429665876928</text:p>
          </table:table-cell>
          <table:table-cell table:formula="of:=[.$B$2]*COS([.D281]-[.$C$3]) + 2*COS(2*[.D281])" office:value-type="float" office:value="-2.36234815471635" calcext:value-type="float">
            <text:p>-2.36234815471635</text:p>
          </table:table-cell>
          <table:table-cell table:formula="of:=IF([.E281]=[.$H$1];[.$G$1];[.$H$1])" office:value-type="float" office:value="-1.10425787365804" calcext:value-type="float">
            <text:p>-1.10425787365804</text:p>
          </table:table-cell>
          <table:table-cell table:formula="of:=IF([.$C$2]=[.A281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/>
          <table:table-cell table:formula="of:=[.A282]*PI()/180" office:value-type="float" office:value="4.90437519810407" calcext:value-type="float">
            <text:p>4.90437519810407</text:p>
          </table:table-cell>
          <table:table-cell table:formula="of:=-[.$B$2]*COS([.D282]-[.$C$3])-COS([.D282])*COS([.D282])" office:value-type="float" office:value="0.444222775252553" calcext:value-type="float">
            <text:p>0.444222775252553</text:p>
          </table:table-cell>
          <table:table-cell table:formula="of:=[.$B$2]*COS([.$C$3])*SIN([.D282])-[.$B$2]*SIN([.$C$3])*COS([.D282])+2*SIN([.D282])*COS([.D282])" office:value-type="float" office:value="-0.51242527132441" calcext:value-type="float">
            <text:p>-0.51242527132441</text:p>
          </table:table-cell>
          <table:table-cell table:formula="of:=[.$B$2]*COS([.D282]-[.$C$3]) + 2*COS(2*[.D282])" office:value-type="float" office:value="-2.33499855710274" calcext:value-type="float">
            <text:p>-2.33499855710274</text:p>
          </table:table-cell>
          <table:table-cell table:formula="of:=IF([.E282]=[.$H$1];[.$G$1];[.$H$1])" office:value-type="float" office:value="-1.10425787365804" calcext:value-type="float">
            <text:p>-1.10425787365804</text:p>
          </table:table-cell>
          <table:table-cell table:formula="of:=IF([.$C$2]=[.A282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/>
          <table:table-cell table:formula="of:=[.A283]*PI()/180" office:value-type="float" office:value="4.92182849062401" calcext:value-type="float">
            <text:p>4.92182849062401</text:p>
          </table:table-cell>
          <table:table-cell table:formula="of:=-[.$B$2]*COS([.D283]-[.$C$3])-COS([.D283])*COS([.D283])" office:value-type="float" office:value="0.434925106802819" calcext:value-type="float">
            <text:p>0.434925106802819</text:p>
          </table:table-cell>
          <table:table-cell table:formula="of:=[.$B$2]*COS([.$C$3])*SIN([.D283])-[.$B$2]*SIN([.$C$3])*COS([.D283])+2*SIN([.D283])*COS([.D283])" office:value-type="float" office:value="-0.552922495437167" calcext:value-type="float">
            <text:p>-0.552922495437167</text:p>
          </table:table-cell>
          <table:table-cell table:formula="of:=[.$B$2]*COS([.D283]-[.$C$3]) + 2*COS(2*[.D283])" office:value-type="float" office:value="-2.30524329326672" calcext:value-type="float">
            <text:p>-2.30524329326672</text:p>
          </table:table-cell>
          <table:table-cell table:formula="of:=IF([.E283]=[.$H$1];[.$G$1];[.$H$1])" office:value-type="float" office:value="-1.10425787365804" calcext:value-type="float">
            <text:p>-1.10425787365804</text:p>
          </table:table-cell>
          <table:table-cell table:formula="of:=IF([.$C$2]=[.A283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/>
          <table:table-cell table:formula="of:=[.A284]*PI()/180" office:value-type="float" office:value="4.93928178314395" calcext:value-type="float">
            <text:p>4.93928178314395</text:p>
          </table:table-cell>
          <table:table-cell table:formula="of:=-[.$B$2]*COS([.D284]-[.$C$3])-COS([.D284])*COS([.D284])" office:value-type="float" office:value="0.42492528129716" calcext:value-type="float">
            <text:p>0.42492528129716</text:p>
          </table:table-cell>
          <table:table-cell table:formula="of:=[.$B$2]*COS([.$C$3])*SIN([.D284])-[.$B$2]*SIN([.$C$3])*COS([.D284])+2*SIN([.D284])*COS([.D284])" office:value-type="float" office:value="-0.592879643976551" calcext:value-type="float">
            <text:p>-0.592879643976551</text:p>
          </table:table-cell>
          <table:table-cell table:formula="of:=[.$B$2]*COS([.D284]-[.$C$3]) + 2*COS(2*[.D284])" office:value-type="float" office:value="-2.27311635074591" calcext:value-type="float">
            <text:p>-2.27311635074591</text:p>
          </table:table-cell>
          <table:table-cell table:formula="of:=IF([.E284]=[.$H$1];[.$G$1];[.$H$1])" office:value-type="float" office:value="-1.10425787365804" calcext:value-type="float">
            <text:p>-1.10425787365804</text:p>
          </table:table-cell>
          <table:table-cell table:formula="of:=IF([.$C$2]=[.A284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/>
          <table:table-cell table:formula="of:=[.A285]*PI()/180" office:value-type="float" office:value="4.9567350756639" calcext:value-type="float">
            <text:p>4.9567350756639</text:p>
          </table:table-cell>
          <table:table-cell table:formula="of:=-[.$B$2]*COS([.D285]-[.$C$3])-COS([.D285])*COS([.D285])" office:value-type="float" office:value="0.414233084229122" calcext:value-type="float">
            <text:p>0.414233084229122</text:p>
          </table:table-cell>
          <table:table-cell table:formula="of:=[.$B$2]*COS([.$C$3])*SIN([.D285])-[.$B$2]*SIN([.$C$3])*COS([.D285])+2*SIN([.D285])*COS([.D285])" office:value-type="float" office:value="-0.632255640014469" calcext:value-type="float">
            <text:p>-0.632255640014469</text:p>
          </table:table-cell>
          <table:table-cell table:formula="of:=[.$B$2]*COS([.D285]-[.$C$3]) + 2*COS(2*[.D285])" office:value-type="float" office:value="-2.23865447351751" calcext:value-type="float">
            <text:p>-2.23865447351751</text:p>
          </table:table-cell>
          <table:table-cell table:formula="of:=IF([.E285]=[.$H$1];[.$G$1];[.$H$1])" office:value-type="float" office:value="-1.10425787365804" calcext:value-type="float">
            <text:p>-1.10425787365804</text:p>
          </table:table-cell>
          <table:table-cell table:formula="of:=IF([.$C$2]=[.A285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/>
          <table:table-cell table:formula="of:=[.A286]*PI()/180" office:value-type="float" office:value="4.97418836818384" calcext:value-type="float">
            <text:p>4.97418836818384</text:p>
          </table:table-cell>
          <table:table-cell table:formula="of:=-[.$B$2]*COS([.D286]-[.$C$3])-COS([.D286])*COS([.D286])" office:value-type="float" office:value="0.402859012285173" calcext:value-type="float">
            <text:p>0.402859012285173</text:p>
          </table:table-cell>
          <table:table-cell table:formula="of:=[.$B$2]*COS([.$C$3])*SIN([.D286])-[.$B$2]*SIN([.$C$3])*COS([.D286])+2*SIN([.D286])*COS([.D286])" office:value-type="float" office:value="-0.671010071662835" calcext:value-type="float">
            <text:p>-0.671010071662835</text:p>
          </table:table-cell>
          <table:table-cell table:formula="of:=[.$B$2]*COS([.D286]-[.$C$3]) + 2*COS(2*[.D286])" office:value-type="float" office:value="-2.20189711796183" calcext:value-type="float">
            <text:p>-2.20189711796183</text:p>
          </table:table-cell>
          <table:table-cell table:formula="of:=IF([.E286]=[.$H$1];[.$G$1];[.$H$1])" office:value-type="float" office:value="-1.10425787365804" calcext:value-type="float">
            <text:p>-1.10425787365804</text:p>
          </table:table-cell>
          <table:table-cell table:formula="of:=IF([.$C$2]=[.A286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/>
          <table:table-cell table:formula="of:=[.A287]*PI()/180" office:value-type="float" office:value="4.99164166070378" calcext:value-type="float">
            <text:p>4.99164166070378</text:p>
          </table:table-cell>
          <table:table-cell table:formula="of:=-[.$B$2]*COS([.D287]-[.$C$3])-COS([.D287])*COS([.D287])" office:value-type="float" office:value="0.390814261326814" calcext:value-type="float">
            <text:p>0.390814261326814</text:p>
          </table:table-cell>
          <table:table-cell table:formula="of:=[.$B$2]*COS([.$C$3])*SIN([.D287])-[.$B$2]*SIN([.$C$3])*COS([.D287])+2*SIN([.D287])*COS([.D287])" office:value-type="float" office:value="-0.709103239005856" calcext:value-type="float">
            <text:p>-0.709103239005856</text:p>
          </table:table-cell>
          <table:table-cell table:formula="of:=[.$B$2]*COS([.D287]-[.$C$3]) + 2*COS(2*[.D287])" office:value-type="float" office:value="-2.16288640556145" calcext:value-type="float">
            <text:p>-2.16288640556145</text:p>
          </table:table-cell>
          <table:table-cell table:formula="of:=IF([.E287]=[.$H$1];[.$G$1];[.$H$1])" office:value-type="float" office:value="-1.10425787365804" calcext:value-type="float">
            <text:p>-1.10425787365804</text:p>
          </table:table-cell>
          <table:table-cell table:formula="of:=IF([.$C$2]=[.A287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/>
          <table:table-cell table:formula="of:=[.A288]*PI()/180" office:value-type="float" office:value="5.00909495322373" calcext:value-type="float">
            <text:p>5.00909495322373</text:p>
          </table:table-cell>
          <table:table-cell table:formula="of:=-[.$B$2]*COS([.D288]-[.$C$3])-COS([.D288])*COS([.D288])" office:value-type="float" office:value="0.378110713560915" calcext:value-type="float">
            <text:p>0.378110713560915</text:p>
          </table:table-cell>
          <table:table-cell table:formula="of:=[.$B$2]*COS([.$C$3])*SIN([.D288])-[.$B$2]*SIN([.$C$3])*COS([.D288])+2*SIN([.D288])*COS([.D288])" office:value-type="float" office:value="-0.746496200178703" calcext:value-type="float">
            <text:p>-0.746496200178703</text:p>
          </table:table-cell>
          <table:table-cell table:formula="of:=[.$B$2]*COS([.D288]-[.$C$3]) + 2*COS(2*[.D288])" office:value-type="float" office:value="-2.12166707239348" calcext:value-type="float">
            <text:p>-2.12166707239348</text:p>
          </table:table-cell>
          <table:table-cell table:formula="of:=IF([.E288]=[.$H$1];[.$G$1];[.$H$1])" office:value-type="float" office:value="-1.10425787365804" calcext:value-type="float">
            <text:p>-1.10425787365804</text:p>
          </table:table-cell>
          <table:table-cell table:formula="of:=IF([.$C$2]=[.A288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/>
          <table:table-cell table:formula="of:=[.A289]*PI()/180" office:value-type="float" office:value="5.02654824574367" calcext:value-type="float">
            <text:p>5.02654824574367</text:p>
          </table:table-cell>
          <table:table-cell table:formula="of:=-[.$B$2]*COS([.D289]-[.$C$3])-COS([.D289])*COS([.D289])" office:value-type="float" office:value="0.364760923913694" calcext:value-type="float">
            <text:p>0.364760923913694</text:p>
          </table:table-cell>
          <table:table-cell table:formula="of:=[.$B$2]*COS([.$C$3])*SIN([.D289])-[.$B$2]*SIN([.$C$3])*COS([.D289])+2*SIN([.D289])*COS([.D289])" office:value-type="float" office:value="-0.78315081653711" calcext:value-type="float">
            <text:p>-0.78315081653711</text:p>
          </table:table-cell>
          <table:table-cell table:formula="of:=[.$B$2]*COS([.D289]-[.$C$3]) + 2*COS(2*[.D289])" office:value-type="float" office:value="-2.07828641547612" calcext:value-type="float">
            <text:p>-2.07828641547612</text:p>
          </table:table-cell>
          <table:table-cell table:formula="of:=IF([.E289]=[.$H$1];[.$G$1];[.$H$1])" office:value-type="float" office:value="-1.10425787365804" calcext:value-type="float">
            <text:p>-1.10425787365804</text:p>
          </table:table-cell>
          <table:table-cell table:formula="of:=IF([.$C$2]=[.A289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/>
          <table:table-cell table:formula="of:=[.A290]*PI()/180" office:value-type="float" office:value="5.04400153826361" calcext:value-type="float">
            <text:p>5.04400153826361</text:p>
          </table:table-cell>
          <table:table-cell table:formula="of:=-[.$B$2]*COS([.D290]-[.$C$3])-COS([.D290])*COS([.D290])" office:value-type="float" office:value="0.350778105624662" calcext:value-type="float">
            <text:p>0.350778105624662</text:p>
          </table:table-cell>
          <table:table-cell table:formula="of:=[.$B$2]*COS([.$C$3])*SIN([.D290])-[.$B$2]*SIN([.$C$3])*COS([.D290])+2*SIN([.D290])*COS([.D290])" office:value-type="float" office:value="-0.819029796863557" calcext:value-type="float">
            <text:p>-0.819029796863557</text:p>
          </table:table-cell>
          <table:table-cell table:formula="of:=[.$B$2]*COS([.D290]-[.$C$3]) + 2*COS(2*[.D290])" office:value-type="float" office:value="-2.03279423603475" calcext:value-type="float">
            <text:p>-2.03279423603475</text:p>
          </table:table-cell>
          <table:table-cell table:formula="of:=IF([.E290]=[.$H$1];[.$G$1];[.$H$1])" office:value-type="float" office:value="-1.10425787365804" calcext:value-type="float">
            <text:p>-1.10425787365804</text:p>
          </table:table-cell>
          <table:table-cell table:formula="of:=IF([.$C$2]=[.A290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/>
          <table:table-cell table:formula="of:=[.A291]*PI()/180" office:value-type="float" office:value="5.06145483078356" calcext:value-type="float">
            <text:p>5.06145483078356</text:p>
          </table:table-cell>
          <table:table-cell table:formula="of:=-[.$B$2]*COS([.D291]-[.$C$3])-COS([.D291])*COS([.D291])" office:value-type="float" office:value="0.336176115077814" calcext:value-type="float">
            <text:p>0.336176115077814</text:p>
          </table:table-cell>
          <table:table-cell table:formula="of:=[.$B$2]*COS([.$C$3])*SIN([.D291])-[.$B$2]*SIN([.$C$3])*COS([.D291])+2*SIN([.D291])*COS([.D291])" office:value-type="float" office:value="-0.854096740556888" calcext:value-type="float">
            <text:p>-0.854096740556888</text:p>
          </table:table-cell>
          <table:table-cell table:formula="of:=[.$B$2]*COS([.D291]-[.$C$3]) + 2*COS(2*[.D291])" office:value-type="float" office:value="-1.98524277975628" calcext:value-type="float">
            <text:p>-1.98524277975628</text:p>
          </table:table-cell>
          <table:table-cell table:formula="of:=IF([.E291]=[.$H$1];[.$G$1];[.$H$1])" office:value-type="float" office:value="-1.10425787365804" calcext:value-type="float">
            <text:p>-1.10425787365804</text:p>
          </table:table-cell>
          <table:table-cell table:formula="of:=IF([.$C$2]=[.A291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/>
          <table:table-cell table:formula="of:=[.A292]*PI()/180" office:value-type="float" office:value="5.0789081233035" calcext:value-type="float">
            <text:p>5.0789081233035</text:p>
          </table:table-cell>
          <table:table-cell table:formula="of:=-[.$B$2]*COS([.D292]-[.$C$3])-COS([.D292])*COS([.D292])" office:value-type="float" office:value="0.320969435888281" calcext:value-type="float">
            <text:p>0.320969435888281</text:p>
          </table:table-cell>
          <table:table-cell table:formula="of:=[.$B$2]*COS([.$C$3])*SIN([.D292])-[.$B$2]*SIN([.$C$3])*COS([.D292])+2*SIN([.D292])*COS([.D292])" office:value-type="float" office:value="-0.888316179753396" calcext:value-type="float">
            <text:p>-0.888316179753396</text:p>
          </table:table-cell>
          <table:table-cell table:formula="of:=[.$B$2]*COS([.D292]-[.$C$3]) + 2*COS(2*[.D292])" office:value-type="float" office:value="-1.93568667410437" calcext:value-type="float">
            <text:p>-1.93568667410437</text:p>
          </table:table-cell>
          <table:table-cell table:formula="of:=IF([.E292]=[.$H$1];[.$G$1];[.$H$1])" office:value-type="float" office:value="-1.10425787365804" calcext:value-type="float">
            <text:p>-1.10425787365804</text:p>
          </table:table-cell>
          <table:table-cell table:formula="of:=IF([.$C$2]=[.A292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/>
          <table:table-cell table:formula="of:=[.A293]*PI()/180" office:value-type="float" office:value="5.09636141582344" calcext:value-type="float">
            <text:p>5.09636141582344</text:p>
          </table:table-cell>
          <table:table-cell table:formula="of:=-[.$B$2]*COS([.D293]-[.$C$3])-COS([.D293])*COS([.D293])" office:value-type="float" office:value="0.30517316226351" calcext:value-type="float">
            <text:p>0.30517316226351</text:p>
          </table:table-cell>
          <table:table-cell table:formula="of:=[.$B$2]*COS([.$C$3])*SIN([.D293])-[.$B$2]*SIN([.$C$3])*COS([.D293])+2*SIN([.D293])*COS([.D293])" office:value-type="float" office:value="-0.92165362032877" calcext:value-type="float">
            <text:p>-0.92165362032877</text:p>
          </table:table-cell>
          <table:table-cell table:formula="of:=[.$B$2]*COS([.D293]-[.$C$3]) + 2*COS(2*[.D293])" office:value-type="float" office:value="-1.88418286277149" calcext:value-type="float">
            <text:p>-1.88418286277149</text:p>
          </table:table-cell>
          <table:table-cell table:formula="of:=IF([.E293]=[.$H$1];[.$G$1];[.$H$1])" office:value-type="float" office:value="-1.10425787365804" calcext:value-type="float">
            <text:p>-1.10425787365804</text:p>
          </table:table-cell>
          <table:table-cell table:formula="of:=IF([.$C$2]=[.A293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/>
          <table:table-cell table:formula="of:=[.A294]*PI()/180" office:value-type="float" office:value="5.11381470834339" calcext:value-type="float">
            <text:p>5.11381470834339</text:p>
          </table:table-cell>
          <table:table-cell table:formula="of:=-[.$B$2]*COS([.D294]-[.$C$3])-COS([.D294])*COS([.D294])" office:value-type="float" office:value="0.288802981658962" calcext:value-type="float">
            <text:p>0.288802981658962</text:p>
          </table:table-cell>
          <table:table-cell table:formula="of:=[.$B$2]*COS([.$C$3])*SIN([.D294])-[.$B$2]*SIN([.$C$3])*COS([.D294])+2*SIN([.D294])*COS([.D294])" office:value-type="float" office:value="-0.954075581731596" calcext:value-type="float">
            <text:p>-0.954075581731596</text:p>
          </table:table-cell>
          <table:table-cell table:formula="of:=[.$B$2]*COS([.D294]-[.$C$3]) + 2*COS(2*[.D294])" office:value-type="float" office:value="-1.83079053734746" calcext:value-type="float">
            <text:p>-1.83079053734746</text:p>
          </table:table-cell>
          <table:table-cell table:formula="of:=IF([.E294]=[.$H$1];[.$G$1];[.$H$1])" office:value-type="float" office:value="-1.10425787365804" calcext:value-type="float">
            <text:p>-1.10425787365804</text:p>
          </table:table-cell>
          <table:table-cell table:formula="of:=IF([.$C$2]=[.A294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/>
          <table:table-cell table:formula="of:=[.A295]*PI()/180" office:value-type="float" office:value="5.13126800086333" calcext:value-type="float">
            <text:p>5.13126800086333</text:p>
          </table:table-cell>
          <table:table-cell table:formula="of:=-[.$B$2]*COS([.D295]-[.$C$3])-COS([.D295])*COS([.D295])" office:value-type="float" office:value="0.271875156749127" calcext:value-type="float">
            <text:p>0.271875156749127</text:p>
          </table:table-cell>
          <table:table-cell table:formula="of:=[.$B$2]*COS([.$C$3])*SIN([.D295])-[.$B$2]*SIN([.$C$3])*COS([.D295])+2*SIN([.D295])*COS([.D295])" office:value-type="float" office:value="-0.985549635600563" calcext:value-type="float">
            <text:p>-0.985549635600563</text:p>
          </table:table-cell>
          <table:table-cell table:formula="of:=[.$B$2]*COS([.D295]-[.$C$3]) + 2*COS(2*[.D295])" office:value-type="float" office:value="-1.77557106628741" calcext:value-type="float">
            <text:p>-1.77557106628741</text:p>
          </table:table-cell>
          <table:table-cell table:formula="of:=IF([.E295]=[.$H$1];[.$G$1];[.$H$1])" office:value-type="float" office:value="-1.10425787365804" calcext:value-type="float">
            <text:p>-1.10425787365804</text:p>
          </table:table-cell>
          <table:table-cell table:formula="of:=IF([.$C$2]=[.A295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/>
          <table:table-cell table:formula="of:=[.A296]*PI()/180" office:value-type="float" office:value="5.14872129338327" calcext:value-type="float">
            <text:p>5.14872129338327</text:p>
          </table:table-cell>
          <table:table-cell table:formula="of:=-[.$B$2]*COS([.D296]-[.$C$3])-COS([.D296])*COS([.D296])" office:value-type="float" office:value="0.254406506735489" calcext:value-type="float">
            <text:p>0.254406506735489</text:p>
          </table:table-cell>
          <table:table-cell table:formula="of:=[.$B$2]*COS([.$C$3])*SIN([.D296])-[.$B$2]*SIN([.$C$3])*COS([.D296])+2*SIN([.D296])*COS([.D296])" office:value-type="float" office:value="-1.01604444311898" calcext:value-type="float">
            <text:p>-1.01604444311898</text:p>
          </table:table-cell>
          <table:table-cell table:formula="of:=[.$B$2]*COS([.D296]-[.$C$3]) + 2*COS(2*[.D296])" office:value-type="float" office:value="-1.7185879212653" calcext:value-type="float">
            <text:p>-1.7185879212653</text:p>
          </table:table-cell>
          <table:table-cell table:formula="of:=IF([.E296]=[.$H$1];[.$G$1];[.$H$1])" office:value-type="float" office:value="-1.10425787365804" calcext:value-type="float">
            <text:p>-1.10425787365804</text:p>
          </table:table-cell>
          <table:table-cell table:formula="of:=IF([.$C$2]=[.A296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/>
          <table:table-cell table:formula="of:=[.A297]*PI()/180" office:value-type="float" office:value="5.16617458590322" calcext:value-type="float">
            <text:p>5.16617458590322</text:p>
          </table:table-cell>
          <table:table-cell table:formula="of:=-[.$B$2]*COS([.D297]-[.$C$3])-COS([.D297])*COS([.D297])" office:value-type="float" office:value="0.236414388013885" calcext:value-type="float">
            <text:p>0.236414388013885</text:p>
          </table:table-cell>
          <table:table-cell table:formula="of:=[.$B$2]*COS([.$C$3])*SIN([.D297])-[.$B$2]*SIN([.$C$3])*COS([.D297])+2*SIN([.D297])*COS([.D297])" office:value-type="float" office:value="-1.04552979106175" calcext:value-type="float">
            <text:p>-1.04552979106175</text:p>
          </table:table-cell>
          <table:table-cell table:formula="of:=[.$B$2]*COS([.D297]-[.$C$3]) + 2*COS(2*[.D297])" office:value-type="float" office:value="-1.65990660100237" calcext:value-type="float">
            <text:p>-1.65990660100237</text:p>
          </table:table-cell>
          <table:table-cell table:formula="of:=IF([.E297]=[.$H$1];[.$G$1];[.$H$1])" office:value-type="float" office:value="-1.10425787365804" calcext:value-type="float">
            <text:p>-1.10425787365804</text:p>
          </table:table-cell>
          <table:table-cell table:formula="of:=IF([.$C$2]=[.A297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/>
          <table:table-cell table:formula="of:=[.A298]*PI()/180" office:value-type="float" office:value="5.18362787842316" calcext:value-type="float">
            <text:p>5.18362787842316</text:p>
          </table:table-cell>
          <table:table-cell table:formula="of:=-[.$B$2]*COS([.D298]-[.$C$3])-COS([.D298])*COS([.D298])" office:value-type="float" office:value="0.21791667422445" calcext:value-type="float">
            <text:p>0.21791667422445</text:p>
          </table:table-cell>
          <table:table-cell table:formula="of:=[.$B$2]*COS([.$C$3])*SIN([.D298])-[.$B$2]*SIN([.$C$3])*COS([.D298])+2*SIN([.D298])*COS([.D298])" office:value-type="float" office:value="-1.07397662649155" calcext:value-type="float">
            <text:p>-1.07397662649155</text:p>
          </table:table-cell>
          <table:table-cell table:formula="of:=[.$B$2]*COS([.D298]-[.$C$3]) + 2*COS(2*[.D298])" office:value-type="float" office:value="-1.59959455266316" calcext:value-type="float">
            <text:p>-1.59959455266316</text:p>
          </table:table-cell>
          <table:table-cell table:formula="of:=IF([.E298]=[.$H$1];[.$G$1];[.$H$1])" office:value-type="float" office:value="-1.10425787365804" calcext:value-type="float">
            <text:p>-1.10425787365804</text:p>
          </table:table-cell>
          <table:table-cell table:formula="of:=IF([.$C$2]=[.A298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/>
          <table:table-cell table:formula="of:=[.A299]*PI()/180" office:value-type="float" office:value="5.2010811709431" calcext:value-type="float">
            <text:p>5.2010811709431</text:p>
          </table:table-cell>
          <table:table-cell table:formula="of:=-[.$B$2]*COS([.D299]-[.$C$3])-COS([.D299])*COS([.D299])" office:value-type="float" office:value="0.198931735708086" calcext:value-type="float">
            <text:p>0.198931735708086</text:p>
          </table:table-cell>
          <table:table-cell table:formula="of:=[.$B$2]*COS([.$C$3])*SIN([.D299])-[.$B$2]*SIN([.$C$3])*COS([.D299])+2*SIN([.D299])*COS([.D299])" office:value-type="float" office:value="-1.10135709006255" calcext:value-type="float">
            <text:p>-1.10135709006255</text:p>
          </table:table-cell>
          <table:table-cell table:formula="of:=[.$B$2]*COS([.D299]-[.$C$3]) + 2*COS(2*[.D299])" office:value-type="float" office:value="-1.53772109091421" calcext:value-type="float">
            <text:p>-1.53772109091421</text:p>
          </table:table-cell>
          <table:table-cell table:formula="of:=IF([.E299]=[.$H$1];[.$G$1];[.$H$1])" office:value-type="float" office:value="-1.10425787365804" calcext:value-type="float">
            <text:p>-1.10425787365804</text:p>
          </table:table-cell>
          <table:table-cell table:formula="of:=IF([.$C$2]=[.A299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/>
          <table:table-cell table:formula="of:=[.A300]*PI()/180" office:value-type="float" office:value="5.21853446346305" calcext:value-type="float">
            <text:p>5.21853446346305</text:p>
          </table:table-cell>
          <table:table-cell table:formula="of:=-[.$B$2]*COS([.D300]-[.$C$3])-COS([.D300])*COS([.D300])" office:value-type="float" office:value="0.179478418394124" calcext:value-type="float">
            <text:p>0.179478418394124</text:p>
          </table:table-cell>
          <table:table-cell table:formula="of:=[.$B$2]*COS([.$C$3])*SIN([.D300])-[.$B$2]*SIN([.$C$3])*COS([.D300])+2*SIN([.D300])*COS([.D300])" office:value-type="float" office:value="-1.1276445478918" calcext:value-type="float">
            <text:p>-1.1276445478918</text:p>
          </table:table-cell>
          <table:table-cell table:formula="of:=[.$B$2]*COS([.D300]-[.$C$3]) + 2*COS(2*[.D300])" office:value-type="float" office:value="-1.47435731474393" calcext:value-type="float">
            <text:p>-1.47435731474393</text:p>
          </table:table-cell>
          <table:table-cell table:formula="of:=IF([.E300]=[.$H$1];[.$G$1];[.$H$1])" office:value-type="float" office:value="-1.10425787365804" calcext:value-type="float">
            <text:p>-1.10425787365804</text:p>
          </table:table-cell>
          <table:table-cell table:formula="of:=IF([.$C$2]=[.A300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/>
          <table:table-cell table:formula="of:=[.A301]*PI()/180" office:value-type="float" office:value="5.23598775598299" calcext:value-type="float">
            <text:p>5.23598775598299</text:p>
          </table:table-cell>
          <table:table-cell table:formula="of:=-[.$B$2]*COS([.D301]-[.$C$3])-COS([.D301])*COS([.D301])" office:value-type="float" office:value="0.159576022144496" calcext:value-type="float">
            <text:p>0.159576022144496</text:p>
          </table:table-cell>
          <table:table-cell table:formula="of:=[.$B$2]*COS([.$C$3])*SIN([.D301])-[.$B$2]*SIN([.$C$3])*COS([.D301])+2*SIN([.D301])*COS([.D301])" office:value-type="float" office:value="-1.15281362195996" calcext:value-type="float">
            <text:p>-1.15281362195996</text:p>
          </table:table-cell>
          <table:table-cell table:formula="of:=[.$B$2]*COS([.D301]-[.$C$3]) + 2*COS(2*[.D301])" office:value-type="float" office:value="-1.4095760221445" calcext:value-type="float">
            <text:p>-1.4095760221445</text:p>
          </table:table-cell>
          <table:table-cell table:formula="of:=IF([.E301]=[.$H$1];[.$G$1];[.$H$1])" office:value-type="float" office:value="-1.10425787365804" calcext:value-type="float">
            <text:p>-1.10425787365804</text:p>
          </table:table-cell>
          <table:table-cell table:formula="of:=IF([.$C$2]=[.A301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/>
          <table:table-cell table:formula="of:=[.A302]*PI()/180" office:value-type="float" office:value="5.25344104850293" calcext:value-type="float">
            <text:p>5.25344104850293</text:p>
          </table:table-cell>
          <table:table-cell table:formula="of:=-[.$B$2]*COS([.D302]-[.$C$3])-COS([.D302])*COS([.D302])" office:value-type="float" office:value="0.139244278580419" calcext:value-type="float">
            <text:p>0.139244278580419</text:p>
          </table:table-cell>
          <table:table-cell table:formula="of:=[.$B$2]*COS([.$C$3])*SIN([.D302])-[.$B$2]*SIN([.$C$3])*COS([.D302])+2*SIN([.D302])*COS([.D302])" office:value-type="float" office:value="-1.17684021900516" calcext:value-type="float">
            <text:p>-1.17684021900516</text:p>
          </table:table-cell>
          <table:table-cell table:formula="of:=[.$B$2]*COS([.D302]-[.$C$3]) + 2*COS(2*[.D302])" office:value-type="float" office:value="-1.34345162275926" calcext:value-type="float">
            <text:p>-1.34345162275926</text:p>
          </table:table-cell>
          <table:table-cell table:formula="of:=IF([.E302]=[.$H$1];[.$G$1];[.$H$1])" office:value-type="float" office:value="-1.10425787365804" calcext:value-type="float">
            <text:p>-1.10425787365804</text:p>
          </table:table-cell>
          <table:table-cell table:formula="of:=IF([.$C$2]=[.A302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/>
          <table:table-cell table:formula="of:=[.A303]*PI()/180" office:value-type="float" office:value="5.27089434102288" calcext:value-type="float">
            <text:p>5.27089434102288</text:p>
          </table:table-cell>
          <table:table-cell table:formula="of:=-[.$B$2]*COS([.D303]-[.$C$3])-COS([.D303])*COS([.D303])" office:value-type="float" office:value="0.118503328418186" calcext:value-type="float">
            <text:p>0.118503328418186</text:p>
          </table:table-cell>
          <table:table-cell table:formula="of:=[.$B$2]*COS([.$C$3])*SIN([.D303])-[.$B$2]*SIN([.$C$3])*COS([.D303])+2*SIN([.D303])*COS([.D303])" office:value-type="float" office:value="-1.19970155787519" calcext:value-type="float">
            <text:p>-1.19970155787519</text:p>
          </table:table-cell>
          <table:table-cell table:formula="of:=[.$B$2]*COS([.D303]-[.$C$3]) + 2*COS(2*[.D303])" office:value-type="float" office:value="-1.2760600486018" calcext:value-type="float">
            <text:p>-1.2760600486018</text:p>
          </table:table-cell>
          <table:table-cell table:formula="of:=IF([.E303]=[.$H$1];[.$G$1];[.$H$1])" office:value-type="float" office:value="-1.10425787365804" calcext:value-type="float">
            <text:p>-1.10425787365804</text:p>
          </table:table-cell>
          <table:table-cell table:formula="of:=IF([.$C$2]=[.A303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/>
          <table:table-cell table:formula="of:=[.A304]*PI()/180" office:value-type="float" office:value="5.28834763354282" calcext:value-type="float">
            <text:p>5.28834763354282</text:p>
          </table:table-cell>
          <table:table-cell table:formula="of:=-[.$B$2]*COS([.D304]-[.$C$3])-COS([.D304])*COS([.D304])" office:value-type="float" office:value="0.0973736983412617" calcext:value-type="float">
            <text:p>0.097373698341262</text:p>
          </table:table-cell>
          <table:table-cell table:formula="of:=[.$B$2]*COS([.$C$3])*SIN([.D304])-[.$B$2]*SIN([.$C$3])*COS([.D304])+2*SIN([.D304])*COS([.D304])" office:value-type="float" office:value="-1.22137619530543" calcext:value-type="float">
            <text:p>-1.22137619530543</text:p>
          </table:table-cell>
          <table:table-cell table:formula="of:=[.$B$2]*COS([.D304]-[.$C$3]) + 2*COS(2*[.D304])" office:value-type="float" office:value="-1.20747866295496" calcext:value-type="float">
            <text:p>-1.20747866295496</text:p>
          </table:table-cell>
          <table:table-cell table:formula="of:=IF([.E304]=[.$H$1];[.$G$1];[.$H$1])" office:value-type="float" office:value="-1.10425787365804" calcext:value-type="float">
            <text:p>-1.10425787365804</text:p>
          </table:table-cell>
          <table:table-cell table:formula="of:=IF([.$C$2]=[.A304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/>
          <table:table-cell table:formula="of:=[.A305]*PI()/180" office:value-type="float" office:value="5.30580092606276" calcext:value-type="float">
            <text:p>5.30580092606276</text:p>
          </table:table-cell>
          <table:table-cell table:formula="of:=-[.$B$2]*COS([.D305]-[.$C$3])-COS([.D305])*COS([.D305])" office:value-type="float" office:value="0.0758762774364424" calcext:value-type="float">
            <text:p>0.075876277436442</text:p>
          </table:table-cell>
          <table:table-cell table:formula="of:=[.$B$2]*COS([.$C$3])*SIN([.D305])-[.$B$2]*SIN([.$C$3])*COS([.D305])+2*SIN([.D305])*COS([.D305])" office:value-type="float" office:value="-1.24184405009171" calcext:value-type="float">
            <text:p>-1.24184405009171</text:p>
          </table:table-cell>
          <table:table-cell table:formula="of:=[.$B$2]*COS([.D305]-[.$C$3]) + 2*COS(2*[.D305])" office:value-type="float" office:value="-1.13778616756031" calcext:value-type="float">
            <text:p>-1.13778616756031</text:p>
          </table:table-cell>
          <table:table-cell table:formula="of:=IF([.E305]=[.$H$1];[.$G$1];[.$H$1])" office:value-type="float" office:value="-1.10425787365804" calcext:value-type="float">
            <text:p>-1.10425787365804</text:p>
          </table:table-cell>
          <table:table-cell table:formula="of:=IF([.$C$2]=[.A305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/>
          <table:table-cell table:formula="of:=[.A306]*PI()/180" office:value-type="float" office:value="5.32325421858271" calcext:value-type="float">
            <text:p>5.32325421858271</text:p>
          </table:table-cell>
          <table:table-cell table:formula="of:=-[.$B$2]*COS([.D306]-[.$C$3])-COS([.D306])*COS([.D306])" office:value-type="float" office:value="0.0540322932223234" calcext:value-type="float">
            <text:p>0.054032293222324</text:p>
          </table:table-cell>
          <table:table-cell table:formula="of:=[.$B$2]*COS([.$C$3])*SIN([.D306])-[.$B$2]*SIN([.$C$3])*COS([.D306])+2*SIN([.D306])*COS([.D306])" office:value-type="float" office:value="-1.26108642562918" calcext:value-type="float">
            <text:p>-1.26108642562918</text:p>
          </table:table-cell>
          <table:table-cell table:formula="of:=[.$B$2]*COS([.D306]-[.$C$3]) + 2*COS(2*[.D306])" office:value-type="float" office:value="-1.06706250821083" calcext:value-type="float">
            <text:p>-1.06706250821083</text:p>
          </table:table-cell>
          <table:table-cell table:formula="of:=IF([.E306]=[.$H$1];[.$G$1];[.$H$1])" office:value-type="float" office:value="-1.10425787365804" calcext:value-type="float">
            <text:p>-1.10425787365804</text:p>
          </table:table-cell>
          <table:table-cell table:formula="of:=IF([.$C$2]=[.A306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/>
          <table:table-cell table:formula="of:=[.A307]*PI()/180" office:value-type="float" office:value="5.34070751110265" calcext:value-type="float">
            <text:p>5.34070751110265</text:p>
          </table:table-cell>
          <table:table-cell table:formula="of:=-[.$B$2]*COS([.D307]-[.$C$3])-COS([.D307])*COS([.D307])" office:value-type="float" office:value="0.03186328729886" calcext:value-type="float">
            <text:p>0.03186328729886</text:p>
          </table:table-cell>
          <table:table-cell table:formula="of:=[.$B$2]*COS([.$C$3])*SIN([.D307])-[.$B$2]*SIN([.$C$3])*COS([.D307])+2*SIN([.D307])*COS([.D307])" office:value-type="float" office:value="-1.27908603079041" calcext:value-type="float">
            <text:p>-1.27908603079041</text:p>
          </table:table-cell>
          <table:table-cell table:formula="of:=[.$B$2]*COS([.D307]-[.$C$3]) + 2*COS(2*[.D307])" office:value-type="float" office:value="-0.995388778861282" calcext:value-type="float">
            <text:p>-0.995388778861282</text:p>
          </table:table-cell>
          <table:table-cell table:formula="of:=IF([.E307]=[.$H$1];[.$G$1];[.$H$1])" office:value-type="float" office:value="-1.10425787365804" calcext:value-type="float">
            <text:p>-1.10425787365804</text:p>
          </table:table-cell>
          <table:table-cell table:formula="of:=IF([.$C$2]=[.A307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/>
          <table:table-cell table:formula="of:=[.A308]*PI()/180" office:value-type="float" office:value="5.35816080362259" calcext:value-type="float">
            <text:p>5.35816080362259</text:p>
          </table:table-cell>
          <table:table-cell table:formula="of:=-[.$B$2]*COS([.D308]-[.$C$3])-COS([.D308])*COS([.D308])" office:value-type="float" office:value="0.00939109064719729" calcext:value-type="float">
            <text:p>0.009391090647197</text:p>
          </table:table-cell>
          <table:table-cell table:formula="of:=[.$B$2]*COS([.$C$3])*SIN([.D308])-[.$B$2]*SIN([.$C$3])*COS([.D308])+2*SIN([.D308])*COS([.D308])" office:value-type="float" office:value="-1.29582699911775" calcext:value-type="float">
            <text:p>-1.29582699911775</text:p>
          </table:table-cell>
          <table:table-cell table:formula="of:=[.$B$2]*COS([.D308]-[.$C$3]) + 2*COS(2*[.D308])" office:value-type="float" office:value="-0.922847124372697" calcext:value-type="float">
            <text:p>-0.922847124372697</text:p>
          </table:table-cell>
          <table:table-cell table:formula="of:=IF([.E308]=[.$H$1];[.$G$1];[.$H$1])" office:value-type="float" office:value="-1.10425787365804" calcext:value-type="float">
            <text:p>-1.10425787365804</text:p>
          </table:table-cell>
          <table:table-cell table:formula="of:=IF([.$C$2]=[.A308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/>
          <table:table-cell table:formula="of:=[.A309]*PI()/180" office:value-type="float" office:value="5.37561409614254" calcext:value-type="float">
            <text:p>5.37561409614254</text:p>
          </table:table-cell>
          <table:table-cell table:formula="of:=-[.$B$2]*COS([.D309]-[.$C$3])-COS([.D309])*COS([.D309])" office:value-type="float" office:value="-0.0133622013905813" calcext:value-type="float">
            <text:p>-0.013362201390581</text:p>
          </table:table-cell>
          <table:table-cell table:formula="of:=[.$B$2]*COS([.$C$3])*SIN([.D309])-[.$B$2]*SIN([.$C$3])*COS([.D309])+2*SIN([.D309])*COS([.D309])" office:value-type="float" office:value="-1.31129490630725" calcext:value-type="float">
            <text:p>-1.31129490630725</text:p>
          </table:table-cell>
          <table:table-cell table:formula="of:=[.$B$2]*COS([.D309]-[.$C$3]) + 2*COS(2*[.D309])" office:value-type="float" office:value="-0.84952064200892" calcext:value-type="float">
            <text:p>-0.84952064200892</text:p>
          </table:table-cell>
          <table:table-cell table:formula="of:=IF([.E309]=[.$H$1];[.$G$1];[.$H$1])" office:value-type="float" office:value="-1.10425787365804" calcext:value-type="float">
            <text:p>-1.10425787365804</text:p>
          </table:table-cell>
          <table:table-cell table:formula="of:=IF([.$C$2]=[.A309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/>
          <table:table-cell table:formula="of:=[.A310]*PI()/180" office:value-type="float" office:value="5.39306738866248" calcext:value-type="float">
            <text:p>5.39306738866248</text:p>
          </table:table-cell>
          <table:table-cell table:formula="of:=-[.$B$2]*COS([.D310]-[.$C$3])-COS([.D310])*COS([.D310])" office:value-type="float" office:value="-0.0363742544217949" calcext:value-type="float">
            <text:p>-0.036374254421795</text:p>
          </table:table-cell>
          <table:table-cell table:formula="of:=[.$B$2]*COS([.$C$3])*SIN([.D310])-[.$B$2]*SIN([.$C$3])*COS([.D310])+2*SIN([.D310])*COS([.D310])" office:value-type="float" office:value="-1.3254767859633" calcext:value-type="float">
            <text:p>-1.3254767859633</text:p>
          </table:table-cell>
          <table:table-cell table:formula="of:=[.$B$2]*COS([.D310]-[.$C$3]) + 2*COS(2*[.D310])" office:value-type="float" office:value="-0.775493281804844" calcext:value-type="float">
            <text:p>-0.775493281804844</text:p>
          </table:table-cell>
          <table:table-cell table:formula="of:=IF([.E310]=[.$H$1];[.$G$1];[.$H$1])" office:value-type="float" office:value="-1.10425787365804" calcext:value-type="float">
            <text:p>-1.10425787365804</text:p>
          </table:table-cell>
          <table:table-cell table:formula="of:=IF([.$C$2]=[.A310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/>
          <table:table-cell table:formula="of:=[.A311]*PI()/180" office:value-type="float" office:value="5.41052068118242" calcext:value-type="float">
            <text:p>5.41052068118242</text:p>
          </table:table-cell>
          <table:table-cell table:formula="of:=-[.$B$2]*COS([.D311]-[.$C$3])-COS([.D311])*COS([.D311])" office:value-type="float" office:value="-0.0596225205732609" calcext:value-type="float">
            <text:p>-0.059622520573261</text:p>
          </table:table-cell>
          <table:table-cell table:formula="of:=[.$B$2]*COS([.$C$3])*SIN([.D311])-[.$B$2]*SIN([.$C$3])*COS([.D311])+2*SIN([.D311])*COS([.D311])" office:value-type="float" office:value="-1.33836114360548" calcext:value-type="float">
            <text:p>-1.33836114360548</text:p>
          </table:table-cell>
          <table:table-cell table:formula="of:=[.$B$2]*COS([.D311]-[.$C$3]) + 2*COS(2*[.D311])" office:value-type="float" office:value="-0.700849745927135" calcext:value-type="float">
            <text:p>-0.700849745927135</text:p>
          </table:table-cell>
          <table:table-cell table:formula="of:=IF([.E311]=[.$H$1];[.$G$1];[.$H$1])" office:value-type="float" office:value="-1.10425787365804" calcext:value-type="float">
            <text:p>-1.10425787365804</text:p>
          </table:table-cell>
          <table:table-cell table:formula="of:=IF([.$C$2]=[.A311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/>
          <table:table-cell table:formula="of:=[.A312]*PI()/180" office:value-type="float" office:value="5.42797397370237" calcext:value-type="float">
            <text:p>5.42797397370237</text:p>
          </table:table-cell>
          <table:table-cell table:formula="of:=-[.$B$2]*COS([.D312]-[.$C$3])-COS([.D312])*COS([.D312])" office:value-type="float" office:value="-0.0830842642904682" calcext:value-type="float">
            <text:p>-0.083084264290468</text:p>
          </table:table-cell>
          <table:table-cell table:formula="of:=[.$B$2]*COS([.$C$3])*SIN([.D312])-[.$B$2]*SIN([.$C$3])*COS([.D312])+2*SIN([.D312])*COS([.D312])" office:value-type="float" office:value="-1.3499379689109" calcext:value-type="float">
            <text:p>-1.3499379689109</text:p>
          </table:table-cell>
          <table:table-cell table:formula="of:=[.$B$2]*COS([.D312]-[.$C$3]) + 2*COS(2*[.D312])" office:value-type="float" office:value="-0.625675387149631" calcext:value-type="float">
            <text:p>-0.625675387149631</text:p>
          </table:table-cell>
          <table:table-cell table:formula="of:=IF([.E312]=[.$H$1];[.$G$1];[.$H$1])" office:value-type="float" office:value="-1.10425787365804" calcext:value-type="float">
            <text:p>-1.10425787365804</text:p>
          </table:table-cell>
          <table:table-cell table:formula="of:=IF([.$C$2]=[.A312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/>
          <table:table-cell table:formula="of:=[.A313]*PI()/180" office:value-type="float" office:value="5.44542726622231" calcext:value-type="float">
            <text:p>5.44542726622231</text:p>
          </table:table-cell>
          <table:table-cell table:formula="of:=-[.$B$2]*COS([.D313]-[.$C$3])-COS([.D313])*COS([.D313])" office:value-type="float" office:value="-0.106736588334923" calcext:value-type="float">
            <text:p>-0.106736588334923</text:p>
          </table:table-cell>
          <table:table-cell table:formula="of:=[.$B$2]*COS([.$C$3])*SIN([.D313])-[.$B$2]*SIN([.$C$3])*COS([.D313])+2*SIN([.D313])*COS([.D313])" office:value-type="float" office:value="-1.36019874617786" calcext:value-type="float">
            <text:p>-1.36019874617786</text:p>
          </table:table-cell>
          <table:table-cell table:formula="of:=[.$B$2]*COS([.D313]-[.$C$3]) + 2*COS(2*[.D313])" office:value-type="float" office:value="-0.550056106566558" calcext:value-type="float">
            <text:p>-0.550056106566558</text:p>
          </table:table-cell>
          <table:table-cell table:formula="of:=IF([.E313]=[.$H$1];[.$G$1];[.$H$1])" office:value-type="float" office:value="-1.10425787365804" calcext:value-type="float">
            <text:p>-1.10425787365804</text:p>
          </table:table-cell>
          <table:table-cell table:formula="of:=IF([.$C$2]=[.A313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/>
          <table:table-cell table:formula="of:=[.A314]*PI()/180" office:value-type="float" office:value="5.46288055874225" calcext:value-type="float">
            <text:p>5.46288055874225</text:p>
          </table:table-cell>
          <table:table-cell table:formula="of:=-[.$B$2]*COS([.D314]-[.$C$3])-COS([.D314])*COS([.D314])" office:value-type="float" office:value="-0.130556459948507" calcext:value-type="float">
            <text:p>-0.130556459948507</text:p>
          </table:table-cell>
          <table:table-cell table:formula="of:=[.$B$2]*COS([.$C$3])*SIN([.D314])-[.$B$2]*SIN([.$C$3])*COS([.D314])+2*SIN([.D314])*COS([.D314])" office:value-type="float" office:value="-1.36913646299852" calcext:value-type="float">
            <text:p>-1.36913646299852</text:p>
          </table:table-cell>
          <table:table-cell table:formula="of:=[.$B$2]*COS([.D314]-[.$C$3]) + 2*COS(2*[.D314])" office:value-type="float" office:value="-0.474078250667683" calcext:value-type="float">
            <text:p>-0.474078250667683</text:p>
          </table:table-cell>
          <table:table-cell table:formula="of:=IF([.E314]=[.$H$1];[.$G$1];[.$H$1])" office:value-type="float" office:value="-1.10425787365804" calcext:value-type="float">
            <text:p>-1.10425787365804</text:p>
          </table:table-cell>
          <table:table-cell table:formula="of:=IF([.$C$2]=[.A314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/>
          <table:table-cell table:formula="of:=[.A315]*PI()/180" office:value-type="float" office:value="5.48033385126219" calcext:value-type="float">
            <text:p>5.48033385126219</text:p>
          </table:table-cell>
          <table:table-cell table:formula="of:=-[.$B$2]*COS([.D315]-[.$C$3])-COS([.D315])*COS([.D315])" office:value-type="float" office:value="-0.154520737153495" calcext:value-type="float">
            <text:p>-0.154520737153495</text:p>
          </table:table-cell>
          <table:table-cell table:formula="of:=[.$B$2]*COS([.$C$3])*SIN([.D315])-[.$B$2]*SIN([.$C$3])*COS([.D315])+2*SIN([.D315])*COS([.D315])" office:value-type="float" office:value="-1.37674561713048" calcext:value-type="float">
            <text:p>-1.37674561713048</text:p>
          </table:table-cell>
          <table:table-cell table:formula="of:=[.$B$2]*COS([.D315]-[.$C$3]) + 2*COS(2*[.D315])" office:value-type="float" office:value="-0.39782850790026" calcext:value-type="float">
            <text:p>-0.39782850790026</text:p>
          </table:table-cell>
          <table:table-cell table:formula="of:=IF([.E315]=[.$H$1];[.$G$1];[.$H$1])" office:value-type="float" office:value="-1.10425787365804" calcext:value-type="float">
            <text:p>-1.10425787365804</text:p>
          </table:table-cell>
          <table:table-cell table:formula="of:=IF([.$C$2]=[.A315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/>
          <table:table-cell table:formula="of:=[.A316]*PI()/180" office:value-type="float" office:value="5.49778714378214" calcext:value-type="float">
            <text:p>5.49778714378214</text:p>
          </table:table-cell>
          <table:table-cell table:formula="of:=-[.$B$2]*COS([.D316]-[.$C$3])-COS([.D316])*COS([.D316])" office:value-type="float" office:value="-0.17860619515673" calcext:value-type="float">
            <text:p>-0.17860619515673</text:p>
          </table:table-cell>
          <table:table-cell table:formula="of:=[.$B$2]*COS([.$C$3])*SIN([.D316])-[.$B$2]*SIN([.$C$3])*COS([.D316])+2*SIN([.D316])*COS([.D316])" office:value-type="float" office:value="-1.38302222155949" calcext:value-type="float">
            <text:p>-1.38302222155949</text:p>
          </table:table-cell>
          <table:table-cell table:formula="of:=[.$B$2]*COS([.D316]-[.$C$3]) + 2*COS(2*[.D316])" office:value-type="float" office:value="-0.321393804843271" calcext:value-type="float">
            <text:p>-0.321393804843271</text:p>
          </table:table-cell>
          <table:table-cell table:formula="of:=IF([.E316]=[.$H$1];[.$G$1];[.$H$1])" office:value-type="float" office:value="-1.10425787365804" calcext:value-type="float">
            <text:p>-1.10425787365804</text:p>
          </table:table-cell>
          <table:table-cell table:formula="of:=IF([.$C$2]=[.A316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/>
          <table:table-cell table:formula="of:=[.A317]*PI()/180" office:value-type="float" office:value="5.51524043630208" calcext:value-type="float">
            <text:p>5.51524043630208</text:p>
          </table:table-cell>
          <table:table-cell table:formula="of:=-[.$B$2]*COS([.D317]-[.$C$3])-COS([.D317])*COS([.D317])" office:value-type="float" office:value="-0.202789552826331" calcext:value-type="float">
            <text:p>-0.202789552826331</text:p>
          </table:table-cell>
          <table:table-cell table:formula="of:=[.$B$2]*COS([.$C$3])*SIN([.D317])-[.$B$2]*SIN([.$C$3])*COS([.D317])+2*SIN([.D317])*COS([.D317])" office:value-type="float" office:value="-1.38796380774758" calcext:value-type="float">
            <text:p>-1.38796380774758</text:p>
          </table:table-cell>
          <table:table-cell table:formula="of:=[.$B$2]*COS([.D317]-[.$C$3]) + 2*COS(2*[.D317])" office:value-type="float" office:value="-0.244861202119919" calcext:value-type="float">
            <text:p>-0.244861202119919</text:p>
          </table:table-cell>
          <table:table-cell table:formula="of:=IF([.E317]=[.$H$1];[.$G$1];[.$H$1])" office:value-type="float" office:value="-1.10425787365804" calcext:value-type="float">
            <text:p>-1.10425787365804</text:p>
          </table:table-cell>
          <table:table-cell table:formula="of:=IF([.$C$2]=[.A317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/>
          <table:table-cell table:formula="of:=[.A318]*PI()/180" office:value-type="float" office:value="5.53269372882203" calcext:value-type="float">
            <text:p>5.53269372882203</text:p>
          </table:table-cell>
          <table:table-cell table:formula="of:=-[.$B$2]*COS([.D318]-[.$C$3])-COS([.D318])*COS([.D318])" office:value-type="float" office:value="-0.227047499209234" calcext:value-type="float">
            <text:p>-0.227047499209234</text:p>
          </table:table-cell>
          <table:table-cell table:formula="of:=[.$B$2]*COS([.$C$3])*SIN([.D318])-[.$B$2]*SIN([.$C$3])*COS([.D318])+2*SIN([.D318])*COS([.D318])" office:value-type="float" office:value="-1.39156942706319" calcext:value-type="float">
            <text:p>-1.39156942706319</text:p>
          </table:table-cell>
          <table:table-cell table:formula="of:=[.$B$2]*COS([.D318]-[.$C$3]) + 2*COS(2*[.D318])" office:value-type="float" office:value="-0.168317790174577" calcext:value-type="float">
            <text:p>-0.168317790174577</text:p>
          </table:table-cell>
          <table:table-cell table:formula="of:=IF([.E318]=[.$H$1];[.$G$1];[.$H$1])" office:value-type="float" office:value="-1.10425787365804" calcext:value-type="float">
            <text:p>-1.10425787365804</text:p>
          </table:table-cell>
          <table:table-cell table:formula="of:=IF([.$C$2]=[.A318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/>
          <table:table-cell table:formula="of:=[.A319]*PI()/180" office:value-type="float" office:value="5.55014702134197" calcext:value-type="float">
            <text:p>5.55014702134197</text:p>
          </table:table-cell>
          <table:table-cell table:formula="of:=-[.$B$2]*COS([.D319]-[.$C$3])-COS([.D319])*COS([.D319])" office:value-type="float" office:value="-0.251356720057803" calcext:value-type="float">
            <text:p>-0.251356720057803</text:p>
          </table:table-cell>
          <table:table-cell table:formula="of:=[.$B$2]*COS([.$C$3])*SIN([.D319])-[.$B$2]*SIN([.$C$3])*COS([.D319])+2*SIN([.D319])*COS([.D319])" office:value-type="float" office:value="-1.39383965039192" calcext:value-type="float">
            <text:p>-1.39383965039192</text:p>
          </table:table-cell>
          <table:table-cell table:formula="of:=[.$B$2]*COS([.D319]-[.$C$3]) + 2*COS(2*[.D319])" office:value-type="float" office:value="-0.0918505850407169" calcext:value-type="float">
            <text:p>-0.091850585040717</text:p>
          </table:table-cell>
          <table:table-cell table:formula="of:=IF([.E319]=[.$H$1];[.$G$1];[.$H$1])" office:value-type="float" office:value="-1.10425787365804" calcext:value-type="float">
            <text:p>-1.10425787365804</text:p>
          </table:table-cell>
          <table:table-cell table:formula="of:=IF([.$C$2]=[.A319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/>
          <table:table-cell table:formula="of:=[.A320]*PI()/180" office:value-type="float" office:value="5.56760031386191" calcext:value-type="float">
            <text:p>5.56760031386191</text:p>
          </table:table-cell>
          <table:table-cell table:formula="of:=-[.$B$2]*COS([.D320]-[.$C$3])-COS([.D320])*COS([.D320])" office:value-type="float" office:value="-0.275693924333796" calcext:value-type="float">
            <text:p>-0.275693924333796</text:p>
          </table:table-cell>
          <table:table-cell table:formula="of:=[.$B$2]*COS([.$C$3])*SIN([.D320])-[.$B$2]*SIN([.$C$3])*COS([.D320])+2*SIN([.D320])*COS([.D320])" office:value-type="float" office:value="-1.39477656592904" calcext:value-type="float">
            <text:p>-1.39477656592904</text:p>
          </table:table-cell>
          <table:table-cell table:formula="of:=[.$B$2]*COS([.D320]-[.$C$3]) + 2*COS(2*[.D320])" office:value-type="float" office:value="-0.0155464242261062" calcext:value-type="float">
            <text:p>-0.015546424226106</text:p>
          </table:table-cell>
          <table:table-cell table:formula="of:=IF([.E320]=[.$H$1];[.$G$1];[.$H$1])" office:value-type="float" office:value="-1.10425787365804" calcext:value-type="float">
            <text:p>-1.10425787365804</text:p>
          </table:table-cell>
          <table:table-cell table:formula="of:=IF([.$C$2]=[.A320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/>
          <table:table-cell table:formula="of:=[.A321]*PI()/180" office:value-type="float" office:value="5.58505360638185" calcext:value-type="float">
            <text:p>5.58505360638185</text:p>
          </table:table-cell>
          <table:table-cell table:formula="of:=-[.$B$2]*COS([.D321]-[.$C$3])-COS([.D321])*COS([.D321])" office:value-type="float" office:value="-0.300035870657942" calcext:value-type="float">
            <text:p>-0.300035870657942</text:p>
          </table:table-cell>
          <table:table-cell table:formula="of:=[.$B$2]*COS([.$C$3])*SIN([.D321])-[.$B$2]*SIN([.$C$3])*COS([.D321])+2*SIN([.D321])*COS([.D321])" office:value-type="float" office:value="-1.3943837751567" calcext:value-type="float">
            <text:p>-1.3943837751567</text:p>
          </table:table-cell>
          <table:table-cell table:formula="of:=[.$B$2]*COS([.D321]-[.$C$3]) + 2*COS(2*[.D321])" office:value-type="float" office:value="0.0605081371583363" calcext:value-type="float">
            <text:p>0.060508137158336</text:p>
          </table:table-cell>
          <table:table-cell table:formula="of:=IF([.E321]=[.$H$1];[.$G$1];[.$H$1])" office:value-type="float" office:value="-1.10425787365804" calcext:value-type="float">
            <text:p>-1.10425787365804</text:p>
          </table:table-cell>
          <table:table-cell table:formula="of:=IF([.$C$2]=[.A321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/>
          <table:table-cell table:formula="of:=[.A322]*PI()/180" office:value-type="float" office:value="5.6025068989018" calcext:value-type="float">
            <text:p>5.6025068989018</text:p>
          </table:table-cell>
          <table:table-cell table:formula="of:=-[.$B$2]*COS([.D322]-[.$C$3])-COS([.D322])*COS([.D322])" office:value-type="float" office:value="-0.324359393673505" calcext:value-type="float">
            <text:p>-0.324359393673505</text:p>
          </table:table-cell>
          <table:table-cell table:formula="of:=[.$B$2]*COS([.$C$3])*SIN([.D322])-[.$B$2]*SIN([.$C$3])*COS([.D322])+2*SIN([.D322])*COS([.D322])" office:value-type="float" office:value="-1.39266638701133" calcext:value-type="float">
            <text:p>-1.39266638701133</text:p>
          </table:table-cell>
          <table:table-cell table:formula="of:=[.$B$2]*COS([.D322]-[.$C$3]) + 2*COS(2*[.D322])" office:value-type="float" office:value="0.136226929900143" calcext:value-type="float">
            <text:p>0.136226929900143</text:p>
          </table:table-cell>
          <table:table-cell table:formula="of:=IF([.E322]=[.$H$1];[.$G$1];[.$H$1])" office:value-type="float" office:value="-1.10425787365804" calcext:value-type="float">
            <text:p>-1.10425787365804</text:p>
          </table:table-cell>
          <table:table-cell table:formula="of:=IF([.$C$2]=[.A322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/>
          <table:table-cell table:formula="of:=[.A323]*PI()/180" office:value-type="float" office:value="5.61996019142174" calcext:value-type="float">
            <text:p>5.61996019142174</text:p>
          </table:table-cell>
          <table:table-cell table:formula="of:=-[.$B$2]*COS([.D323]-[.$C$3])-COS([.D323])*COS([.D323])" office:value-type="float" office:value="-0.348641430292319" calcext:value-type="float">
            <text:p>-0.348641430292319</text:p>
          </table:table-cell>
          <table:table-cell table:formula="of:=[.$B$2]*COS([.$C$3])*SIN([.D323])-[.$B$2]*SIN([.$C$3])*COS([.D323])+2*SIN([.D323])*COS([.D323])" office:value-type="float" office:value="-1.38963101024871" calcext:value-type="float">
            <text:p>-1.38963101024871</text:p>
          </table:table-cell>
          <table:table-cell table:formula="of:=[.$B$2]*COS([.D323]-[.$C$3]) + 2*COS(2*[.D323])" office:value-type="float" office:value="0.211524273691819" calcext:value-type="float">
            <text:p>0.211524273691819</text:p>
          </table:table-cell>
          <table:table-cell table:formula="of:=IF([.E323]=[.$H$1];[.$G$1];[.$H$1])" office:value-type="float" office:value="-1.10425787365804" calcext:value-type="float">
            <text:p>-1.10425787365804</text:p>
          </table:table-cell>
          <table:table-cell table:formula="of:=IF([.$C$2]=[.A323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/>
          <table:table-cell table:formula="of:=[.A324]*PI()/180" office:value-type="float" office:value="5.63741348394168" calcext:value-type="float">
            <text:p>5.63741348394168</text:p>
          </table:table-cell>
          <table:table-cell table:formula="of:=-[.$B$2]*COS([.D324]-[.$C$3])-COS([.D324])*COS([.D324])" office:value-type="float" office:value="-0.372859045791897" calcext:value-type="float">
            <text:p>-0.372859045791897</text:p>
          </table:table-cell>
          <table:table-cell table:formula="of:=[.$B$2]*COS([.$C$3])*SIN([.D324])-[.$B$2]*SIN([.$C$3])*COS([.D324])+2*SIN([.D324])*COS([.D324])" office:value-type="float" office:value="-1.38528574401653" calcext:value-type="float">
            <text:p>-1.38528574401653</text:p>
          </table:table-cell>
          <table:table-cell table:formula="of:=[.$B$2]*COS([.D324]-[.$C$3]) + 2*COS(2*[.D324])" office:value-type="float" office:value="0.286315079517396" calcext:value-type="float">
            <text:p>0.286315079517396</text:p>
          </table:table-cell>
          <table:table-cell table:formula="of:=IF([.E324]=[.$H$1];[.$G$1];[.$H$1])" office:value-type="float" office:value="-1.10425787365804" calcext:value-type="float">
            <text:p>-1.10425787365804</text:p>
          </table:table-cell>
          <table:table-cell table:formula="of:=IF([.$C$2]=[.A324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/>
          <table:table-cell table:formula="of:=[.A325]*PI()/180" office:value-type="float" office:value="5.65486677646163" calcext:value-type="float">
            <text:p>5.65486677646163</text:p>
          </table:table-cell>
          <table:table-cell table:formula="of:=-[.$B$2]*COS([.D325]-[.$C$3])-COS([.D325])*COS([.D325])" office:value-type="float" office:value="-0.396989459732446" calcext:value-type="float">
            <text:p>-0.396989459732446</text:p>
          </table:table-cell>
          <table:table-cell table:formula="of:=[.$B$2]*COS([.$C$3])*SIN([.D325])-[.$B$2]*SIN([.$C$3])*COS([.D325])+2*SIN([.D325])*COS([.D325])" office:value-type="float" office:value="-1.37964016664621" calcext:value-type="float">
            <text:p>-1.37964016664621</text:p>
          </table:table-cell>
          <table:table-cell table:formula="of:=[.$B$2]*COS([.D325]-[.$C$3]) + 2*COS(2*[.D325])" office:value-type="float" office:value="0.360514951294867" calcext:value-type="float">
            <text:p>0.360514951294867</text:p>
          </table:table-cell>
          <table:table-cell table:formula="of:=IF([.E325]=[.$H$1];[.$G$1];[.$H$1])" office:value-type="float" office:value="-1.10425787365804" calcext:value-type="float">
            <text:p>-1.10425787365804</text:p>
          </table:table-cell>
          <table:table-cell table:formula="of:=IF([.$C$2]=[.A325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/>
          <table:table-cell table:formula="of:=[.A326]*PI()/180" office:value-type="float" office:value="5.67232006898157" calcext:value-type="float">
            <text:p>5.67232006898157</text:p>
          </table:table-cell>
          <table:table-cell table:formula="of:=-[.$B$2]*COS([.D326]-[.$C$3])-COS([.D326])*COS([.D326])" office:value-type="float" office:value="-0.421010071662834" calcext:value-type="float">
            <text:p>-0.421010071662834</text:p>
          </table:table-cell>
          <table:table-cell table:formula="of:=[.$B$2]*COS([.$C$3])*SIN([.D326])-[.$B$2]*SIN([.$C$3])*COS([.D326])+2*SIN([.D326])*COS([.D326])" office:value-type="float" office:value="-1.37270532267813" calcext:value-type="float">
            <text:p>-1.37270532267813</text:p>
          </table:table-cell>
          <table:table-cell table:formula="of:=[.$B$2]*COS([.D326]-[.$C$3]) + 2*COS(2*[.D326])" office:value-type="float" office:value="0.434040286651336" calcext:value-type="float">
            <text:p>0.434040286651336</text:p>
          </table:table-cell>
          <table:table-cell table:formula="of:=IF([.E326]=[.$H$1];[.$G$1];[.$H$1])" office:value-type="float" office:value="-1.10425787365804" calcext:value-type="float">
            <text:p>-1.10425787365804</text:p>
          </table:table-cell>
          <table:table-cell table:formula="of:=IF([.$C$2]=[.A326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/>
          <table:table-cell table:formula="of:=[.A327]*PI()/180" office:value-type="float" office:value="5.68977336150151" calcext:value-type="float">
            <text:p>5.68977336150151</text:p>
          </table:table-cell>
          <table:table-cell table:formula="of:=-[.$B$2]*COS([.D327]-[.$C$3])-COS([.D327])*COS([.D327])" office:value-type="float" office:value="-0.444898486584787" calcext:value-type="float">
            <text:p>-0.444898486584787</text:p>
          </table:table-cell>
          <table:table-cell table:formula="of:=[.$B$2]*COS([.$C$3])*SIN([.D327])-[.$B$2]*SIN([.$C$3])*COS([.D327])+2*SIN([.D327])*COS([.D327])" office:value-type="float" office:value="-1.36449370813649" calcext:value-type="float">
            <text:p>-1.36449370813649</text:p>
          </table:table-cell>
          <table:table-cell table:formula="of:=[.$B$2]*COS([.D327]-[.$C$3]) + 2*COS(2*[.D327])" office:value-type="float" office:value="0.506808376708653" calcext:value-type="float">
            <text:p>0.506808376708653</text:p>
          </table:table-cell>
          <table:table-cell table:formula="of:=IF([.E327]=[.$H$1];[.$G$1];[.$H$1])" office:value-type="float" office:value="-1.10425787365804" calcext:value-type="float">
            <text:p>-1.10425787365804</text:p>
          </table:table-cell>
          <table:table-cell table:formula="of:=IF([.$C$2]=[.A327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/>
          <table:table-cell table:formula="of:=[.A328]*PI()/180" office:value-type="float" office:value="5.70722665402146" calcext:value-type="float">
            <text:p>5.70722665402146</text:p>
          </table:table-cell>
          <table:table-cell table:formula="of:=-[.$B$2]*COS([.D328]-[.$C$3])-COS([.D328])*COS([.D328])" office:value-type="float" office:value="-0.468632540144955" calcext:value-type="float">
            <text:p>-0.468632540144955</text:p>
          </table:table-cell>
          <table:table-cell table:formula="of:=[.$B$2]*COS([.$C$3])*SIN([.D328])-[.$B$2]*SIN([.$C$3])*COS([.D328])+2*SIN([.D328])*COS([.D328])" office:value-type="float" office:value="-1.35501925407206" calcext:value-type="float">
            <text:p>-1.35501925407206</text:p>
          </table:table-cell>
          <table:table-cell table:formula="of:=[.$B$2]*COS([.D328]-[.$C$3]) + 2*COS(2*[.D328])" office:value-type="float" office:value="0.578737504758655" calcext:value-type="float">
            <text:p>0.578737504758655</text:p>
          </table:table-cell>
          <table:table-cell table:formula="of:=IF([.E328]=[.$H$1];[.$G$1];[.$H$1])" office:value-type="float" office:value="-1.10425787365804" calcext:value-type="float">
            <text:p>-1.10425787365804</text:p>
          </table:table-cell>
          <table:table-cell table:formula="of:=IF([.$C$2]=[.A328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/>
          <table:table-cell table:formula="of:=[.A329]*PI()/180" office:value-type="float" office:value="5.7246799465414" calcext:value-type="float">
            <text:p>5.7246799465414</text:p>
          </table:table-cell>
          <table:table-cell table:formula="of:=-[.$B$2]*COS([.D329]-[.$C$3])-COS([.D329])*COS([.D329])" office:value-type="float" office:value="-0.492190323524764" calcext:value-type="float">
            <text:p>-0.492190323524764</text:p>
          </table:table-cell>
          <table:table-cell table:formula="of:=[.$B$2]*COS([.$C$3])*SIN([.D329])-[.$B$2]*SIN([.$C$3])*COS([.D329])+2*SIN([.D329])*COS([.D329])" office:value-type="float" office:value="-1.34429730839335" calcext:value-type="float">
            <text:p>-1.34429730839335</text:p>
          </table:table-cell>
          <table:table-cell table:formula="of:=[.$B$2]*COS([.D329]-[.$C$3]) + 2*COS(2*[.D329])" office:value-type="float" office:value="0.649747043708377" calcext:value-type="float">
            <text:p>0.649747043708377</text:p>
          </table:table-cell>
          <table:table-cell table:formula="of:=IF([.E329]=[.$H$1];[.$G$1];[.$H$1])" office:value-type="float" office:value="-1.10425787365804" calcext:value-type="float">
            <text:p>-1.10425787365804</text:p>
          </table:table-cell>
          <table:table-cell table:formula="of:=IF([.$C$2]=[.A329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/>
          <table:table-cell table:formula="of:=[.A330]*PI()/180" office:value-type="float" office:value="5.74213323906134" calcext:value-type="float">
            <text:p>5.74213323906134</text:p>
          </table:table-cell>
          <table:table-cell table:formula="of:=-[.$B$2]*COS([.D330]-[.$C$3])-COS([.D330])*COS([.D330])" office:value-type="float" office:value="-0.515550207998406" calcext:value-type="float">
            <text:p>-0.515550207998406</text:p>
          </table:table-cell>
          <table:table-cell table:formula="of:=[.$B$2]*COS([.$C$3])*SIN([.D330])-[.$B$2]*SIN([.$C$3])*COS([.D330])+2*SIN([.D330])*COS([.D330])" office:value-type="float" office:value="-1.33234461600851" calcext:value-type="float">
            <text:p>-1.33234461600851</text:p>
          </table:table-cell>
          <table:table-cell table:formula="of:=[.$B$2]*COS([.D330]-[.$C$3]) + 2*COS(2*[.D330])" office:value-type="float" office:value="0.719757552177241" calcext:value-type="float">
            <text:p>0.719757552177241</text:p>
          </table:table-cell>
          <table:table-cell table:formula="of:=IF([.E330]=[.$H$1];[.$G$1];[.$H$1])" office:value-type="float" office:value="-1.10425787365804" calcext:value-type="float">
            <text:p>-1.10425787365804</text:p>
          </table:table-cell>
          <table:table-cell table:formula="of:=IF([.$C$2]=[.A330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/>
          <table:table-cell table:formula="of:=[.A331]*PI()/180" office:value-type="float" office:value="5.75958653158129" calcext:value-type="float">
            <text:p>5.75958653158129</text:p>
          </table:table-cell>
          <table:table-cell table:formula="of:=-[.$B$2]*COS([.D331]-[.$C$3])-COS([.D331])*COS([.D331])" office:value-type="float" office:value="-0.53869086912965" calcext:value-type="float">
            <text:p>-0.53869086912965</text:p>
          </table:table-cell>
          <table:table-cell table:formula="of:=[.$B$2]*COS([.$C$3])*SIN([.D331])-[.$B$2]*SIN([.$C$3])*COS([.D331])+2*SIN([.D331])*COS([.D331])" office:value-type="float" office:value="-1.31917929730276" calcext:value-type="float">
            <text:p>-1.31917929730276</text:p>
          </table:table-cell>
          <table:table-cell table:formula="of:=[.$B$2]*COS([.D331]-[.$C$3]) + 2*COS(2*[.D331])" office:value-type="float" office:value="0.788690869129648" calcext:value-type="float">
            <text:p>0.788690869129648</text:p>
          </table:table-cell>
          <table:table-cell table:formula="of:=IF([.E331]=[.$H$1];[.$G$1];[.$H$1])" office:value-type="float" office:value="-1.10425787365804" calcext:value-type="float">
            <text:p>-1.10425787365804</text:p>
          </table:table-cell>
          <table:table-cell table:formula="of:=IF([.$C$2]=[.A331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/>
          <table:table-cell table:formula="of:=[.A332]*PI()/180" office:value-type="float" office:value="5.77703982410123" calcext:value-type="float">
            <text:p>5.77703982410123</text:p>
          </table:table-cell>
          <table:table-cell table:formula="of:=-[.$B$2]*COS([.D332]-[.$C$3])-COS([.D332])*COS([.D332])" office:value-type="float" office:value="-0.561591310578702" calcext:value-type="float">
            <text:p>-0.561591310578702</text:p>
          </table:table-cell>
          <table:table-cell table:formula="of:=[.$B$2]*COS([.$C$3])*SIN([.D332])-[.$B$2]*SIN([.$C$3])*COS([.D332])+2*SIN([.D332])*COS([.D332])" office:value-type="float" office:value="-1.30482082497773" calcext:value-type="float">
            <text:p>-1.30482082497773</text:p>
          </table:table-cell>
          <table:table-cell table:formula="of:=[.$B$2]*COS([.D332]-[.$C$3]) + 2*COS(2*[.D332])" office:value-type="float" office:value="0.85647020692851" calcext:value-type="float">
            <text:p>0.85647020692851</text:p>
          </table:table-cell>
          <table:table-cell table:formula="of:=IF([.E332]=[.$H$1];[.$G$1];[.$H$1])" office:value-type="float" office:value="-1.10425787365804" calcext:value-type="float">
            <text:p>-1.10425787365804</text:p>
          </table:table-cell>
          <table:table-cell table:formula="of:=IF([.$C$2]=[.A332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/>
          <table:table-cell table:formula="of:=[.A333]*PI()/180" office:value-type="float" office:value="5.79449311662117" calcext:value-type="float">
            <text:p>5.79449311662117</text:p>
          </table:table-cell>
          <table:table-cell table:formula="of:=-[.$B$2]*COS([.D333]-[.$C$3])-COS([.D333])*COS([.D333])" office:value-type="float" office:value="-0.584230887490736" calcext:value-type="float">
            <text:p>-0.584230887490736</text:p>
          </table:table-cell>
          <table:table-cell table:formula="of:=[.$B$2]*COS([.$C$3])*SIN([.D333])-[.$B$2]*SIN([.$C$3])*COS([.D333])+2*SIN([.D333])*COS([.D333])" office:value-type="float" office:value="-1.28928999928126" calcext:value-type="float">
            <text:p>-1.28928999928126</text:p>
          </table:table-cell>
          <table:table-cell table:formula="of:=[.$B$2]*COS([.D333]-[.$C$3]) + 2*COS(2*[.D333])" office:value-type="float" office:value="0.923020242696857" calcext:value-type="float">
            <text:p>0.923020242696857</text:p>
          </table:table-cell>
          <table:table-cell table:formula="of:=IF([.E333]=[.$H$1];[.$G$1];[.$H$1])" office:value-type="float" office:value="-1.10425787365804" calcext:value-type="float">
            <text:p>-1.10425787365804</text:p>
          </table:table-cell>
          <table:table-cell table:formula="of:=IF([.$C$2]=[.A333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/>
          <table:table-cell table:formula="of:=[.A334]*PI()/180" office:value-type="float" office:value="5.81194640914112" calcext:value-type="float">
            <text:p>5.81194640914112</text:p>
          </table:table-cell>
          <table:table-cell table:formula="of:=-[.$B$2]*COS([.D334]-[.$C$3])-COS([.D334])*COS([.D334])" office:value-type="float" office:value="-0.60658932943828" calcext:value-type="float">
            <text:p>-0.60658932943828</text:p>
          </table:table-cell>
          <table:table-cell table:formula="of:=[.$B$2]*COS([.$C$3])*SIN([.D334])-[.$B$2]*SIN([.$C$3])*COS([.D334])+2*SIN([.D334])*COS([.D334])" office:value-type="float" office:value="-1.27260892165834" calcext:value-type="float">
            <text:p>-1.27260892165834</text:p>
          </table:table-cell>
          <table:table-cell table:formula="of:=[.$B$2]*COS([.D334]-[.$C$3]) + 2*COS(2*[.D334])" office:value-type="float" office:value="0.988267207876989" calcext:value-type="float">
            <text:p>0.988267207876989</text:p>
          </table:table-cell>
          <table:table-cell table:formula="of:=IF([.E334]=[.$H$1];[.$G$1];[.$H$1])" office:value-type="float" office:value="-1.10425787365804" calcext:value-type="float">
            <text:p>-1.10425787365804</text:p>
          </table:table-cell>
          <table:table-cell table:formula="of:=IF([.$C$2]=[.A334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/>
          <table:table-cell table:formula="of:=[.A335]*PI()/180" office:value-type="float" office:value="5.82939970166106" calcext:value-type="float">
            <text:p>5.82939970166106</text:p>
          </table:table-cell>
          <table:table-cell table:formula="of:=-[.$B$2]*COS([.D335]-[.$C$3])-COS([.D335])*COS([.D335])" office:value-type="float" office:value="-0.628646762890179" calcext:value-type="float">
            <text:p>-0.628646762890179</text:p>
          </table:table-cell>
          <table:table-cell table:formula="of:=[.$B$2]*COS([.$C$3])*SIN([.D335])-[.$B$2]*SIN([.$C$3])*COS([.D335])+2*SIN([.D335])*COS([.D335])" office:value-type="float" office:value="-1.25480096685532" calcext:value-type="float">
            <text:p>-1.25480096685532</text:p>
          </table:table-cell>
          <table:table-cell table:formula="of:=[.$B$2]*COS([.D335]-[.$C$3]) + 2*COS(2*[.D335])" office:value-type="float" office:value="1.05213897587867" calcext:value-type="float">
            <text:p>1.05213897587867</text:p>
          </table:table-cell>
          <table:table-cell table:formula="of:=IF([.E335]=[.$H$1];[.$G$1];[.$H$1])" office:value-type="float" office:value="-1.10425787365804" calcext:value-type="float">
            <text:p>-1.10425787365804</text:p>
          </table:table-cell>
          <table:table-cell table:formula="of:=IF([.$C$2]=[.A335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/>
          <table:table-cell table:formula="of:=[.A336]*PI()/180" office:value-type="float" office:value="5.846852994181" calcext:value-type="float">
            <text:p>5.846852994181</text:p>
          </table:table-cell>
          <table:table-cell table:formula="of:=-[.$B$2]*COS([.D336]-[.$C$3])-COS([.D336])*COS([.D336])" office:value-type="float" office:value="-0.650383733180435" calcext:value-type="float">
            <text:p>-0.650383733180435</text:p>
          </table:table-cell>
          <table:table-cell table:formula="of:=[.$B$2]*COS([.$C$3])*SIN([.D336])-[.$B$2]*SIN([.$C$3])*COS([.D336])+2*SIN([.D336])*COS([.D336])" office:value-type="float" office:value="-1.23589075351193" calcext:value-type="float">
            <text:p>-1.23589075351193</text:p>
          </table:table-cell>
          <table:table-cell table:formula="of:=[.$B$2]*COS([.D336]-[.$C$3]) + 2*COS(2*[.D336])" office:value-type="float" office:value="1.11456514771024" calcext:value-type="float">
            <text:p>1.11456514771024</text:p>
          </table:table-cell>
          <table:table-cell table:formula="of:=IF([.E336]=[.$H$1];[.$G$1];[.$H$1])" office:value-type="float" office:value="-1.10425787365804" calcext:value-type="float">
            <text:p>-1.10425787365804</text:p>
          </table:table-cell>
          <table:table-cell table:formula="of:=IF([.$C$2]=[.A336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/>
          <table:table-cell table:formula="of:=[.A337]*PI()/180" office:value-type="float" office:value="5.86430628670095" calcext:value-type="float">
            <text:p>5.86430628670095</text:p>
          </table:table-cell>
          <table:table-cell table:formula="of:=-[.$B$2]*COS([.D337]-[.$C$3])-COS([.D337])*COS([.D337])" office:value-type="float" office:value="-0.671781225950851" calcext:value-type="float">
            <text:p>-0.671781225950851</text:p>
          </table:table-cell>
          <table:table-cell table:formula="of:=[.$B$2]*COS([.$C$3])*SIN([.D337])-[.$B$2]*SIN([.$C$3])*COS([.D337])+2*SIN([.D337])*COS([.D337])" office:value-type="float" office:value="-1.21590411327705" calcext:value-type="float">
            <text:p>-1.21590411327705</text:p>
          </table:table-cell>
          <table:table-cell table:formula="of:=[.$B$2]*COS([.D337]-[.$C$3]) + 2*COS(2*[.D337])" office:value-type="float" office:value="1.17547713548914" calcext:value-type="float">
            <text:p>1.17547713548914</text:p>
          </table:table-cell>
          <table:table-cell table:formula="of:=IF([.E337]=[.$H$1];[.$G$1];[.$H$1])" office:value-type="float" office:value="-1.10425787365804" calcext:value-type="float">
            <text:p>-1.10425787365804</text:p>
          </table:table-cell>
          <table:table-cell table:formula="of:=IF([.$C$2]=[.A337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/>
          <table:table-cell table:formula="of:=[.A338]*PI()/180" office:value-type="float" office:value="5.88175957922089" calcext:value-type="float">
            <text:p>5.88175957922089</text:p>
          </table:table-cell>
          <table:table-cell table:formula="of:=-[.$B$2]*COS([.D338]-[.$C$3])-COS([.D338])*COS([.D338])" office:value-type="float" office:value="-0.692820688042024" calcext:value-type="float">
            <text:p>-0.692820688042024</text:p>
          </table:table-cell>
          <table:table-cell table:formula="of:=[.$B$2]*COS([.$C$3])*SIN([.D338])-[.$B$2]*SIN([.$C$3])*COS([.D338])+2*SIN([.D338])*COS([.D338])" office:value-type="float" office:value="-1.19486805848623" calcext:value-type="float">
            <text:p>-1.19486805848623</text:p>
          </table:table-cell>
          <table:table-cell table:formula="of:=[.$B$2]*COS([.D338]-[.$C$3]) + 2*COS(2*[.D338])" office:value-type="float" office:value="1.23480824373052" calcext:value-type="float">
            <text:p>1.23480824373052</text:p>
          </table:table-cell>
          <table:table-cell table:formula="of:=IF([.E338]=[.$H$1];[.$G$1];[.$H$1])" office:value-type="float" office:value="-1.10425787365804" calcext:value-type="float">
            <text:p>-1.10425787365804</text:p>
          </table:table-cell>
          <table:table-cell table:formula="of:=IF([.$C$2]=[.A338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/>
          <table:table-cell table:formula="of:=[.A339]*PI()/180" office:value-type="float" office:value="5.89921287174083" calcext:value-type="float">
            <text:p>5.89921287174083</text:p>
          </table:table-cell>
          <table:table-cell table:formula="of:=-[.$B$2]*COS([.D339]-[.$C$3])-COS([.D339])*COS([.D339])" office:value-type="float" office:value="-0.713484047807957" calcext:value-type="float">
            <text:p>-0.713484047807957</text:p>
          </table:table-cell>
          <table:table-cell table:formula="of:=[.$B$2]*COS([.$C$3])*SIN([.D339])-[.$B$2]*SIN([.$C$3])*COS([.D339])+2*SIN([.D339])*COS([.D339])" office:value-type="float" office:value="-1.17281074844052" calcext:value-type="float">
            <text:p>-1.17281074844052</text:p>
          </table:table-cell>
          <table:table-cell table:formula="of:=[.$B$2]*COS([.D339]-[.$C$3]) + 2*COS(2*[.D339])" office:value-type="float" office:value="1.29249374831593" calcext:value-type="float">
            <text:p>1.29249374831593</text:p>
          </table:table-cell>
          <table:table-cell table:formula="of:=IF([.E339]=[.$H$1];[.$G$1];[.$H$1])" office:value-type="float" office:value="-1.10425787365804" calcext:value-type="float">
            <text:p>-1.10425787365804</text:p>
          </table:table-cell>
          <table:table-cell table:formula="of:=IF([.$C$2]=[.A339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/>
          <table:table-cell table:formula="of:=[.A340]*PI()/180" office:value-type="float" office:value="5.91666616426078" calcext:value-type="float">
            <text:p>5.91666616426078</text:p>
          </table:table-cell>
          <table:table-cell table:formula="of:=-[.$B$2]*COS([.D340]-[.$C$3])-COS([.D340])*COS([.D340])" office:value-type="float" office:value="-0.733753734830197" calcext:value-type="float">
            <text:p>-0.733753734830197</text:p>
          </table:table-cell>
          <table:table-cell table:formula="of:=[.$B$2]*COS([.$C$3])*SIN([.D340])-[.$B$2]*SIN([.$C$3])*COS([.D340])+2*SIN([.D340])*COS([.D340])" office:value-type="float" office:value="-1.14976145432802" calcext:value-type="float">
            <text:p>-1.14976145432802</text:p>
          </table:table-cell>
          <table:table-cell table:formula="of:=[.$B$2]*COS([.D340]-[.$C$3]) + 2*COS(2*[.D340])" office:value-type="float" office:value="1.34847097304629" calcext:value-type="float">
            <text:p>1.34847097304629</text:p>
          </table:table-cell>
          <table:table-cell table:formula="of:=IF([.E340]=[.$H$1];[.$G$1];[.$H$1])" office:value-type="float" office:value="-1.10425787365804" calcext:value-type="float">
            <text:p>-1.10425787365804</text:p>
          </table:table-cell>
          <table:table-cell table:formula="of:=IF([.$C$2]=[.A340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/>
          <table:table-cell table:formula="of:=[.A341]*PI()/180" office:value-type="float" office:value="5.93411945678072" calcext:value-type="float">
            <text:p>5.93411945678072</text:p>
          </table:table-cell>
          <table:table-cell table:formula="of:=-[.$B$2]*COS([.D341]-[.$C$3])-COS([.D341])*COS([.D341])" office:value-type="float" office:value="-0.753612699008229" calcext:value-type="float">
            <text:p>-0.753612699008229</text:p>
          </table:table-cell>
          <table:table-cell table:formula="of:=[.$B$2]*COS([.$C$3])*SIN([.D341])-[.$B$2]*SIN([.$C$3])*COS([.D341])+2*SIN([.D341])*COS([.D341])" office:value-type="float" office:value="-1.12575052283107" calcext:value-type="float">
            <text:p>-1.12575052283107</text:p>
          </table:table-cell>
          <table:table-cell table:formula="of:=[.$B$2]*COS([.D341]-[.$C$3]) + 2*COS(2*[.D341])" office:value-type="float" office:value="1.4026793636867" calcext:value-type="float">
            <text:p>1.4026793636867</text:p>
          </table:table-cell>
          <table:table-cell table:formula="of:=IF([.E341]=[.$H$1];[.$G$1];[.$H$1])" office:value-type="float" office:value="-1.10425787365804" calcext:value-type="float">
            <text:p>-1.10425787365804</text:p>
          </table:table-cell>
          <table:table-cell table:formula="of:=IF([.$C$2]=[.A341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/>
          <table:table-cell table:formula="of:=[.A342]*PI()/180" office:value-type="float" office:value="5.95157274930066" calcext:value-type="float">
            <text:p>5.95157274930066</text:p>
          </table:table-cell>
          <table:table-cell table:formula="of:=-[.$B$2]*COS([.D342]-[.$C$3])-COS([.D342])*COS([.D342])" office:value-type="float" office:value="-0.773044429003526" calcext:value-type="float">
            <text:p>-0.773044429003526</text:p>
          </table:table-cell>
          <table:table-cell table:formula="of:=[.$B$2]*COS([.$C$3])*SIN([.D342])-[.$B$2]*SIN([.$C$3])*COS([.D342])+2*SIN([.D342])*COS([.D342])" office:value-type="float" office:value="-1.10080933846366" calcext:value-type="float">
            <text:p>-1.10080933846366</text:p>
          </table:table-cell>
          <table:table-cell table:formula="of:=[.$B$2]*COS([.D342]-[.$C$3]) + 2*COS(2*[.D342])" office:value-type="float" office:value="1.45506055941361" calcext:value-type="float">
            <text:p>1.45506055941361</text:p>
          </table:table-cell>
          <table:table-cell table:formula="of:=IF([.E342]=[.$H$1];[.$G$1];[.$H$1])" office:value-type="float" office:value="-1.10425787365804" calcext:value-type="float">
            <text:p>-1.10425787365804</text:p>
          </table:table-cell>
          <table:table-cell table:formula="of:=IF([.$C$2]=[.A342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/>
          <table:table-cell table:formula="of:=[.A343]*PI()/180" office:value-type="float" office:value="5.96902604182061" calcext:value-type="float">
            <text:p>5.96902604182061</text:p>
          </table:table-cell>
          <table:table-cell table:formula="of:=-[.$B$2]*COS([.D343]-[.$C$3])-COS([.D343])*COS([.D343])" office:value-type="float" office:value="-0.792032970015541" calcext:value-type="float">
            <text:p>-0.792032970015541</text:p>
          </table:table-cell>
          <table:table-cell table:formula="of:=[.$B$2]*COS([.$C$3])*SIN([.D343])-[.$B$2]*SIN([.$C$3])*COS([.D343])+2*SIN([.D343])*COS([.D343])" office:value-type="float" office:value="-1.07497028468509" calcext:value-type="float">
            <text:p>-1.07497028468509</text:p>
          </table:table-cell>
          <table:table-cell table:formula="of:=[.$B$2]*COS([.D343]-[.$C$3]) + 2*COS(2*[.D343])" office:value-type="float" office:value="1.50555846157796" calcext:value-type="float">
            <text:p>1.50555846157796</text:p>
          </table:table-cell>
          <table:table-cell table:formula="of:=IF([.E343]=[.$H$1];[.$G$1];[.$H$1])" office:value-type="float" office:value="-1.10425787365804" calcext:value-type="float">
            <text:p>-1.10425787365804</text:p>
          </table:table-cell>
          <table:table-cell table:formula="of:=IF([.$C$2]=[.A343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/>
          <table:table-cell table:formula="of:=[.A344]*PI()/180" office:value-type="float" office:value="5.98647933434055" calcext:value-type="float">
            <text:p>5.98647933434055</text:p>
          </table:table-cell>
          <table:table-cell table:formula="of:=-[.$B$2]*COS([.D344]-[.$C$3])-COS([.D344])*COS([.D344])" office:value-type="float" office:value="-0.810562940868642" calcext:value-type="float">
            <text:p>-0.810562940868642</text:p>
          </table:table-cell>
          <table:table-cell table:formula="of:=[.$B$2]*COS([.$C$3])*SIN([.D344])-[.$B$2]*SIN([.$C$3])*COS([.D344])+2*SIN([.D344])*COS([.D344])" office:value-type="float" office:value="-1.04826670383765" calcext:value-type="float">
            <text:p>-1.04826670383765</text:p>
          </table:table-cell>
          <table:table-cell table:formula="of:=[.$B$2]*COS([.D344]-[.$C$3]) + 2*COS(2*[.D344])" office:value-type="float" office:value="1.55411929970121" calcext:value-type="float">
            <text:p>1.55411929970121</text:p>
          </table:table-cell>
          <table:table-cell table:formula="of:=IF([.E344]=[.$H$1];[.$G$1];[.$H$1])" office:value-type="float" office:value="-1.10425787365804" calcext:value-type="float">
            <text:p>-1.10425787365804</text:p>
          </table:table-cell>
          <table:table-cell table:formula="of:=IF([.$C$2]=[.A344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/>
          <table:table-cell table:formula="of:=[.A345]*PI()/180" office:value-type="float" office:value="6.00393262686049" calcext:value-type="float">
            <text:p>6.00393262686049</text:p>
          </table:table-cell>
          <table:table-cell table:formula="of:=-[.$B$2]*COS([.D345]-[.$C$3])-COS([.D345])*COS([.D345])" office:value-type="float" office:value="-0.82861955038994" calcext:value-type="float">
            <text:p>-0.82861955038994</text:p>
          </table:table-cell>
          <table:table-cell table:formula="of:=[.$B$2]*COS([.$C$3])*SIN([.D345])-[.$B$2]*SIN([.$C$3])*COS([.D345])+2*SIN([.D345])*COS([.D345])" office:value-type="float" office:value="-1.02073285595704" calcext:value-type="float">
            <text:p>-1.02073285595704</text:p>
          </table:table-cell>
          <table:table-cell table:formula="of:=[.$B$2]*COS([.D345]-[.$C$3]) + 2*COS(2*[.D345])" office:value-type="float" office:value="1.60069169462458" calcext:value-type="float">
            <text:p>1.60069169462458</text:p>
          </table:table-cell>
          <table:table-cell table:formula="of:=IF([.E345]=[.$H$1];[.$G$1];[.$H$1])" office:value-type="float" office:value="-1.10425787365804" calcext:value-type="float">
            <text:p>-1.10425787365804</text:p>
          </table:table-cell>
          <table:table-cell table:formula="of:=IF([.$C$2]=[.A345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/>
          <table:table-cell table:formula="of:=[.A346]*PI()/180" office:value-type="float" office:value="6.02138591938044" calcext:value-type="float">
            <text:p>6.02138591938044</text:p>
          </table:table-cell>
          <table:table-cell table:formula="of:=-[.$B$2]*COS([.D346]-[.$C$3])-COS([.D346])*COS([.D346])" office:value-type="float" office:value="-0.846188613058754" calcext:value-type="float">
            <text:p>-0.846188613058754</text:p>
          </table:table-cell>
          <table:table-cell table:formula="of:=[.$B$2]*COS([.$C$3])*SIN([.D346])-[.$B$2]*SIN([.$C$3])*COS([.D346])+2*SIN([.D346])*COS([.D346])" office:value-type="float" office:value="-0.992403876506104" calcext:value-type="float">
            <text:p>-0.992403876506104</text:p>
          </table:table-cell>
          <table:table-cell table:formula="of:=[.$B$2]*COS([.D346]-[.$C$3]) + 2*COS(2*[.D346])" office:value-type="float" office:value="1.64522671873541" calcext:value-type="float">
            <text:p>1.64522671873541</text:p>
          </table:table-cell>
          <table:table-cell table:formula="of:=IF([.E346]=[.$H$1];[.$G$1];[.$H$1])" office:value-type="float" office:value="-1.10425787365804" calcext:value-type="float">
            <text:p>-1.10425787365804</text:p>
          </table:table-cell>
          <table:table-cell table:formula="of:=IF([.$C$2]=[.A346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/>
          <table:table-cell table:formula="of:=[.A347]*PI()/180" office:value-type="float" office:value="6.03883921190038" calcext:value-type="float">
            <text:p>6.03883921190038</text:p>
          </table:table-cell>
          <table:table-cell table:formula="of:=-[.$B$2]*COS([.D347]-[.$C$3])-COS([.D347])*COS([.D347])" office:value-type="float" office:value="-0.863256563909348" calcext:value-type="float">
            <text:p>-0.863256563909348</text:p>
          </table:table-cell>
          <table:table-cell table:formula="of:=[.$B$2]*COS([.$C$3])*SIN([.D347])-[.$B$2]*SIN([.$C$3])*COS([.D347])+2*SIN([.D347])*COS([.D347])" office:value-type="float" office:value="-0.96331573308346" calcext:value-type="float">
            <text:p>-0.96331573308346</text:p>
          </table:table-cell>
          <table:table-cell table:formula="of:=[.$B$2]*COS([.D347]-[.$C$3]) + 2*COS(2*[.D347])" office:value-type="float" office:value="1.68767795319774" calcext:value-type="float">
            <text:p>1.68767795319774</text:p>
          </table:table-cell>
          <table:table-cell table:formula="of:=IF([.E347]=[.$H$1];[.$G$1];[.$H$1])" office:value-type="float" office:value="-1.10425787365804" calcext:value-type="float">
            <text:p>-1.10425787365804</text:p>
          </table:table-cell>
          <table:table-cell table:formula="of:=IF([.$C$2]=[.A347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/>
          <table:table-cell table:formula="of:=[.A348]*PI()/180" office:value-type="float" office:value="6.05629250442032" calcext:value-type="float">
            <text:p>6.05629250442032</text:p>
          </table:table-cell>
          <table:table-cell table:formula="of:=-[.$B$2]*COS([.D348]-[.$C$3])-COS([.D348])*COS([.D348])" office:value-type="float" office:value="-0.87981047266955" calcext:value-type="float">
            <text:p>-0.87981047266955</text:p>
          </table:table-cell>
          <table:table-cell table:formula="of:=[.$B$2]*COS([.$C$3])*SIN([.D348])-[.$B$2]*SIN([.$C$3])*COS([.D348])+2*SIN([.D348])*COS([.D348])" office:value-type="float" office:value="-0.933505181159863" calcext:value-type="float">
            <text:p>-0.933505181159863</text:p>
          </table:table-cell>
          <table:table-cell table:formula="of:=[.$B$2]*COS([.D348]-[.$C$3]) + 2*COS(2*[.D348])" office:value-type="float" office:value="1.7280015421183" calcext:value-type="float">
            <text:p>1.7280015421183</text:p>
          </table:table-cell>
          <table:table-cell table:formula="of:=IF([.E348]=[.$H$1];[.$G$1];[.$H$1])" office:value-type="float" office:value="-1.10425787365804" calcext:value-type="float">
            <text:p>-1.10425787365804</text:p>
          </table:table-cell>
          <table:table-cell table:formula="of:=IF([.$C$2]=[.A348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/>
          <table:table-cell table:formula="of:=[.A349]*PI()/180" office:value-type="float" office:value="6.07374579694027" calcext:value-type="float">
            <text:p>6.07374579694027</text:p>
          </table:table-cell>
          <table:table-cell table:formula="of:=-[.$B$2]*COS([.D349]-[.$C$3])-COS([.D349])*COS([.D349])" office:value-type="float" office:value="-0.895838057118726" calcext:value-type="float">
            <text:p>-0.895838057118726</text:p>
          </table:table-cell>
          <table:table-cell table:formula="of:=[.$B$2]*COS([.$C$3])*SIN([.D349])-[.$B$2]*SIN([.$C$3])*COS([.D349])+2*SIN([.D349])*COS([.D349])" office:value-type="float" office:value="-0.903009718896462" calcext:value-type="float">
            <text:p>-0.903009718896462</text:p>
          </table:table-cell>
          <table:table-cell table:formula="of:=[.$B$2]*COS([.D349]-[.$C$3]) + 2*COS(2*[.D349])" office:value-type="float" office:value="1.76615624358263" calcext:value-type="float">
            <text:p>1.76615624358263</text:p>
          </table:table-cell>
          <table:table-cell table:formula="of:=IF([.E349]=[.$H$1];[.$G$1];[.$H$1])" office:value-type="float" office:value="-1.10425787365804" calcext:value-type="float">
            <text:p>-1.10425787365804</text:p>
          </table:table-cell>
          <table:table-cell table:formula="of:=IF([.$C$2]=[.A349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/>
          <table:table-cell table:formula="of:=[.A350]*PI()/180" office:value-type="float" office:value="6.09119908946021" calcext:value-type="float">
            <text:p>6.09119908946021</text:p>
          </table:table-cell>
          <table:table-cell table:formula="of:=-[.$B$2]*COS([.D350]-[.$C$3])-COS([.D350])*COS([.D350])" office:value-type="float" office:value="-0.911327695649567" calcext:value-type="float">
            <text:p>-0.911327695649567</text:p>
          </table:table-cell>
          <table:table-cell table:formula="of:=[.$B$2]*COS([.$C$3])*SIN([.D350])-[.$B$2]*SIN([.$C$3])*COS([.D350])+2*SIN([.D350])*COS([.D350])" office:value-type="float" office:value="-0.871867541100048" calcext:value-type="float">
            <text:p>-0.871867541100048</text:p>
          </table:table-cell>
          <table:table-cell table:formula="of:=[.$B$2]*COS([.D350]-[.$C$3]) + 2*COS(2*[.D350])" office:value-type="float" office:value="1.80210347749975" calcext:value-type="float">
            <text:p>1.80210347749975</text:p>
          </table:table-cell>
          <table:table-cell table:formula="of:=IF([.E350]=[.$H$1];[.$G$1];[.$H$1])" office:value-type="float" office:value="-1.10425787365804" calcext:value-type="float">
            <text:p>-1.10425787365804</text:p>
          </table:table-cell>
          <table:table-cell table:formula="of:=IF([.$C$2]=[.A350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/>
          <table:table-cell table:formula="of:=[.A351]*PI()/180" office:value-type="float" office:value="6.10865238198015" calcext:value-type="float">
            <text:p>6.10865238198015</text:p>
          </table:table-cell>
          <table:table-cell table:formula="of:=-[.$B$2]*COS([.D351]-[.$C$3])-COS([.D351])*COS([.D351])" office:value-type="float" office:value="-0.926268439019124" calcext:value-type="float">
            <text:p>-0.926268439019124</text:p>
          </table:table-cell>
          <table:table-cell table:formula="of:=[.$B$2]*COS([.$C$3])*SIN([.D351])-[.$B$2]*SIN([.$C$3])*COS([.D351])+2*SIN([.D351])*COS([.D351])" office:value-type="float" office:value="-0.840117492371543" calcext:value-type="float">
            <text:p>-0.840117492371543</text:p>
          </table:table-cell>
          <table:table-cell table:formula="of:=[.$B$2]*COS([.D351]-[.$C$3]) + 2*COS(2*[.D351])" office:value-type="float" office:value="1.83580737019799" calcext:value-type="float">
            <text:p>1.83580737019799</text:p>
          </table:table-cell>
          <table:table-cell table:formula="of:=IF([.E351]=[.$H$1];[.$G$1];[.$H$1])" office:value-type="float" office:value="-1.10425787365804" calcext:value-type="float">
            <text:p>-1.10425787365804</text:p>
          </table:table-cell>
          <table:table-cell table:formula="of:=IF([.$C$2]=[.A351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/>
          <table:table-cell table:formula="of:=[.A352]*PI()/180" office:value-type="float" office:value="6.1261056745001" calcext:value-type="float">
            <text:p>6.1261056745001</text:p>
          </table:table-cell>
          <table:table-cell table:formula="of:=-[.$B$2]*COS([.D352]-[.$C$3])-COS([.D352])*COS([.D352])" office:value-type="float" office:value="-0.940650021275514" calcext:value-type="float">
            <text:p>-0.940650021275514</text:p>
          </table:table-cell>
          <table:table-cell table:formula="of:=[.$B$2]*COS([.$C$3])*SIN([.D352])-[.$B$2]*SIN([.$C$3])*COS([.D352])+2*SIN([.D352])*COS([.D352])" office:value-type="float" office:value="-0.80779901950486" calcext:value-type="float">
            <text:p>-0.80779901950486</text:p>
          </table:table-cell>
          <table:table-cell table:formula="of:=[.$B$2]*COS([.D352]-[.$C$3]) + 2*COS(2*[.D352])" office:value-type="float" office:value="1.86723479571824" calcext:value-type="float">
            <text:p>1.86723479571824</text:p>
          </table:table-cell>
          <table:table-cell table:formula="of:=IF([.E352]=[.$H$1];[.$G$1];[.$H$1])" office:value-type="float" office:value="-1.10425787365804" calcext:value-type="float">
            <text:p>-1.10425787365804</text:p>
          </table:table-cell>
          <table:table-cell table:formula="of:=IF([.$C$2]=[.A352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/>
          <table:table-cell table:formula="of:=[.A353]*PI()/180" office:value-type="float" office:value="6.14355896702004" calcext:value-type="float">
            <text:p>6.14355896702004</text:p>
          </table:table-cell>
          <table:table-cell table:formula="of:=-[.$B$2]*COS([.D353]-[.$C$3])-COS([.D353])*COS([.D353])" office:value-type="float" office:value="-0.954462869847687" calcext:value-type="float">
            <text:p>-0.954462869847687</text:p>
          </table:table-cell>
          <table:table-cell table:formula="of:=[.$B$2]*COS([.$C$3])*SIN([.D353])-[.$B$2]*SIN([.$C$3])*COS([.D353])+2*SIN([.D353])*COS([.D353])" office:value-type="float" office:value="-0.774952123194287" calcext:value-type="float">
            <text:p>-0.774952123194287</text:p>
          </table:table-cell>
          <table:table-cell table:formula="of:=[.$B$2]*COS([.D353]-[.$C$3]) + 2*COS(2*[.D353])" office:value-type="float" office:value="1.89635541375517" calcext:value-type="float">
            <text:p>1.89635541375517</text:p>
          </table:table-cell>
          <table:table-cell table:formula="of:=IF([.E353]=[.$H$1];[.$G$1];[.$H$1])" office:value-type="float" office:value="-1.10425787365804" calcext:value-type="float">
            <text:p>-1.10425787365804</text:p>
          </table:table-cell>
          <table:table-cell table:formula="of:=IF([.$C$2]=[.A353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/>
          <table:table-cell table:formula="of:=[.A354]*PI()/180" office:value-type="float" office:value="6.16101225953998" calcext:value-type="float">
            <text:p>6.16101225953998</text:p>
          </table:table-cell>
          <table:table-cell table:formula="of:=-[.$B$2]*COS([.D354]-[.$C$3])-COS([.D354])*COS([.D354])" office:value-type="float" office:value="-0.967698114786747" calcext:value-type="float">
            <text:p>-0.967698114786747</text:p>
          </table:table-cell>
          <table:table-cell table:formula="of:=[.$B$2]*COS([.$C$3])*SIN([.D354])-[.$B$2]*SIN([.$C$3])*COS([.D354])+2*SIN([.D354])*COS([.D354])" office:value-type="float" office:value="-0.741617309109217" calcext:value-type="float">
            <text:p>-0.741617309109217</text:p>
          </table:table-cell>
          <table:table-cell table:formula="of:=[.$B$2]*COS([.D354]-[.$C$3]) + 2*COS(2*[.D354])" office:value-type="float" office:value="1.92314170420074" calcext:value-type="float">
            <text:p>1.92314170420074</text:p>
          </table:table-cell>
          <table:table-cell table:formula="of:=IF([.E354]=[.$H$1];[.$G$1];[.$H$1])" office:value-type="float" office:value="-1.10425787365804" calcext:value-type="float">
            <text:p>-1.10425787365804</text:p>
          </table:table-cell>
          <table:table-cell table:formula="of:=IF([.$C$2]=[.A354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/>
          <table:table-cell table:formula="of:=[.A355]*PI()/180" office:value-type="float" office:value="6.17846555205993" calcext:value-type="float">
            <text:p>6.17846555205993</text:p>
          </table:table-cell>
          <table:table-cell table:formula="of:=-[.$B$2]*COS([.D355]-[.$C$3])-COS([.D355])*COS([.D355])" office:value-type="float" office:value="-0.980347597148261" calcext:value-type="float">
            <text:p>-0.980347597148261</text:p>
          </table:table-cell>
          <table:table-cell table:formula="of:=[.$B$2]*COS([.$C$3])*SIN([.D355])-[.$B$2]*SIN([.$C$3])*COS([.D355])+2*SIN([.D355])*COS([.D355])" office:value-type="float" office:value="-0.707835538395955" calcext:value-type="float">
            <text:p>-0.707835538395955</text:p>
          </table:table-cell>
          <table:table-cell table:formula="of:=[.$B$2]*COS([.D355]-[.$C$3]) + 2*COS(2*[.D355])" office:value-type="float" office:value="1.94756899824897" calcext:value-type="float">
            <text:p>1.94756899824897</text:p>
          </table:table-cell>
          <table:table-cell table:formula="of:=IF([.E355]=[.$H$1];[.$G$1];[.$H$1])" office:value-type="float" office:value="-1.10425787365804" calcext:value-type="float">
            <text:p>-1.10425787365804</text:p>
          </table:table-cell>
          <table:table-cell table:formula="of:=IF([.$C$2]=[.A355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/>
          <table:table-cell table:formula="of:=[.A356]*PI()/180" office:value-type="float" office:value="6.19591884457987" calcext:value-type="float">
            <text:p>6.19591884457987</text:p>
          </table:table-cell>
          <table:table-cell table:formula="of:=-[.$B$2]*COS([.D356]-[.$C$3])-COS([.D356])*COS([.D356])" office:value-type="float" office:value="-0.992403876506104" calcext:value-type="float">
            <text:p>-0.992403876506104</text:p>
          </table:table-cell>
          <table:table-cell table:formula="of:=[.$B$2]*COS([.$C$3])*SIN([.D356])-[.$B$2]*SIN([.$C$3])*COS([.D356])+2*SIN([.D356])*COS([.D356])" office:value-type="float" office:value="-0.673648177666931" calcext:value-type="float">
            <text:p>-0.673648177666931</text:p>
          </table:table-cell>
          <table:table-cell table:formula="of:=[.$B$2]*COS([.D356]-[.$C$3]) + 2*COS(2*[.D356])" office:value-type="float" office:value="1.96961550602442" calcext:value-type="float">
            <text:p>1.96961550602442</text:p>
          </table:table-cell>
          <table:table-cell table:formula="of:=IF([.E356]=[.$H$1];[.$G$1];[.$H$1])" office:value-type="float" office:value="-1.10425787365804" calcext:value-type="float">
            <text:p>-1.10425787365804</text:p>
          </table:table-cell>
          <table:table-cell table:formula="of:=IF([.$C$2]=[.A356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/>
          <table:table-cell table:formula="of:=[.A357]*PI()/180" office:value-type="float" office:value="6.21337213709981" calcext:value-type="float">
            <text:p>6.21337213709981</text:p>
          </table:table-cell>
          <table:table-cell table:formula="of:=-[.$B$2]*COS([.D357]-[.$C$3])-COS([.D357])*COS([.D357])" office:value-type="float" office:value="-1.00386023758943" calcext:value-type="float">
            <text:p>-1.00386023758943</text:p>
          </table:table-cell>
          <table:table-cell table:formula="of:=[.$B$2]*COS([.$C$3])*SIN([.D357])-[.$B$2]*SIN([.$C$3])*COS([.D357])+2*SIN([.D357])*COS([.D357])" office:value-type="float" office:value="-0.63909694853826" calcext:value-type="float">
            <text:p>-0.63909694853826</text:p>
          </table:table-cell>
          <table:table-cell table:formula="of:=[.$B$2]*COS([.D357]-[.$C$3]) + 2*COS(2*[.D357])" office:value-type="float" office:value="1.98926234070178" calcext:value-type="float">
            <text:p>1.98926234070178</text:p>
          </table:table-cell>
          <table:table-cell table:formula="of:=IF([.E357]=[.$H$1];[.$G$1];[.$H$1])" office:value-type="float" office:value="-1.10425787365804" calcext:value-type="float">
            <text:p>-1.10425787365804</text:p>
          </table:table-cell>
          <table:table-cell table:formula="of:=IF([.$C$2]=[.A357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/>
          <table:table-cell table:formula="of:=[.A358]*PI()/180" office:value-type="float" office:value="6.23082542961976" calcext:value-type="float">
            <text:p>6.23082542961976</text:p>
          </table:table-cell>
          <table:table-cell table:formula="of:=-[.$B$2]*COS([.D358]-[.$C$3])-COS([.D358])*COS([.D358])" office:value-type="float" office:value="-1.01471069603539" calcext:value-type="float">
            <text:p>-1.01471069603539</text:p>
          </table:table-cell>
          <table:table-cell table:formula="of:=[.$B$2]*COS([.$C$3])*SIN([.D358])-[.$B$2]*SIN([.$C$3])*COS([.D358])+2*SIN([.D358])*COS([.D358])" office:value-type="float" office:value="-0.604223876777202" calcext:value-type="float">
            <text:p>-0.604223876777202</text:p>
          </table:table-cell>
          <table:table-cell table:formula="of:=[.$B$2]*COS([.D358]-[.$C$3]) + 2*COS(2*[.D358])" office:value-type="float" office:value="2.0064935390878" calcext:value-type="float">
            <text:p>2.0064935390878</text:p>
          </table:table-cell>
          <table:table-cell table:formula="of:=IF([.E358]=[.$H$1];[.$G$1];[.$H$1])" office:value-type="float" office:value="-1.10425787365804" calcext:value-type="float">
            <text:p>-1.10425787365804</text:p>
          </table:table-cell>
          <table:table-cell table:formula="of:=IF([.$C$2]=[.A358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/>
          <table:table-cell table:formula="of:=[.A359]*PI()/180" office:value-type="float" office:value="6.2482787221397" calcext:value-type="float">
            <text:p>6.2482787221397</text:p>
          </table:table-cell>
          <table:table-cell table:formula="of:=-[.$B$2]*COS([.D359]-[.$C$3])-COS([.D359])*COS([.D359])" office:value-type="float" office:value="-1.02495000325138" calcext:value-type="float">
            <text:p>-1.02495000325138</text:p>
          </table:table-cell>
          <table:table-cell table:formula="of:=[.$B$2]*COS([.$C$3])*SIN([.D359])-[.$B$2]*SIN([.$C$3])*COS([.D359])+2*SIN([.D359])*COS([.D359])" office:value-type="float" office:value="-0.569071241121412" calcext:value-type="float">
            <text:p>-0.569071241121412</text:p>
          </table:table-cell>
          <table:table-cell table:formula="of:=[.$B$2]*COS([.D359]-[.$C$3]) + 2*COS(2*[.D359])" office:value-type="float" office:value="2.02129607864112" calcext:value-type="float">
            <text:p>2.02129607864112</text:p>
          </table:table-cell>
          <table:table-cell table:formula="of:=IF([.E359]=[.$H$1];[.$G$1];[.$H$1])" office:value-type="float" office:value="-1.10425787365804" calcext:value-type="float">
            <text:p>-1.10425787365804</text:p>
          </table:table-cell>
          <table:table-cell table:formula="of:=IF([.$C$2]=[.A359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/>
          <table:table-cell table:formula="of:=[.A360]*PI()/180" office:value-type="float" office:value="6.26573201465964" calcext:value-type="float">
            <text:p>6.26573201465964</text:p>
          </table:table-cell>
          <table:table-cell table:formula="of:=-[.$B$2]*COS([.D360]-[.$C$3])-COS([.D360])*COS([.D360])" office:value-type="float" office:value="-1.03457365038161" calcext:value-type="float">
            <text:p>-1.03457365038161</text:p>
          </table:table-cell>
          <table:table-cell table:formula="of:=[.$B$2]*COS([.$C$3])*SIN([.D360])-[.$B$2]*SIN([.$C$3])*COS([.D360])+2*SIN([.D360])*COS([.D360])" office:value-type="float" office:value="-0.533681521832415" calcext:value-type="float">
            <text:p>-0.533681521832415</text:p>
          </table:table-cell>
          <table:table-cell table:formula="of:=[.$B$2]*COS([.D360]-[.$C$3]) + 2*COS(2*[.D360])" office:value-type="float" office:value="2.03365989091025" calcext:value-type="float">
            <text:p>2.03365989091025</text:p>
          </table:table-cell>
          <table:table-cell table:formula="of:=IF([.E360]=[.$H$1];[.$G$1];[.$H$1])" office:value-type="float" office:value="-1.10425787365804" calcext:value-type="float">
            <text:p>-1.10425787365804</text:p>
          </table:table-cell>
          <table:table-cell table:formula="of:=IF([.$C$2]=[.A360];[.$G$1];[.$H$1])" office:value-type="float" office:value="-1.10425787365804" calcext:value-type="float">
            <text:p>-1.1042578736580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/>
          <table:table-cell table:formula="of:=[.A361]*PI()/180" office:value-type="float" office:value="6.28318530717959" calcext:value-type="float">
            <text:p>6.28318530717959</text:p>
          </table:table-cell>
          <table:table-cell table:formula="of:=-[.$B$2]*COS([.D361]-[.$C$3])-COS([.D361])*COS([.D361])" office:value-type="float" office:value="-1.04357787137383" calcext:value-type="float">
            <text:p>-1.04357787137383</text:p>
          </table:table-cell>
          <table:table-cell table:formula="of:=[.$B$2]*COS([.$C$3])*SIN([.D361])-[.$B$2]*SIN([.$C$3])*COS([.D361])+2*SIN([.D361])*COS([.D361])" office:value-type="float" office:value="-0.498097349045873" calcext:value-type="float">
            <text:p>-0.498097349045873</text:p>
          </table:table-cell>
          <table:table-cell table:formula="of:=[.$B$2]*COS([.D361]-[.$C$3]) + 2*COS(2*[.D361])" office:value-type="float" office:value="2.04357787137383" calcext:value-type="float">
            <text:p>2.04357787137383</text:p>
          </table:table-cell>
          <table:table-cell table:formula="of:=IF([.E361]=[.$H$1];[.$G$1];[.$H$1])" office:value-type="float" office:value="-1.10425787365804" calcext:value-type="float">
            <text:p>-1.10425787365804</text:p>
          </table:table-cell>
          <table:table-cell table:formula="of:=IF([.$C$2]=[.A361];[.$G$1];[.$H$1])" office:value-type="float" office:value="-1.10425787365804" calcext:value-type="float">
            <text:p>-1.104257873658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6">00/00/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0:32:05.867563807</meta:creation-date>
    <dc:date>2021-03-26T21:46:08.148094662</dc:date>
    <meta:editing-duration>PT12H25M44S</meta:editing-duration>
    <meta:editing-cycles>2</meta:editing-cycles>
    <meta:generator>LibreOffice/6.4.4.2$Linux_X86_64 LibreOffice_project/40$Build-2</meta:generator>
    <meta:document-statistic meta:table-count="1" meta:cell-count="253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9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522cm" svg:height="10.981cm" xlink:href=".." xlink:type="simple" chart:class="chart:scatter" chart:style-name="ch1">
        <chart:legend chart:legend-position="end" svg:x="16.458cm" svg:y="4.693cm" style:legend-expansion="high" chart:style-name="ch2"/>
        <chart:plot-area chart:style-name="ch3" table:cell-range-address="Лист1.A1:Лист1.A361 Лист1.E1:Лист1.F361 Лист1.G2:Лист1.G361" chart:data-source-has-labels="row" svg:x="0.39cm" svg:y="0.219cm" svg:width="15.678cm" svg:height="10.543cm">
          <chartooo:coordinate-region svg:x="0.932cm" svg:y="0.418cm" svg:width="14.856cm" svg:height="10.14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</chart:axis>
          <chart:series chart:style-name="ch8" chart:values-cell-range-address="Лист1.E2:Лист1.E361" chart:label-cell-address="Лист1.E1:Лист1.E1" chart:class="chart:scatter">
            <chart:domain table:cell-range-address="Лист1.A2:Лист1.A361"/>
            <chart:data-point chart:repeated="360"/>
          </chart:series>
          <chart:series chart:style-name="ch9" chart:values-cell-range-address="Лист1.F2:Лист1.F361" chart:label-cell-address="Лист1.F1:Лист1.F1" chart:class="chart:scatter">
            <chart:data-point chart:repeated="360"/>
          </chart:series>
          <chart:series chart:style-name="ch10" chart:values-cell-range-address="Лист1.G2:Лист1.G361" chart:class="chart:scatter">
            <chart:data-point chart:repeated="3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U/K</text:p>
                <draw:g>
                  <svg:desc>Лист1.E1:Лист1.E1</svg:desc>
                </draw:g>
              </table:table-cell>
              <table:table-cell office:value-type="string">
                <text:p>dU/K</text:p>
                <draw:g>
                  <svg:desc>Лист1.F1:Лист1.F1</svg:desc>
                </draw:g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A2:Лист1.A361</svg:desc>
                </draw:g>
              </table:table-cell>
              <table:table-cell office:value-type="float" office:value="-1.05195964514337">
                <text:p>-1.05195964514337</text:p>
                <draw:g>
                  <svg:desc>Лист1.E2:Лист1.E361</svg:desc>
                </draw:g>
              </table:table-cell>
              <table:table-cell office:value-type="float" office:value="-0.462361450981636">
                <text:p>-0.462361450981636</text:p>
                <draw:g>
                  <svg:desc>Лист1.F2:Лист1.F361</svg:desc>
                </draw:g>
              </table:table-cell>
              <table:table-cell office:value-type="float" office:value="2.05104588567202">
                <text:p>2.05104588567202</text:p>
                <draw:g>
                  <svg:desc>Лист1.G2:Лист1.G3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1.05971669683249">
                <text:p>-1.05971669683249</text:p>
              </table:table-cell>
              <table:table-cell office:value-type="float" office:value="-0.426516602076536">
                <text:p>-0.426516602076536</text:p>
              </table:table-cell>
              <table:table-cell office:value-type="float" office:value="2.05606277222222">
                <text:p>2.05606277222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1.06684749816417">
                <text:p>-1.06684749816417</text:p>
              </table:table-cell>
              <table:table-cell office:value-type="float" office:value="-0.390605571103132">
                <text:p>-0.390605571103132</text:p>
              </table:table-cell>
              <table:table-cell office:value-type="float" office:value="2.05863034121658">
                <text:p>2.058630341216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1.0733512668909">
                <text:p>-1.0733512668909</text:p>
              </table:table-cell>
              <table:table-cell office:value-type="float" office:value="-0.354671069337503">
                <text:p>-0.354671069337503</text:p>
              </table:table-cell>
              <table:table-cell office:value-type="float" office:value="2.05875337000326">
                <text:p>2.058753370003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1.07922796533957">
                <text:p>-1.07922796533957</text:p>
              </table:table-cell>
              <table:table-cell office:value-type="float" office:value="-0.318755698839174">
                <text:p>-0.318755698839174</text:p>
              </table:table-cell>
              <table:table-cell office:value-type="float" office:value="2.05643959485788">
                <text:p>2.056439594857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1.08447829805518">
                <text:p>-1.08447829805518</text:p>
              </table:table-cell>
              <table:table-cell office:value-type="float" office:value="-0.282901900906073">
                <text:p>-0.282901900906073</text:p>
              </table:table-cell>
              <table:table-cell office:value-type="float" office:value="2.05169969915588">
                <text:p>2.051699699155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1.08910370854688">
                <text:p>-1.08910370854688</text:p>
              </table:table-cell>
              <table:table-cell office:value-type="float" office:value="-0.247151904767235">
                <text:p>-0.247151904767235</text:p>
              </table:table-cell>
              <table:table-cell office:value-type="float" office:value="2.04454729796087">
                <text:p>2.044547297960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1.09310637514109">
                <text:p>-1.09310637514109</text:p>
              </table:table-cell>
              <table:table-cell office:value-type="float" office:value="-0.211547676575618">
                <text:p>-0.211547676575618</text:p>
              </table:table-cell>
              <table:table-cell office:value-type="float" office:value="2.03499891904857">
                <text:p>2.034998919048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1.09648920594741">
                <text:p>-1.09648920594741</text:p>
              </table:table-cell>
              <table:table-cell office:value-type="float" office:value="-0.176130868763051">
                <text:p>-0.176130868763051</text:p>
              </table:table-cell>
              <table:table-cell office:value-type="float" office:value="2.02307398039014">
                <text:p>2.023073980390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1.09925583294421">
                <text:p>-1.09925583294421</text:p>
              </table:table-cell>
              <table:table-cell office:value-type="float" office:value="-0.140942769818865">
                <text:p>-0.140942769818865</text:p>
              </table:table-cell>
              <table:table-cell office:value-type="float" office:value="2.00879476412308">
                <text:p>2.008794764123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1.10141060519189">
                <text:p>-1.10141060519189</text:p>
              </table:table-cell>
              <table:table-cell office:value-type="float" office:value="-0.106024254553247">
                <text:p>-0.106024254553247</text:p>
              </table:table-cell>
              <table:table-cell office:value-type="float" office:value="1.99218638704207">
                <text:p>1.992186387042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1.10295858118267">
                <text:p>-1.10295858118267</text:p>
              </table:table-cell>
              <table:table-cell office:value-type="float" office:value="-0.0714157349057176">
                <text:p>-0.0714157349057176</text:p>
              </table:table-cell>
              <table:table-cell office:value-type="float" office:value="1.97327676764657">
                <text:p>1.973276767646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-1.10390552033706">
                <text:p>-1.10390552033706</text:p>
              </table:table-cell>
              <table:table-cell office:value-type="float" office:value="-0.0371571113584994">
                <text:p>-0.0371571113584994</text:p>
              </table:table-cell>
              <table:table-cell office:value-type="float" office:value="1.95209658978581">
                <text:p>1.952096589785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0.00328772501376762">
                <text:p>-0.00328772501376762</text:p>
              </table:table-cell>
              <table:table-cell office:value-type="float" office:value="1.92867926294643">
                <text:p>1.928679262946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-1.10402277355505">
                <text:p>-1.10402277355505</text:p>
              </table:table-cell>
              <table:table-cell office:value-type="float" office:value="0.0301536896070457">
                <text:p>0.0301536896070457</text:p>
              </table:table-cell>
              <table:table-cell office:value-type="float" office:value="1.90306087923171">
                <text:p>1.903060879231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-1.10320802285086">
                <text:p>-1.10320802285086</text:p>
              </table:table-cell>
              <table:table-cell office:value-type="float" office:value="0.063129050984604">
                <text:p>0.063129050984604</text:p>
              </table:table-cell>
              <table:table-cell office:value-type="float" office:value="1.8752801670855">
                <text:p>1.87528016708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-1.10182208298548">
                <text:p>-1.10182208298548</text:p>
              </table:table-cell>
              <table:table-cell office:value-type="float" office:value="0.0956009761873533">
                <text:p>0.0956009761873533</text:p>
              </table:table-cell>
              <table:table-cell office:value-type="float" office:value="1.84537844181804">
                <text:p>1.845378441818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-1.09987406143211">
                <text:p>-1.09987406143211</text:p>
              </table:table-cell>
              <table:table-cell office:value-type="float" office:value="0.127532825566253">
                <text:p>0.127532825566253</text:p>
              </table:table-cell>
              <table:table-cell office:value-type="float" office:value="1.81339955299453">
                <text:p>1.813399552994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-1.09737369834126">
                <text:p>-1.09737369834126</text:p>
              </table:table-cell>
              <table:table-cell office:value-type="float" office:value="0.158888746504358">
                <text:p>0.158888746504358</text:p>
              </table:table-cell>
              <table:table-cell office:value-type="float" office:value="1.77938982875134">
                <text:p>1.779389828751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1.09433135242984">
                <text:p>-1.09433135242984</text:p>
              </table:table-cell>
              <table:table-cell office:value-type="float" office:value="0.189633716168214">
                <text:p>0.189633716168214</text:p>
              </table:table-cell>
              <table:table-cell office:value-type="float" office:value="1.74339801710831">
                <text:p>1.743398017108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-1.09075798613324">
                <text:p>-1.09075798613324</text:p>
              </table:table-cell>
              <table:table-cell office:value-type="float" office:value="0.219733583209275">
                <text:p>0.219733583209275</text:p>
              </table:table-cell>
              <table:table-cell office:value-type="float" office:value="1.70547522434933">
                <text:p>1.705475224349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-1.0866651500391">
                <text:p>-1.0866651500391</text:p>
              </table:table-cell>
              <table:table-cell office:value-type="float" office:value="0.249155108364813">
                <text:p>0.249155108364813</text:p>
              </table:table-cell>
              <table:table-cell office:value-type="float" office:value="1.66567485054708">
                <text:p>1.665674850547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-1.08206496662244">
                <text:p>-1.08206496662244</text:p>
              </table:table-cell>
              <table:table-cell office:value-type="float" office:value="0.277866003909188">
                <text:p>0.277866003909188</text:p>
              </table:table-cell>
              <table:table-cell office:value-type="float" office:value="1.62405252231094">
                <text:p>1.624052522310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-1.0769701133026">
                <text:p>-1.0769701133026</text:p>
              </table:table-cell>
              <table:table-cell office:value-type="float" office:value="0.305834971907696">
                <text:p>0.305834971907696</text:p>
              </table:table-cell>
              <table:table-cell office:value-type="float" office:value="1.58066602284088">
                <text:p>1.580666022840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-1.07139380484327">
                <text:p>-1.07139380484327</text:p>
              </table:table-cell>
              <table:table-cell office:value-type="float" office:value="0.333031741226759">
                <text:p>0.333031741226759</text:p>
              </table:table-cell>
              <table:table-cell office:value-type="float" office:value="1.53557521937308">
                <text:p>1.535575219373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-1.06534977511786">
                <text:p>-1.06534977511786</text:p>
              </table:table-cell>
              <table:table-cell office:value-type="float" office:value="0.359427103255666">
                <text:p>0.359427103255666</text:p>
              </table:table-cell>
              <table:table-cell office:value-type="float" office:value="1.48884198810634">
                <text:p>1.488841988106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-1.05885225826284">
                <text:p>-1.05885225826284</text:p>
              </table:table-cell>
              <table:table-cell office:value-type="float" office:value="0.384992946296734">
                <text:p>0.384992946296734</text:p>
              </table:table-cell>
              <table:table-cell office:value-type="float" office:value="1.44053013670155">
                <text:p>1.440530136701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-1.05191596924289">
                <text:p>-1.05191596924289</text:p>
              </table:table-cell>
              <table:table-cell office:value-type="float" office:value="0.40970228858233">
                <text:p>0.40970228858233</text:p>
              </table:table-cell>
              <table:table-cell office:value-type="float" office:value="1.39070532444901">
                <text:p>1.390705324449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-1.04455608385198">
                <text:p>-1.04455608385198</text:p>
              </table:table-cell>
              <table:table-cell office:value-type="float" office:value="0.433529309878905">
                <text:p>0.433529309878905</text:p>
              </table:table-cell>
              <table:table-cell office:value-type="float" office:value="1.33943498020178">
                <text:p>1.339434980201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1.03678821817552">
                <text:p>-1.03678821817552</text:p>
              </table:table-cell>
              <table:table-cell office:value-type="float" office:value="0.456449381639943">
                <text:p>0.456449381639943</text:p>
              </table:table-cell>
              <table:table-cell office:value-type="float" office:value="1.28678821817552">
                <text:p>1.286788218175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-1.02862840753918">
                <text:p>-1.02862840753918</text:p>
              </table:table-cell>
              <table:table-cell office:value-type="float" office:value="0.478439095671453">
                <text:p>0.478439095671453</text:p>
              </table:table-cell>
              <table:table-cell office:value-type="float" office:value="1.23283575171802">
                <text:p>1.232835751718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-1.02009308497056">
                <text:p>-1.02009308497056</text:p>
              </table:table-cell>
              <table:table-cell office:value-type="float" office:value="0.49947629127552">
                <text:p>0.49947629127552</text:p>
              </table:table-cell>
              <table:table-cell office:value-type="float" office:value="1.17764980515418">
                <text:p>1.177649805154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-1.01119905920073">
                <text:p>-1.01119905920073</text:p>
              </table:table-cell>
              <table:table-cell office:value-type="float" office:value="0.51954008083924">
                <text:p>0.51954008083924</text:p>
              </table:table-cell>
              <table:table-cell office:value-type="float" office:value="1.12130402381443">
                <text:p>1.121304023814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-1.00196349223287">
                <text:p>-1.00196349223287</text:p>
              </table:table-cell>
              <table:table-cell office:value-type="float" office:value="0.538610873838302">
                <text:p>0.538610873838302</text:p>
              </table:table-cell>
              <table:table-cell office:value-type="float" office:value="1.06387338235674">
                <text:p>1.063873382356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-0.992403876506104">
                <text:p>-0.992403876506104</text:p>
              </table:table-cell>
              <table:table-cell office:value-type="float" office:value="0.556670399226419">
                <text:p>0.556670399226419</text:p>
              </table:table-cell>
              <table:table-cell office:value-type="float" office:value="1.00543409149461">
                <text:p>1.005434091494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-0.982538011682727">
                <text:p>-0.982538011682727</text:p>
              </table:table-cell>
              <table:table-cell office:value-type="float" office:value="0.573701726183768">
                <text:p>0.573701726183768</text:p>
              </table:table-cell>
              <table:table-cell office:value-type="float" office:value="0.946063503245149">
                <text:p>0.9460635032451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-0.972383981087929">
                <text:p>-0.972383981087929</text:p>
              </table:table-cell>
              <table:table-cell office:value-type="float" office:value="0.589689283199622">
                <text:p>0.589689283199622</text:p>
              </table:table-cell>
              <table:table-cell office:value-type="float" office:value="0.885840014813427">
                <text:p>0.8858400148134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-0.961960127831083">
                <text:p>-0.961960127831083</text:p>
              </table:table-cell>
              <table:table-cell office:value-type="float" office:value="0.604618875466411">
                <text:p>0.604618875466411</text:p>
              </table:table-cell>
              <table:table-cell office:value-type="float" office:value="0.824842971230585">
                <text:p>0.8248429712305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-0.951285030638378">
                <text:p>-0.951285030638378</text:p>
              </table:table-cell>
              <table:table-cell office:value-type="float" office:value="0.61847770056448">
                <text:p>0.61847770056448</text:p>
              </table:table-cell>
              <table:table-cell office:value-type="float" office:value="0.763152566865018">
                <text:p>0.7631525668650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-0.940377479426739">
                <text:p>-0.940377479426739</text:p>
              </table:table-cell>
              <table:table-cell office:value-type="float" office:value="0.631254362418934">
                <text:p>0.631254362418934</text:p>
              </table:table-cell>
              <table:table-cell office:value-type="float" office:value="0.700849745927135">
                <text:p>0.7008497459271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-0.929256450649358">
                <text:p>-0.929256450649358</text:p>
              </table:table-cell>
              <table:table-cell office:value-type="float" office:value="0.642938883512072">
                <text:p>0.642938883512072</text:p>
              </table:table-cell>
              <table:table-cell office:value-type="float" office:value="0.638016102089457">
                <text:p>0.6380161020894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-0.917941082443412">
                <text:p>-0.917941082443412</text:p>
              </table:table-cell>
              <table:table-cell office:value-type="float" office:value="0.653522715337024">
                <text:p>0.653522715337024</text:p>
              </table:table-cell>
              <table:table-cell office:value-type="float" office:value="0.574733777344892">
                <text:p>0.5747337773448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-0.90645064961076">
                <text:p>-0.90645064961076</text:p>
              </table:table-cell>
              <table:table-cell office:value-type="float" office:value="0.662998747080395">
                <text:p>0.662998747080395</text:p>
              </table:table-cell>
              <table:table-cell office:value-type="float" office:value="0.511085360226948">
                <text:p>0.5110853602269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-0.894804538462637">
                <text:p>-0.894804538462637</text:p>
              </table:table-cell>
              <table:table-cell office:value-type="float" office:value="0.671361312523842">
                <text:p>0.671361312523842</text:p>
              </table:table-cell>
              <table:table-cell office:value-type="float" office:value="0.447153783516388">
                <text:p>0.4471537835163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-0.883022221559489">
                <text:p>-0.883022221559489</text:p>
              </table:table-cell>
              <table:table-cell office:value-type="float" office:value="0.67860619515673">
                <text:p>0.67860619515673</text:p>
              </table:table-cell>
              <table:table-cell office:value-type="float" office:value="0.383022221559489">
                <text:p>0.3830222215594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-0.871123232377235">
                <text:p>-0.871123232377235</text:p>
              </table:table-cell>
              <table:table-cell office:value-type="float" office:value="0.684730631494177">
                <text:p>0.684730631494177</text:p>
              </table:table-cell>
              <table:table-cell office:value-type="float" office:value="0.318773987323484">
                <text:p>0.3187739873234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-0.859127139931298">
                <text:p>-0.859127139931298</text:p>
              </table:table-cell>
              <table:table-cell office:value-type="float" office:value="0.689733312596995">
                <text:p>0.689733312596995</text:p>
              </table:table-cell>
              <table:table-cell office:value-type="float" office:value="0.25449242931511">
                <text:p>0.254492429315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-0.84705352338982">
                <text:p>-0.84705352338982</text:p>
              </table:table-cell>
              <table:table-cell office:value-type="float" office:value="0.693614383792249">
                <text:p>0.693614383792249</text:p>
              </table:table-cell>
              <table:table-cell office:value-type="float" office:value="0.19026082848834">
                <text:p>0.190260828488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-0.834921946707441">
                <text:p>-0.834921946707441</text:p>
              </table:table-cell>
              <table:table-cell office:value-type="float" office:value="0.696375442595334">
                <text:p>0.696375442595334</text:p>
              </table:table-cell>
              <table:table-cell office:value-type="float" office:value="0.126162295267343">
                <text:p>0.1261622952673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-0.822751933311031">
                <text:p>-0.822751933311031</text:p>
              </table:table-cell>
              <table:table-cell office:value-type="float" office:value="0.698019534836685">
                <text:p>0.698019534836685</text:p>
              </table:table-cell>
              <table:table-cell office:value-type="float" office:value="0.0622796668106353">
                <text:p>0.06227966681063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-0.810562940868641">
                <text:p>-0.810562940868641</text:p>
              </table:table-cell>
              <table:table-cell office:value-type="float" office:value="0.698551148998432">
                <text:p>0.698551148998432</text:p>
              </table:table-cell>
              <table:table-cell office:value-type="float" office:value="-0.00130459535799743">
                <text:p>-0.001304595357997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-0.798374336172878">
                <text:p>-0.798374336172878</text:p>
              </table:table-cell>
              <table:table-cell office:value-type="float" office:value="0.697976208768483">
                <text:p>0.697976208768483</text:p>
              </table:table-cell>
              <table:table-cell office:value-type="float" office:value="-0.0645085072266236">
                <text:p>-0.06450850722662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-0.786205370169713">
                <text:p>-0.786205370169713</text:p>
              </table:table-cell>
              <table:table-cell office:value-type="float" office:value="0.696302063821716">
                <text:p>0.696302063821716</text:p>
              </table:table-cell>
              <table:table-cell office:value-type="float" office:value="-0.127250663555785">
                <text:p>-0.1272506635557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-0.774075153163582">
                <text:p>-0.774075153163582</text:p>
              </table:table-cell>
              <table:table-cell office:value-type="float" office:value="0.693537478840126">
                <text:p>0.693537478840126</text:p>
              </table:table-cell>
              <table:table-cell office:value-type="float" office:value="-0.189450338398839">
                <text:p>-0.1894503383988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-0.762002630229385">
                <text:p>-0.762002630229385</text:p>
              </table:table-cell>
              <table:table-cell office:value-type="float" office:value="0.689692620785908">
                <text:p>0.689692620785908</text:p>
              </table:table-cell>
              <table:table-cell office:value-type="float" office:value="-0.251027584759118">
                <text:p>-0.2510275847591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-0.750006556861742">
                <text:p>-0.750006556861742</text:p>
              </table:table-cell>
              <table:table-cell office:value-type="float" office:value="0.684779044443619">
                <text:p>0.684779044443619</text:p>
              </table:table-cell>
              <table:table-cell office:value-type="float" office:value="-0.311903333262126">
                <text:p>-0.3119033332621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-0.738105474891563">
                <text:p>-0.738105474891563</text:p>
              </table:table-cell>
              <table:table-cell office:value-type="float" office:value="0.678809676249655">
                <text:p>0.678809676249655</text:p>
              </table:table-cell>
              <table:table-cell office:value-type="float" office:value="-0.371999489722137">
                <text:p>-0.3719994897221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-0.726317688699645">
                <text:p>-0.726317688699645</text:p>
              </table:table-cell>
              <table:table-cell office:value-type="float" office:value="0.671798796429394">
                <text:p>0.671798796429394</text:p>
              </table:table-cell>
              <table:table-cell office:value-type="float" office:value="-0.431239031483971">
                <text:p>-0.4312390314839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-0.714661241756638">
                <text:p>-0.714661241756638</text:p>
              </table:table-cell>
              <table:table-cell office:value-type="float" office:value="0.663762019464388">
                <text:p>0.663762019464388</text:p>
              </table:table-cell>
              <table:table-cell office:value-type="float" office:value="-0.489546102422198">
                <text:p>-0.4895461024221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-0.703153893518325">
                <text:p>-0.703153893518325</text:p>
              </table:table-cell>
              <table:table-cell office:value-type="float" office:value="0.654716272914089">
                <text:p>0.654716272914089</text:p>
              </table:table-cell>
              <table:table-cell office:value-type="float" office:value="-0.546846106481675">
                <text:p>-0.5468461064816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-0.691813096704698">
                <text:p>-0.691813096704698</text:p>
              </table:table-cell>
              <table:table-cell office:value-type="float" office:value="0.644679774618526">
                <text:p>0.644679774618526</text:p>
              </table:table-cell>
              <table:table-cell office:value-type="float" office:value="-0.603065799645109">
                <text:p>-0.6030657996451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-0.680655974990847">
                <text:p>-0.680655974990847</text:p>
              </table:table-cell>
              <table:table-cell office:value-type="float" office:value="0.633672008310405">
                <text:p>0.633672008310405</text:p>
              </table:table-cell>
              <table:table-cell office:value-type="float" office:value="-0.658133380215273">
                <text:p>-0.6581333802152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-0.669699301137157">
                <text:p>-0.669699301137157</text:p>
              </table:table-cell>
              <table:table-cell office:value-type="float" office:value="0.621713697666991">
                <text:p>0.621713697666991</text:p>
              </table:table-cell>
              <table:table-cell office:value-type="float" office:value="-0.711978577301552">
                <text:p>-0.7119785773015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-0.658959475585772">
                <text:p>-0.658959475585772</text:p>
              </table:table-cell>
              <table:table-cell office:value-type="float" office:value="0.608826778834072">
                <text:p>0.608826778834072</text:p>
              </table:table-cell>
              <table:table-cell office:value-type="float" office:value="-0.764532737402716">
                <text:p>-0.7645327374027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-0.648452505549684">
                <text:p>-0.648452505549684</text:p>
              </table:table-cell>
              <table:table-cell office:value-type="float" office:value="0.595034371456144">
                <text:p>0.595034371456144</text:p>
              </table:table-cell>
              <table:table-cell office:value-type="float" office:value="-0.815728908980124">
                <text:p>-0.8157289089801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-0.638193984620229">
                <text:p>-0.638193984620229</text:p>
              </table:table-cell>
              <table:table-cell office:value-type="float" office:value="0.580360748248816">
                <text:p>0.580360748248816</text:p>
              </table:table-cell>
              <table:table-cell office:value-type="float" office:value="-0.865501924918058">
                <text:p>-0.8655019249180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-0.628199072918078">
                <text:p>-0.628199072918078</text:p>
              </table:table-cell>
              <table:table-cell office:value-type="float" office:value="0.564831303151178">
                <text:p>0.564831303151178</text:p>
              </table:table-cell>
              <table:table-cell office:value-type="float" office:value="-0.913788482770417">
                <text:p>-0.9137884827704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-0.618482477812192">
                <text:p>-0.618482477812192</text:p>
              </table:table-cell>
              <table:table-cell office:value-type="float" office:value="0.548472518097629">
                <text:p>0.548472518097629</text:p>
              </table:table-cell>
              <table:table-cell office:value-type="float" office:value="-0.960527222695785">
                <text:p>-0.9605272226957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-0.609058435230462">
                <text:p>-0.609058435230462</text:p>
              </table:table-cell>
              <table:table-cell office:value-type="float" office:value="0.531311928450359">
                <text:p>0.531311928450359</text:p>
              </table:table-cell>
              <table:table-cell office:value-type="float" office:value="-1.00565880298563">
                <text:p>-1.005658802985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-0.599940691585045">
                <text:p>-0.599940691585045</text:p>
              </table:table-cell>
              <table:table-cell office:value-type="float" office:value="0.513378087135279">
                <text:p>0.513378087135279</text:p>
              </table:table-cell>
              <table:table-cell office:value-type="float" office:value="-1.04912597309342">
                <text:p>-1.049125973093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-0.591142486334637">
                <text:p>-0.591142486334637</text:p>
              </table:table-cell>
              <table:table-cell office:value-type="float" office:value="0.494700527525824">
                <text:p>0.494700527525824</text:p>
              </table:table-cell>
              <table:table-cell office:value-type="float" office:value="-1.09087364407545">
                <text:p>-1.090873644075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-0.582676535205144">
                <text:p>-0.582676535205144</text:p>
              </table:table-cell>
              <table:table-cell office:value-type="float" office:value="0.475309725120541">
                <text:p>0.475309725120541</text:p>
              </table:table-cell>
              <table:table-cell office:value-type="float" office:value="-1.13084895635728">
                <text:p>-1.130848956357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-0.574555014089382">
                <text:p>-0.574555014089382</text:p>
              </table:table-cell>
              <table:table-cell office:value-type="float" office:value="0.455237058061867">
                <text:p>0.455237058061867</text:p>
              </table:table-cell>
              <table:table-cell office:value-type="float" office:value="-1.16900134474318">
                <text:p>-1.169001344743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-0.566789543645619">
                <text:p>-0.566789543645619</text:p>
              </table:table-cell>
              <table:table-cell office:value-type="float" office:value="0.434514766544933">
                <text:p>0.434514766544933</text:p>
              </table:table-cell>
              <table:table-cell office:value-type="float" office:value="-1.20528260058902">
                <text:p>-1.205282600589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-0.559391174613885">
                <text:p>-0.559391174613885</text:p>
              </table:table-cell>
              <table:table-cell office:value-type="float" office:value="0.413175911166535">
                <text:p>0.413175911166535</text:p>
              </table:table-cell>
              <table:table-cell office:value-type="float" office:value="-1.23964693106277">
                <text:p>-1.239646931062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-0.552370373868105">
                <text:p>-0.552370373868105</text:p>
              </table:table-cell>
              <table:table-cell office:value-type="float" office:value="0.391254330265776">
                <text:p>0.391254330265776</text:p>
              </table:table-cell>
              <table:table-cell office:value-type="float" office:value="-1.27205101542028">
                <text:p>-1.272051015420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-0.545737011221202">
                <text:p>-0.545737011221202</text:p>
              </table:table-cell>
              <table:table-cell office:value-type="float" office:value="0.368784596309045">
                <text:p>0.368784596309045</text:p>
              </table:table-cell>
              <table:table-cell office:value-type="float" office:value="-1.30245405822755">
                <text:p>-1.302454058227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-0.539500346999361">
                <text:p>-0.539500346999361</text:p>
              </table:table-cell>
              <table:table-cell office:value-type="float" office:value="0.345801971373227">
                <text:p>0.345801971373227</text:p>
              </table:table-cell>
              <table:table-cell office:value-type="float" office:value="-1.33081783946454">
                <text:p>-1.330817839464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-0.533669020400743">
                <text:p>-0.533669020400743</text:p>
              </table:table-cell>
              <table:table-cell office:value-type="float" office:value="0.322342361782085">
                <text:p>0.322342361782085</text:p>
              </table:table-cell>
              <table:table-cell office:value-type="float" office:value="-1.35710676144944">
                <text:p>-1.357106761449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-0.528251038652919">
                <text:p>-0.528251038652919</text:p>
              </table:table-cell>
              <table:table-cell office:value-type="float" office:value="0.29844227195184">
                <text:p>0.29844227195184</text:p>
              </table:table-cell>
              <table:table-cell office:value-type="float" office:value="-1.38128789252594">
                <text:p>-1.381287892525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-0.523253766982335">
                <text:p>-0.523253766982335</text:p>
              </table:table-cell>
              <table:table-cell office:value-type="float" office:value="0.274138757502885">
                <text:p>0.274138757502885</text:p>
              </table:table-cell>
              <table:table-cell office:value-type="float" office:value="-1.4033310074604">
                <text:p>-1.40333100746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-0.518683919408127">
                <text:p>-0.518683919408127</text:p>
              </table:table-cell>
              <table:table-cell office:value-type="float" office:value="0.249469377695528">
                <text:p>0.249469377695528</text:p>
              </table:table-cell>
              <table:table-cell office:value-type="float" office:value="-1.42320862449935">
                <text:p>-1.423208624499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-0.51454755037155">
                <text:p>-0.51454755037155</text:p>
              </table:table-cell>
              <table:table-cell office:value-type="float" office:value="0.224472147248417">
                <text:p>0.224472147248417</text:p>
              </table:table-cell>
              <table:table-cell office:value-type="float" office:value="-1.44089603904245">
                <text:p>-1.440896039042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-0.510850047211293">
                <text:p>-0.510850047211293</text:p>
              </table:table-cell>
              <table:table-cell office:value-type="float" office:value="0.199185487599118">
                <text:p>0.199185487599118</text:p>
              </table:table-cell>
              <table:table-cell office:value-type="float" office:value="-1.45637135388942">
                <text:p>-1.456371353889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-0.507596123493896">
                <text:p>-0.507596123493896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-1.46961550602442">
                <text:p>-1.469615506024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-0.50478981320741">
                <text:p>-0.50478981320741</text:p>
              </table:table-cell>
              <table:table-cell office:value-type="float" office:value="0.147899304178707">
                <text:p>0.147899304178707</text:p>
              </table:table-cell>
              <table:table-cell office:value-type="float" office:value="-1.48061228990494">
                <text:p>-1.480612289904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-0.502434465825411">
                <text:p>-0.502434465825411</text:p>
              </table:table-cell>
              <table:table-cell office:value-type="float" office:value="0.121978211618904">
                <text:p>0.121978211618904</text:p>
              </table:table-cell>
              <table:table-cell office:value-type="float" office:value="-1.489348377227">
                <text:p>-1.4893483772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-0.500532742247375">
                <text:p>-0.500532742247375</text:p>
              </table:table-cell>
              <table:table-cell office:value-type="float" office:value="0.0959244518655974">
                <text:p>0.0959244518655974</text:p>
              </table:table-cell>
              <table:table-cell office:value-type="float" office:value="-1.49581333314236">
                <text:p>-1.495813333142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-0.499086611620364">
                <text:p>-0.499086611620364</text:p>
              </table:table-cell>
              <table:table-cell office:value-type="float" office:value="0.0697777335745634">
                <text:p>0.0697777335745634</text:p>
              </table:table-cell>
              <table:table-cell office:value-type="float" office:value="-1.49999962890828">
                <text:p>-1.499999628908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-0.498097349045873">
                <text:p>-0.498097349045873</text:p>
              </table:table-cell>
              <table:table-cell office:value-type="float" office:value="0.0435778713738292">
                <text:p>0.0435778713738292</text:p>
              </table:table-cell>
              <table:table-cell office:value-type="float" office:value="-1.50190265095413">
                <text:p>-1.501902650954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-0.497565534174589">
                <text:p>-0.497565534174589</text:p>
              </table:table-cell>
              <table:table-cell office:value-type="float" office:value="0.0173647349313258">
                <text:p>0.0173647349313258</text:p>
              </table:table-cell>
              <table:table-cell office:value-type="float" office:value="-1.50152070635406">
                <text:p>-1.501520706354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-0.497491050690749">
                <text:p>-0.497491050690749</text:p>
              </table:table-cell>
              <table:table-cell office:value-type="float" office:value="-0.00882180204155122">
                <text:p>-0.00882180204155122</text:p>
              </table:table-cell>
              <table:table-cell office:value-type="float" office:value="-1.49885502469899">
                <text:p>-1.498855024698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-0.497873086686649">
                <text:p>-0.497873086686649</text:p>
              </table:table-cell>
              <table:table-cell office:value-type="float" office:value="-0.0349419127876204">
                <text:p>-0.0349419127876204</text:p>
              </table:table-cell>
              <table:table-cell office:value-type="float" office:value="-1.49390975636576">
                <text:p>-1.493909756365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-0.498710135926784">
                <text:p>-0.498710135926784</text:p>
              </table:table-cell>
              <table:table-cell office:value-type="float" office:value="-0.0609558684399501">
                <text:p>-0.0609558684399501</text:p>
              </table:table-cell>
              <table:table-cell office:value-type="float" office:value="-1.48669196718557">
                <text:p>-1.486691967185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-0.5">
                <text:p>-0.5</text:p>
              </table:table-cell>
              <table:table-cell office:value-type="float" office:value="-0.0868240888334653">
                <text:p>-0.0868240888334653</text:p>
              </table:table-cell>
              <table:table-cell office:value-type="float" office:value="-1.47721162951831">
                <text:p>-1.477211629518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-0.501739791356929">
                <text:p>-0.501739791356929</text:p>
              </table:table-cell>
              <table:table-cell office:value-type="float" office:value="-0.112507193129487">
                <text:p>-0.112507193129487</text:p>
              </table:table-cell>
              <table:table-cell office:value-type="float" office:value="-1.46548160974378">
                <text:p>-1.465481609743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-0.503925937228905">
                <text:p>-0.503925937228905</text:p>
              </table:table-cell>
              <table:table-cell office:value-type="float" office:value="-0.137966050190788">
                <text:p>-0.137966050190788</text:p>
              </table:table-cell>
              <table:table-cell office:value-type="float" office:value="-1.45151765218509">
                <text:p>-1.451517652185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-0.506554184423458">
                <text:p>-0.506554184423458</text:p>
              </table:table-cell>
              <table:table-cell office:value-type="float" office:value="-0.163161828645067">
                <text:p>-0.163161828645067</text:p>
              </table:table-cell>
              <table:table-cell office:value-type="float" office:value="-1.43533835948402">
                <text:p>-1.435338359484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-0.509619604990421">
                <text:p>-0.509619604990421</text:p>
              </table:table-cell>
              <table:table-cell office:value-type="float" office:value="-0.188056046575114">
                <text:p>-0.188056046575114</text:p>
              </table:table-cell>
              <table:table-cell office:value-type="float" office:value="-1.41696516945231">
                <text:p>-1.416965169452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-0.51311660275158">
                <text:p>-0.51311660275158</text:p>
              </table:table-cell>
              <table:table-cell office:value-type="float" office:value="-0.212610620774408">
                <text:p>-0.212610620774408</text:p>
              </table:table-cell>
              <table:table-cell office:value-type="float" office:value="-1.39642232842728">
                <text:p>-1.396422328427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-0.517038920685766">
                <text:p>-0.517038920685766</text:p>
              </table:table-cell>
              <table:table-cell office:value-type="float" office:value="-0.236787915507412">
                <text:p>-0.236787915507412</text:p>
              </table:table-cell>
              <table:table-cell office:value-type="float" office:value="-1.37373686116442">
                <text:p>-1.373736861164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-0.521379649160217">
                <text:p>-0.521379649160217</text:p>
              </table:table-cell>
              <table:table-cell office:value-type="float" office:value="-0.260550790714432">
                <text:p>-0.260550790714432</text:p>
              </table:table-cell>
              <table:table-cell office:value-type="float" office:value="-1.34893853730368">
                <text:p>-1.348938537303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-0.526131234997993">
                <text:p>-0.526131234997993</text:p>
              </table:table-cell>
              <table:table-cell office:value-type="float" office:value="-0.283862649601603">
                <text:p>-0.283862649601603</text:p>
              </table:table-cell>
              <table:table-cell office:value-type="float" office:value="-1.32205983445076">
                <text:p>-1.322059834450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-0.531285491370195">
                <text:p>-0.531285491370195</text:p>
              </table:table-cell>
              <table:table-cell office:value-type="float" office:value="-0.306687485557313">
                <text:p>-0.306687485557313</text:p>
              </table:table-cell>
              <table:table-cell office:value-type="float" office:value="-1.2931358979182">
                <text:p>-1.29313589791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-0.536833608500735">
                <text:p>-0.536833608500735</text:p>
              </table:table-cell>
              <table:table-cell office:value-type="float" office:value="-0.328989928337166">
                <text:p>-0.328989928337166</text:p>
              </table:table-cell>
              <table:table-cell office:value-type="float" office:value="-1.26220449717592">
                <text:p>-1.2622044971759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-0.542766165170388">
                <text:p>-0.542766165170388</text:p>
              </table:table-cell>
              <table:table-cell office:value-type="float" office:value="-0.350735289460555">
                <text:p>-0.350735289460555</text:p>
              </table:table-cell>
              <table:table-cell office:value-type="float" office:value="-1.22930597906425">
                <text:p>-1.229305979064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-0.549073141005873">
                <text:p>-0.549073141005873</text:p>
              </table:table-cell>
              <table:table-cell office:value-type="float" office:value="-0.371889606762791">
                <text:p>-0.371889606762791</text:p>
              </table:table-cell>
              <table:table-cell office:value-type="float" office:value="-1.19448321782669">
                <text:p>-1.1944832178266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-0.555743929538746">
                <text:p>-0.555743929538746</text:p>
              </table:table-cell>
              <table:table-cell office:value-type="float" office:value="-0.392419688047836">
                <text:p>-0.392419688047836</text:p>
              </table:table-cell>
              <table:table-cell office:value-type="float" office:value="-1.15778156202367">
                <text:p>-1.157781562023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-0.562767352017939">
                <text:p>-0.562767352017939</text:p>
              </table:table-cell>
              <table:table-cell office:value-type="float" office:value="-0.412293153787758">
                <text:p>-0.412293153787758</text:p>
              </table:table-cell>
              <table:table-cell office:value-type="float" office:value="-1.11924877839214">
                <text:p>-1.119248778392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-0.570131671958836">
                <text:p>-0.570131671958836</text:p>
              </table:table-cell>
              <table:table-cell office:value-type="float" office:value="-0.43147847881619">
                <text:p>-0.43147847881619</text:p>
              </table:table-cell>
              <table:table-cell office:value-type="float" office:value="-1.07893499271963">
                <text:p>-1.078934992719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-0.577824610410886">
                <text:p>-0.577824610410886</text:p>
              </table:table-cell>
              <table:table-cell office:value-type="float" office:value="-0.44994503296432">
                <text:p>-0.44994503296432</text:p>
              </table:table-cell>
              <table:table-cell office:value-type="float" office:value="-1.03689262780521">
                <text:p>-1.036892627805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-0.585833361924858">
                <text:p>-0.585833361924858</text:p>
              </table:table-cell>
              <table:table-cell office:value-type="float" office:value="-0.467663120589224">
                <text:p>-0.467663120589224</text:p>
              </table:table-cell>
              <table:table-cell office:value-type="float" office:value="-0.993176338583118">
                <text:p>-0.9931763385831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-0.594144611199965">
                <text:p>-0.594144611199965</text:p>
              </table:table-cell>
              <table:table-cell office:value-type="float" office:value="-0.484604018945706">
                <text:p>-0.484604018945706</text:p>
              </table:table-cell>
              <table:table-cell office:value-type="float" office:value="-0.947842944488532">
                <text:p>-0.9478429444885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-0.602744550390269">
                <text:p>-0.602744550390269</text:p>
              </table:table-cell>
              <table:table-cell office:value-type="float" office:value="-0.500740015354226">
                <text:p>-0.500740015354226</text:p>
              </table:table-cell>
              <table:table-cell office:value-type="float" office:value="-0.900951359148019">
                <text:p>-0.9009513591480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-0.61161889704895">
                <text:p>-0.61161889704895</text:p>
              </table:table-cell>
              <table:table-cell office:value-type="float" office:value="-0.516044443118978">
                <text:p>-0.516044443118978</text:p>
              </table:table-cell>
              <table:table-cell office:value-type="float" office:value="-0.852562517480859">
                <text:p>-0.8525625174808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-0.620752912688227">
                <text:p>-0.620752912688227</text:p>
              </table:table-cell>
              <table:table-cell office:value-type="float" office:value="-0.530491716151695">
                <text:p>-0.530491716151695</text:p>
              </table:table-cell>
              <table:table-cell office:value-type="float" office:value="-0.80273930030026">
                <text:p>-0.802739300300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-0.630131421931976">
                <text:p>-0.630131421931976</text:p>
              </table:table-cell>
              <table:table-cell office:value-type="float" office:value="-0.544057362258345">
                <text:p>-0.544057362258345</text:p>
              </table:table-cell>
              <table:table-cell office:value-type="float" office:value="-0.751546456506733">
                <text:p>-0.7515464565067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-0.639738832237338">
                <text:p>-0.639738832237338</text:p>
              </table:table-cell>
              <table:table-cell office:value-type="float" office:value="-0.556718055047528">
                <text:p>-0.556718055047528</text:p>
              </table:table-cell>
              <table:table-cell office:value-type="float" office:value="-0.699050522968782">
                <text:p>-0.6990505229687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-0.649559154160918">
                <text:p>-0.649559154160918</text:p>
              </table:table-cell>
              <table:table-cell office:value-type="float" office:value="-0.568451644421053">
                <text:p>-0.568451644421053</text:p>
              </table:table-cell>
              <table:table-cell office:value-type="float" office:value="-0.645319742188889">
                <text:p>-0.64531974218888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-0.659576022144496">
                <text:p>-0.659576022144496</text:p>
              </table:table-cell>
              <table:table-cell office:value-type="float" office:value="-0.579237185608915">
                <text:p>-0.579237185608915</text:p>
              </table:table-cell>
              <table:table-cell office:value-type="float" office:value="-0.590423977855505">
                <text:p>-0.5904239778555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-0.669772715794528">
                <text:p>-0.669772715794528</text:p>
              </table:table-cell>
              <table:table-cell office:value-type="float" office:value="-0.589054966712691">
                <text:p>-0.589054966712691</text:p>
              </table:table-cell>
              <table:table-cell office:value-type="float" office:value="-0.534434628384308">
                <text:p>-0.5344346283843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-0.680132181629108">
                <text:p>-0.680132181629108</text:p>
              </table:table-cell>
              <table:table-cell office:value-type="float" office:value="-0.597886534723143">
                <text:p>-0.597886534723143</text:p>
              </table:table-cell>
              <table:table-cell office:value-type="float" office:value="-0.477424538554509">
                <text:p>-0.4774245385545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-0.690637055265461">
                <text:p>-0.690637055265461</text:p>
              </table:table-cell>
              <table:table-cell office:value-type="float" office:value="-0.605714719979772">
                <text:p>-0.605714719979772</text:p>
              </table:table-cell>
              <table:table-cell office:value-type="float" office:value="-0.419467909348239">
                <text:p>-0.4194679093482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-0.701269684020529">
                <text:p>-0.701269684020529</text:p>
              </table:table-cell>
              <table:table-cell office:value-type="float" office:value="-0.612523659041869">
                <text:p>-0.612523659041869</text:p>
              </table:table-cell>
              <table:table-cell office:value-type="float" office:value="-0.360640206103339">
                <text:p>-0.3606402061033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-0.712012149896654">
                <text:p>-0.712012149896654</text:p>
              </table:table-cell>
              <table:table-cell office:value-type="float" office:value="-0.618298815942639">
                <text:p>-0.618298815942639</text:p>
              </table:table-cell>
              <table:table-cell office:value-type="float" office:value="-0.30101806509185">
                <text:p>-0.301018065091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-0.722846292923912">
                <text:p>-0.722846292923912</text:p>
              </table:table-cell>
              <table:table-cell office:value-type="float" office:value="-0.6230270017999">
                <text:p>-0.6230270017999</text:p>
              </table:table-cell>
              <table:table-cell office:value-type="float" office:value="-0.240679198638509">
                <text:p>-0.24067919863850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-0.733753734830198">
                <text:p>-0.733753734830198</text:p>
              </table:table-cell>
              <table:table-cell office:value-type="float" office:value="-0.62669639275889">
                <text:p>-0.62669639275889</text:p>
              </table:table-cell>
              <table:table-cell office:value-type="float" office:value="-0.179702298895301">
                <text:p>-0.1797022988953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-0.744715903009751">
                <text:p>-0.744715903009751</text:p>
              </table:table-cell>
              <table:table-cell office:value-type="float" office:value="-0.629296546244747">
                <text:p>-0.629296546244747</text:p>
              </table:table-cell>
              <table:table-cell office:value-type="float" office:value="-0.11816694038975">
                <text:p>-0.118166940389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-0.755714054760446">
                <text:p>-0.755714054760446</text:p>
              </table:table-cell>
              <table:table-cell office:value-type="float" office:value="-0.630818415504307">
                <text:p>-0.630818415504307</text:p>
              </table:table-cell>
              <table:table-cell office:value-type="float" office:value="-0.0561534814661939">
                <text:p>-0.05615348146619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-0.766729301759809">
                <text:p>-0.766729301759809</text:p>
              </table:table-cell>
              <table:table-cell office:value-type="float" office:value="-0.631254362418934">
                <text:p>-0.631254362418934</text:p>
              </table:table-cell>
              <table:table-cell office:value-type="float" office:value="0.00625703525941312">
                <text:p>0.006257035259413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-0.777742634749466">
                <text:p>-0.777742634749466</text:p>
              </table:table-cell>
              <table:table-cell office:value-type="float" office:value="-0.630598168572245">
                <text:p>-0.630598168572245</text:p>
              </table:table-cell>
              <table:table-cell office:value-type="float" office:value="0.0689829833093687">
                <text:p>0.068982983309368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-0.788734948397422">
                <text:p>-0.788734948397422</text:p>
              </table:table-cell>
              <table:table-cell office:value-type="float" office:value="-0.628845044558688">
                <text:p>-0.628845044558688</text:p>
              </table:table-cell>
              <table:table-cell office:value-type="float" office:value="0.131942253495943">
                <text:p>0.1319422534959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-0.799687066307366">
                <text:p>-0.799687066307366</text:p>
              </table:table-cell>
              <table:table-cell office:value-type="float" office:value="-0.625991637521127">
                <text:p>-0.625991637521127</text:p>
              </table:table-cell>
              <table:table-cell office:value-type="float" office:value="0.195052355691178">
                <text:p>0.1950523556911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-0.810579766144003">
                <text:p>-0.810579766144003</text:p>
              </table:table-cell>
              <table:table-cell office:value-type="float" office:value="-0.62203603690771">
                <text:p>-0.62203603690771</text:p>
              </table:table-cell>
              <table:table-cell office:value-type="float" office:value="0.25823052109025">
                <text:p>0.258230521090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-0.82139380484327">
                <text:p>-0.82139380484327</text:p>
              </table:table-cell>
              <table:table-cell office:value-type="float" office:value="-0.616977778440511">
                <text:p>-0.616977778440511</text:p>
              </table:table-cell>
              <table:table-cell office:value-type="float" office:value="0.321393804843269">
                <text:p>0.32139380484326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-0.832109943876169">
                <text:p>-0.832109943876169</text:p>
              </table:table-cell>
              <table:table-cell office:value-type="float" office:value="-0.61081784629061">
                <text:p>-0.61081784629061</text:p>
              </table:table-cell>
              <table:table-cell office:value-type="float" office:value="0.384459188929921">
                <text:p>0.3844591889299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-0.842708974534892">
                <text:p>-0.842708974534892</text:p>
              </table:table-cell>
              <table:table-cell office:value-type="float" office:value="-0.603558673456463">
                <text:p>-0.603558673456463</text:p>
              </table:table-cell>
              <table:table-cell office:value-type="float" office:value="0.44734368515108">
                <text:p>0.447343685151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-0.853171743209851">
                <text:p>-0.853171743209851</text:p>
              </table:table-cell>
              <table:table-cell office:value-type="float" office:value="-0.595204140344627">
                <text:p>-0.595204140344627</text:p>
              </table:table-cell>
              <table:table-cell office:value-type="float" office:value="0.50996443811133">
                <text:p>0.509964438111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-0.863479176626269">
                <text:p>-0.863479176626269</text:p>
              </table:table-cell>
              <table:table-cell office:value-type="float" office:value="-0.585759571554097">
                <text:p>-0.585759571554097</text:p>
              </table:table-cell>
              <table:table-cell office:value-type="float" office:value="0.572238828066368">
                <text:p>0.5722388280663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-0.873612307008988">
                <text:p>-0.873612307008988</text:p>
              </table:table-cell>
              <table:table-cell office:value-type="float" office:value="-0.575231730867712">
                <text:p>-0.575231730867712</text:p>
              </table:table-cell>
              <table:table-cell office:value-type="float" office:value="0.634084573509383">
                <text:p>0.63408457350938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-0.883552297144253">
                <text:p>-0.883552297144253</text:p>
              </table:table-cell>
              <table:table-cell office:value-type="float" office:value="-0.563628814456285">
                <text:p>-0.563628814456285</text:p>
              </table:table-cell>
              <table:table-cell office:value-type="float" office:value="0.695419833370891">
                <text:p>0.6954198333708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-0.893280465307347">
                <text:p>-0.893280465307347</text:p>
              </table:table-cell>
              <table:table-cell office:value-type="float" office:value="-0.550960442303285">
                <text:p>-0.550960442303285</text:p>
              </table:table-cell>
              <table:table-cell office:value-type="float" office:value="0.756163308706848">
                <text:p>0.75616330870684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-0.902778310025102">
                <text:p>-0.902778310025102</text:p>
              </table:table-cell>
              <table:table-cell office:value-type="float" office:value="-0.537237647860106">
                <text:p>-0.537237647860106</text:p>
              </table:table-cell>
              <table:table-cell office:value-type="float" office:value="0.816234343750601">
                <text:p>0.8162343437506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-0.912027534642501">
                <text:p>-0.912027534642501</text:p>
              </table:table-cell>
              <table:table-cell office:value-type="float" office:value="-0.522472865944098">
                <text:p>-0.522472865944098</text:p>
              </table:table-cell>
              <table:table-cell office:value-type="float" office:value="0.875553026204921">
                <text:p>0.8755530262049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-0.921010071662834">
                <text:p>-0.921010071662834</text:p>
              </table:table-cell>
              <table:table-cell office:value-type="float" office:value="-0.506679918893689">
                <text:p>-0.506679918893689</text:p>
              </table:table-cell>
              <table:table-cell office:value-type="float" office:value="0.934040286651336">
                <text:p>0.9340402866513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-0.929708106831124">
                <text:p>-0.929708106831124</text:p>
              </table:table-cell>
              <table:table-cell office:value-type="float" office:value="-0.48987400099709">
                <text:p>-0.48987400099709</text:p>
              </table:table-cell>
              <table:table-cell office:value-type="float" office:value="0.991617996954992">
                <text:p>0.9916179969549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-0.938104102930846">
                <text:p>-0.938104102930846</text:p>
              </table:table-cell>
              <table:table-cell office:value-type="float" office:value="-0.472071661213137">
                <text:p>-0.472071661213137</text:p>
              </table:table-cell>
              <table:table-cell office:value-type="float" office:value="1.04820906754455">
                <text:p>1.048209067544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-0.946180823264312">
                <text:p>-0.946180823264312</text:p>
              </table:table-cell>
              <table:table-cell office:value-type="float" office:value="-0.453290784204983">
                <text:p>-0.453290784204983</text:p>
              </table:table-cell>
              <table:table-cell office:value-type="float" office:value="1.10373754344793">
                <text:p>1.103737543447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-0.953921354787484">
                <text:p>-0.953921354787484</text:p>
              </table:table-cell>
              <table:table-cell office:value-type="float" office:value="-0.433550569709344">
                <text:p>-0.433550569709344</text:p>
              </table:table-cell>
              <table:table-cell office:value-type="float" office:value="1.15812869896632">
                <text:p>1.158128698966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-0.96130913087035">
                <text:p>-0.96130913087035</text:p>
              </table:table-cell>
              <table:table-cell office:value-type="float" office:value="-0.412871510266114">
                <text:p>-0.412871510266114</text:p>
              </table:table-cell>
              <table:table-cell office:value-type="float" office:value="1.21130913087035">
                <text:p>1.211309130870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-0.968327953654502">
                <text:p>-0.968327953654502</text:p>
              </table:table-cell>
              <table:table-cell office:value-type="float" office:value="-0.391275367335126">
                <text:p>-0.391275367335126</text:p>
              </table:table-cell>
              <table:table-cell office:value-type="float" office:value="1.26320685000431">
                <text:p>1.2632068500043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-0.97496201598001">
                <text:p>-0.97496201598001</text:p>
              </table:table-cell>
              <table:table-cell office:value-type="float" office:value="-0.368785145828822">
                <text:p>-0.368785145828822</text:p>
              </table:table-cell>
              <table:table-cell office:value-type="float" office:value="1.31375137118613">
                <text:p>1.313751371186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-0.981195922854193">
                <text:p>-0.981195922854193</text:p>
              </table:table-cell>
              <table:table-cell office:value-type="float" office:value="-0.345425067091554">
                <text:p>-0.345425067091554</text:p>
              </table:table-cell>
              <table:table-cell office:value-type="float" office:value="1.3628738012929">
                <text:p>1.362873801292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-0.987014712435479">
                <text:p>-0.987014712435479</text:p>
              </table:table-cell>
              <table:table-cell office:value-type="float" office:value="-0.321220540358121">
                <text:p>-0.321220540358121</text:p>
              </table:table-cell>
              <table:table-cell office:value-type="float" office:value="1.41050692542397">
                <text:p>1.4105069254239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-0.992403876506104">
                <text:p>-0.992403876506104</text:p>
              </table:table-cell>
              <table:table-cell office:value-type="float" office:value="-0.296198132726024">
                <text:p>-0.296198132726024</text:p>
              </table:table-cell>
              <table:table-cell office:value-type="float" office:value="1.45658529103591">
                <text:p>1.456585291035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-0.997349380408007">
                <text:p>-0.997349380408007</text:p>
              </table:table-cell>
              <table:table-cell office:value-type="float" office:value="-0.270385537677736">
                <text:p>-0.270385537677736</text:p>
              </table:table-cell>
              <table:table-cell office:value-type="float" office:value="1.50104528994629">
                <text:p>1.5010452899462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-1.00183768241697">
                <text:p>-1.00183768241697</text:p>
              </table:table-cell>
              <table:table-cell office:value-type="float" office:value="-0.243811542191075">
                <text:p>-0.243811542191075</text:p>
              </table:table-cell>
              <table:table-cell office:value-type="float" office:value="1.54382523810547">
                <text:p>1.5438252381054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-1.00585575253069">
                <text:p>-1.00585575253069</text:p>
              </table:table-cell>
              <table:table-cell office:value-type="float" office:value="-0.21650599247748">
                <text:p>-0.21650599247748</text:p>
              </table:table-cell>
              <table:table-cell office:value-type="float" office:value="1.58486545303867">
                <text:p>1.584865453038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-1.0093910906472">
                <text:p>-1.0093910906472</text:p>
              </table:table-cell>
              <table:table-cell office:value-type="float" office:value="-0.188499758389699">
                <text:p>-0.188499758389699</text:p>
              </table:table-cell>
              <table:table-cell office:value-type="float" office:value="1.62410832886329">
                <text:p>1.6241083288632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-1.01243174411075">
                <text:p>-1.01243174411075</text:p>
              </table:table-cell>
              <table:table-cell office:value-type="float" office:value="-0.159824696542005">
                <text:p>-0.159824696542005</text:p>
              </table:table-cell>
              <table:table-cell office:value-type="float" office:value="1.66149840878922">
                <text:p>1.661498408789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-1.01496632460319">
                <text:p>-1.01496632460319</text:p>
              </table:table-cell>
              <table:table-cell office:value-type="float" office:value="-0.130513612187661">
                <text:p>-0.130513612187661</text:p>
              </table:table-cell>
              <table:table-cell office:value-type="float" office:value="1.69698245501328">
                <text:p>1.696982455013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-1.01698402435941">
                <text:p>-1.01698402435941</text:p>
              </table:table-cell>
              <table:table-cell office:value-type="float" office:value="-0.100600219899856">
                <text:p>-0.100600219899856</text:p>
              </table:table-cell>
              <table:table-cell office:value-type="float" office:value="1.73050951592183">
                <text:p>1.730509515921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-1.0184746316864">
                <text:p>-1.0184746316864</text:p>
              </table:table-cell>
              <table:table-cell office:value-type="float" office:value="-0.0701191031038447">
                <text:p>-0.0701191031038447</text:p>
              </table:table-cell>
              <table:table-cell office:value-type="float" office:value="1.76203099051896">
                <text:p>1.762030990518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-1.01942854576649">
                <text:p>-1.01942854576649</text:p>
              </table:table-cell>
              <table:table-cell office:value-type="float" office:value="-0.0391056725093739">
                <text:p>-0.0391056725093739</text:p>
              </table:table-cell>
              <table:table-cell office:value-type="float" office:value="1.79150069000112">
                <text:p>1.791500690001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-1.01983679072568">
                <text:p>-1.01983679072568</text:p>
              </table:table-cell>
              <table:table-cell office:value-type="float" office:value="-0.00759612349389643">
                <text:p>-0.00759612349389643</text:p>
              </table:table-cell>
              <table:table-cell office:value-type="float" office:value="1.81887489640234">
                <text:p>1.8188748964023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-1.01969102894958">
                <text:p>-1.01969102894958</text:p>
              </table:table-cell>
              <table:table-cell office:value-type="float" office:value="0.024372607511678">
                <text:p>0.024372607511678</text:p>
              </table:table-cell>
              <table:table-cell office:value-type="float" office:value="1.84411241823797">
                <text:p>1.844112418237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-1.01898357362962">
                <text:p>-1.01898357362962</text:p>
              </table:table-cell>
              <table:table-cell office:value-type="float" office:value="0.0567628875817082">
                <text:p>0.0567628875817082</text:p>
              </table:table-cell>
              <table:table-cell office:value-type="float" office:value="1.86717464307837">
                <text:p>1.8671746430783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-1.01770740052387">
                <text:p>-1.01770740052387</text:p>
              </table:table-cell>
              <table:table-cell office:value-type="float" office:value="0.0895364327448608">
                <text:p>0.0895364327448608</text:p>
              </table:table-cell>
              <table:table-cell office:value-type="float" office:value="1.88802558698778">
                <text:p>1.8880255869877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-1.01585615891722">
                <text:p>-1.01585615891722</text:p>
              </table:table-cell>
              <table:table-cell office:value-type="float" office:value="0.122654354268224">
                <text:p>0.122654354268224</text:p>
              </table:table-cell>
              <table:table-cell office:value-type="float" office:value="1.9066319407674">
                <text:p>1.906631940767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-1.01342418176678">
                <text:p>-1.01342418176678</text:p>
              </table:table-cell>
              <table:table-cell office:value-type="float" office:value="0.156077205720204">
                <text:p>0.156077205720204</text:p>
              </table:table-cell>
              <table:table-cell office:value-type="float" office:value="1.92296311294565">
                <text:p>1.9229631129456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-1.01040649501964">
                <text:p>-1.01040649501964</text:p>
              </table:table-cell>
              <table:table-cell office:value-type="float" office:value="0.189765030754964">
                <text:p>0.189765030754964</text:p>
              </table:table-cell>
              <table:table-cell office:value-type="float" office:value="1.93699126946237">
                <text:p>1.9369912694623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-1.00679882609063">
                <text:p>-1.00679882609063</text:p>
              </table:table-cell>
              <table:table-cell office:value-type="float" office:value="0.223677411560287">
                <text:p>0.223677411560287</text:p>
              </table:table-cell>
              <table:table-cell office:value-type="float" office:value="1.94869136999811">
                <text:p>1.9486913699981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-1.00259761148925">
                <text:p>-1.00259761148925</text:p>
              </table:table-cell>
              <table:table-cell office:value-type="float" office:value="0.25777351790988">
                <text:p>0.25777351790988</text:p>
              </table:table-cell>
              <table:table-cell office:value-type="float" office:value="1.95804120090324">
                <text:p>1.958041200903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-0.997800003585545">
                <text:p>-0.997800003585545</text:p>
              </table:table-cell>
              <table:table-cell office:value-type="float" office:value="0.292012156760436">
                <text:p>0.292012156760436</text:p>
              </table:table-cell>
              <table:table-cell office:value-type="float" office:value="1.96502140468625">
                <text:p>1.965021404686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-0.992403876506104">
                <text:p>-0.992403876506104</text:p>
              </table:table-cell>
              <table:table-cell office:value-type="float" office:value="0.326351822333069">
                <text:p>0.326351822333069</text:p>
              </table:table-cell>
              <table:table-cell office:value-type="float" office:value="1.96961550602442">
                <text:p>1.9696155060244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-0.986407831152143">
                <text:p>-0.986407831152143</text:p>
              </table:table-cell>
              <table:table-cell office:value-type="float" office:value="0.36075074661813">
                <text:p>0.36075074661813</text:p>
              </table:table-cell>
              <table:table-cell office:value-type="float" office:value="1.9718099342645">
                <text:p>1.971809934264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-0.979811199332886">
                <text:p>-0.979811199332886</text:p>
              </table:table-cell>
              <table:table-cell office:value-type="float" office:value="0.395166950241894">
                <text:p>0.395166950241894</text:p>
              </table:table-cell>
              <table:table-cell office:value-type="float" office:value="1.9715940423853">
                <text:p>1.971594042385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-0.97261404700844">
                <text:p>-0.97261404700844</text:p>
              </table:table-cell>
              <table:table-cell office:value-type="float" office:value="0.429558293633162">
                <text:p>0.429558293633162</text:p>
              </table:table-cell>
              <table:table-cell office:value-type="float" office:value="1.96896012239818">
                <text:p>1.9689601223981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-0.964817176637485">
                <text:p>-0.964817176637485</text:p>
              </table:table-cell>
              <table:table-cell office:value-type="float" office:value="0.463882528427411">
                <text:p>0.463882528427411</text:p>
              </table:table-cell>
              <table:table-cell office:value-type="float" office:value="1.96390341716613">
                <text:p>1.963903417166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-0.956422128626171">
                <text:p>-0.956422128626171</text:p>
              </table:table-cell>
              <table:table-cell office:value-type="float" office:value="0.498097349045873">
                <text:p>0.498097349045873</text:p>
              </table:table-cell>
              <table:table-cell office:value-type="float" office:value="1.95642212862617">
                <text:p>1.9564221286261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-0.947431181875721">
                <text:p>-0.947431181875721</text:p>
              </table:table-cell>
              <table:table-cell office:value-type="float" office:value="0.532160444386637">
                <text:p>0.532160444386637</text:p>
              </table:table-cell>
              <table:table-cell office:value-type="float" office:value="1.94651742240437">
                <text:p>1.9465174224043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-0.937847353427338">
                <text:p>-0.937847353427338</text:p>
              </table:table-cell>
              <table:table-cell office:value-type="float" office:value="0.566029549564786">
                <text:p>0.566029549564786</text:p>
              </table:table-cell>
              <table:table-cell office:value-type="float" office:value="1.93419342881708">
                <text:p>1.9341934288170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-0.927674397204104">
                <text:p>-0.927674397204104</text:p>
              </table:table-cell>
              <table:table-cell office:value-type="float" office:value="0.599662497638438">
                <text:p>0.599662497638438</text:p>
              </table:table-cell>
              <table:table-cell office:value-type="float" office:value="1.91945724025651">
                <text:p>1.9194572402565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-0.91691680185067">
                <text:p>-0.91691680185067</text:p>
              </table:table-cell>
              <table:table-cell office:value-type="float" office:value="0.633017271257633">
                <text:p>0.633017271257633</text:p>
              </table:table-cell>
              <table:table-cell office:value-type="float" office:value="1.90231890496303">
                <text:p>1.902318904963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-0.905579787672639">
                <text:p>-0.905579787672639</text:p>
              </table:table-cell>
              <table:table-cell office:value-type="float" office:value="0.666052054173034">
                <text:p>0.666052054173034</text:p>
              </table:table-cell>
              <table:table-cell office:value-type="float" office:value="1.88279141719095">
                <text:p>1.8827914171909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-0.893669302678631">
                <text:p>-0.893669302678631</text:p>
              </table:table-cell>
              <table:table-cell office:value-type="float" office:value="0.69872528254159">
                <text:p>0.69872528254159</text:p>
              </table:table-cell>
              <table:table-cell office:value-type="float" office:value="1.86089070377934">
                <text:p>1.8608907037793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-0.881192017729118">
                <text:p>-0.881192017729118</text:p>
              </table:table-cell>
              <table:table-cell office:value-type="float" office:value="0.730995695966571">
                <text:p>0.730995695966571</text:p>
              </table:table-cell>
              <table:table-cell office:value-type="float" office:value="1.83663560714311">
                <text:p>1.8366356071431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-0.868155320797227">
                <text:p>-0.868155320797227</text:p>
              </table:table-cell>
              <table:table-cell office:value-type="float" office:value="0.762822388209617">
                <text:p>0.762822388209617</text:p>
              </table:table-cell>
              <table:table-cell office:value-type="float" office:value="1.81004786470471">
                <text:p>1.810047864704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-0.854567310347743">
                <text:p>-0.854567310347743</text:p>
              </table:table-cell>
              <table:table-cell office:value-type="float" office:value="0.794164857512945">
                <text:p>0.794164857512945</text:p>
              </table:table-cell>
              <table:table-cell office:value-type="float" office:value="1.78115208479047">
                <text:p>1.781152084790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-0.840436787841694">
                <text:p>-0.840436787841694</text:p>
              </table:table-cell>
              <table:table-cell office:value-type="float" office:value="0.824983056470203">
                <text:p>0.824983056470203</text:p>
              </table:table-cell>
              <table:table-cell office:value-type="float" office:value="1.74997571902056">
                <text:p>1.749975719020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-0.825773249374894">
                <text:p>-0.825773249374894</text:p>
              </table:table-cell>
              <table:table-cell office:value-type="float" office:value="0.855237441385071">
                <text:p>0.855237441385071</text:p>
              </table:table-cell>
              <table:table-cell office:value-type="float" office:value="1.71654903122508">
                <text:p>1.7165490312250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-0.810586876459932">
                <text:p>-0.810586876459932</text:p>
              </table:table-cell>
              <table:table-cell office:value-type="float" office:value="0.884889021057317">
                <text:p>0.884889021057317</text:p>
              </table:table-cell>
              <table:table-cell office:value-type="float" office:value="1.68090506292383">
                <text:p>1.6809050629238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-0.79488852596211">
                <text:p>-0.79488852596211</text:p>
              </table:table-cell>
              <table:table-cell office:value-type="float" office:value="0.913899404936654">
                <text:p>0.913899404936654</text:p>
              </table:table-cell>
              <table:table-cell office:value-type="float" office:value="1.64307959541086">
                <text:p>1.643079595410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-0.778689719200885">
                <text:p>-0.778689719200885</text:p>
              </table:table-cell>
              <table:table-cell office:value-type="float" office:value="0.942230850585549">
                <text:p>0.942230850585549</text:p>
              </table:table-cell>
              <table:table-cell office:value-type="float" office:value="1.60311110848928">
                <text:p>1.603111108489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-0.762002630229386">
                <text:p>-0.762002630229386</text:p>
              </table:table-cell>
              <table:table-cell office:value-type="float" office:value="0.969846310392954">
                <text:p>0.969846310392954</text:p>
              </table:table-cell>
              <table:table-cell office:value-type="float" office:value="1.56104073590604">
                <text:p>1.5610407359060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-0.744840073305563">
                <text:p>-0.744840073305563</text:p>
              </table:table-cell>
              <table:table-cell office:value-type="float" office:value="0.996709477481805">
                <text:p>0.996709477481805</text:p>
              </table:table-cell>
              <table:table-cell office:value-type="float" office:value="1.5169122175402">
                <text:p>1.51691221754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-0.727215489569565">
                <text:p>-0.727215489569565</text:p>
              </table:table-cell>
              <table:table-cell office:value-type="float" office:value="1.02278483075414">
                <text:p>1.02278483075414</text:p>
              </table:table-cell>
              <table:table-cell office:value-type="float" office:value="1.47077184840213">
                <text:p>1.470771848402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-0.709142932942837">
                <text:p>-0.709142932942837</text:p>
              </table:table-cell>
              <table:table-cell office:value-type="float" office:value="1.04803767901869">
                <text:p>1.04803767901869</text:p>
              </table:table-cell>
              <table:table-cell office:value-type="float" office:value="1.42266842450526">
                <text:p>1.4226684245052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-0.690637055265461">
                <text:p>-0.690637055265461</text:p>
              </table:table-cell>
              <table:table-cell office:value-type="float" office:value="1.07243420414696">
                <text:p>1.07243420414696</text:p>
              </table:table-cell>
              <table:table-cell office:value-type="float" office:value="1.37265318567554">
                <text:p>1.3726531856755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-0.671713090689139">
                <text:p>-0.671713090689139</text:p>
              </table:table-cell>
              <table:table-cell office:value-type="float" office:value="1.09594150320486">
                <text:p>1.09594150320486</text:p>
              </table:table-cell>
              <table:table-cell office:value-type="float" office:value="1.32077975536761">
                <text:p>1.3207797553676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-0.652386839344158">
                <text:p>-0.652386839344158</text:p>
              </table:table-cell>
              <table:table-cell office:value-type="float" office:value="1.11852762950844">
                <text:p>1.11852762950844</text:p>
              </table:table-cell>
              <table:table-cell office:value-type="float" office:value="1.26710407756025">
                <text:p>1.267104077560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-0.632674650299552">
                <text:p>-0.632674650299552</text:p>
              </table:table-cell>
              <table:table-cell office:value-type="float" office:value="1.14016163255318">
                <text:p>1.14016163255318</text:p>
              </table:table-cell>
              <table:table-cell office:value-type="float" office:value="1.21168435080753">
                <text:p>1.2116843508075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-0.612593403836554">
                <text:p>-0.612593403836554</text:p>
              </table:table-cell>
              <table:table-cell office:value-type="float" office:value="1.16081359676811">
                <text:p>1.16081359676811</text:p>
              </table:table-cell>
              <table:table-cell office:value-type="float" office:value="1.15458095952505">
                <text:p>1.1545809595250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-0.592160493056261">
                <text:p>-0.592160493056261</text:p>
              </table:table-cell>
              <table:table-cell office:value-type="float" office:value="1.18045467904709">
                <text:p>1.18045467904709</text:p>
              </table:table-cell>
              <table:table-cell office:value-type="float" office:value="1.09585640259455">
                <text:p>1.0958564025945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-0.57139380484327">
                <text:p>-0.57139380484327</text:p>
              </table:table-cell>
              <table:table-cell office:value-type="float" office:value="1.1990571450112">
                <text:p>1.1990571450112</text:p>
              </table:table-cell>
              <table:table-cell office:value-type="float" office:value="1.03557521937308">
                <text:p>1.0355752193730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-0.550311700207802">
                <text:p>-0.550311700207802</text:p>
              </table:table-cell>
              <table:table-cell office:value-type="float" office:value="1.21659440395778">
                <text:p>1.21659440395778</text:p>
              </table:table-cell>
              <table:table-cell office:value-type="float" office:value="0.973803913196291">
                <text:p>0.97380391319629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-0.528932994029635">
                <text:p>-0.528932994029635</text:p>
              </table:table-cell>
              <table:table-cell office:value-type="float" office:value="1.23304104245316">
                <text:p>1.23304104245316</text:p>
              </table:table-cell>
              <table:table-cell office:value-type="float" office:value="0.910610872468346">
                <text:p>0.91061087246834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-0.50727693422786">
                <text:p>-0.50727693422786</text:p>
              </table:table-cell>
              <table:table-cell office:value-type="float" office:value="1.24837285652775">
                <text:p>1.24837285652775</text:p>
              </table:table-cell>
              <table:table-cell office:value-type="float" office:value="0.84606628943398">
                <text:p>0.8460662894339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-0.485363180381229">
                <text:p>-0.485363180381229</text:p>
              </table:table-cell>
              <table:table-cell office:value-type="float" office:value="1.26256688243395">
                <text:p>1.26256688243395</text:p>
              </table:table-cell>
              <table:table-cell office:value-type="float" office:value="0.780242076731037">
                <text:p>0.78024207673103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-0.463211781824477">
                <text:p>-0.463211781824477</text:p>
              </table:table-cell>
              <table:table-cell office:value-type="float" office:value="1.27560142592893">
                <text:p>1.27560142592893</text:p>
              </table:table-cell>
              <table:table-cell office:value-type="float" office:value="0.713211781824476">
                <text:p>0.71321178182447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-0.440843155246709">
                <text:p>-0.440843155246709</text:p>
              </table:table-cell>
              <table:table-cell office:value-type="float" office:value="1.2874560900464">
                <text:p>1.2874560900464</text:p>
              </table:table-cell>
              <table:table-cell office:value-type="float" office:value="0.645050499425545">
                <text:p>0.6450504994255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-0.418278061818515">
                <text:p>-0.418278061818515</text:p>
              </table:table-cell>
              <table:table-cell office:value-type="float" office:value="1.29811180132281">
                <text:p>1.29811180132281</text:p>
              </table:table-cell>
              <table:table-cell office:value-type="float" office:value="0.575834782002132">
                <text:p>0.57583478200213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-0.395537583875071">
                <text:p>-0.395537583875071</text:p>
              </table:table-cell>
              <table:table-cell office:value-type="float" office:value="1.30755083444596">
                <text:p>1.30755083444596</text:p>
              </table:table-cell>
              <table:table-cell office:value-type="float" office:value="0.505642548488771">
                <text:p>0.50564254848877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-0.372643101183038">
                <text:p>-0.372643101183038</text:p>
              </table:table-cell>
              <table:table-cell office:value-type="float" office:value="1.31575683529527">
                <text:p>1.31575683529527</text:p>
              </table:table-cell>
              <table:table-cell office:value-type="float" office:value="0.434552991306906">
                <text:p>0.43455299130690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-0.349616266819565">
                <text:p>-0.349616266819565</text:p>
              </table:table-cell>
              <table:table-cell office:value-type="float" office:value="1.3227148423454">
                <text:p>1.3227148423454</text:p>
              </table:table-cell>
              <table:table-cell office:value-type="float" office:value="0.362646481808069">
                <text:p>0.36264648180806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-0.32647898269222">
                <text:p>-0.32647898269222</text:p>
              </table:table-cell>
              <table:table-cell office:value-type="float" office:value="1.32841130640654">
                <text:p>1.32841130640654</text:p>
              </table:table-cell>
              <table:table-cell office:value-type="float" office:value="0.290004474254642">
                <text:p>0.29000447425464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-0.303253374729071">
                <text:p>-0.303253374729071</text:p>
              </table:table-cell>
              <table:table-cell office:value-type="float" office:value="1.33283410867702">
                <text:p>1.33283410867702</text:p>
              </table:table-cell>
              <table:table-cell office:value-type="float" office:value="0.216709408454571">
                <text:p>0.21670940845457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-0.279961767768585">
                <text:p>-0.279961767768585</text:p>
              </table:table-cell>
              <table:table-cell office:value-type="float" office:value="1.33597257708558">
                <text:p>1.33597257708558</text:p>
              </table:table-cell>
              <table:table-cell office:value-type="float" office:value="0.142844611168089">
                <text:p>0.14284461116808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-0.256626660179381">
                <text:p>-0.256626660179381</text:p>
              </table:table-cell>
              <table:table-cell office:value-type="float" office:value="1.33781750090313">
                <text:p>1.33781750090313</text:p>
              </table:table-cell>
              <table:table-cell office:value-type="float" office:value="0.0684941964060194">
                <text:p>0.06849419640601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-0.233270698240191">
                <text:p>-0.233270698240191</text:p>
              </table:table-cell>
              <table:table-cell office:value-type="float" office:value="1.33836114360548">
                <text:p>1.33836114360548</text:p>
              </table:table-cell>
              <table:table-cell office:value-type="float" office:value="-0.00625703525941285">
                <text:p>-0.0062570352594128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-0.209916650310707">
                <text:p>-0.209916650310707</text:p>
              </table:table-cell>
              <table:table-cell office:value-type="float" office:value="1.33759725397107">
                <text:p>1.33759725397107</text:p>
              </table:table-cell>
              <table:table-cell office:value-type="float" office:value="-0.0813236982491955">
                <text:p>-0.08132369824919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-0.186587380824242">
                <text:p>-0.186587380824242</text:p>
              </table:table-cell>
              <table:table-cell office:value-type="float" office:value="1.33552107539952">
                <text:p>1.33552107539952</text:p>
              </table:table-cell>
              <table:table-cell office:value-type="float" office:value="-0.156619924274278">
                <text:p>-0.15661992427427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-0.163305824133366">
                <text:p>-0.163305824133366</text:p>
              </table:table-cell>
              <table:table-cell office:value-type="float" office:value="1.33212935343925">
                <text:p>1.33212935343925</text:p>
              </table:table-cell>
              <table:table-cell office:value-type="float" office:value="-0.232059465250446">
                <text:p>-0.23205946525044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-0.140094958239864">
                <text:p>-0.140094958239864</text:p>
              </table:table-cell>
              <table:table-cell office:value-type="float" office:value="1.32742034151435">
                <text:p>1.32742034151435</text:p>
              </table:table-cell>
              <table:table-cell office:value-type="float" office:value="-0.307555796706384">
                <text:p>-0.30755579670638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-0.116977778440511">
                <text:p>-0.116977778440511</text:p>
              </table:table-cell>
              <table:table-cell office:value-type="float" office:value="1.32139380484327">
                <text:p>1.32139380484327</text:p>
              </table:table-cell>
              <table:table-cell office:value-type="float" office:value="-0.383022221559488">
                <text:p>-0.3830222215594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-0.0939772709202646">
                <text:p>-0.0939772709202646</text:p>
              </table:table-cell>
              <table:table-cell office:value-type="float" office:value="1.31405102254401">
                <text:p>1.31405102254401</text:p>
              </table:table-cell>
              <table:table-cell office:value-type="float" office:value="-0.458371974133486">
                <text:p>-0.45837197413348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-0.0711163863245771">
                <text:p>-0.0711163863245771</text:p>
              </table:table-cell>
              <table:table-cell office:value-type="float" office:value="1.30539478792265">
                <text:p>1.30539478792265</text:p>
              </table:table-cell>
              <table:table-cell office:value-type="float" office:value="-0.533518324291609">
                <text:p>-0.53351832429160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-0.0484180133425273">
                <text:p>-0.0484180133425273</text:p>
              </table:table-cell>
              <table:table-cell office:value-type="float" office:value="1.2954294069443">
                <text:p>1.2954294069443</text:p>
              </table:table-cell>
              <table:table-cell office:value-type="float" office:value="-0.608374681558952">
                <text:p>-0.60837468155895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-0.0259049523324941">
                <text:p>-0.0259049523324941</text:p>
              </table:table-cell>
              <table:table-cell office:value-type="float" office:value="1.28416069488781">
                <text:p>1.28416069488781</text:p>
              </table:table-cell>
              <table:table-cell office:value-type="float" office:value="-0.682854699107602">
                <text:p>-0.68285469910760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-0.00359988902203923">
                <text:p>-0.00359988902203923</text:p>
              </table:table-cell>
              <table:table-cell office:value-type="float" office:value="1.27159597118773">
                <text:p>1.27159597118773</text:p>
              </table:table-cell>
              <table:table-cell office:value-type="float" office:value="-0.756872377478355">
                <text:p>-0.7568723774783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018474631686401">
                <text:p>0.018474631686401</text:p>
              </table:table-cell>
              <table:table-cell office:value-type="float" office:value="1.25774405246918">
                <text:p>1.25774405246918</text:p>
              </table:table-cell>
              <table:table-cell office:value-type="float" office:value="-0.830342167913041">
                <text:p>-0.83034216791304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0402962317725462">
                <text:p>0.0402962317725462</text:p>
              </table:table-cell>
              <table:table-cell office:value-type="float" office:value="1.24261524378351">
                <text:p>1.24261524378351</text:p>
              </table:table-cell>
              <table:table-cell office:value-type="float" office:value="-0.903179075172048">
                <text:p>-0.9031790751720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0618427259867126">
                <text:p>0.0618427259867126</text:p>
              </table:table-cell>
              <table:table-cell office:value-type="float" office:value="1.22622132805492">
                <text:p>1.22622132805492</text:p>
              </table:table-cell>
              <table:table-cell office:value-type="float" office:value="-0.975298759712211">
                <text:p>-0.97529875971221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0830921475385297">
                <text:p>0.0830921475385297</text:p>
              </table:table-cell>
              <table:table-cell office:value-type="float" office:value="1.20857555375018">
                <text:p>1.20857555375018</text:p>
              </table:table-cell>
              <table:table-cell office:value-type="float" office:value="-1.04661763910095">
                <text:p>-1.0466176391009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104022773555053">
                <text:p>0.104022773555053</text:p>
              </table:table-cell>
              <table:table-cell office:value-type="float" office:value="1.18969262078591">
                <text:p>1.18969262078591</text:p>
              </table:table-cell>
              <table:table-cell office:value-type="float" office:value="-1.11705298854356">
                <text:p>-1.117052988543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124613150277653">
                <text:p>0.124613150277653</text:p>
              </table:table-cell>
              <table:table-cell office:value-type="float" office:value="1.16958866468996">
                <text:p>1.16958866468996</text:p>
              </table:table-cell>
              <table:table-cell office:value-type="float" office:value="-1.18652304040152">
                <text:p>-1.1865230404015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144842117967364">
                <text:p>0.144842117967364</text:p>
              </table:table-cell>
              <table:table-cell office:value-type="float" office:value="1.14828123903555">
                <text:p>1.14828123903555</text:p>
              </table:table-cell>
              <table:table-cell office:value-type="float" office:value="-1.25494708258106">
                <text:p>-1.2549470825810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164688835488723">
                <text:p>0.164688835488723</text:p>
              </table:table-cell>
              <table:table-cell office:value-type="float" office:value="1.12578929616894">
                <text:p>1.12578929616894</text:p>
              </table:table-cell>
              <table:table-cell office:value-type="float" office:value="-1.32224555567234">
                <text:p>-1.3222455556723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184132804542529">
                <text:p>0.184132804542529</text:p>
              </table:table-cell>
              <table:table-cell office:value-type="float" office:value="1.10213316625347">
                <text:p>1.10213316625347</text:p>
              </table:table-cell>
              <table:table-cell office:value-type="float" office:value="-1.38834014872136">
                <text:p>-1.3883401487213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203153893518324">
                <text:p>0.203153893518324</text:p>
              </table:table-cell>
              <table:table-cell office:value-type="float" office:value="1.07733453465479">
                <text:p>1.07733453465479</text:p>
              </table:table-cell>
              <table:table-cell office:value-type="float" office:value="-1.45315389351832">
                <text:p>-1.4531538935183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221732360937903">
                <text:p>0.221732360937903</text:p>
              </table:table-cell>
              <table:table-cell office:value-type="float" office:value="1.05141641769433">
                <text:p>1.05141641769433</text:p>
              </table:table-cell>
              <table:table-cell office:value-type="float" office:value="-1.51661125728771">
                <text:p>-1.5166112572877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239848878461594">
                <text:p>0.239848878461594</text:p>
              </table:table-cell>
              <table:table-cell office:value-type="float" office:value="1.02440313679968">
                <text:p>1.02440313679968</text:p>
              </table:table-cell>
              <table:table-cell office:value-type="float" office:value="-1.57863823366771">
                <text:p>-1.5786382336677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25748455342963">
                <text:p>0.25748455342963</text:p>
              </table:table-cell>
              <table:table-cell office:value-type="float" office:value="0.996320291082904">
                <text:p>0.996320291082904</text:p>
              </table:table-cell>
              <table:table-cell office:value-type="float" office:value="-1.63916243186834">
                <text:p>-1.6391624318683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27462095091143">
                <text:p>0.27462095091143</text:p>
              </table:table-cell>
              <table:table-cell office:value-type="float" office:value="0.967194728379373">
                <text:p>0.967194728379373</text:p>
              </table:table-cell>
              <table:table-cell office:value-type="float" office:value="-1.69811316389992">
                <text:p>-1.6981131638999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291240115236223">
                <text:p>0.291240115236223</text:p>
              </table:table-cell>
              <table:table-cell office:value-type="float" office:value="0.937054514781813">
                <text:p>0.937054514781813</text:p>
              </table:table-cell>
              <table:table-cell office:value-type="float" office:value="-1.75542152976603">
                <text:p>-1.7554215297660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307324590979088">
                <text:p>0.307324590979088</text:p>
              </table:table-cell>
              <table:table-cell office:value-type="float" office:value="0.905928902705973">
                <text:p>0.905928902705973</text:p>
              </table:table-cell>
              <table:table-cell office:value-type="float" office:value="-1.81102050051738">
                <text:p>-1.8110205005173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322857443377075">
                <text:p>0.322857443377075</text:p>
              </table:table-cell>
              <table:table-cell office:value-type="float" office:value="0.873848297526125">
                <text:p>0.873848297526125</text:p>
              </table:table-cell>
              <table:table-cell office:value-type="float" office:value="-1.86484499906557">
                <text:p>-1.8648449990655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337822278150843">
                <text:p>0.337822278150843</text:p>
              </table:table-cell>
              <table:table-cell office:value-type="float" office:value="0.840844222820366">
                <text:p>0.840844222820366</text:p>
              </table:table-cell>
              <table:table-cell office:value-type="float" office:value="-1.91683197865882">
                <text:p>-1.9168319786588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352203260707856">
                <text:p>0.352203260707856</text:p>
              </table:table-cell>
              <table:table-cell office:value-type="float" office:value="0.806949284267359">
                <text:p>0.806949284267359</text:p>
              </table:table-cell>
              <table:table-cell office:value-type="float" office:value="-1.96692049892395">
                <text:p>-1.9669204989239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365985134704023">
                <text:p>0.365985134704023</text:p>
              </table:table-cell>
              <table:table-cell office:value-type="float" office:value="0.772197132237801">
                <text:p>0.772197132237801</text:p>
              </table:table-cell>
              <table:table-cell office:value-type="float" office:value="-2.01505179938249">
                <text:p>-2.0150517993824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379153239941359">
                <text:p>0.379153239941359</text:p>
              </table:table-cell>
              <table:table-cell office:value-type="float" office:value="0.736622423125492">
                <text:p>0.736622423125492</text:p>
              </table:table-cell>
              <table:table-cell office:value-type="float" office:value="-2.06116937035144">
                <text:p>-2.061169370351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391693529580091">
                <text:p>0.391693529580091</text:p>
              </table:table-cell>
              <table:table-cell office:value-type="float" office:value="0.700260779464406">
                <text:p>0.700260779464406</text:p>
              </table:table-cell>
              <table:table-cell office:value-type="float" office:value="-2.10521902114251">
                <text:p>-2.1052190211425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403592586644423">
                <text:p>0.403592586644423</text:p>
              </table:table-cell>
              <table:table-cell office:value-type="float" office:value="0.663148748879627">
                <text:p>0.663148748879627</text:p>
              </table:table-cell>
              <table:table-cell office:value-type="float" office:value="-2.14714894547699">
                <text:p>-2.1471489454769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414837639802045">
                <text:p>0.414837639802045</text:p>
              </table:table-cell>
              <table:table-cell office:value-type="float" office:value="0.625323761921477">
                <text:p>0.625323761921477</text:p>
              </table:table-cell>
              <table:table-cell office:value-type="float" office:value="-2.18690978403668">
                <text:p>-2.1869097840366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425416578398323">
                <text:p>0.425416578398323</text:p>
              </table:table-cell>
              <table:table-cell office:value-type="float" office:value="0.586824088833465">
                <text:p>0.586824088833465</text:p>
              </table:table-cell>
              <table:table-cell office:value-type="float" office:value="-2.22445468407498">
                <text:p>-2.2244546840749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435317966727032">
                <text:p>0.435317966727032</text:p>
              </table:table-cell>
              <table:table-cell office:value-type="float" office:value="0.547688795306006">
                <text:p>0.547688795306006</text:p>
              </table:table-cell>
              <table:table-cell office:value-type="float" office:value="-2.25973935601542">
                <text:p>-2.2597393560154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444531057520369">
                <text:p>0.444531057520369</text:p>
              </table:table-cell>
              <table:table-cell office:value-type="float" office:value="0.507957697269111">
                <text:p>0.507957697269111</text:p>
              </table:table-cell>
              <table:table-cell office:value-type="float" office:value="-2.29272212696912">
                <text:p>-2.2927221269691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453045804641961">
                <text:p>0.453045804641961</text:p>
              </table:table-cell>
              <table:table-cell office:value-type="float" office:value="0.467671314778375">
                <text:p>0.467671314778375</text:p>
              </table:table-cell>
              <table:table-cell office:value-type="float" office:value="-2.32336399110586">
                <text:p>-2.3233639911058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46085287496753">
                <text:p>0.46085287496753</text:p>
              </table:table-cell>
              <table:table-cell office:value-type="float" office:value="0.42687082504974">
                <text:p>0.42687082504974</text:p>
              </table:table-cell>
              <table:table-cell office:value-type="float" office:value="-2.35162865681771">
                <text:p>-2.3516286568177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467943659438827">
                <text:p>0.467943659438827</text:p>
              </table:table-cell>
              <table:table-cell office:value-type="float" office:value="0.385598014699498">
                <text:p>0.385598014699498</text:p>
              </table:table-cell>
              <table:table-cell office:value-type="float" office:value="-2.37748259061769">
                <text:p>-2.3774825906176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474310283277489">
                <text:p>0.474310283277489</text:p>
              </table:table-cell>
              <table:table-cell office:value-type="float" office:value="0.34389523124701">
                <text:p>0.34389523124701</text:p>
              </table:table-cell>
              <table:table-cell office:value-type="float" office:value="-2.40089505772022">
                <text:p>-2.4008950577202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479945615346447">
                <text:p>0.479945615346447</text:p>
              </table:table-cell>
              <table:table-cell office:value-type="float" office:value="0.30180533393847">
                <text:p>0.30180533393847</text:p>
              </table:table-cell>
              <table:table-cell office:value-type="float" office:value="-2.42183815925393">
                <text:p>-2.4218381592539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484843276647546">
                <text:p>0.484843276647546</text:p>
              </table:table-cell>
              <table:table-cell office:value-type="float" office:value="0.259371643950917">
                <text:p>0.259371643950917</text:p>
              </table:table-cell>
              <table:table-cell office:value-type="float" office:value="-2.44028686606154">
                <text:p>-2.4402868660615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488997647945098">
                <text:p>0.488997647945098</text:p>
              </table:table-cell>
              <table:table-cell office:value-type="float" office:value="0.216637894036401">
                <text:p>0.216637894036401</text:p>
              </table:table-cell>
              <table:table-cell office:value-type="float" office:value="-2.45621904904581">
                <text:p>-2.4562190490458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492403876506104">
                <text:p>0.492403876506104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-2.46961550602442">
                <text:p>-2.4696155060244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495057881948981">
                <text:p>0.495057881948981</text:p>
              </table:table-cell>
              <table:table-cell office:value-type="float" office:value="0.130446897741424">
                <text:p>0.130446897741424</text:p>
              </table:table-cell>
              <table:table-cell office:value-type="float" office:value="-2.48045998506134">
                <text:p>-2.4804599850613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496956361193685">
                <text:p>0.496956361193685</text:p>
              </table:table-cell>
              <table:table-cell office:value-type="float" office:value="0.0870787149164042">
                <text:p>0.0870787149164042</text:p>
              </table:table-cell>
              <table:table-cell office:value-type="float" office:value="-2.48873920424609">
                <text:p>-2.4887392042460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498096792507199">
                <text:p>0.498096792507199</text:p>
              </table:table-cell>
              <table:table-cell office:value-type="float" office:value="0.0435884956226551">
                <text:p>0.0435884956226551</text:p>
              </table:table-cell>
              <table:table-cell office:value-type="float" office:value="-2.49444286789694">
                <text:p>-2.4944428678969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49847743863946">
                <text:p>0.49847743863946</text:p>
              </table:table-cell>
              <table:table-cell office:value-type="float" office:value="0.0000212598304382972">
                <text:p>0.0000212598304382972</text:p>
              </table:table-cell>
              <table:table-cell office:value-type="float" office:value="-2.4975636791681">
                <text:p>-2.497563679168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498097349045873">
                <text:p>0.498097349045873</text:p>
              </table:table-cell>
              <table:table-cell office:value-type="float" office:value="-0.0435778713738286">
                <text:p>-0.0435778713738286</text:p>
              </table:table-cell>
              <table:table-cell office:value-type="float" office:value="-2.49809734904587">
                <text:p>-2.4980973490458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496956361193685">
                <text:p>0.496956361193685</text:p>
              </table:table-cell>
              <table:table-cell office:value-type="float" office:value="-0.0871637283363267">
                <text:p>-0.0871637283363267</text:p>
              </table:table-cell>
              <table:table-cell office:value-type="float" office:value="-2.49604260172233">
                <text:p>-2.4960426017223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495055100950573">
                <text:p>0.495055100950573</text:p>
              </table:table-cell>
              <table:table-cell office:value-type="float" office:value="-0.1306911454467">
                <text:p>-0.1306911454467</text:p>
              </table:table-cell>
              <table:table-cell office:value-type="float" office:value="-2.49140117634031">
                <text:p>-2.4914011763403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492394982054922">
                <text:p>0.492394982054922</text:p>
              </table:table-cell>
              <table:table-cell office:value-type="float" office:value="-0.174115013747686">
                <text:p>-0.174115013747686</text:p>
              </table:table-cell>
              <table:table-cell office:value-type="float" office:value="-2.48417782510733">
                <text:p>-2.4841778251073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488978204668354">
                <text:p>0.488978204668354</text:p>
              </table:table-cell>
              <table:table-cell office:value-type="float" office:value="-0.217390333480181">
                <text:p>-0.217390333480181</text:p>
              </table:table-cell>
              <table:table-cell office:value-type="float" office:value="-2.47438030778071">
                <text:p>-2.4743803077807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484807753012208">
                <text:p>0.484807753012208</text:p>
              </table:table-cell>
              <table:table-cell office:value-type="float" office:value="-0.260472266500395">
                <text:p>-0.260472266500395</text:p>
              </table:table-cell>
              <table:table-cell office:value-type="float" office:value="-2.46201938253052">
                <text:p>-2.4620193825305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479887392090735">
                <text:p>0.479887392090735</text:p>
              </table:table-cell>
              <table:table-cell office:value-type="float" office:value="-0.30331618850603">
                <text:p>-0.30331618850603</text:p>
              </table:table-cell>
              <table:table-cell office:value-type="float" office:value="-2.44710879319144">
                <text:p>-2.4471087931914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474221663504901">
                <text:p>0.474221663504901</text:p>
              </table:table-cell>
              <table:table-cell office:value-type="float" office:value="-0.345877741008548">
                <text:p>-0.345877741008548</text:p>
              </table:table-cell>
              <table:table-cell office:value-type="float" office:value="-2.4296652529189">
                <text:p>-2.429665252918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467815880361777">
                <text:p>0.467815880361777</text:p>
              </table:table-cell>
              <table:table-cell office:value-type="float" office:value="-0.388112882988932">
                <text:p>-0.388112882988932</text:p>
              </table:table-cell>
              <table:table-cell office:value-type="float" office:value="-2.40970842426926">
                <text:p>-2.4097084242692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460676121285575">
                <text:p>0.460676121285575</text:p>
              </table:table-cell>
              <table:table-cell office:value-type="float" office:value="-0.429977942174781">
                <text:p>-0.429977942174781</text:p>
              </table:table-cell>
              <table:table-cell office:value-type="float" office:value="-2.38726089572831">
                <text:p>-2.3872608957283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452809223537489">
                <text:p>0.452809223537489</text:p>
              </table:table-cell>
              <table:table-cell office:value-type="float" office:value="-0.471429665876928">
                <text:p>-0.471429665876928</text:p>
              </table:table-cell>
              <table:table-cell office:value-type="float" office:value="-2.36234815471635">
                <text:p>-2.3623481547163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444222775252553">
                <text:p>0.444222775252553</text:p>
              </table:table-cell>
              <table:table-cell office:value-type="float" office:value="-0.51242527132441">
                <text:p>-0.51242527132441</text:p>
              </table:table-cell>
              <table:table-cell office:value-type="float" office:value="-2.33499855710274">
                <text:p>-2.3349985571027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434925106802819">
                <text:p>0.434925106802819</text:p>
              </table:table-cell>
              <table:table-cell office:value-type="float" office:value="-0.552922495437167">
                <text:p>-0.552922495437167</text:p>
              </table:table-cell>
              <table:table-cell office:value-type="float" office:value="-2.30524329326672">
                <text:p>-2.3052432932667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42492528129716">
                <text:p>0.42492528129716</text:p>
              </table:table-cell>
              <table:table-cell office:value-type="float" office:value="-0.592879643976551">
                <text:p>-0.592879643976551</text:p>
              </table:table-cell>
              <table:table-cell office:value-type="float" office:value="-2.27311635074591">
                <text:p>-2.2731163507459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414233084229122">
                <text:p>0.414233084229122</text:p>
              </table:table-cell>
              <table:table-cell office:value-type="float" office:value="-0.632255640014469">
                <text:p>-0.632255640014469</text:p>
              </table:table-cell>
              <table:table-cell office:value-type="float" office:value="-2.23865447351751">
                <text:p>-2.2386544735175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402859012285173">
                <text:p>0.402859012285173</text:p>
              </table:table-cell>
              <table:table-cell office:value-type="float" office:value="-0.671010071662835">
                <text:p>-0.671010071662835</text:p>
              </table:table-cell>
              <table:table-cell office:value-type="float" office:value="-2.20189711796183">
                <text:p>-2.2018971179618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390814261326814">
                <text:p>0.390814261326814</text:p>
              </table:table-cell>
              <table:table-cell office:value-type="float" office:value="-0.709103239005856">
                <text:p>-0.709103239005856</text:p>
              </table:table-cell>
              <table:table-cell office:value-type="float" office:value="-2.16288640556145">
                <text:p>-2.1628864055614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378110713560915">
                <text:p>0.378110713560915</text:p>
              </table:table-cell>
              <table:table-cell office:value-type="float" office:value="-0.746496200178703">
                <text:p>-0.746496200178703</text:p>
              </table:table-cell>
              <table:table-cell office:value-type="float" office:value="-2.12166707239348">
                <text:p>-2.1216670723934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364760923913694">
                <text:p>0.364760923913694</text:p>
              </table:table-cell>
              <table:table-cell office:value-type="float" office:value="-0.78315081653711">
                <text:p>-0.78315081653711</text:p>
              </table:table-cell>
              <table:table-cell office:value-type="float" office:value="-2.07828641547612">
                <text:p>-2.0782864154761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350778105624662">
                <text:p>0.350778105624662</text:p>
              </table:table-cell>
              <table:table-cell office:value-type="float" office:value="-0.819029796863557">
                <text:p>-0.819029796863557</text:p>
              </table:table-cell>
              <table:table-cell office:value-type="float" office:value="-2.03279423603475">
                <text:p>-2.0327942360347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336176115077814">
                <text:p>0.336176115077814</text:p>
              </table:table-cell>
              <table:table-cell office:value-type="float" office:value="-0.854096740556888">
                <text:p>-0.854096740556888</text:p>
              </table:table-cell>
              <table:table-cell office:value-type="float" office:value="-1.98524277975628">
                <text:p>-1.9852427797562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320969435888281">
                <text:p>0.320969435888281</text:p>
              </table:table-cell>
              <table:table-cell office:value-type="float" office:value="-0.888316179753396">
                <text:p>-0.888316179753396</text:p>
              </table:table-cell>
              <table:table-cell office:value-type="float" office:value="-1.93568667410437">
                <text:p>-1.9356866741043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30517316226351">
                <text:p>0.30517316226351</text:p>
              </table:table-cell>
              <table:table-cell office:value-type="float" office:value="-0.92165362032877">
                <text:p>-0.92165362032877</text:p>
              </table:table-cell>
              <table:table-cell office:value-type="float" office:value="-1.88418286277149">
                <text:p>-1.8841828627714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288802981658962">
                <text:p>0.288802981658962</text:p>
              </table:table-cell>
              <table:table-cell office:value-type="float" office:value="-0.954075581731596">
                <text:p>-0.954075581731596</text:p>
              </table:table-cell>
              <table:table-cell office:value-type="float" office:value="-1.83079053734746">
                <text:p>-1.8307905373474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271875156749127">
                <text:p>0.271875156749127</text:p>
              </table:table-cell>
              <table:table-cell office:value-type="float" office:value="-0.985549635600563">
                <text:p>-0.985549635600563</text:p>
              </table:table-cell>
              <table:table-cell office:value-type="float" office:value="-1.77557106628741">
                <text:p>-1.7755710662874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254406506735489">
                <text:p>0.254406506735489</text:p>
              </table:table-cell>
              <table:table-cell office:value-type="float" office:value="-1.01604444311898">
                <text:p>-1.01604444311898</text:p>
              </table:table-cell>
              <table:table-cell office:value-type="float" office:value="-1.7185879212653">
                <text:p>-1.718587921265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236414388013885">
                <text:p>0.236414388013885</text:p>
              </table:table-cell>
              <table:table-cell office:value-type="float" office:value="-1.04552979106175">
                <text:p>-1.04552979106175</text:p>
              </table:table-cell>
              <table:table-cell office:value-type="float" office:value="-1.65990660100237">
                <text:p>-1.6599066010023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21791667422445">
                <text:p>0.21791667422445</text:p>
              </table:table-cell>
              <table:table-cell office:value-type="float" office:value="-1.07397662649155">
                <text:p>-1.07397662649155</text:p>
              </table:table-cell>
              <table:table-cell office:value-type="float" office:value="-1.59959455266316">
                <text:p>-1.5995945526631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198931735708086">
                <text:p>0.198931735708086</text:p>
              </table:table-cell>
              <table:table-cell office:value-type="float" office:value="-1.10135709006255">
                <text:p>-1.10135709006255</text:p>
              </table:table-cell>
              <table:table-cell office:value-type="float" office:value="-1.53772109091421">
                <text:p>-1.5377210909142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179478418394124">
                <text:p>0.179478418394124</text:p>
              </table:table-cell>
              <table:table-cell office:value-type="float" office:value="-1.1276445478918">
                <text:p>-1.1276445478918</text:p>
              </table:table-cell>
              <table:table-cell office:value-type="float" office:value="-1.47435731474393">
                <text:p>-1.4743573147439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159576022144496">
                <text:p>0.159576022144496</text:p>
              </table:table-cell>
              <table:table-cell office:value-type="float" office:value="-1.15281362195996">
                <text:p>-1.15281362195996</text:p>
              </table:table-cell>
              <table:table-cell office:value-type="float" office:value="-1.4095760221445">
                <text:p>-1.409576022144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139244278580419">
                <text:p>0.139244278580419</text:p>
              </table:table-cell>
              <table:table-cell office:value-type="float" office:value="-1.17684021900516">
                <text:p>-1.17684021900516</text:p>
              </table:table-cell>
              <table:table-cell office:value-type="float" office:value="-1.34345162275926">
                <text:p>-1.3434516227592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118503328418186">
                <text:p>0.118503328418186</text:p>
              </table:table-cell>
              <table:table-cell office:value-type="float" office:value="-1.19970155787519">
                <text:p>-1.19970155787519</text:p>
              </table:table-cell>
              <table:table-cell office:value-type="float" office:value="-1.2760600486018">
                <text:p>-1.276060048601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0973736983412617">
                <text:p>0.0973736983412617</text:p>
              </table:table-cell>
              <table:table-cell office:value-type="float" office:value="-1.22137619530543">
                <text:p>-1.22137619530543</text:p>
              </table:table-cell>
              <table:table-cell office:value-type="float" office:value="-1.20747866295496">
                <text:p>-1.2074786629549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0758762774364424">
                <text:p>0.0758762774364424</text:p>
              </table:table-cell>
              <table:table-cell office:value-type="float" office:value="-1.24184405009171">
                <text:p>-1.24184405009171</text:p>
              </table:table-cell>
              <table:table-cell office:value-type="float" office:value="-1.13778616756031">
                <text:p>-1.1377861675603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0540322932223234">
                <text:p>0.0540322932223234</text:p>
              </table:table-cell>
              <table:table-cell office:value-type="float" office:value="-1.26108642562918">
                <text:p>-1.26108642562918</text:p>
              </table:table-cell>
              <table:table-cell office:value-type="float" office:value="-1.06706250821083">
                <text:p>-1.0670625082108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03186328729886">
                <text:p>0.03186328729886</text:p>
              </table:table-cell>
              <table:table-cell office:value-type="float" office:value="-1.27908603079041">
                <text:p>-1.27908603079041</text:p>
              </table:table-cell>
              <table:table-cell office:value-type="float" office:value="-0.995388778861282">
                <text:p>-0.99538877886128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00939109064719729">
                <text:p>0.00939109064719729</text:p>
              </table:table-cell>
              <table:table-cell office:value-type="float" office:value="-1.29582699911775">
                <text:p>-1.29582699911775</text:p>
              </table:table-cell>
              <table:table-cell office:value-type="float" office:value="-0.922847124372697">
                <text:p>-0.92284712437269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-0.0133622013905813">
                <text:p>-0.0133622013905813</text:p>
              </table:table-cell>
              <table:table-cell office:value-type="float" office:value="-1.31129490630725">
                <text:p>-1.31129490630725</text:p>
              </table:table-cell>
              <table:table-cell office:value-type="float" office:value="-0.84952064200892">
                <text:p>-0.8495206420089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-0.0363742544217949">
                <text:p>-0.0363742544217949</text:p>
              </table:table-cell>
              <table:table-cell office:value-type="float" office:value="-1.3254767859633">
                <text:p>-1.3254767859633</text:p>
              </table:table-cell>
              <table:table-cell office:value-type="float" office:value="-0.775493281804844">
                <text:p>-0.77549328180484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-0.0596225205732609">
                <text:p>-0.0596225205732609</text:p>
              </table:table-cell>
              <table:table-cell office:value-type="float" office:value="-1.33836114360548">
                <text:p>-1.33836114360548</text:p>
              </table:table-cell>
              <table:table-cell office:value-type="float" office:value="-0.700849745927135">
                <text:p>-0.70084974592713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-0.0830842642904682">
                <text:p>-0.0830842642904682</text:p>
              </table:table-cell>
              <table:table-cell office:value-type="float" office:value="-1.3499379689109">
                <text:p>-1.3499379689109</text:p>
              </table:table-cell>
              <table:table-cell office:value-type="float" office:value="-0.625675387149631">
                <text:p>-0.62567538714963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-0.106736588334923">
                <text:p>-0.106736588334923</text:p>
              </table:table-cell>
              <table:table-cell office:value-type="float" office:value="-1.36019874617786">
                <text:p>-1.36019874617786</text:p>
              </table:table-cell>
              <table:table-cell office:value-type="float" office:value="-0.550056106566558">
                <text:p>-0.55005610656655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-0.130556459948507">
                <text:p>-0.130556459948507</text:p>
              </table:table-cell>
              <table:table-cell office:value-type="float" office:value="-1.36913646299852">
                <text:p>-1.36913646299852</text:p>
              </table:table-cell>
              <table:table-cell office:value-type="float" office:value="-0.474078250667683">
                <text:p>-0.47407825066768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-0.154520737153495">
                <text:p>-0.154520737153495</text:p>
              </table:table-cell>
              <table:table-cell office:value-type="float" office:value="-1.37674561713048">
                <text:p>-1.37674561713048</text:p>
              </table:table-cell>
              <table:table-cell office:value-type="float" office:value="-0.39782850790026">
                <text:p>-0.3978285079002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-0.17860619515673">
                <text:p>-0.17860619515673</text:p>
              </table:table-cell>
              <table:table-cell office:value-type="float" office:value="-1.38302222155949">
                <text:p>-1.38302222155949</text:p>
              </table:table-cell>
              <table:table-cell office:value-type="float" office:value="-0.321393804843271">
                <text:p>-0.32139380484327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-0.202789552826331">
                <text:p>-0.202789552826331</text:p>
              </table:table-cell>
              <table:table-cell office:value-type="float" office:value="-1.38796380774758">
                <text:p>-1.38796380774758</text:p>
              </table:table-cell>
              <table:table-cell office:value-type="float" office:value="-0.244861202119919">
                <text:p>-0.24486120211991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-0.227047499209234">
                <text:p>-0.227047499209234</text:p>
              </table:table-cell>
              <table:table-cell office:value-type="float" office:value="-1.39156942706319">
                <text:p>-1.39156942706319</text:p>
              </table:table-cell>
              <table:table-cell office:value-type="float" office:value="-0.168317790174577">
                <text:p>-0.16831779017457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-0.251356720057803">
                <text:p>-0.251356720057803</text:p>
              </table:table-cell>
              <table:table-cell office:value-type="float" office:value="-1.39383965039192">
                <text:p>-1.39383965039192</text:p>
              </table:table-cell>
              <table:table-cell office:value-type="float" office:value="-0.0918505850407169">
                <text:p>-0.091850585040716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-0.275693924333796">
                <text:p>-0.275693924333796</text:p>
              </table:table-cell>
              <table:table-cell office:value-type="float" office:value="-1.39477656592904">
                <text:p>-1.39477656592904</text:p>
              </table:table-cell>
              <table:table-cell office:value-type="float" office:value="-0.0155464242261062">
                <text:p>-0.015546424226106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-0.300035870657942">
                <text:p>-0.300035870657942</text:p>
              </table:table-cell>
              <table:table-cell office:value-type="float" office:value="-1.3943837751567">
                <text:p>-1.3943837751567</text:p>
              </table:table-cell>
              <table:table-cell office:value-type="float" office:value="0.0605081371583363">
                <text:p>0.060508137158336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-0.324359393673505">
                <text:p>-0.324359393673505</text:p>
              </table:table-cell>
              <table:table-cell office:value-type="float" office:value="-1.39266638701133">
                <text:p>-1.39266638701133</text:p>
              </table:table-cell>
              <table:table-cell office:value-type="float" office:value="0.136226929900143">
                <text:p>0.13622692990014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-0.348641430292319">
                <text:p>-0.348641430292319</text:p>
              </table:table-cell>
              <table:table-cell office:value-type="float" office:value="-1.38963101024871">
                <text:p>-1.38963101024871</text:p>
              </table:table-cell>
              <table:table-cell office:value-type="float" office:value="0.211524273691819">
                <text:p>0.21152427369181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-0.372859045791897">
                <text:p>-0.372859045791897</text:p>
              </table:table-cell>
              <table:table-cell office:value-type="float" office:value="-1.38528574401653">
                <text:p>-1.38528574401653</text:p>
              </table:table-cell>
              <table:table-cell office:value-type="float" office:value="0.286315079517396">
                <text:p>0.28631507951739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-0.396989459732446">
                <text:p>-0.396989459732446</text:p>
              </table:table-cell>
              <table:table-cell office:value-type="float" office:value="-1.37964016664621">
                <text:p>-1.37964016664621</text:p>
              </table:table-cell>
              <table:table-cell office:value-type="float" office:value="0.360514951294867">
                <text:p>0.36051495129486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-0.421010071662834">
                <text:p>-0.421010071662834</text:p>
              </table:table-cell>
              <table:table-cell office:value-type="float" office:value="-1.37270532267813">
                <text:p>-1.37270532267813</text:p>
              </table:table-cell>
              <table:table-cell office:value-type="float" office:value="0.434040286651336">
                <text:p>0.43404028665133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-0.444898486584787">
                <text:p>-0.444898486584787</text:p>
              </table:table-cell>
              <table:table-cell office:value-type="float" office:value="-1.36449370813649">
                <text:p>-1.36449370813649</text:p>
              </table:table-cell>
              <table:table-cell office:value-type="float" office:value="0.506808376708653">
                <text:p>0.50680837670865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-0.468632540144955">
                <text:p>-0.468632540144955</text:p>
              </table:table-cell>
              <table:table-cell office:value-type="float" office:value="-1.35501925407206">
                <text:p>-1.35501925407206</text:p>
              </table:table-cell>
              <table:table-cell office:value-type="float" office:value="0.578737504758655">
                <text:p>0.57873750475865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-0.492190323524764">
                <text:p>-0.492190323524764</text:p>
              </table:table-cell>
              <table:table-cell office:value-type="float" office:value="-1.34429730839335">
                <text:p>-1.34429730839335</text:p>
              </table:table-cell>
              <table:table-cell office:value-type="float" office:value="0.649747043708377">
                <text:p>0.64974704370837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-0.515550207998406">
                <text:p>-0.515550207998406</text:p>
              </table:table-cell>
              <table:table-cell office:value-type="float" office:value="-1.33234461600851">
                <text:p>-1.33234461600851</text:p>
              </table:table-cell>
              <table:table-cell office:value-type="float" office:value="0.719757552177241">
                <text:p>0.71975755217724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-0.53869086912965">
                <text:p>-0.53869086912965</text:p>
              </table:table-cell>
              <table:table-cell office:value-type="float" office:value="-1.31917929730276">
                <text:p>-1.31917929730276</text:p>
              </table:table-cell>
              <table:table-cell office:value-type="float" office:value="0.788690869129648">
                <text:p>0.78869086912964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-0.561591310578702">
                <text:p>-0.561591310578702</text:p>
              </table:table-cell>
              <table:table-cell office:value-type="float" office:value="-1.30482082497773">
                <text:p>-1.30482082497773</text:p>
              </table:table-cell>
              <table:table-cell office:value-type="float" office:value="0.85647020692851">
                <text:p>0.8564702069285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-0.584230887490736">
                <text:p>-0.584230887490736</text:p>
              </table:table-cell>
              <table:table-cell office:value-type="float" office:value="-1.28928999928126">
                <text:p>-1.28928999928126</text:p>
              </table:table-cell>
              <table:table-cell office:value-type="float" office:value="0.923020242696857">
                <text:p>0.92302024269685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-0.60658932943828">
                <text:p>-0.60658932943828</text:p>
              </table:table-cell>
              <table:table-cell office:value-type="float" office:value="-1.27260892165834">
                <text:p>-1.27260892165834</text:p>
              </table:table-cell>
              <table:table-cell office:value-type="float" office:value="0.988267207876989">
                <text:p>0.98826720787698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-0.628646762890179">
                <text:p>-0.628646762890179</text:p>
              </table:table-cell>
              <table:table-cell office:value-type="float" office:value="-1.25480096685532">
                <text:p>-1.25480096685532</text:p>
              </table:table-cell>
              <table:table-cell office:value-type="float" office:value="1.05213897587867">
                <text:p>1.0521389758786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-0.650383733180435">
                <text:p>-0.650383733180435</text:p>
              </table:table-cell>
              <table:table-cell office:value-type="float" office:value="-1.23589075351193">
                <text:p>-1.23589075351193</text:p>
              </table:table-cell>
              <table:table-cell office:value-type="float" office:value="1.11456514771024">
                <text:p>1.1145651477102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-0.671781225950851">
                <text:p>-0.671781225950851</text:p>
              </table:table-cell>
              <table:table-cell office:value-type="float" office:value="-1.21590411327705">
                <text:p>-1.21590411327705</text:p>
              </table:table-cell>
              <table:table-cell office:value-type="float" office:value="1.17547713548914">
                <text:p>1.1754771354891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-0.692820688042024">
                <text:p>-0.692820688042024</text:p>
              </table:table-cell>
              <table:table-cell office:value-type="float" office:value="-1.19486805848623">
                <text:p>-1.19486805848623</text:p>
              </table:table-cell>
              <table:table-cell office:value-type="float" office:value="1.23480824373052">
                <text:p>1.2348082437305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-0.713484047807957">
                <text:p>-0.713484047807957</text:p>
              </table:table-cell>
              <table:table-cell office:value-type="float" office:value="-1.17281074844052">
                <text:p>-1.17281074844052</text:p>
              </table:table-cell>
              <table:table-cell office:value-type="float" office:value="1.29249374831593">
                <text:p>1.2924937483159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-0.733753734830197">
                <text:p>-0.733753734830197</text:p>
              </table:table-cell>
              <table:table-cell office:value-type="float" office:value="-1.14976145432802">
                <text:p>-1.14976145432802</text:p>
              </table:table-cell>
              <table:table-cell office:value-type="float" office:value="1.34847097304629">
                <text:p>1.3484709730462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-0.753612699008229">
                <text:p>-0.753612699008229</text:p>
              </table:table-cell>
              <table:table-cell office:value-type="float" office:value="-1.12575052283107">
                <text:p>-1.12575052283107</text:p>
              </table:table-cell>
              <table:table-cell office:value-type="float" office:value="1.4026793636867">
                <text:p>1.402679363686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-0.773044429003526">
                <text:p>-0.773044429003526</text:p>
              </table:table-cell>
              <table:table-cell office:value-type="float" office:value="-1.10080933846366">
                <text:p>-1.10080933846366</text:p>
              </table:table-cell>
              <table:table-cell office:value-type="float" office:value="1.45506055941361">
                <text:p>1.4550605594136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-0.792032970015541">
                <text:p>-0.792032970015541</text:p>
              </table:table-cell>
              <table:table-cell office:value-type="float" office:value="-1.07497028468509">
                <text:p>-1.07497028468509</text:p>
              </table:table-cell>
              <table:table-cell office:value-type="float" office:value="1.50555846157796">
                <text:p>1.5055584615779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-0.810562940868642">
                <text:p>-0.810562940868642</text:p>
              </table:table-cell>
              <table:table-cell office:value-type="float" office:value="-1.04826670383765">
                <text:p>-1.04826670383765</text:p>
              </table:table-cell>
              <table:table-cell office:value-type="float" office:value="1.55411929970121">
                <text:p>1.5541192997012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-0.82861955038994">
                <text:p>-0.82861955038994</text:p>
              </table:table-cell>
              <table:table-cell office:value-type="float" office:value="-1.02073285595704">
                <text:p>-1.02073285595704</text:p>
              </table:table-cell>
              <table:table-cell office:value-type="float" office:value="1.60069169462458">
                <text:p>1.6006916946245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-0.846188613058754">
                <text:p>-0.846188613058754</text:p>
              </table:table-cell>
              <table:table-cell office:value-type="float" office:value="-0.992403876506104">
                <text:p>-0.992403876506104</text:p>
              </table:table-cell>
              <table:table-cell office:value-type="float" office:value="1.64522671873541">
                <text:p>1.6452267187354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-0.863256563909348">
                <text:p>-0.863256563909348</text:p>
              </table:table-cell>
              <table:table-cell office:value-type="float" office:value="-0.96331573308346">
                <text:p>-0.96331573308346</text:p>
              </table:table-cell>
              <table:table-cell office:value-type="float" office:value="1.68767795319774">
                <text:p>1.6876779531977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-0.87981047266955">
                <text:p>-0.87981047266955</text:p>
              </table:table-cell>
              <table:table-cell office:value-type="float" office:value="-0.933505181159863">
                <text:p>-0.933505181159863</text:p>
              </table:table-cell>
              <table:table-cell office:value-type="float" office:value="1.7280015421183">
                <text:p>1.728001542118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-0.895838057118726">
                <text:p>-0.895838057118726</text:p>
              </table:table-cell>
              <table:table-cell office:value-type="float" office:value="-0.903009718896462">
                <text:p>-0.903009718896462</text:p>
              </table:table-cell>
              <table:table-cell office:value-type="float" office:value="1.76615624358263">
                <text:p>1.7661562435826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-0.911327695649567">
                <text:p>-0.911327695649567</text:p>
              </table:table-cell>
              <table:table-cell office:value-type="float" office:value="-0.871867541100048">
                <text:p>-0.871867541100048</text:p>
              </table:table-cell>
              <table:table-cell office:value-type="float" office:value="1.80210347749975">
                <text:p>1.8021034774997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-0.926268439019124">
                <text:p>-0.926268439019124</text:p>
              </table:table-cell>
              <table:table-cell office:value-type="float" office:value="-0.840117492371543">
                <text:p>-0.840117492371543</text:p>
              </table:table-cell>
              <table:table-cell office:value-type="float" office:value="1.83580737019799">
                <text:p>1.8358073701979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-0.940650021275514">
                <text:p>-0.940650021275514</text:p>
              </table:table-cell>
              <table:table-cell office:value-type="float" office:value="-0.80779901950486">
                <text:p>-0.80779901950486</text:p>
              </table:table-cell>
              <table:table-cell office:value-type="float" office:value="1.86723479571824">
                <text:p>1.8672347957182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-0.954462869847687">
                <text:p>-0.954462869847687</text:p>
              </table:table-cell>
              <table:table-cell office:value-type="float" office:value="-0.774952123194287">
                <text:p>-0.774952123194287</text:p>
              </table:table-cell>
              <table:table-cell office:value-type="float" office:value="1.89635541375517">
                <text:p>1.8963554137551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-0.967698114786747">
                <text:p>-0.967698114786747</text:p>
              </table:table-cell>
              <table:table-cell office:value-type="float" office:value="-0.741617309109217">
                <text:p>-0.741617309109217</text:p>
              </table:table-cell>
              <table:table-cell office:value-type="float" office:value="1.92314170420074">
                <text:p>1.9231417042007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-0.980347597148261">
                <text:p>-0.980347597148261</text:p>
              </table:table-cell>
              <table:table-cell office:value-type="float" office:value="-0.707835538395955">
                <text:p>-0.707835538395955</text:p>
              </table:table-cell>
              <table:table-cell office:value-type="float" office:value="1.94756899824897">
                <text:p>1.9475689982489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-0.992403876506104">
                <text:p>-0.992403876506104</text:p>
              </table:table-cell>
              <table:table-cell office:value-type="float" office:value="-0.673648177666931">
                <text:p>-0.673648177666931</text:p>
              </table:table-cell>
              <table:table-cell office:value-type="float" office:value="1.96961550602442">
                <text:p>1.9696155060244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-1.00386023758943">
                <text:p>-1.00386023758943</text:p>
              </table:table-cell>
              <table:table-cell office:value-type="float" office:value="-0.63909694853826">
                <text:p>-0.63909694853826</text:p>
              </table:table-cell>
              <table:table-cell office:value-type="float" office:value="1.98926234070178">
                <text:p>1.9892623407017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-1.01471069603539">
                <text:p>-1.01471069603539</text:p>
              </table:table-cell>
              <table:table-cell office:value-type="float" office:value="-0.604223876777202">
                <text:p>-0.604223876777202</text:p>
              </table:table-cell>
              <table:table-cell office:value-type="float" office:value="2.0064935390878">
                <text:p>2.006493539087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-1.02495000325138">
                <text:p>-1.02495000325138</text:p>
              </table:table-cell>
              <table:table-cell office:value-type="float" office:value="-0.569071241121412">
                <text:p>-0.569071241121412</text:p>
              </table:table-cell>
              <table:table-cell office:value-type="float" office:value="2.02129607864112">
                <text:p>2.0212960786411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-1.03457365038161">
                <text:p>-1.03457365038161</text:p>
              </table:table-cell>
              <table:table-cell office:value-type="float" office:value="-0.533681521832415">
                <text:p>-0.533681521832415</text:p>
              </table:table-cell>
              <table:table-cell office:value-type="float" office:value="2.03365989091025">
                <text:p>2.0336598909102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-1.04357787137383">
                <text:p>-1.04357787137383</text:p>
              </table:table-cell>
              <table:table-cell office:value-type="float" office:value="-0.498097349045873">
                <text:p>-0.498097349045873</text:p>
              </table:table-cell>
              <table:table-cell office:value-type="float" office:value="2.04357787137383">
                <text:p>2.043577871373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455cm" svg:height="16.397cm" xlink:href=".." xlink:type="simple" chart:class="chart:radar" chart:column-mapping="0 2 1" chart:style-name="ch1">
        <chart:plot-area chart:style-name="ch2" table:cell-range-address="Лист1.E2:Лист1.E361 Лист1.H2:Лист1.I361" svg:x="0.409cm" svg:y="0.327cm" svg:width="19.637cm" svg:height="15.743cm">
          <chartooo:coordinate-region svg:x="3.756cm" svg:y="1.774cm" svg:width="12.85cm" svg:height="12.8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Лист1.E2:Лист1.E361" chart:class="chart:radar">
            <chart:data-point chart:repeated="360"/>
          </chart:series>
          <chart:series chart:style-name="ch6" chart:values-cell-range-address="Лист1.I2:Лист1.I361" chart:class="chart:radar">
            <chart:data-point chart:repeated="360"/>
          </chart:series>
          <chart:series chart:style-name="ch7" chart:values-cell-range-address="Лист1.H2:Лист1.H361" chart:class="chart:radar">
            <chart:data-point chart:repeated="3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  <table:table-cell office:value-type="string">
                <text:p>Столбец I</text:p>
              </table:table-cell>
              <table:table-cell office:value-type="string">
                <text:p>Столбец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05195964514337">
                <text:p>-1.05195964514337</text:p>
                <draw:g>
                  <svg:desc>Лист1.E2:Лист1.E361</svg:desc>
                </draw:g>
              </table:table-cell>
              <table:table-cell office:value-type="float" office:value="-1.10425787365804">
                <text:p>-1.10425787365804</text:p>
                <draw:g>
                  <svg:desc>Лист1.I2:Лист1.I361</svg:desc>
                </draw:g>
              </table:table-cell>
              <table:table-cell office:value-type="float" office:value="-1.10425787365804">
                <text:p>-1.10425787365804</text:p>
                <draw:g>
                  <svg:desc>Лист1.H2:Лист1.H3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05971669683249">
                <text:p>-1.05971669683249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06684749816417">
                <text:p>-1.06684749816417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0733512668909">
                <text:p>-1.0733512668909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07922796533957">
                <text:p>-1.07922796533957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08447829805518">
                <text:p>-1.08447829805518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08910370854688">
                <text:p>-1.08910370854688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09310637514109">
                <text:p>-1.09310637514109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09648920594741">
                <text:p>-1.09648920594741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09925583294421">
                <text:p>-1.09925583294421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10141060519189">
                <text:p>-1.10141060519189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10295858118267">
                <text:p>-1.10295858118267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10390552033706">
                <text:p>-1.10390552033706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0.49847743863946">
                <text:p>0.498477438639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10402277355505">
                <text:p>-1.10402277355505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10320802285086">
                <text:p>-1.10320802285086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10182208298548">
                <text:p>-1.10182208298548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09987406143211">
                <text:p>-1.09987406143211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09737369834126">
                <text:p>-1.09737369834126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09433135242984">
                <text:p>-1.09433135242984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09075798613324">
                <text:p>-1.09075798613324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0866651500391">
                <text:p>-1.0866651500391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08206496662244">
                <text:p>-1.08206496662244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0769701133026">
                <text:p>-1.0769701133026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07139380484327">
                <text:p>-1.07139380484327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06534977511786">
                <text:p>-1.06534977511786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05885225826284">
                <text:p>-1.05885225826284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05191596924289">
                <text:p>-1.05191596924289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04455608385198">
                <text:p>-1.04455608385198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03678821817552">
                <text:p>-1.03678821817552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02862840753918">
                <text:p>-1.02862840753918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02009308497056">
                <text:p>-1.02009308497056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01119905920073">
                <text:p>-1.01119905920073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00196349223287">
                <text:p>-1.00196349223287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992403876506104">
                <text:p>-0.992403876506104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982538011682727">
                <text:p>-0.982538011682727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972383981087929">
                <text:p>-0.972383981087929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961960127831083">
                <text:p>-0.961960127831083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951285030638378">
                <text:p>-0.951285030638378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940377479426739">
                <text:p>-0.940377479426739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929256450649358">
                <text:p>-0.929256450649358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17941082443412">
                <text:p>-0.917941082443412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90645064961076">
                <text:p>-0.90645064961076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894804538462637">
                <text:p>-0.894804538462637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883022221559489">
                <text:p>-0.883022221559489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871123232377235">
                <text:p>-0.871123232377235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859127139931298">
                <text:p>-0.859127139931298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84705352338982">
                <text:p>-0.84705352338982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834921946707441">
                <text:p>-0.834921946707441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822751933311031">
                <text:p>-0.822751933311031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810562940868641">
                <text:p>-0.810562940868641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798374336172878">
                <text:p>-0.798374336172878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786205370169713">
                <text:p>-0.786205370169713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774075153163582">
                <text:p>-0.774075153163582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762002630229385">
                <text:p>-0.762002630229385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750006556861742">
                <text:p>-0.750006556861742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738105474891563">
                <text:p>-0.738105474891563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726317688699645">
                <text:p>-0.726317688699645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714661241756638">
                <text:p>-0.714661241756638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703153893518325">
                <text:p>-0.703153893518325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691813096704698">
                <text:p>-0.691813096704698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680655974990847">
                <text:p>-0.680655974990847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669699301137157">
                <text:p>-0.669699301137157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658959475585772">
                <text:p>-0.658959475585772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648452505549684">
                <text:p>-0.648452505549684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638193984620229">
                <text:p>-0.638193984620229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628199072918078">
                <text:p>-0.628199072918078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618482477812192">
                <text:p>-0.618482477812192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609058435230462">
                <text:p>-0.609058435230462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599940691585045">
                <text:p>-0.599940691585045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591142486334637">
                <text:p>-0.591142486334637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582676535205144">
                <text:p>-0.582676535205144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574555014089382">
                <text:p>-0.574555014089382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566789543645619">
                <text:p>-0.566789543645619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559391174613885">
                <text:p>-0.559391174613885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552370373868105">
                <text:p>-0.552370373868105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545737011221202">
                <text:p>-0.545737011221202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539500346999361">
                <text:p>-0.539500346999361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533669020400743">
                <text:p>-0.533669020400743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528251038652919">
                <text:p>-0.528251038652919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523253766982335">
                <text:p>-0.523253766982335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518683919408127">
                <text:p>-0.518683919408127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51454755037155">
                <text:p>-0.51454755037155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510850047211293">
                <text:p>-0.510850047211293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507596123493896">
                <text:p>-0.507596123493896</text:p>
              </table:table-cell>
              <table:table-cell office:value-type="float" office:value="0.49847743863946">
                <text:p>0.49847743863946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50478981320741">
                <text:p>-0.50478981320741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502434465825411">
                <text:p>-0.502434465825411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500532742247375">
                <text:p>-0.500532742247375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499086611620364">
                <text:p>-0.499086611620364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498097349045873">
                <text:p>-0.498097349045873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497565534174589">
                <text:p>-0.497565534174589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497491050690749">
                <text:p>-0.497491050690749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497873086686649">
                <text:p>-0.497873086686649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498710135926784">
                <text:p>-0.498710135926784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5">
                <text:p>-0.5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501739791356929">
                <text:p>-0.501739791356929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503925937228905">
                <text:p>-0.503925937228905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506554184423458">
                <text:p>-0.506554184423458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509619604990421">
                <text:p>-0.509619604990421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51311660275158">
                <text:p>-0.51311660275158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517038920685766">
                <text:p>-0.517038920685766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521379649160217">
                <text:p>-0.521379649160217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526131234997993">
                <text:p>-0.526131234997993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531285491370195">
                <text:p>-0.531285491370195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536833608500735">
                <text:p>-0.536833608500735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542766165170388">
                <text:p>-0.542766165170388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549073141005873">
                <text:p>-0.549073141005873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555743929538746">
                <text:p>-0.555743929538746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562767352017939">
                <text:p>-0.562767352017939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570131671958836">
                <text:p>-0.570131671958836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577824610410886">
                <text:p>-0.577824610410886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585833361924858">
                <text:p>-0.585833361924858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594144611199965">
                <text:p>-0.594144611199965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602744550390269">
                <text:p>-0.602744550390269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61161889704895">
                <text:p>-0.61161889704895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620752912688227">
                <text:p>-0.620752912688227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630131421931976">
                <text:p>-0.630131421931976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639738832237338">
                <text:p>-0.639738832237338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649559154160918">
                <text:p>-0.649559154160918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659576022144496">
                <text:p>-0.659576022144496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669772715794528">
                <text:p>-0.669772715794528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680132181629108">
                <text:p>-0.680132181629108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690637055265461">
                <text:p>-0.690637055265461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701269684020529">
                <text:p>-0.701269684020529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712012149896654">
                <text:p>-0.712012149896654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722846292923912">
                <text:p>-0.722846292923912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733753734830198">
                <text:p>-0.733753734830198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744715903009751">
                <text:p>-0.744715903009751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755714054760446">
                <text:p>-0.755714054760446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766729301759809">
                <text:p>-0.766729301759809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777742634749466">
                <text:p>-0.777742634749466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788734948397422">
                <text:p>-0.788734948397422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799687066307366">
                <text:p>-0.799687066307366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810579766144003">
                <text:p>-0.810579766144003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82139380484327">
                <text:p>-0.82139380484327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832109943876169">
                <text:p>-0.832109943876169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842708974534892">
                <text:p>-0.842708974534892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853171743209851">
                <text:p>-0.853171743209851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863479176626269">
                <text:p>-0.863479176626269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873612307008988">
                <text:p>-0.873612307008988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883552297144253">
                <text:p>-0.883552297144253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893280465307347">
                <text:p>-0.893280465307347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902778310025102">
                <text:p>-0.902778310025102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912027534642501">
                <text:p>-0.912027534642501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921010071662834">
                <text:p>-0.921010071662834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929708106831124">
                <text:p>-0.929708106831124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938104102930846">
                <text:p>-0.938104102930846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946180823264312">
                <text:p>-0.946180823264312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953921354787484">
                <text:p>-0.953921354787484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96130913087035">
                <text:p>-0.96130913087035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968327953654502">
                <text:p>-0.968327953654502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97496201598001">
                <text:p>-0.97496201598001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981195922854193">
                <text:p>-0.981195922854193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987014712435479">
                <text:p>-0.987014712435479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992403876506104">
                <text:p>-0.992403876506104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997349380408007">
                <text:p>-0.997349380408007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.00183768241697">
                <text:p>-1.00183768241697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.00585575253069">
                <text:p>-1.00585575253069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.0093910906472">
                <text:p>-1.0093910906472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.01243174411075">
                <text:p>-1.01243174411075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.01496632460319">
                <text:p>-1.01496632460319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.01698402435941">
                <text:p>-1.01698402435941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.0184746316864">
                <text:p>-1.0184746316864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.01942854576649">
                <text:p>-1.01942854576649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.01983679072568">
                <text:p>-1.01983679072568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.01969102894958">
                <text:p>-1.01969102894958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.01898357362962">
                <text:p>-1.01898357362962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.01770740052387">
                <text:p>-1.01770740052387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.01585615891722">
                <text:p>-1.01585615891722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.01342418176678">
                <text:p>-1.01342418176678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.01040649501964">
                <text:p>-1.01040649501964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.00679882609063">
                <text:p>-1.00679882609063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.00259761148925">
                <text:p>-1.00259761148925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997800003585545">
                <text:p>-0.997800003585545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992403876506104">
                <text:p>-0.992403876506104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986407831152143">
                <text:p>-0.986407831152143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979811199332886">
                <text:p>-0.979811199332886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97261404700844">
                <text:p>-0.97261404700844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964817176637485">
                <text:p>-0.964817176637485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956422128626171">
                <text:p>-0.956422128626171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947431181875721">
                <text:p>-0.947431181875721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937847353427338">
                <text:p>-0.937847353427338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927674397204104">
                <text:p>-0.927674397204104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91691680185067">
                <text:p>-0.91691680185067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905579787672639">
                <text:p>-0.905579787672639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893669302678631">
                <text:p>-0.893669302678631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881192017729118">
                <text:p>-0.881192017729118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868155320797227">
                <text:p>-0.868155320797227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854567310347743">
                <text:p>-0.854567310347743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840436787841694">
                <text:p>-0.840436787841694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825773249374894">
                <text:p>-0.825773249374894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810586876459932">
                <text:p>-0.810586876459932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79488852596211">
                <text:p>-0.79488852596211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778689719200885">
                <text:p>-0.778689719200885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762002630229386">
                <text:p>-0.762002630229386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744840073305563">
                <text:p>-0.744840073305563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727215489569565">
                <text:p>-0.727215489569565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709142932942837">
                <text:p>-0.709142932942837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690637055265461">
                <text:p>-0.690637055265461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671713090689139">
                <text:p>-0.671713090689139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652386839344158">
                <text:p>-0.652386839344158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632674650299552">
                <text:p>-0.632674650299552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612593403836554">
                <text:p>-0.612593403836554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592160493056261">
                <text:p>-0.592160493056261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57139380484327">
                <text:p>-0.57139380484327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550311700207802">
                <text:p>-0.550311700207802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528932994029635">
                <text:p>-0.528932994029635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50727693422786">
                <text:p>-0.50727693422786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485363180381229">
                <text:p>-0.485363180381229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463211781824477">
                <text:p>-0.463211781824477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440843155246709">
                <text:p>-0.440843155246709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418278061818515">
                <text:p>-0.418278061818515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395537583875071">
                <text:p>-0.395537583875071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372643101183038">
                <text:p>-0.372643101183038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349616266819565">
                <text:p>-0.349616266819565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32647898269222">
                <text:p>-0.32647898269222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303253374729071">
                <text:p>-0.303253374729071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279961767768585">
                <text:p>-0.279961767768585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256626660179381">
                <text:p>-0.256626660179381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233270698240191">
                <text:p>-0.233270698240191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209916650310707">
                <text:p>-0.209916650310707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186587380824242">
                <text:p>-0.186587380824242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163305824133366">
                <text:p>-0.163305824133366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140094958239864">
                <text:p>-0.140094958239864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116977778440511">
                <text:p>-0.116977778440511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0939772709202646">
                <text:p>-0.0939772709202646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0711163863245771">
                <text:p>-0.0711163863245771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0484180133425273">
                <text:p>-0.0484180133425273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0259049523324941">
                <text:p>-0.0259049523324941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00359988902203923">
                <text:p>-0.00359988902203923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18474631686401">
                <text:p>0.018474631686401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402962317725462">
                <text:p>0.0402962317725462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618427259867126">
                <text:p>0.0618427259867126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830921475385297">
                <text:p>0.0830921475385297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04022773555053">
                <text:p>0.104022773555053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24613150277653">
                <text:p>0.124613150277653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44842117967364">
                <text:p>0.144842117967364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64688835488723">
                <text:p>0.164688835488723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84132804542529">
                <text:p>0.184132804542529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03153893518324">
                <text:p>0.203153893518324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21732360937903">
                <text:p>0.221732360937903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39848878461594">
                <text:p>0.239848878461594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5748455342963">
                <text:p>0.25748455342963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7462095091143">
                <text:p>0.27462095091143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91240115236223">
                <text:p>0.291240115236223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07324590979088">
                <text:p>0.307324590979088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22857443377075">
                <text:p>0.322857443377075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37822278150843">
                <text:p>0.337822278150843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52203260707856">
                <text:p>0.352203260707856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65985134704023">
                <text:p>0.365985134704023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379153239941359">
                <text:p>0.379153239941359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91693529580091">
                <text:p>0.391693529580091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403592586644423">
                <text:p>0.403592586644423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414837639802045">
                <text:p>0.414837639802045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425416578398323">
                <text:p>0.425416578398323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435317966727032">
                <text:p>0.435317966727032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444531057520369">
                <text:p>0.444531057520369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453045804641961">
                <text:p>0.453045804641961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46085287496753">
                <text:p>0.46085287496753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67943659438827">
                <text:p>0.467943659438827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474310283277489">
                <text:p>0.474310283277489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479945615346447">
                <text:p>0.479945615346447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484843276647546">
                <text:p>0.484843276647546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488997647945098">
                <text:p>0.488997647945098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492403876506104">
                <text:p>0.492403876506104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495057881948981">
                <text:p>0.495057881948981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496956361193685">
                <text:p>0.496956361193685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498096792507199">
                <text:p>0.498096792507199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49847743863946">
                <text:p>0.49847743863946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498097349045873">
                <text:p>0.498097349045873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496956361193685">
                <text:p>0.496956361193685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495055100950573">
                <text:p>0.495055100950573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492394982054922">
                <text:p>0.492394982054922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488978204668354">
                <text:p>0.488978204668354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484807753012208">
                <text:p>0.484807753012208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479887392090735">
                <text:p>0.479887392090735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474221663504901">
                <text:p>0.474221663504901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467815880361777">
                <text:p>0.467815880361777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460676121285575">
                <text:p>0.460676121285575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452809223537489">
                <text:p>0.452809223537489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444222775252553">
                <text:p>0.444222775252553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434925106802819">
                <text:p>0.434925106802819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42492528129716">
                <text:p>0.42492528129716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414233084229122">
                <text:p>0.414233084229122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402859012285173">
                <text:p>0.402859012285173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390814261326814">
                <text:p>0.390814261326814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378110713560915">
                <text:p>0.378110713560915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364760923913694">
                <text:p>0.364760923913694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50778105624662">
                <text:p>0.350778105624662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336176115077814">
                <text:p>0.336176115077814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20969435888281">
                <text:p>0.320969435888281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30517316226351">
                <text:p>0.30517316226351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88802981658962">
                <text:p>0.288802981658962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71875156749127">
                <text:p>0.271875156749127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54406506735489">
                <text:p>0.254406506735489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236414388013885">
                <text:p>0.236414388013885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21791667422445">
                <text:p>0.21791667422445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198931735708086">
                <text:p>0.198931735708086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79478418394124">
                <text:p>0.179478418394124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59576022144496">
                <text:p>0.159576022144496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39244278580419">
                <text:p>0.139244278580419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118503328418186">
                <text:p>0.118503328418186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973736983412617">
                <text:p>0.0973736983412617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758762774364424">
                <text:p>0.0758762774364424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540322932223234">
                <text:p>0.0540322932223234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3186328729886">
                <text:p>0.03186328729886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939109064719729">
                <text:p>0.00939109064719729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0133622013905813">
                <text:p>-0.0133622013905813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0363742544217949">
                <text:p>-0.0363742544217949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0596225205732609">
                <text:p>-0.0596225205732609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0830842642904682">
                <text:p>-0.0830842642904682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106736588334923">
                <text:p>-0.106736588334923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130556459948507">
                <text:p>-0.130556459948507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154520737153495">
                <text:p>-0.154520737153495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17860619515673">
                <text:p>-0.17860619515673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202789552826331">
                <text:p>-0.202789552826331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227047499209234">
                <text:p>-0.227047499209234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251356720057803">
                <text:p>-0.251356720057803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275693924333796">
                <text:p>-0.275693924333796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300035870657942">
                <text:p>-0.300035870657942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.324359393673505">
                <text:p>-0.324359393673505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348641430292319">
                <text:p>-0.348641430292319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.372859045791897">
                <text:p>-0.372859045791897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.396989459732446">
                <text:p>-0.396989459732446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421010071662834">
                <text:p>-0.421010071662834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444898486584787">
                <text:p>-0.444898486584787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468632540144955">
                <text:p>-0.468632540144955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492190323524764">
                <text:p>-0.492190323524764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.515550207998406">
                <text:p>-0.515550207998406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53869086912965">
                <text:p>-0.53869086912965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.561591310578702">
                <text:p>-0.561591310578702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.584230887490736">
                <text:p>-0.584230887490736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.60658932943828">
                <text:p>-0.60658932943828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628646762890179">
                <text:p>-0.628646762890179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.650383733180435">
                <text:p>-0.650383733180435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671781225950851">
                <text:p>-0.671781225950851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.692820688042024">
                <text:p>-0.692820688042024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0.713484047807957">
                <text:p>-0.713484047807957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733753734830197">
                <text:p>-0.733753734830197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.753612699008229">
                <text:p>-0.753612699008229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773044429003526">
                <text:p>-0.773044429003526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.792032970015541">
                <text:p>-0.792032970015541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.810562940868642">
                <text:p>-0.810562940868642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.82861955038994">
                <text:p>-0.82861955038994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.846188613058754">
                <text:p>-0.846188613058754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.863256563909348">
                <text:p>-0.863256563909348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.87981047266955">
                <text:p>-0.87981047266955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.895838057118726">
                <text:p>-0.895838057118726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.911327695649567">
                <text:p>-0.911327695649567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926268439019124">
                <text:p>-0.926268439019124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940650021275514">
                <text:p>-0.940650021275514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954462869847687">
                <text:p>-0.954462869847687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967698114786747">
                <text:p>-0.967698114786747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980347597148261">
                <text:p>-0.980347597148261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992403876506104">
                <text:p>-0.992403876506104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1.00386023758943">
                <text:p>-1.00386023758943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1.01471069603539">
                <text:p>-1.01471069603539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1.02495000325138">
                <text:p>-1.02495000325138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1.03457365038161">
                <text:p>-1.03457365038161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1.04357787137383">
                <text:p>-1.04357787137383</text:p>
              </table:table-cell>
              <table:table-cell office:value-type="float" office:value="-1.10425787365804">
                <text:p>-1.10425787365804</text:p>
              </table:table-cell>
              <table:table-cell office:value-type="float" office:value="-1.10425787365804">
                <text:p>-1.104257873658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